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 6/Pictures/10000000000000080000000855D00442764E3F0D.png" manifest:media-type="image/png"/>
  <manifest:file-entry manifest:full-path="Object 6/Pictures/100000000000000800000008C165039257F634E0.png" manifest:media-type="image/png"/>
  <manifest:file-entry manifest:full-path="Object 6/Pictures/100000000000000800000008799BEFFC26BA114E.png" manifest:media-type="image/png"/>
  <manifest:file-entry manifest:full-path="Object 6/Pictures/1000000000000008000000088FC16486FB57A9C8.png" manifest:media-type="image/png"/>
  <manifest:file-entry manifest:full-path="Object 6/Pictures/100000000000000800000008C4DFD6D73E294854.png" manifest:media-type="image/png"/>
  <manifest:file-entry manifest:full-path="Object 6/Pictures/1000000000000008000000087F173C845FF2AC50.png" manifest:media-type="image/png"/>
  <manifest:file-entry manifest:full-path="Object 6/Pictures/10000000000000080000000871D8B5B6C2ACAE35.png" manifest:media-type="image/png"/>
  <manifest:file-entry manifest:full-path="Object 6/Pictures/100000000000000800000008BAD0DB8CD84BE32D.png" manifest:media-type="image/png"/>
  <manifest:file-entry manifest:full-path="Object 6/Pictures/100000000000000800000008F1CE69DD1D3502B1.png" manifest:media-type="image/png"/>
  <manifest:file-entry manifest:full-path="Object 6/Pictures/10000000000000080000000890E701C7D76A7EDB.png" manifest:media-type="image/png"/>
  <manifest:file-entry manifest:full-path="Object 6/Pictures/10000000000000080000000815B12778A2518ABD.png" manifest:media-type="image/png"/>
  <manifest:file-entry manifest:full-path="Object 6/Pictures/10000000000000080000000843E0AFC6E6F8A2FF.png" manifest:media-type="image/png"/>
  <manifest:file-entry manifest:full-path="Object 6/Pictures/100000000000000800000008417ECF82ABBF9B47.png" manifest:media-type="image/png"/>
  <manifest:file-entry manifest:full-path="Object 6/Pictures/10000000000000080000000804C7C82961588DE7.png" manifest:media-type="image/png"/>
  <manifest:file-entry manifest:full-path="Object 6/Pictures/100000000000000800000008EA375CE800E54AF1.png" manifest:media-type="image/png"/>
  <manifest:file-entry manifest:full-path="Object 6/Pictures/1000000000000008000000086F4812BA88D9E820.png" manifest:media-type="image/png"/>
  <manifest:file-entry manifest:full-path="Object 6/Pictures/1000000000000008000000087CD61D27D9D92AA1.png" manifest:media-type="image/png"/>
  <manifest:file-entry manifest:full-path="Object 6/Pictures/100000000000000800000008F24B0DF90293EDC2.png" manifest:media-type="image/png"/>
  <manifest:file-entry manifest:full-path="Object 6/Pictures/10000000000000080000000846384E426F6F16BA.png" manifest:media-type="image/png"/>
  <manifest:file-entry manifest:full-path="Object 6/Pictures/100000000000000800000008AD0D62E7CA543F83.png" manifest:media-type="image/png"/>
  <manifest:file-entry manifest:full-path="Object 6/Pictures/10000000000000080000000828A970484CD6D563.png" manifest:media-type="image/png"/>
  <manifest:file-entry manifest:full-path="Object 6/Pictures/1000000000000008000000089E8D4D2D3848618D.png" manifest:media-type="image/png"/>
  <manifest:file-entry manifest:full-path="Object 6/Pictures/10000000000000080000000844C90ABCE1B0E4D0.png" manifest:media-type="image/png"/>
  <manifest:file-entry manifest:full-path="Object 6/Pictures/1000000000000008000000081D81CFF6BFFF75C0.png" manifest:media-type="image/png"/>
  <manifest:file-entry manifest:full-path="Object 6/Pictures/1000000000000008000000081F708B08312087AA.png" manifest:media-type="image/png"/>
  <manifest:file-entry manifest:full-path="Object 6/Pictures/10000000000000080000000898B88707121817BD.png" manifest:media-type="image/png"/>
  <manifest:file-entry manifest:full-path="Object 6/Pictures/100000000000000800000008F1D266160DCA39AF.png" manifest:media-type="image/png"/>
  <manifest:file-entry manifest:full-path="Object 6/Pictures/10000000000000080000000869C4C1C2F191553E.png" manifest:media-type="image/png"/>
  <manifest:file-entry manifest:full-path="Object 6/Pictures/100000000000000800000008DD998DA85D3E17EC.png" manifest:media-type="image/png"/>
  <manifest:file-entry manifest:full-path="Object 6/Pictures/100000000000000800000008458F2A7CA1657B7D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Typewriter Text Variable Width" svg:font-family="'CMU Typewriter Text Variable Width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1.89mm"/>
    </style:style>
    <style:style style:name="co3" style:family="table-column">
      <style:table-column-properties fo:break-before="auto" style:column-width="13.62mm"/>
    </style:style>
    <style:style style:name="co4" style:family="table-column">
      <style:table-column-properties fo:break-before="auto" style:column-width="15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5.98mm"/>
    </style:style>
    <style:style style:name="co7" style:family="table-column">
      <style:table-column-properties fo:break-before="auto" style:column-width="8.03mm"/>
    </style:style>
    <style:style style:name="co8" style:family="table-column">
      <style:table-column-properties fo:break-before="auto" style:column-width="9.4mm"/>
    </style:style>
    <style:style style:name="co9" style:family="table-column">
      <style:table-column-properties fo:break-before="auto" style:column-width="10.76mm"/>
    </style:style>
    <style:style style:name="co10" style:family="table-column">
      <style:table-column-properties fo:break-before="auto" style:column-width="10.53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11.36mm"/>
    </style:style>
    <style:style style:name="co13" style:family="table-column">
      <style:table-column-properties fo:break-before="auto" style:column-width="13.18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7.11mm"/>
    </style:style>
    <style:style style:name="co16" style:family="table-column">
      <style:table-column-properties fo:break-before="auto" style:column-width="12.58mm"/>
    </style:style>
    <style:style style:name="co17" style:family="table-column">
      <style:table-column-properties fo:break-before="auto" style:column-width="14.99mm"/>
    </style:style>
    <style:style style:name="co18" style:family="table-column">
      <style:table-column-properties fo:break-before="auto" style:column-width="16.81mm"/>
    </style:style>
    <style:style style:name="co19" style:family="table-column">
      <style:table-column-properties fo:break-before="auto" style:column-width="18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/>
      <style:text-properties style:font-name="CMU Serif" fo:font-size="7.5pt" style:font-size-asian="7.5pt" style:font-size-complex="7.5pt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MU Serif" fo:font-size="7.5pt" style:font-size-asian="7.5pt" style:font-size-complex="7.5pt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style:font-name="CMU Typewriter Text Variable Width" fo:font-size="7.5pt" style:font-size-asian="7.5pt" style:font-size-complex="7.5pt"/>
    </style:style>
    <style:style style:name="ce4" style:family="table-cell" style:parent-style-name="Default">
      <style:text-properties style:font-name="CMU Typewriter Text Variable Width" fo:font-size="7.5pt" style:font-size-asian="7.5pt" style:font-size-complex="7.5pt"/>
    </style:style>
    <style:style style:name="ce5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CMU Serif" fo:font-size="7.5pt" style:font-size-asian="7.5pt" style:font-size-complex="7.5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12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35" style:family="table-cell" style:parent-style-name="Default">
      <style:table-cell-properties fo:background-color="#ffffff" fo:border="none"/>
      <style:text-properties style:font-name="CMU Serif" fo:font-size="7.5pt" style:font-size-asian="7.5pt" style:font-size-complex="7.5pt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style:font-name="CMU Serif" fo:font-size="7.5pt" style:font-size-asian="7.5pt" style:font-size-complex="7.5pt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CMU Typewriter Text Variable Width" fo:font-size="7.5pt" style:font-size-asian="7.5pt" style:font-size-complex="7.5pt"/>
    </style:style>
    <style:style style:name="ce38" style:family="table-cell" style:parent-style-name="Default">
      <style:table-cell-properties fo:background-color="#ffffff"/>
      <style:text-properties style:font-name="CMU Typewriter Text Variable Width" fo:font-size="7.5pt" style:font-size-asian="7.5pt" style:font-size-complex="7.5pt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 style:data-style-name="N1">
      <style:table-cell-properties fo:background-color="#ffffff" style:text-align-source="fix" style:repeat-content="false" fo:border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41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42" style:family="table-cell" style:parent-style-name="Default" style:data-style-name="N111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43" style:family="table-cell" style:parent-style-name="Default" style:data-style-name="N1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44" style:family="table-cell" style:parent-style-name="Default" style:data-style-name="N111">
      <style:table-cell-properties fo:background-color="#ffffff" style:text-align-source="fix" style:repeat-content="false"/>
      <style:paragraph-properties fo:text-align="center" fo:margin-left="0mm"/>
      <style:text-properties style:font-name="CMU Serif" fo:font-size="7.5pt" style:font-size-asian="7.5pt" style:font-size-complex="7.5pt"/>
    </style:style>
    <style:style style:name="ce4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CMU Serif" fo:font-size="7.5pt" style:font-size-asian="7.5pt" style:font-size-complex="7.5pt"/>
    </style:style>
    <style:style style:name="ce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 fo:font-size="7.5pt" style:font-size-asian="7.5pt" style:font-size-complex="7.5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MU Serif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CMU Typewriter Text Variable Width"/>
    </style:style>
    <style:style style:name="ce15" style:family="table-cell" style:parent-style-name="Default">
      <style:text-properties style:font-name="CMU Typewriter Text Variable Width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/>
    </style:style>
    <style:style style:name="ce1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CMU Serif"/>
    </style:style>
    <style:style style:name="ce1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CMU Serif"/>
    </style:style>
    <style:style style:name="ce19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CMU Serif"/>
    </style:style>
    <style:style style:name="ce20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CMU Serif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font-name="CMU Typewriter Text Variable Width"/>
    </style:style>
    <style:style style:name="ce2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1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66" calcext:value-type="float">
            <text:p>0.1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59" calcext:value-type="float">
            <text:p>0.59</text:p>
          </table:table-cell>
          <table:table-cell office:value-type="float" office:value="1.467" calcext:value-type="float">
            <text:p>1.467</text:p>
          </table:table-cell>
          <table:table-cell office:value-type="float" office:value="5.389" calcext:value-type="float">
            <text:p>5.389</text:p>
          </table:table-cell>
          <table:table-cell office:value-type="float" office:value="22.206" calcext:value-type="float">
            <text:p>22.206</text:p>
          </table:table-cell>
          <table:table-cell office:value-type="float" office:value="84.311" calcext:value-type="float">
            <text:p>84.311</text:p>
          </table:table-cell>
          <table:table-cell office:value-type="float" office:value="179.925" calcext:value-type="float">
            <text:p>179.925</text:p>
          </table:table-cell>
          <table:table-cell office:value-type="float" office:value="179.974" calcext:value-type="float">
            <text:p>179.974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63" calcext:value-type="float">
            <text:p>0.163</text:p>
          </table:table-cell>
          <table:table-cell office:value-type="float" office:value="0.34" calcext:value-type="float">
            <text:p>0.34</text:p>
          </table:table-cell>
          <table:table-cell office:value-type="float" office:value="0.576" calcext:value-type="float">
            <text:p>0.576</text:p>
          </table:table-cell>
          <table:table-cell office:value-type="float" office:value="1.516" calcext:value-type="float">
            <text:p>1.516</text:p>
          </table:table-cell>
          <table:table-cell office:value-type="float" office:value="5.924" calcext:value-type="float">
            <text:p>5.924</text:p>
          </table:table-cell>
          <table:table-cell office:value-type="float" office:value="18.819" calcext:value-type="float">
            <text:p>18.819</text:p>
          </table:table-cell>
          <table:table-cell office:value-type="float" office:value="90.665" calcext:value-type="float">
            <text:p>90.665</text:p>
          </table:table-cell>
          <table:table-cell office:value-type="float" office:value="179.976" calcext:value-type="float">
            <text:p>179.976</text:p>
          </table:table-cell>
          <table:table-cell office:value-type="float" office:value="179.972" calcext:value-type="float">
            <text:p>179.972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86" calcext:value-type="float">
            <text:p>0.186</text:p>
          </table:table-cell>
          <table:table-cell office:value-type="float" office:value="0.345" calcext:value-type="float">
            <text:p>0.345</text:p>
          </table:table-cell>
          <table:table-cell office:value-type="float" office:value="0.687" calcext:value-type="float">
            <text:p>0.687</text:p>
          </table:table-cell>
          <table:table-cell office:value-type="float" office:value="1.555" calcext:value-type="float">
            <text:p>1.555</text:p>
          </table:table-cell>
          <table:table-cell office:value-type="float" office:value="4.618" calcext:value-type="float">
            <text:p>4.618</text:p>
          </table:table-cell>
          <table:table-cell office:value-type="float" office:value="20.208" calcext:value-type="float">
            <text:p>20.208</text:p>
          </table:table-cell>
          <table:table-cell office:value-type="float" office:value="71.021" calcext:value-type="float">
            <text:p>71.021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65" calcext:value-type="float">
            <text:p>179.965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8" calcext:value-type="float">
            <text:p>0.0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" calcext:value-type="float">
            <text:p>0.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1" calcext:value-type="float">
            <text:p>0.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4" calcext:value-type="float">
            <text:p>0.254</text:p>
          </table:table-cell>
          <table:table-cell office:value-type="float" office:value="0.296" calcext:value-type="float">
            <text:p>0.296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118" calcext:value-type="float">
            <text:p>0.118</text:p>
          </table:table-cell>
          <table:table-cell office:value-type="float" office:value="0.462" calcext:value-type="float">
            <text:p>0.462</text:p>
          </table:table-cell>
          <table:table-cell office:value-type="float" office:value="2.858" calcext:value-type="float">
            <text:p>2.858</text:p>
          </table:table-cell>
          <table:table-cell office:value-type="float" office:value="19.266" calcext:value-type="float">
            <text:p>19.266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6" calcext:value-type="float">
            <text:p>179.96</text:p>
          </table:table-cell>
          <table:table-cell office:value-type="float" office:value="179.916" calcext:value-type="float">
            <text:p>179.916</text:p>
          </table:table-cell>
          <table:table-cell office:value-type="float" office:value="179.765" calcext:value-type="float">
            <text:p>179.765</text:p>
          </table:table-cell>
          <table:table-cell office:value-type="float" office:value="179.408" calcext:value-type="float">
            <text:p>179.408</text:p>
          </table:table-cell>
          <table:table-cell office:value-type="float" office:value="178.952" calcext:value-type="float">
            <text:p>178.952</text:p>
          </table:table-cell>
          <table:table-cell office:value-type="float" office:value="82.528" calcext:value-type="float">
            <text:p>82.528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3" calcext:value-type="float">
            <text:p>0.063</text:p>
          </table:table-cell>
          <table:table-cell office:value-type="float" office:value="0.102" calcext:value-type="float">
            <text:p>0.102</text:p>
          </table:table-cell>
          <table:table-cell office:value-type="float" office:value="0.395" calcext:value-type="float">
            <text:p>0.395</text:p>
          </table:table-cell>
          <table:table-cell office:value-type="float" office:value="2.602" calcext:value-type="float">
            <text:p>2.602</text:p>
          </table:table-cell>
          <table:table-cell office:value-type="float" office:value="18.282" calcext:value-type="float">
            <text:p>18.282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88" calcext:value-type="float">
            <text:p>179.988</text:p>
          </table:table-cell>
          <table:table-cell office:value-type="float" office:value="179.94" calcext:value-type="float">
            <text:p>179.94</text:p>
          </table:table-cell>
          <table:table-cell office:value-type="float" office:value="179.743" calcext:value-type="float">
            <text:p>179.743</text:p>
          </table:table-cell>
          <table:table-cell office:value-type="float" office:value="179.422" calcext:value-type="float">
            <text:p>179.422</text:p>
          </table:table-cell>
          <table:table-cell office:value-type="float" office:value="178.976" calcext:value-type="float">
            <text:p>178.976</text:p>
          </table:table-cell>
          <table:table-cell office:value-type="float" office:value="90.091" calcext:value-type="float">
            <text:p>90.091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6" calcext:value-type="float">
            <text:p>0.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21" calcext:value-type="float">
            <text:p>0.21</text:p>
          </table:table-cell>
          <table:table-cell office:value-type="float" office:value="0.285" calcext:value-type="float">
            <text:p>0.28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41" calcext:value-type="float">
            <text:p>0.241</text:p>
          </table:table-cell>
          <table:table-cell office:value-type="float" office:value="0.788" calcext:value-type="float">
            <text:p>0.788</text:p>
          </table:table-cell>
          <table:table-cell office:value-type="float" office:value="3.859" calcext:value-type="float">
            <text:p>3.859</text:p>
          </table:table-cell>
          <table:table-cell office:value-type="float" office:value="24.58" calcext:value-type="float">
            <text:p>24.58</text:p>
          </table:table-cell>
          <table:table-cell office:value-type="float" office:value="179.98" calcext:value-type="float">
            <text:p>179.98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09" calcext:value-type="float">
            <text:p>179.909</text:p>
          </table:table-cell>
          <table:table-cell office:value-type="float" office:value="179.717" calcext:value-type="float">
            <text:p>179.717</text:p>
          </table:table-cell>
          <table:table-cell office:value-type="float" office:value="179.366" calcext:value-type="float">
            <text:p>179.366</text:p>
          </table:table-cell>
          <table:table-cell office:value-type="float" office:value="178.999" calcext:value-type="float">
            <text:p>178.999</text:p>
          </table:table-cell>
          <table:table-cell office:value-type="float" office:value="86.188" calcext:value-type="float">
            <text:p>86.188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95" calcext:value-type="float">
            <text:p>0.195</text:p>
          </table:table-cell>
          <table:table-cell office:value-type="float" office:value="0.353" calcext:value-type="float">
            <text:p>0.353</text:p>
          </table:table-cell>
          <table:table-cell office:value-type="float" office:value="0.491" calcext:value-type="float">
            <text:p>0.49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76" calcext:value-type="float">
            <text:p>0.776</text:p>
          </table:table-cell>
          <table:table-cell office:value-type="float" office:value="1.068" calcext:value-type="float">
            <text:p>1.068</text:p>
          </table:table-cell>
          <table:table-cell office:value-type="float" office:value="1.314" calcext:value-type="float">
            <text:p>1.314</text:p>
          </table:table-cell>
          <table:table-cell office:value-type="float" office:value="1.593" calcext:value-type="float">
            <text:p>1.593</text:p>
          </table:table-cell>
          <table:table-cell office:value-type="float" office:value="1.959" calcext:value-type="float">
            <text:p>1.959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26" calcext:value-type="float">
            <text:p>0.126</text:p>
          </table:table-cell>
          <table:table-cell office:value-type="float" office:value="1.397" calcext:value-type="float">
            <text:p>1.397</text:p>
          </table:table-cell>
          <table:table-cell office:value-type="float" office:value="11.503" calcext:value-type="float">
            <text:p>11.503</text:p>
          </table:table-cell>
          <table:table-cell office:value-type="float" office:value="168.803" calcext:value-type="float">
            <text:p>168.803</text:p>
          </table:table-cell>
          <table:table-cell office:value-type="float" office:value="179.966" calcext:value-type="float">
            <text:p>179.966</text:p>
          </table:table-cell>
          <table:table-cell office:value-type="float" office:value="179.932" calcext:value-type="float">
            <text:p>179.932</text:p>
          </table:table-cell>
          <table:table-cell office:value-type="float" office:value="179.832" calcext:value-type="float">
            <text:p>179.832</text:p>
          </table:table-cell>
          <table:table-cell office:value-type="float" office:value="179.585" calcext:value-type="float">
            <text:p>179.585</text:p>
          </table:table-cell>
          <table:table-cell office:value-type="float" office:value="178.594" calcext:value-type="float">
            <text:p>178.594</text:p>
          </table:table-cell>
          <table:table-cell office:value-type="float" office:value="76.11" calcext:value-type="float">
            <text:p>76.11</text:p>
          </table:table-cell>
          <table:table-cell office:value-type="float" office:value="103.552" calcext:value-type="float">
            <text:p>103.552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6" calcext:value-type="float">
            <text:p>0.076</text:p>
          </table:table-cell>
          <table:table-cell office:value-type="float" office:value="0.366" calcext:value-type="float">
            <text:p>0.366</text:p>
          </table:table-cell>
          <table:table-cell office:value-type="float" office:value="3.266" calcext:value-type="float">
            <text:p>3.266</text:p>
          </table:table-cell>
          <table:table-cell office:value-type="float" office:value="26.253" calcext:value-type="float">
            <text:p>26.253</text:p>
          </table:table-cell>
          <table:table-cell office:value-type="float" office:value="179.97" calcext:value-type="float">
            <text:p>179.97</text:p>
          </table:table-cell>
          <table:table-cell office:value-type="float" office:value="179.973" calcext:value-type="float">
            <text:p>179.973</text:p>
          </table:table-cell>
          <table:table-cell office:value-type="float" office:value="179.962" calcext:value-type="float">
            <text:p>179.962</text:p>
          </table:table-cell>
          <table:table-cell office:value-type="float" office:value="179.959" calcext:value-type="float">
            <text:p>179.959</text:p>
          </table:table-cell>
          <table:table-cell office:value-type="float" office:value="179.96" calcext:value-type="float">
            <text:p>179.96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172" calcext:value-type="float">
            <text:p>0.172</text:p>
          </table:table-cell>
          <table:table-cell office:value-type="float" office:value="0.333" calcext:value-type="float">
            <text:p>0.333</text:p>
          </table:table-cell>
          <table:table-cell office:value-type="float" office:value="0.906" calcext:value-type="float">
            <text:p>0.906</text:p>
          </table:table-cell>
          <table:table-cell office:value-type="float" office:value="3.575" calcext:value-type="float">
            <text:p>3.575</text:p>
          </table:table-cell>
          <table:table-cell office:value-type="float" office:value="12.144" calcext:value-type="float">
            <text:p>12.144</text:p>
          </table:table-cell>
          <table:table-cell office:value-type="float" office:value="71.534" calcext:value-type="float">
            <text:p>71.534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74" calcext:value-type="float">
            <text:p>179.974</text:p>
          </table:table-cell>
          <table:table-cell office:value-type="float" office:value="179.955" calcext:value-type="float">
            <text:p>179.955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5" calcext:value-type="float">
            <text:p>0.05</text:p>
          </table:table-cell>
          <table:table-cell office:value-type="float" office:value="0.171" calcext:value-type="float">
            <text:p>0.171</text:p>
          </table:table-cell>
          <table:table-cell office:value-type="float" office:value="0.357" calcext:value-type="float">
            <text:p>0.357</text:p>
          </table:table-cell>
          <table:table-cell office:value-type="float" office:value="0.894" calcext:value-type="float">
            <text:p>0.894</text:p>
          </table:table-cell>
          <table:table-cell office:value-type="float" office:value="3.551" calcext:value-type="float">
            <text:p>3.551</text:p>
          </table:table-cell>
          <table:table-cell office:value-type="float" office:value="12.121" calcext:value-type="float">
            <text:p>12.121</text:p>
          </table:table-cell>
          <table:table-cell office:value-type="float" office:value="74.028" calcext:value-type="float">
            <text:p>74.028</text:p>
          </table:table-cell>
          <table:table-cell table:number-columns-repeated="2" office:value-type="float" office:value="179.981" calcext:value-type="float">
            <text:p>179.981</text:p>
          </table:table-cell>
          <table:table-cell office:value-type="float" office:value="179.961" calcext:value-type="float">
            <text:p>179.961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6" calcext:value-type="float">
            <text:p>0.006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8" calcext:value-type="float">
            <text:p>0.218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86" calcext:value-type="float">
            <text:p>0.286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07" calcext:value-type="float">
            <text:p>0.007</text:p>
          </table:table-cell>
          <table:table-cell table:number-columns-repeated="4"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2" calcext:value-type="float">
            <text:p>0.2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" calcext:value-type="float">
            <text:p>0.21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100_1-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9" calcext:value-type="float">
            <text:p>0.179</text:p>
          </table:table-cell>
          <table:table-cell office:value-type="float" office:value="0.307" calcext:value-type="float">
            <text:p>0.307</text:p>
          </table:table-cell>
          <table:table-cell office:value-type="float" office:value="0.62" calcext:value-type="float">
            <text:p>0.62</text:p>
          </table:table-cell>
          <table:table-cell office:value-type="float" office:value="1.855" calcext:value-type="float">
            <text:p>1.855</text:p>
          </table:table-cell>
          <table:table-cell office:value-type="float" office:value="5.89" calcext:value-type="float">
            <text:p>5.89</text:p>
          </table:table-cell>
          <table:table-cell office:value-type="float" office:value="23.35" calcext:value-type="float">
            <text:p>23.35</text:p>
          </table:table-cell>
          <table:table-cell office:value-type="float" office:value="83.949" calcext:value-type="float">
            <text:p>83.949</text:p>
          </table:table-cell>
          <table:table-cell office:value-type="float" office:value="179.964" calcext:value-type="float">
            <text:p>179.964</text:p>
          </table:table-cell>
          <table:table-cell office:value-type="float" office:value="179.977" calcext:value-type="float">
            <text:p>179.977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" calcext:value-type="float">
            <text:p>0.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2" calcext:value-type="float">
            <text:p>0.042</text:p>
          </table:table-cell>
          <table:table-cell office:value-type="float" office:value="0.173" calcext:value-type="float">
            <text:p>0.173</text:p>
          </table:table-cell>
          <table:table-cell office:value-type="float" office:value="0.347" calcext:value-type="float">
            <text:p>0.347</text:p>
          </table:table-cell>
          <table:table-cell office:value-type="float" office:value="0.576" calcext:value-type="float">
            <text:p>0.576</text:p>
          </table:table-cell>
          <table:table-cell office:value-type="float" office:value="1.523" calcext:value-type="float">
            <text:p>1.523</text:p>
          </table:table-cell>
          <table:table-cell office:value-type="float" office:value="5.898" calcext:value-type="float">
            <text:p>5.898</text:p>
          </table:table-cell>
          <table:table-cell office:value-type="float" office:value="18.823" calcext:value-type="float">
            <text:p>18.823</text:p>
          </table:table-cell>
          <table:table-cell office:value-type="float" office:value="90.422" calcext:value-type="float">
            <text:p>90.422</text:p>
          </table:table-cell>
          <table:table-cell office:value-type="float" office:value="179.971" calcext:value-type="float">
            <text:p>179.971</text:p>
          </table:table-cell>
          <table:table-cell office:value-type="float" office:value="179.968" calcext:value-type="float">
            <text:p>179.968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9" calcext:value-type="float">
            <text:p>0.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633" calcext:value-type="float">
            <text:p>0.633</text:p>
          </table:table-cell>
          <table:table-cell office:value-type="float" office:value="1.589" calcext:value-type="float">
            <text:p>1.589</text:p>
          </table:table-cell>
          <table:table-cell office:value-type="float" office:value="4.652" calcext:value-type="float">
            <text:p>4.652</text:p>
          </table:table-cell>
          <table:table-cell office:value-type="float" office:value="20.21" calcext:value-type="float">
            <text:p>20.21</text:p>
          </table:table-cell>
          <table:table-cell office:value-type="float" office:value="71.57" calcext:value-type="float">
            <text:p>71.57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72" calcext:value-type="float">
            <text:p>179.972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7" calcext:value-type="float">
            <text:p>0.0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17" calcext:value-type="float">
            <text:p>0.217</text:p>
          </table:table-cell>
          <table:table-cell office:value-type="float" office:value="0.263" calcext:value-type="float">
            <text:p>0.263</text:p>
          </table:table-cell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443" calcext:value-type="float">
            <text:p>0.443</text:p>
          </table:table-cell>
          <table:table-cell office:value-type="float" office:value="2.84" calcext:value-type="float">
            <text:p>2.84</text:p>
          </table:table-cell>
          <table:table-cell office:value-type="float" office:value="19.247" calcext:value-type="float">
            <text:p>19.247</text:p>
          </table:table-cell>
          <table:table-cell office:value-type="float" office:value="179.988" calcext:value-type="float">
            <text:p>179.988</text:p>
          </table:table-cell>
          <table:table-cell office:value-type="float" office:value="179.972" calcext:value-type="float">
            <text:p>179.972</text:p>
          </table:table-cell>
          <table:table-cell office:value-type="float" office:value="179.898" calcext:value-type="float">
            <text:p>179.898</text:p>
          </table:table-cell>
          <table:table-cell office:value-type="float" office:value="179.771" calcext:value-type="float">
            <text:p>179.771</text:p>
          </table:table-cell>
          <table:table-cell office:value-type="float" office:value="179.275" calcext:value-type="float">
            <text:p>179.275</text:p>
          </table:table-cell>
          <table:table-cell office:value-type="float" office:value="178.795" calcext:value-type="float">
            <text:p>178.795</text:p>
          </table:table-cell>
          <table:table-cell office:value-type="float" office:value="85.337" calcext:value-type="float">
            <text:p>85.337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2" calcext:value-type="float">
            <text:p>0.102</text:p>
          </table:table-cell>
          <table:table-cell office:value-type="float" office:value="0.406" calcext:value-type="float">
            <text:p>0.406</text:p>
          </table:table-cell>
          <table:table-cell office:value-type="float" office:value="2.72" calcext:value-type="float">
            <text:p>2.72</text:p>
          </table:table-cell>
          <table:table-cell office:value-type="float" office:value="18.288" calcext:value-type="float">
            <text:p>18.288</text:p>
          </table:table-cell>
          <table:table-cell office:value-type="float" office:value="179.985" calcext:value-type="float">
            <text:p>179.985</text:p>
          </table:table-cell>
          <table:table-cell office:value-type="float" office:value="179.958" calcext:value-type="float">
            <text:p>179.958</text:p>
          </table:table-cell>
          <table:table-cell office:value-type="float" office:value="179.903" calcext:value-type="float">
            <text:p>179.903</text:p>
          </table:table-cell>
          <table:table-cell office:value-type="float" office:value="179.759" calcext:value-type="float">
            <text:p>179.759</text:p>
          </table:table-cell>
          <table:table-cell office:value-type="float" office:value="179.405" calcext:value-type="float">
            <text:p>179.405</text:p>
          </table:table-cell>
          <table:table-cell office:value-type="float" office:value="178.869" calcext:value-type="float">
            <text:p>178.869</text:p>
          </table:table-cell>
          <table:table-cell office:value-type="float" office:value="92.072" calcext:value-type="float">
            <text:p>92.07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81" calcext:value-type="float">
            <text:p>0.181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357" calcext:value-type="float">
            <text:p>0.357</text:p>
          </table:table-cell>
          <table:table-cell office:value-type="float" office:value="0.448" calcext:value-type="float">
            <text:p>0.448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222" calcext:value-type="float">
            <text:p>0.222</text:p>
          </table:table-cell>
          <table:table-cell office:value-type="float" office:value="0.84" calcext:value-type="float">
            <text:p>0.84</text:p>
          </table:table-cell>
          <table:table-cell office:value-type="float" office:value="3.751" calcext:value-type="float">
            <text:p>3.751</text:p>
          </table:table-cell>
          <table:table-cell office:value-type="float" office:value="24.608" calcext:value-type="float">
            <text:p>24.608</text:p>
          </table:table-cell>
          <table:table-cell office:value-type="float" office:value="179.952" calcext:value-type="float">
            <text:p>179.952</text:p>
          </table:table-cell>
          <table:table-cell office:value-type="float" office:value="179.969" calcext:value-type="float">
            <text:p>179.969</text:p>
          </table:table-cell>
          <table:table-cell office:value-type="float" office:value="179.904" calcext:value-type="float">
            <text:p>179.904</text:p>
          </table:table-cell>
          <table:table-cell office:value-type="float" office:value="179.782" calcext:value-type="float">
            <text:p>179.782</text:p>
          </table:table-cell>
          <table:table-cell office:value-type="float" office:value="179.322" calcext:value-type="float">
            <text:p>179.322</text:p>
          </table:table-cell>
          <table:table-cell office:value-type="float" office:value="178.824" calcext:value-type="float">
            <text:p>178.824</text:p>
          </table:table-cell>
          <table:table-cell office:value-type="float" office:value="86.139" calcext:value-type="float">
            <text:p>86.139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7" calcext:value-type="float">
            <text:p>0.197</text:p>
          </table:table-cell>
          <table:table-cell office:value-type="float" office:value="0.347" calcext:value-type="float">
            <text:p>0.3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1" calcext:value-type="float">
            <text:p>0.801</text:p>
          </table:table-cell>
          <table:table-cell office:value-type="float" office:value="0.998" calcext:value-type="float">
            <text:p>0.998</text:p>
          </table:table-cell>
          <table:table-cell office:value-type="float" office:value="1.328" calcext:value-type="float">
            <text:p>1.328</text:p>
          </table:table-cell>
          <table:table-cell office:value-type="float" office:value="1.595" calcext:value-type="float">
            <text:p>1.595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9" calcext:value-type="float">
            <text:p>0.149</text:p>
          </table:table-cell>
          <table:table-cell office:value-type="float" office:value="1.409" calcext:value-type="float">
            <text:p>1.409</text:p>
          </table:table-cell>
          <table:table-cell office:value-type="float" office:value="11.535" calcext:value-type="float">
            <text:p>11.535</text:p>
          </table:table-cell>
          <table:table-cell office:value-type="float" office:value="168.536" calcext:value-type="float">
            <text:p>168.536</text:p>
          </table:table-cell>
          <table:table-cell office:value-type="float" office:value="179.977" calcext:value-type="float">
            <text:p>179.977</text:p>
          </table:table-cell>
          <table:table-cell office:value-type="float" office:value="179.918" calcext:value-type="float">
            <text:p>179.918</text:p>
          </table:table-cell>
          <table:table-cell office:value-type="float" office:value="179.82" calcext:value-type="float">
            <text:p>179.82</text:p>
          </table:table-cell>
          <table:table-cell office:value-type="float" office:value="179.565" calcext:value-type="float">
            <text:p>179.565</text:p>
          </table:table-cell>
          <table:table-cell office:value-type="float" office:value="178.744" calcext:value-type="float">
            <text:p>178.744</text:p>
          </table:table-cell>
          <table:table-cell office:value-type="float" office:value="76.264" calcext:value-type="float">
            <text:p>76.264</text:p>
          </table:table-cell>
          <table:table-cell office:value-type="float" office:value="103.671" calcext:value-type="float">
            <text:p>103.671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" calcext:value-type="float">
            <text:p>0.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" calcext:value-type="float">
            <text:p>0.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357" calcext:value-type="float">
            <text:p>0.357</text:p>
          </table:table-cell>
          <table:table-cell office:value-type="float" office:value="3.301" calcext:value-type="float">
            <text:p>3.301</text:p>
          </table:table-cell>
          <table:table-cell office:value-type="float" office:value="26.097" calcext:value-type="float">
            <text:p>26.097</text:p>
          </table:table-cell>
          <table:table-cell office:value-type="float" office:value="179.952" calcext:value-type="float">
            <text:p>179.952</text:p>
          </table:table-cell>
          <table:table-cell office:value-type="float" office:value="179.928" calcext:value-type="float">
            <text:p>179.928</text:p>
          </table:table-cell>
          <table:table-cell office:value-type="float" office:value="179.967" calcext:value-type="float">
            <text:p>179.967</text:p>
          </table:table-cell>
          <table:table-cell office:value-type="float" office:value="179.941" calcext:value-type="float">
            <text:p>179.941</text:p>
          </table:table-cell>
          <table:table-cell office:value-type="float" office:value="179.959" calcext:value-type="float">
            <text:p>179.959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182" calcext:value-type="float">
            <text:p>0.182</text:p>
          </table:table-cell>
          <table:table-cell office:value-type="float" office:value="0.327" calcext:value-type="float">
            <text:p>0.327</text:p>
          </table:table-cell>
          <table:table-cell office:value-type="float" office:value="0.883" calcext:value-type="float">
            <text:p>0.883</text:p>
          </table:table-cell>
          <table:table-cell office:value-type="float" office:value="3.45" calcext:value-type="float">
            <text:p>3.45</text:p>
          </table:table-cell>
          <table:table-cell office:value-type="float" office:value="12.112" calcext:value-type="float">
            <text:p>12.112</text:p>
          </table:table-cell>
          <table:table-cell office:value-type="float" office:value="71.334" calcext:value-type="float">
            <text:p>71.334</text:p>
          </table:table-cell>
          <table:table-cell office:value-type="float" office:value="179.967" calcext:value-type="float">
            <text:p>179.967</text:p>
          </table:table-cell>
          <table:table-cell office:value-type="float" office:value="179.962" calcext:value-type="float">
            <text:p>179.962</text:p>
          </table:table-cell>
          <table:table-cell office:value-type="float" office:value="179.979" calcext:value-type="float">
            <text:p>179.97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8" calcext:value-type="float">
            <text:p>0.058</text:p>
          </table:table-cell>
          <table:table-cell office:value-type="float" office:value="0.186" calcext:value-type="float">
            <text:p>0.186</text:p>
          </table:table-cell>
          <table:table-cell office:value-type="float" office:value="0.339" calcext:value-type="float">
            <text:p>0.339</text:p>
          </table:table-cell>
          <table:table-cell office:value-type="float" office:value="0.886" calcext:value-type="float">
            <text:p>0.886</text:p>
          </table:table-cell>
          <table:table-cell office:value-type="float" office:value="3.579" calcext:value-type="float">
            <text:p>3.579</text:p>
          </table:table-cell>
          <table:table-cell office:value-type="float" office:value="12.153" calcext:value-type="float">
            <text:p>12.153</text:p>
          </table:table-cell>
          <table:table-cell office:value-type="float" office:value="73.405" calcext:value-type="float">
            <text:p>73.405</text:p>
          </table:table-cell>
          <table:table-cell office:value-type="float" office:value="179.954" calcext:value-type="float">
            <text:p>179.954</text:p>
          </table:table-cell>
          <table:table-cell office:value-type="float" office:value="179.968" calcext:value-type="float">
            <text:p>179.968</text:p>
          </table:table-cell>
          <table:table-cell office:value-type="float" office:value="179.95" calcext:value-type="float">
            <text:p>179.95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" calcext:value-type="float">
            <text:p>0.0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9" calcext:value-type="float">
            <text:p>0.01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17" calcext:value-type="float">
            <text:p>0.21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44" calcext:value-type="float">
            <text:p>0.344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9" calcext:value-type="float">
            <text:p>0.099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2" calcext:value-type="float">
            <text:p>0.212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175.29mm" svg:y="61.46mm">
            <draw:object draw:notify-on-update-of-ranges="Sheet3.A7:Sheet3.A7 Sheet3.B7:Sheet3.P7 Sheet3.A8:Sheet3.A8 Sheet3.B8:Sheet3.P8 Sheet3.A9:Sheet3.A9 Sheet3.B9:Sheet3.P9 Sheet3.A10:Sheet3.A10 Sheet3.B10:Sheet3.P10 Sheet3.A11:Sheet3.A11 Sheet3.B11:Sheet3.P11 Sheet3.A12:Sheet3.A12 Sheet3.B12:Sheet3.P12 Sheet3.A13:Sheet3.A13 Sheet3.B13:Sheet3.P13 Sheet3.A14:Sheet3.A14 Sheet3.B14:Sheet3.P14 Sheet3.A15:Sheet3.A15 Sheet3.B15:Sheet3.P15 Sheet3.A16:Sheet3.A16 Sheet3.B16:Sheet3.P16 Sheet3.A17:Sheet3.A17 Sheet3.B17:Sheet3.P17 Sheet3.A18:Sheet3.A18 Sheet3.B18:Sheet3.P18 Sheet3.A19:Sheet3.A19 Sheet3.B19:Sheet3.P19 Sheet3.A20:Sheet3.A20 Sheet3.B20:Sheet3.P20 Sheet3.A21:Sheet3.A21 Sheet3.B21:Sheet3.P21 Sheet3.A22:Sheet3.A22 Sheet3.B22:Sheet3.P22 Sheet3.A23:Sheet3.A23 Sheet3.B23:Sheet3.P23 Sheet3.A24:Sheet3.A24 Sheet3.B24:Sheet3.P24 Sheet3.A25:Sheet3.A25 Sheet3.B25:Sheet3.P25 Sheet3.A26:Sheet3.A26 Sheet3.B26:Sheet3.P26 Sheet3.A27:Sheet3.A27 Sheet3.B27:Sheet3.P27 Sheet3.A28:Sheet3.A28 Sheet3.B28:Sheet3.P28 Sheet3.A29:Sheet3.A29 Sheet3.B29:Sheet3.P29 Sheet3.A30:Sheet3.A30 Sheet3.B30:Sheet3.P30 Sheet3.A31:Sheet3.A31 Sheet3.B31:Sheet3.P31 Sheet3.A32:Sheet3.A32 Sheet3.B32:Sheet3.P32 Sheet3.A33:Sheet3.A33 Sheet3.B33:Sheet3.P33 Sheet3.A34:Sheet3.A34 Sheet3.B34:Sheet3.P34 Sheet3.A35:Sheet3.A35 Sheet3.B35:Sheet3.P35 Sheet3.A36:Sheet3.A36 Sheet3.B36:Sheet3.P36 Sheet3.A37:Sheet3.A37 Sheet3.B37:Sheet3.P37 Sheet3.A38:Sheet3.A38 Sheet3.B38:Sheet3.P38 Sheet3.A39:Sheet3.A39 Sheet3.B39:Sheet3.P39 Sheet3.A40:Sheet3.A40 Sheet3.B40:Sheet3.P40 Sheet3.A41:Sheet3.A41 Sheet3.B41:Sheet3.P41 Sheet3.A42:Sheet3.A42 Sheet3.B42:Sheet3.P42 Sheet3.A43:Sheet3.A43 Sheet3.B43:Sheet3.P43 Sheet3.A44:Sheet3.A44 Sheet3.B44:Sheet3.P44 Sheet3.A45:Sheet3.A45 Sheet3.B45:Sheet3.P45 Sheet3.A46:Sheet3.A46 Sheet3.B46:Sheet3.P46 Sheet3.A47:Sheet3.A47 Sheet3.B47:Sheet3.P47 Sheet3.A48:Sheet3.A48 Sheet3.B48:Sheet3.P48 Sheet3.A49:Sheet3.A49 Sheet3.B49:Sheet3.P49 Sheet3.A50:Sheet3.A50 Sheet3.B50:Sheet3.P50 Sheet3.A51:Sheet3.A51 Sheet3.B51:Sheet3.P51 Sheet3.A52:Sheet3.A52 Sheet3.B52:Sheet3.P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default-cell-style-name="ce7"/>
        <table:table-column table:style-name="co7" table:number-columns-repeated="5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8" table:number-columns-repeated="4" table:default-cell-style-name="ce9"/>
        <table:table-column table:style-name="co7" table:number-columns-repeated="2" table:default-cell-style-name="ce9"/>
        <table:table-column table:style-name="co10" table:default-cell-style-name="ce9"/>
        <table:table-row table:style-name="ro1" table:number-rows-repeated="6">
          <table:table-cell table:style-name="ce1"/>
          <table:table-cell table:style-name="ce5" table:number-columns-repeated="15"/>
          <table:table-cell table:style-name="ce10"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string" calcext:value-type="string">
            <text:p>MoCHi</text:p>
          </table:table-cell>
        </table:table-row>
        <table:table-row table:style-name="ro1">
          <table:table-cell office:value-type="string" calcext:value-type="string">
            <text:p>100_1-e</text:p>
          </table:table-cell>
          <table:table-cell table:formula="of:=AVERAGE([$Sheet1.B1];[$Sheet2.B1])" office:value-type="float" office:value="0.0175" calcext:value-type="float">
            <text:p>0.018</text:p>
          </table:table-cell>
          <table:table-cell table:formula="of:=AVERAGE([$Sheet1.C1];[$Sheet2.C1])" office:value-type="float" office:value="0.018" calcext:value-type="float">
            <text:p>0.018</text:p>
          </table:table-cell>
          <table:table-cell table:formula="of:=AVERAGE([$Sheet1.D1];[$Sheet2.D1])" office:value-type="float" office:value="0.028" calcext:value-type="float">
            <text:p>0.028</text:p>
          </table:table-cell>
          <table:table-cell table:formula="of:=AVERAGE([$Sheet1.E1];[$Sheet2.E1])" office:value-type="float" office:value="0.034" calcext:value-type="float">
            <text:p>0.034</text:p>
          </table:table-cell>
          <table:table-cell table:formula="of:=AVERAGE([$Sheet1.F1];[$Sheet2.F1])" office:value-type="float" office:value="0.0285" calcext:value-type="float">
            <text:p>0.029</text:p>
          </table:table-cell>
          <table:table-cell table:formula="of:=AVERAGE([$Sheet1.G1];[$Sheet2.G1])" office:value-type="float" office:value="0.0555" calcext:value-type="float">
            <text:p>0.056</text:p>
          </table:table-cell>
          <table:table-cell table:formula="of:=AVERAGE([$Sheet1.H1];[$Sheet2.H1])" office:value-type="float" office:value="0.1725" calcext:value-type="float">
            <text:p>0.173</text:p>
          </table:table-cell>
          <table:table-cell table:formula="of:=AVERAGE([$Sheet1.I1];[$Sheet2.I1])" office:value-type="float" office:value="0.3115" calcext:value-type="float">
            <text:p>0.312</text:p>
          </table:table-cell>
          <table:table-cell table:formula="of:=AVERAGE([$Sheet1.J1];[$Sheet2.J1])" office:value-type="float" office:value="0.605" calcext:value-type="float">
            <text:p>0.605</text:p>
          </table:table-cell>
          <table:table-cell table:formula="of:=AVERAGE([$Sheet1.K1];[$Sheet2.K1])" office:value-type="float" office:value="1.661" calcext:value-type="float">
            <text:p>1.661</text:p>
          </table:table-cell>
          <table:table-cell table:formula="of:=AVERAGE([$Sheet1.L1];[$Sheet2.L1])" office:value-type="float" office:value="5.6395" calcext:value-type="float">
            <text:p>5.640</text:p>
          </table:table-cell>
          <table:table-cell table:formula="of:=AVERAGE([$Sheet1.M1];[$Sheet2.M1])" office:value-type="float" office:value="22.778" calcext:value-type="float">
            <text:p>22.778</text:p>
          </table:table-cell>
          <table:table-cell table:formula="of:=AVERAGE([$Sheet1.N1];[$Sheet2.N1])" office:value-type="float" office:value="84.13" calcext:value-type="float">
            <text:p>84.130</text:p>
          </table:table-cell>
          <table:table-cell table:number-columns-repeated="2" office:value-type="string" calcext:value-type="string">
            <text:p>-</text:p>
          </table:table-cell>
          <table:table-cell table:style-name="ce1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table:formula="of:=AVERAGE([$Sheet1.B2];[$Sheet2.B2])" office:value-type="float" office:value="0.0125" calcext:value-type="float">
            <text:p>0.013</text:p>
          </table:table-cell>
          <table:table-cell table:formula="of:=AVERAGE([$Sheet1.C2];[$Sheet2.C2])" office:value-type="float" office:value="0.017" calcext:value-type="float">
            <text:p>0.017</text:p>
          </table:table-cell>
          <table:table-cell table:formula="of:=AVERAGE([$Sheet1.D2];[$Sheet2.D2])" office:value-type="float" office:value="0.017" calcext:value-type="float">
            <text:p>0.017</text:p>
          </table:table-cell>
          <table:table-cell table:formula="of:=AVERAGE([$Sheet1.E2];[$Sheet2.E2])" office:value-type="float" office:value="0.02" calcext:value-type="float">
            <text:p>0.020</text:p>
          </table:table-cell>
          <table:table-cell table:formula="of:=AVERAGE([$Sheet1.F2];[$Sheet2.F2])" office:value-type="float" office:value="0.018" calcext:value-type="float">
            <text:p>0.018</text:p>
          </table:table-cell>
          <table:table-cell table:formula="of:=AVERAGE([$Sheet1.G2];[$Sheet2.G2])" office:value-type="float" office:value="0.029" calcext:value-type="float">
            <text:p>0.029</text:p>
          </table:table-cell>
          <table:table-cell table:formula="of:=AVERAGE([$Sheet1.H2];[$Sheet2.H2])" office:value-type="float" office:value="0.028" calcext:value-type="float">
            <text:p>0.028</text:p>
          </table:table-cell>
          <table:table-cell table:formula="of:=AVERAGE([$Sheet1.I2];[$Sheet2.I2])" office:value-type="float" office:value="0.0315" calcext:value-type="float">
            <text:p>0.032</text:p>
          </table:table-cell>
          <table:table-cell table:formula="of:=AVERAGE([$Sheet1.J2];[$Sheet2.J2])" office:value-type="float" office:value="0.0355" calcext:value-type="float">
            <text:p>0.036</text:p>
          </table:table-cell>
          <table:table-cell table:formula="of:=AVERAGE([$Sheet1.K2];[$Sheet2.K2])" office:value-type="float" office:value="0.0315" calcext:value-type="float">
            <text:p>0.032</text:p>
          </table:table-cell>
          <table:table-cell table:formula="of:=AVERAGE([$Sheet1.L2];[$Sheet2.L2])" office:value-type="float" office:value="0.05" calcext:value-type="float">
            <text:p>0.050</text:p>
          </table:table-cell>
          <table:table-cell table:formula="of:=AVERAGE([$Sheet1.M2];[$Sheet2.M2])" office:value-type="float" office:value="0.053" calcext:value-type="float">
            <text:p>0.053</text:p>
          </table:table-cell>
          <table:table-cell table:formula="of:=AVERAGE([$Sheet1.N2];[$Sheet2.N2])" office:value-type="float" office:value="0.053" calcext:value-type="float">
            <text:p>0.053</text:p>
          </table:table-cell>
          <table:table-cell table:formula="of:=AVERAGE([$Sheet1.O2];[$Sheet2.O2])" office:value-type="float" office:value="0.0615" calcext:value-type="float">
            <text:p>0.062</text:p>
          </table:table-cell>
          <table:table-cell table:formula="of:=AVERAGE([$Sheet1.P2];[$Sheet2.P2])" office:value-type="float" office:value="0.0705" calcext:value-type="float">
            <text:p>0.0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table:formula="of:=AVERAGE([$Sheet1.B3];[$Sheet2.B3])" office:value-type="float" office:value="0.013" calcext:value-type="float">
            <text:p>0.013</text:p>
          </table:table-cell>
          <table:table-cell table:formula="of:=AVERAGE([$Sheet1.C3];[$Sheet2.C3])" office:value-type="float" office:value="0.016" calcext:value-type="float">
            <text:p>0.016</text:p>
          </table:table-cell>
          <table:table-cell table:formula="of:=AVERAGE([$Sheet1.D3];[$Sheet2.D3])" office:value-type="float" office:value="0.0145" calcext:value-type="float">
            <text:p>0.015</text:p>
          </table:table-cell>
          <table:table-cell table:formula="of:=AVERAGE([$Sheet1.E3];[$Sheet2.E3])" office:value-type="float" office:value="0.021" calcext:value-type="float">
            <text:p>0.021</text:p>
          </table:table-cell>
          <table:table-cell table:formula="of:=AVERAGE([$Sheet1.F3];[$Sheet2.F3])" office:value-type="float" office:value="0.024" calcext:value-type="float">
            <text:p>0.024</text:p>
          </table:table-cell>
          <table:table-cell table:formula="of:=AVERAGE([$Sheet1.G3];[$Sheet2.G3])" office:value-type="float" office:value="0.018" calcext:value-type="float">
            <text:p>0.018</text:p>
          </table:table-cell>
          <table:table-cell table:formula="of:=AVERAGE([$Sheet1.H3];[$Sheet2.H3])" office:value-type="float" office:value="0.0265" calcext:value-type="float">
            <text:p>0.027</text:p>
          </table:table-cell>
          <table:table-cell table:formula="of:=AVERAGE([$Sheet1.I3];[$Sheet2.I3])" office:value-type="float" office:value="0.022" calcext:value-type="float">
            <text:p>0.022</text:p>
          </table:table-cell>
          <table:table-cell table:formula="of:=AVERAGE([$Sheet1.J3];[$Sheet2.J3])" office:value-type="float" office:value="0.0245" calcext:value-type="float">
            <text:p>0.025</text:p>
          </table:table-cell>
          <table:table-cell table:formula="of:=AVERAGE([$Sheet1.K3];[$Sheet2.K3])" office:value-type="float" office:value="0.0275" calcext:value-type="float">
            <text:p>0.028</text:p>
          </table:table-cell>
          <table:table-cell table:formula="of:=AVERAGE([$Sheet1.L3];[$Sheet2.L3])" office:value-type="float" office:value="0.034" calcext:value-type="float">
            <text:p>0.034</text:p>
          </table:table-cell>
          <table:table-cell table:formula="of:=AVERAGE([$Sheet1.M3];[$Sheet2.M3])" office:value-type="float" office:value="0.035" calcext:value-type="float">
            <text:p>0.035</text:p>
          </table:table-cell>
          <table:table-cell table:formula="of:=AVERAGE([$Sheet1.N3];[$Sheet2.N3])" office:value-type="float" office:value="0.0395" calcext:value-type="float">
            <text:p>0.040</text:p>
          </table:table-cell>
          <table:table-cell table:formula="of:=AVERAGE([$Sheet1.O3];[$Sheet2.O3])" office:value-type="float" office:value="0.056" calcext:value-type="float">
            <text:p>0.056</text:p>
          </table:table-cell>
          <table:table-cell table:formula="of:=AVERAGE([$Sheet1.P3];[$Sheet2.P3])" office:value-type="float" office:value="0.051" calcext:value-type="float">
            <text:p>0.051</text:p>
          </table:table-cell>
          <table:table-cell office:value-type="float" office:value="10.734" calcext:value-type="float">
            <text:p>10.734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table:formula="of:=AVERAGE([$Sheet1.B4];[$Sheet2.B4])" office:value-type="float" office:value="0.012" calcext:value-type="float">
            <text:p>0.012</text:p>
          </table:table-cell>
          <table:table-cell table:formula="of:=AVERAGE([$Sheet1.C4];[$Sheet2.C4])" office:value-type="float" office:value="0.0185" calcext:value-type="float">
            <text:p>0.019</text:p>
          </table:table-cell>
          <table:table-cell table:formula="of:=AVERAGE([$Sheet1.D4];[$Sheet2.D4])" office:value-type="float" office:value="0.017" calcext:value-type="float">
            <text:p>0.017</text:p>
          </table:table-cell>
          <table:table-cell table:formula="of:=AVERAGE([$Sheet1.E4];[$Sheet2.E4])" office:value-type="float" office:value="0.022" calcext:value-type="float">
            <text:p>0.022</text:p>
          </table:table-cell>
          <table:table-cell table:formula="of:=AVERAGE([$Sheet1.F4];[$Sheet2.F4])" office:value-type="float" office:value="0.026" calcext:value-type="float">
            <text:p>0.026</text:p>
          </table:table-cell>
          <table:table-cell table:formula="of:=AVERAGE([$Sheet1.G4];[$Sheet2.G4])" office:value-type="float" office:value="0.0245" calcext:value-type="float">
            <text:p>0.025</text:p>
          </table:table-cell>
          <table:table-cell table:formula="of:=AVERAGE([$Sheet1.H4];[$Sheet2.H4])" office:value-type="float" office:value="0.026" calcext:value-type="float">
            <text:p>0.026</text:p>
          </table:table-cell>
          <table:table-cell table:formula="of:=AVERAGE([$Sheet1.I4];[$Sheet2.I4])" office:value-type="float" office:value="0.0365" calcext:value-type="float">
            <text:p>0.037</text:p>
          </table:table-cell>
          <table:table-cell table:formula="of:=AVERAGE([$Sheet1.J4];[$Sheet2.J4])" office:value-type="float" office:value="0.034" calcext:value-type="float">
            <text:p>0.034</text:p>
          </table:table-cell>
          <table:table-cell table:formula="of:=AVERAGE([$Sheet1.K4];[$Sheet2.K4])" office:value-type="float" office:value="0.0355" calcext:value-type="float">
            <text:p>0.036</text:p>
          </table:table-cell>
          <table:table-cell table:formula="of:=AVERAGE([$Sheet1.L4];[$Sheet2.L4])" office:value-type="float" office:value="0.037" calcext:value-type="float">
            <text:p>0.037</text:p>
          </table:table-cell>
          <table:table-cell table:formula="of:=AVERAGE([$Sheet1.M4];[$Sheet2.M4])" office:value-type="float" office:value="0.047" calcext:value-type="float">
            <text:p>0.047</text:p>
          </table:table-cell>
          <table:table-cell table:formula="of:=AVERAGE([$Sheet1.N4];[$Sheet2.N4])" office:value-type="float" office:value="0.04" calcext:value-type="float">
            <text:p>0.040</text:p>
          </table:table-cell>
          <table:table-cell table:formula="of:=AVERAGE([$Sheet1.O4];[$Sheet2.O4])" office:value-type="float" office:value="0.0455" calcext:value-type="float">
            <text:p>0.046</text:p>
          </table:table-cell>
          <table:table-cell table:formula="of:=AVERAGE([$Sheet1.P4];[$Sheet2.P4])" office:value-type="float" office:value="0.0625" calcext:value-type="float">
            <text:p>0.063</text:p>
          </table:table-cell>
          <table:table-cell office:value-type="float" office:value="13.547" calcext:value-type="float">
            <text:p>13.547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table:formula="of:=AVERAGE([$Sheet1.B5];[$Sheet2.B5])" office:value-type="float" office:value="0.007" calcext:value-type="float">
            <text:p>0.007</text:p>
          </table:table-cell>
          <table:table-cell table:formula="of:=AVERAGE([$Sheet1.C5];[$Sheet2.C5])" office:value-type="float" office:value="0.015" calcext:value-type="float">
            <text:p>0.015</text:p>
          </table:table-cell>
          <table:table-cell table:formula="of:=AVERAGE([$Sheet1.D5];[$Sheet2.D5])" office:value-type="float" office:value="0.019" calcext:value-type="float">
            <text:p>0.019</text:p>
          </table:table-cell>
          <table:table-cell table:formula="of:=AVERAGE([$Sheet1.E5];[$Sheet2.E5])" office:value-type="float" office:value="0.0245" calcext:value-type="float">
            <text:p>0.025</text:p>
          </table:table-cell>
          <table:table-cell table:formula="of:=AVERAGE([$Sheet1.F5];[$Sheet2.F5])" office:value-type="float" office:value="0.028" calcext:value-type="float">
            <text:p>0.028</text:p>
          </table:table-cell>
          <table:table-cell table:formula="of:=AVERAGE([$Sheet1.G5];[$Sheet2.G5])" office:value-type="float" office:value="0.0475" calcext:value-type="float">
            <text:p>0.048</text:p>
          </table:table-cell>
          <table:table-cell table:formula="of:=AVERAGE([$Sheet1.H5];[$Sheet2.H5])" office:value-type="float" office:value="0.168" calcext:value-type="float">
            <text:p>0.168</text:p>
          </table:table-cell>
          <table:table-cell table:formula="of:=AVERAGE([$Sheet1.I5];[$Sheet2.I5])" office:value-type="float" office:value="0.3435" calcext:value-type="float">
            <text:p>0.344</text:p>
          </table:table-cell>
          <table:table-cell table:formula="of:=AVERAGE([$Sheet1.J5];[$Sheet2.J5])" office:value-type="float" office:value="0.576" calcext:value-type="float">
            <text:p>0.576</text:p>
          </table:table-cell>
          <table:table-cell table:formula="of:=AVERAGE([$Sheet1.K5];[$Sheet2.K5])" office:value-type="float" office:value="1.5195" calcext:value-type="float">
            <text:p>1.520</text:p>
          </table:table-cell>
          <table:table-cell table:formula="of:=AVERAGE([$Sheet1.L5];[$Sheet2.L5])" office:value-type="float" office:value="5.911" calcext:value-type="float">
            <text:p>5.911</text:p>
          </table:table-cell>
          <table:table-cell table:formula="of:=AVERAGE([$Sheet1.M5];[$Sheet2.M5])" office:value-type="float" office:value="18.821" calcext:value-type="float">
            <text:p>18.821</text:p>
          </table:table-cell>
          <table:table-cell table:formula="of:=AVERAGE([$Sheet1.N5];[$Sheet2.N5])" office:value-type="float" office:value="90.5435" calcext:value-type="float">
            <text:p>90.54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table:formula="of:=AVERAGE([$Sheet1.B6];[$Sheet2.B6])" office:value-type="float" office:value="0.0155" calcext:value-type="float">
            <text:p>0.016</text:p>
          </table:table-cell>
          <table:table-cell table:formula="of:=AVERAGE([$Sheet1.C6];[$Sheet2.C6])" office:value-type="float" office:value="0.02" calcext:value-type="float">
            <text:p>0.020</text:p>
          </table:table-cell>
          <table:table-cell table:formula="of:=AVERAGE([$Sheet1.D6];[$Sheet2.D6])" office:value-type="float" office:value="0.021" calcext:value-type="float">
            <text:p>0.021</text:p>
          </table:table-cell>
          <table:table-cell table:formula="of:=AVERAGE([$Sheet1.E6];[$Sheet2.E6])" office:value-type="float" office:value="0.0335" calcext:value-type="float">
            <text:p>0.034</text:p>
          </table:table-cell>
          <table:table-cell table:formula="of:=AVERAGE([$Sheet1.F6];[$Sheet2.F6])" office:value-type="float" office:value="0.054" calcext:value-type="float">
            <text:p>0.054</text:p>
          </table:table-cell>
          <table:table-cell table:formula="of:=AVERAGE([$Sheet1.G6];[$Sheet2.G6])" office:value-type="float" office:value="0.0735" calcext:value-type="float">
            <text:p>0.074</text:p>
          </table:table-cell>
          <table:table-cell table:formula="of:=AVERAGE([$Sheet1.H6];[$Sheet2.H6])" office:value-type="float" office:value="0.188" calcext:value-type="float">
            <text:p>0.188</text:p>
          </table:table-cell>
          <table:table-cell table:formula="of:=AVERAGE([$Sheet1.I6];[$Sheet2.I6])" office:value-type="float" office:value="0.348" calcext:value-type="float">
            <text:p>0.348</text:p>
          </table:table-cell>
          <table:table-cell table:formula="of:=AVERAGE([$Sheet1.J6];[$Sheet2.J6])" office:value-type="float" office:value="0.66" calcext:value-type="float">
            <text:p>0.660</text:p>
          </table:table-cell>
          <table:table-cell table:formula="of:=AVERAGE([$Sheet1.K6];[$Sheet2.K6])" office:value-type="float" office:value="1.572" calcext:value-type="float">
            <text:p>1.572</text:p>
          </table:table-cell>
          <table:table-cell table:formula="of:=AVERAGE([$Sheet1.L6];[$Sheet2.L6])" office:value-type="float" office:value="4.635" calcext:value-type="float">
            <text:p>4.635</text:p>
          </table:table-cell>
          <table:table-cell table:formula="of:=AVERAGE([$Sheet1.M6];[$Sheet2.M6])" office:value-type="float" office:value="20.209" calcext:value-type="float">
            <text:p>20.209</text:p>
          </table:table-cell>
          <table:table-cell table:formula="of:=AVERAGE([$Sheet1.N6];[$Sheet2.N6])" office:value-type="float" office:value="71.2955" calcext:value-type="float">
            <text:p>71.29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table:formula="of:=AVERAGE([$Sheet1.B7];[$Sheet2.B7])" office:value-type="float" office:value="0.0115" calcext:value-type="float">
            <text:p>0.012</text:p>
          </table:table-cell>
          <table:table-cell table:formula="of:=AVERAGE([$Sheet1.C7];[$Sheet2.C7])" office:value-type="float" office:value="0.023" calcext:value-type="float">
            <text:p>0.023</text:p>
          </table:table-cell>
          <table:table-cell table:formula="of:=AVERAGE([$Sheet1.D7];[$Sheet2.D7])" office:value-type="float" office:value="0.0185" calcext:value-type="float">
            <text:p>0.019</text:p>
          </table:table-cell>
          <table:table-cell table:formula="of:=AVERAGE([$Sheet1.E7];[$Sheet2.E7])" office:value-type="float" office:value="0.033" calcext:value-type="float">
            <text:p>0.033</text:p>
          </table:table-cell>
          <table:table-cell table:formula="of:=AVERAGE([$Sheet1.F7];[$Sheet2.F7])" office:value-type="float" office:value="0.042" calcext:value-type="float">
            <text:p>0.042</text:p>
          </table:table-cell>
          <table:table-cell table:formula="of:=AVERAGE([$Sheet1.G7];[$Sheet2.G7])" office:value-type="float" office:value="0.0625" calcext:value-type="float">
            <text:p>0.063</text:p>
          </table:table-cell>
          <table:table-cell table:formula="of:=AVERAGE([$Sheet1.H7];[$Sheet2.H7])" office:value-type="float" office:value="0.0625" calcext:value-type="float">
            <text:p>0.063</text:p>
          </table:table-cell>
          <table:table-cell table:formula="of:=AVERAGE([$Sheet1.I7];[$Sheet2.I7])" office:value-type="float" office:value="0.094" calcext:value-type="float">
            <text:p>0.094</text:p>
          </table:table-cell>
          <table:table-cell table:formula="of:=AVERAGE([$Sheet1.J7];[$Sheet2.J7])" office:value-type="float" office:value="0.106" calcext:value-type="float">
            <text:p>0.106</text:p>
          </table:table-cell>
          <table:table-cell table:formula="of:=AVERAGE([$Sheet1.K7];[$Sheet2.K7])" office:value-type="float" office:value="0.151" calcext:value-type="float">
            <text:p>0.151</text:p>
          </table:table-cell>
          <table:table-cell table:formula="of:=AVERAGE([$Sheet1.L7];[$Sheet2.L7])" office:value-type="float" office:value="0.1745" calcext:value-type="float">
            <text:p>0.175</text:p>
          </table:table-cell>
          <table:table-cell table:formula="of:=AVERAGE([$Sheet1.M7];[$Sheet2.M7])" office:value-type="float" office:value="0.201" calcext:value-type="float">
            <text:p>0.201</text:p>
          </table:table-cell>
          <table:table-cell table:formula="of:=AVERAGE([$Sheet1.N7];[$Sheet2.N7])" office:value-type="float" office:value="0.2585" calcext:value-type="float">
            <text:p>0.259</text:p>
          </table:table-cell>
          <table:table-cell table:formula="of:=AVERAGE([$Sheet1.O7];[$Sheet2.O7])" office:value-type="float" office:value="0.298" calcext:value-type="float">
            <text:p>0.298</text:p>
          </table:table-cell>
          <table:table-cell table:formula="of:=AVERAGE([$Sheet1.P7];[$Sheet2.P7])" office:value-type="float" office:value="0.372" calcext:value-type="float">
            <text:p>0.3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table:formula="of:=AVERAGE([$Sheet1.B8];[$Sheet2.B8])" office:value-type="float" office:value="0.015" calcext:value-type="float">
            <text:p>0.015</text:p>
          </table:table-cell>
          <table:table-cell table:formula="of:=AVERAGE([$Sheet1.C8];[$Sheet2.C8])" office:value-type="float" office:value="0.02" calcext:value-type="float">
            <text:p>0.020</text:p>
          </table:table-cell>
          <table:table-cell table:formula="of:=AVERAGE([$Sheet1.D8];[$Sheet2.D8])" office:value-type="float" office:value="0.03" calcext:value-type="float">
            <text:p>0.030</text:p>
          </table:table-cell>
          <table:table-cell table:formula="of:=AVERAGE([$Sheet1.E8];[$Sheet2.E8])" office:value-type="float" office:value="0.034" calcext:value-type="float">
            <text:p>0.034</text:p>
          </table:table-cell>
          <table:table-cell table:formula="of:=AVERAGE([$Sheet1.F8];[$Sheet2.F8])" office:value-type="float" office:value="0.1095" calcext:value-type="float">
            <text:p>0.110</text:p>
          </table:table-cell>
          <table:table-cell table:formula="of:=AVERAGE([$Sheet1.G8];[$Sheet2.G8])" office:value-type="float" office:value="0.4525" calcext:value-type="float">
            <text:p>0.453</text:p>
          </table:table-cell>
          <table:table-cell table:formula="of:=AVERAGE([$Sheet1.H8];[$Sheet2.H8])" office:value-type="float" office:value="2.849" calcext:value-type="float">
            <text:p>2.849</text:p>
          </table:table-cell>
          <table:table-cell table:formula="of:=AVERAGE([$Sheet1.I8];[$Sheet2.I8])" office:value-type="float" office:value="19.2565" calcext:value-type="float">
            <text:p>19.257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table:formula="of:=AVERAGE([$Sheet1.B9];[$Sheet2.B9])" office:value-type="float" office:value="0.03" calcext:value-type="float">
            <text:p>0.030</text:p>
          </table:table-cell>
          <table:table-cell table:formula="of:=AVERAGE([$Sheet1.C9];[$Sheet2.C9])" office:value-type="float" office:value="0.0335" calcext:value-type="float">
            <text:p>0.034</text:p>
          </table:table-cell>
          <table:table-cell table:formula="of:=AVERAGE([$Sheet1.D9];[$Sheet2.D9])" office:value-type="float" office:value="0.0465" calcext:value-type="float">
            <text:p>0.047</text:p>
          </table:table-cell>
          <table:table-cell table:formula="of:=AVERAGE([$Sheet1.E9];[$Sheet2.E9])" office:value-type="float" office:value="0.051" calcext:value-type="float">
            <text:p>0.051</text:p>
          </table:table-cell>
          <table:table-cell table:formula="of:=AVERAGE([$Sheet1.F9];[$Sheet2.F9])" office:value-type="float" office:value="0.102" calcext:value-type="float">
            <text:p>0.102</text:p>
          </table:table-cell>
          <table:table-cell table:formula="of:=AVERAGE([$Sheet1.G9];[$Sheet2.G9])" office:value-type="float" office:value="0.4005" calcext:value-type="float">
            <text:p>0.401</text:p>
          </table:table-cell>
          <table:table-cell table:formula="of:=AVERAGE([$Sheet1.H9];[$Sheet2.H9])" office:value-type="float" office:value="2.661" calcext:value-type="float">
            <text:p>2.661</text:p>
          </table:table-cell>
          <table:table-cell table:formula="of:=AVERAGE([$Sheet1.I9];[$Sheet2.I9])" office:value-type="float" office:value="18.285" calcext:value-type="float">
            <text:p>18.285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7.022" calcext:value-type="float">
            <text:p>47.02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table:formula="of:=AVERAGE([$Sheet1.B10];[$Sheet2.B10])" office:value-type="float" office:value="0.0425" calcext:value-type="float">
            <text:p>0.043</text:p>
          </table:table-cell>
          <table:table-cell table:formula="of:=AVERAGE([$Sheet1.C10];[$Sheet2.C10])" office:value-type="float" office:value="0.036" calcext:value-type="float">
            <text:p>0.036</text:p>
          </table:table-cell>
          <table:table-cell table:formula="of:=AVERAGE([$Sheet1.D10];[$Sheet2.D10])" office:value-type="float" office:value="0.037" calcext:value-type="float">
            <text:p>0.037</text:p>
          </table:table-cell>
          <table:table-cell table:formula="of:=AVERAGE([$Sheet1.E10];[$Sheet2.E10])" office:value-type="float" office:value="0.04" calcext:value-type="float">
            <text:p>0.040</text:p>
          </table:table-cell>
          <table:table-cell table:formula="of:=AVERAGE([$Sheet1.F10];[$Sheet2.F10])" office:value-type="float" office:value="0.0465" calcext:value-type="float">
            <text:p>0.047</text:p>
          </table:table-cell>
          <table:table-cell table:formula="of:=AVERAGE([$Sheet1.G10];[$Sheet2.G10])" office:value-type="float" office:value="0.0455" calcext:value-type="float">
            <text:p>0.046</text:p>
          </table:table-cell>
          <table:table-cell table:formula="of:=AVERAGE([$Sheet1.H10];[$Sheet2.H10])" office:value-type="float" office:value="0.065" calcext:value-type="float">
            <text:p>0.065</text:p>
          </table:table-cell>
          <table:table-cell table:formula="of:=AVERAGE([$Sheet1.I10];[$Sheet2.I10])" office:value-type="float" office:value="0.085" calcext:value-type="float">
            <text:p>0.085</text:p>
          </table:table-cell>
          <table:table-cell table:formula="of:=AVERAGE([$Sheet1.J10];[$Sheet2.J10])" office:value-type="float" office:value="0.1105" calcext:value-type="float">
            <text:p>0.111</text:p>
          </table:table-cell>
          <table:table-cell table:formula="of:=AVERAGE([$Sheet1.K10];[$Sheet2.K10])" office:value-type="float" office:value="0.1455" calcext:value-type="float">
            <text:p>0.146</text:p>
          </table:table-cell>
          <table:table-cell table:formula="of:=AVERAGE([$Sheet1.L10];[$Sheet2.L10])" office:value-type="float" office:value="0.1675" calcext:value-type="float">
            <text:p>0.168</text:p>
          </table:table-cell>
          <table:table-cell table:formula="of:=AVERAGE([$Sheet1.M10];[$Sheet2.M10])" office:value-type="float" office:value="0.2175" calcext:value-type="float">
            <text:p>0.218</text:p>
          </table:table-cell>
          <table:table-cell table:formula="of:=AVERAGE([$Sheet1.N10];[$Sheet2.N10])" office:value-type="float" office:value="0.2815" calcext:value-type="float">
            <text:p>0.282</text:p>
          </table:table-cell>
          <table:table-cell table:formula="of:=AVERAGE([$Sheet1.O10];[$Sheet2.O10])" office:value-type="float" office:value="0.3875" calcext:value-type="float">
            <text:p>0.388</text:p>
          </table:table-cell>
          <table:table-cell table:formula="of:=AVERAGE([$Sheet1.P10];[$Sheet2.P10])" office:value-type="float" office:value="0.4275" calcext:value-type="float">
            <text:p>0.4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table:formula="of:=AVERAGE([$Sheet1.B11];[$Sheet2.B11])" office:value-type="float" office:value="0.0185" calcext:value-type="float">
            <text:p>0.019</text:p>
          </table:table-cell>
          <table:table-cell table:formula="of:=AVERAGE([$Sheet1.C11];[$Sheet2.C11])" office:value-type="float" office:value="0.0335" calcext:value-type="float">
            <text:p>0.034</text:p>
          </table:table-cell>
          <table:table-cell table:formula="of:=AVERAGE([$Sheet1.D11];[$Sheet2.D11])" office:value-type="float" office:value="0.0595" calcext:value-type="float">
            <text:p>0.060</text:p>
          </table:table-cell>
          <table:table-cell table:formula="of:=AVERAGE([$Sheet1.E11];[$Sheet2.E11])" office:value-type="float" office:value="0.1075" calcext:value-type="float">
            <text:p>0.108</text:p>
          </table:table-cell>
          <table:table-cell table:formula="of:=AVERAGE([$Sheet1.F11];[$Sheet2.F11])" office:value-type="float" office:value="0.2315" calcext:value-type="float">
            <text:p>0.232</text:p>
          </table:table-cell>
          <table:table-cell table:formula="of:=AVERAGE([$Sheet1.G11];[$Sheet2.G11])" office:value-type="float" office:value="0.814" calcext:value-type="float">
            <text:p>0.814</text:p>
          </table:table-cell>
          <table:table-cell table:formula="of:=AVERAGE([$Sheet1.H11];[$Sheet2.H11])" office:value-type="float" office:value="3.805" calcext:value-type="float">
            <text:p>3.805</text:p>
          </table:table-cell>
          <table:table-cell table:formula="of:=AVERAGE([$Sheet1.I11];[$Sheet2.I11])" office:value-type="float" office:value="24.594" calcext:value-type="float">
            <text:p>24.594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table:formula="of:=AVERAGE([$Sheet1.B12];[$Sheet2.B12])" office:value-type="float" office:value="0.0355" calcext:value-type="float">
            <text:p>0.036</text:p>
          </table:table-cell>
          <table:table-cell table:formula="of:=AVERAGE([$Sheet1.C12];[$Sheet2.C12])" office:value-type="float" office:value="0.057" calcext:value-type="float">
            <text:p>0.057</text:p>
          </table:table-cell>
          <table:table-cell table:formula="of:=AVERAGE([$Sheet1.D12];[$Sheet2.D12])" office:value-type="float" office:value="0.0495" calcext:value-type="float">
            <text:p>0.050</text:p>
          </table:table-cell>
          <table:table-cell table:formula="of:=AVERAGE([$Sheet1.E12];[$Sheet2.E12])" office:value-type="float" office:value="0.0605" calcext:value-type="float">
            <text:p>0.061</text:p>
          </table:table-cell>
          <table:table-cell table:formula="of:=AVERAGE([$Sheet1.F12];[$Sheet2.F12])" office:value-type="float" office:value="0.0795" calcext:value-type="float">
            <text:p>0.080</text:p>
          </table:table-cell>
          <table:table-cell table:formula="of:=AVERAGE([$Sheet1.G12];[$Sheet2.G12])" office:value-type="float" office:value="0.129" calcext:value-type="float">
            <text:p>0.129</text:p>
          </table:table-cell>
          <table:table-cell table:formula="of:=AVERAGE([$Sheet1.H12];[$Sheet2.H12])" office:value-type="float" office:value="0.196" calcext:value-type="float">
            <text:p>0.196</text:p>
          </table:table-cell>
          <table:table-cell table:formula="of:=AVERAGE([$Sheet1.I12];[$Sheet2.I12])" office:value-type="float" office:value="0.35" calcext:value-type="float">
            <text:p>0.350</text:p>
          </table:table-cell>
          <table:table-cell table:formula="of:=AVERAGE([$Sheet1.J12];[$Sheet2.J12])" office:value-type="float" office:value="0.5225" calcext:value-type="float">
            <text:p>0.523</text:p>
          </table:table-cell>
          <table:table-cell table:formula="of:=AVERAGE([$Sheet1.K12];[$Sheet2.K12])" office:value-type="float" office:value="0.6955" calcext:value-type="float">
            <text:p>0.696</text:p>
          </table:table-cell>
          <table:table-cell table:formula="of:=AVERAGE([$Sheet1.L12];[$Sheet2.L12])" office:value-type="float" office:value="0.7885" calcext:value-type="float">
            <text:p>0.789</text:p>
          </table:table-cell>
          <table:table-cell table:formula="of:=AVERAGE([$Sheet1.M12];[$Sheet2.M12])" office:value-type="float" office:value="1.033" calcext:value-type="float">
            <text:p>1.033</text:p>
          </table:table-cell>
          <table:table-cell table:formula="of:=AVERAGE([$Sheet1.N12];[$Sheet2.N12])" office:value-type="float" office:value="1.321" calcext:value-type="float">
            <text:p>1.321</text:p>
          </table:table-cell>
          <table:table-cell table:formula="of:=AVERAGE([$Sheet1.O12];[$Sheet2.O12])" office:value-type="float" office:value="1.594" calcext:value-type="float">
            <text:p>1.594</text:p>
          </table:table-cell>
          <table:table-cell table:formula="of:=AVERAGE([$Sheet1.P12];[$Sheet2.P12])" office:value-type="float" office:value="1.9905" calcext:value-type="float">
            <text:p>1.9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table:formula="of:=AVERAGE([$Sheet1.B13];[$Sheet2.B13])" office:value-type="float" office:value="0.0105" calcext:value-type="float">
            <text:p>0.011</text:p>
          </table:table-cell>
          <table:table-cell table:formula="of:=AVERAGE([$Sheet1.C13];[$Sheet2.C13])" office:value-type="float" office:value="0.011" calcext:value-type="float">
            <text:p>0.011</text:p>
          </table:table-cell>
          <table:table-cell table:formula="of:=AVERAGE([$Sheet1.D13];[$Sheet2.D13])" office:value-type="float" office:value="0.018" calcext:value-type="float">
            <text:p>0.018</text:p>
          </table:table-cell>
          <table:table-cell table:formula="of:=AVERAGE([$Sheet1.E13];[$Sheet2.E13])" office:value-type="float" office:value="0.027" calcext:value-type="float">
            <text:p>0.027</text:p>
          </table:table-cell>
          <table:table-cell table:formula="of:=AVERAGE([$Sheet1.F13];[$Sheet2.F13])" office:value-type="float" office:value="0.1375" calcext:value-type="float">
            <text:p>0.138</text:p>
          </table:table-cell>
          <table:table-cell table:formula="of:=AVERAGE([$Sheet1.G13];[$Sheet2.G13])" office:value-type="float" office:value="1.403" calcext:value-type="float">
            <text:p>1.403</text:p>
          </table:table-cell>
          <table:table-cell table:formula="of:=AVERAGE([$Sheet1.H13];[$Sheet2.H13])" office:value-type="float" office:value="11.519" calcext:value-type="float">
            <text:p>11.519</text:p>
          </table:table-cell>
          <table:table-cell table:formula="of:=AVERAGE([$Sheet1.I13];[$Sheet2.I13])" office:value-type="float" office:value="168.6695" calcext:value-type="float">
            <text:p>168.670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table:formula="of:=AVERAGE([$Sheet1.B14];[$Sheet2.B14])" office:value-type="float" office:value="0.0325" calcext:value-type="float">
            <text:p>0.033</text:p>
          </table:table-cell>
          <table:table-cell table:formula="of:=AVERAGE([$Sheet1.C14];[$Sheet2.C14])" office:value-type="float" office:value="0.021" calcext:value-type="float">
            <text:p>0.021</text:p>
          </table:table-cell>
          <table:table-cell table:formula="of:=AVERAGE([$Sheet1.D14];[$Sheet2.D14])" office:value-type="float" office:value="0.0275" calcext:value-type="float">
            <text:p>0.028</text:p>
          </table:table-cell>
          <table:table-cell table:formula="of:=AVERAGE([$Sheet1.E14];[$Sheet2.E14])" office:value-type="float" office:value="0.0305" calcext:value-type="float">
            <text:p>0.031</text:p>
          </table:table-cell>
          <table:table-cell table:formula="of:=AVERAGE([$Sheet1.F14];[$Sheet2.F14])" office:value-type="float" office:value="0.018" calcext:value-type="float">
            <text:p>0.018</text:p>
          </table:table-cell>
          <table:table-cell table:formula="of:=AVERAGE([$Sheet1.G14];[$Sheet2.G14])" office:value-type="float" office:value="0.02" calcext:value-type="float">
            <text:p>0.020</text:p>
          </table:table-cell>
          <table:table-cell table:formula="of:=AVERAGE([$Sheet1.H14];[$Sheet2.H14])" office:value-type="float" office:value="0.0195" calcext:value-type="float">
            <text:p>0.020</text:p>
          </table:table-cell>
          <table:table-cell table:formula="of:=AVERAGE([$Sheet1.I14];[$Sheet2.I14])" office:value-type="float" office:value="0.018" calcext:value-type="float">
            <text:p>0.018</text:p>
          </table:table-cell>
          <table:table-cell table:formula="of:=AVERAGE([$Sheet1.J14];[$Sheet2.J14])" office:value-type="float" office:value="0.018" calcext:value-type="float">
            <text:p>0.018</text:p>
          </table:table-cell>
          <table:table-cell table:formula="of:=AVERAGE([$Sheet1.K14];[$Sheet2.K14])" office:value-type="float" office:value="0.026" calcext:value-type="float">
            <text:p>0.026</text:p>
          </table:table-cell>
          <table:table-cell table:formula="of:=AVERAGE([$Sheet1.L14];[$Sheet2.L14])" office:value-type="float" office:value="0.026" calcext:value-type="float">
            <text:p>0.026</text:p>
          </table:table-cell>
          <table:table-cell table:formula="of:=AVERAGE([$Sheet1.M14];[$Sheet2.M14])" office:value-type="float" office:value="0.023" calcext:value-type="float">
            <text:p>0.023</text:p>
          </table:table-cell>
          <table:table-cell table:formula="of:=AVERAGE([$Sheet1.N14];[$Sheet2.N14])" office:value-type="float" office:value="0.027" calcext:value-type="float">
            <text:p>0.027</text:p>
          </table:table-cell>
          <table:table-cell table:formula="of:=AVERAGE([$Sheet1.O14];[$Sheet2.O14])" office:value-type="float" office:value="0.0255" calcext:value-type="float">
            <text:p>0.026</text:p>
          </table:table-cell>
          <table:table-cell table:formula="of:=AVERAGE([$Sheet1.P14];[$Sheet2.P14])" office:value-type="float" office:value="0.028" calcext:value-type="float">
            <text:p>0.028</text:p>
          </table:table-cell>
          <table:table-cell office:value-type="float" office:value="28.584" calcext:value-type="float">
            <text:p>28.584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table:formula="of:=AVERAGE([$Sheet1.B15];[$Sheet2.B15])" office:value-type="float" office:value="0.018" calcext:value-type="float">
            <text:p>0.018</text:p>
          </table:table-cell>
          <table:table-cell table:formula="of:=AVERAGE([$Sheet1.C15];[$Sheet2.C15])" office:value-type="float" office:value="0.0225" calcext:value-type="float">
            <text:p>0.023</text:p>
          </table:table-cell>
          <table:table-cell table:formula="of:=AVERAGE([$Sheet1.D15];[$Sheet2.D15])" office:value-type="float" office:value="0.0305" calcext:value-type="float">
            <text:p>0.031</text:p>
          </table:table-cell>
          <table:table-cell table:formula="of:=AVERAGE([$Sheet1.E15];[$Sheet2.E15])" office:value-type="float" office:value="0.027" calcext:value-type="float">
            <text:p>0.027</text:p>
          </table:table-cell>
          <table:table-cell table:formula="of:=AVERAGE([$Sheet1.F15];[$Sheet2.F15])" office:value-type="float" office:value="0.0265" calcext:value-type="float">
            <text:p>0.027</text:p>
          </table:table-cell>
          <table:table-cell table:formula="of:=AVERAGE([$Sheet1.G15];[$Sheet2.G15])" office:value-type="float" office:value="0.024" calcext:value-type="float">
            <text:p>0.024</text:p>
          </table:table-cell>
          <table:table-cell table:formula="of:=AVERAGE([$Sheet1.H15];[$Sheet2.H15])" office:value-type="float" office:value="0.015" calcext:value-type="float">
            <text:p>0.015</text:p>
          </table:table-cell>
          <table:table-cell table:formula="of:=AVERAGE([$Sheet1.I15];[$Sheet2.I15])" office:value-type="float" office:value="0.0165" calcext:value-type="float">
            <text:p>0.017</text:p>
          </table:table-cell>
          <table:table-cell table:formula="of:=AVERAGE([$Sheet1.J15];[$Sheet2.J15])" office:value-type="float" office:value="0.021" calcext:value-type="float">
            <text:p>0.021</text:p>
          </table:table-cell>
          <table:table-cell table:formula="of:=AVERAGE([$Sheet1.K15];[$Sheet2.K15])" office:value-type="float" office:value="0.025" calcext:value-type="float">
            <text:p>0.025</text:p>
          </table:table-cell>
          <table:table-cell table:formula="of:=AVERAGE([$Sheet1.L15];[$Sheet2.L15])" office:value-type="float" office:value="0.0285" calcext:value-type="float">
            <text:p>0.029</text:p>
          </table:table-cell>
          <table:table-cell table:formula="of:=AVERAGE([$Sheet1.M15];[$Sheet2.M15])" office:value-type="float" office:value="0.0285" calcext:value-type="float">
            <text:p>0.029</text:p>
          </table:table-cell>
          <table:table-cell table:formula="of:=AVERAGE([$Sheet1.N15];[$Sheet2.N15])" office:value-type="float" office:value="0.0335" calcext:value-type="float">
            <text:p>0.034</text:p>
          </table:table-cell>
          <table:table-cell table:formula="of:=AVERAGE([$Sheet1.O15];[$Sheet2.O15])" office:value-type="float" office:value="0.0395" calcext:value-type="float">
            <text:p>0.040</text:p>
          </table:table-cell>
          <table:table-cell table:formula="of:=AVERAGE([$Sheet1.P15];[$Sheet2.P15])" office:value-type="float" office:value="0.038" calcext:value-type="float">
            <text:p>0.0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table:formula="of:=AVERAGE([$Sheet1.B16];[$Sheet2.B16])" office:value-type="float" office:value="0.0135" calcext:value-type="float">
            <text:p>0.014</text:p>
          </table:table-cell>
          <table:table-cell table:formula="of:=AVERAGE([$Sheet1.C16];[$Sheet2.C16])" office:value-type="float" office:value="0.0105" calcext:value-type="float">
            <text:p>0.011</text:p>
          </table:table-cell>
          <table:table-cell table:formula="of:=AVERAGE([$Sheet1.D16];[$Sheet2.D16])" office:value-type="float" office:value="0.013" calcext:value-type="float">
            <text:p>0.013</text:p>
          </table:table-cell>
          <table:table-cell table:formula="of:=AVERAGE([$Sheet1.E16];[$Sheet2.E16])" office:value-type="float" office:value="0.018" calcext:value-type="float">
            <text:p>0.018</text:p>
          </table:table-cell>
          <table:table-cell table:formula="of:=AVERAGE([$Sheet1.F16];[$Sheet2.F16])" office:value-type="float" office:value="0.0205" calcext:value-type="float">
            <text:p>0.021</text:p>
          </table:table-cell>
          <table:table-cell table:formula="of:=AVERAGE([$Sheet1.G16];[$Sheet2.G16])" office:value-type="float" office:value="0.015" calcext:value-type="float">
            <text:p>0.015</text:p>
          </table:table-cell>
          <table:table-cell table:formula="of:=AVERAGE([$Sheet1.H16];[$Sheet2.H16])" office:value-type="float" office:value="0.016" calcext:value-type="float">
            <text:p>0.016</text:p>
          </table:table-cell>
          <table:table-cell table:formula="of:=AVERAGE([$Sheet1.I16];[$Sheet2.I16])" office:value-type="float" office:value="0.021" calcext:value-type="float">
            <text:p>0.021</text:p>
          </table:table-cell>
          <table:table-cell table:formula="of:=AVERAGE([$Sheet1.J16];[$Sheet2.J16])" office:value-type="float" office:value="0.018" calcext:value-type="float">
            <text:p>0.018</text:p>
          </table:table-cell>
          <table:table-cell table:formula="of:=AVERAGE([$Sheet1.K16];[$Sheet2.K16])" office:value-type="float" office:value="0.0315" calcext:value-type="float">
            <text:p>0.032</text:p>
          </table:table-cell>
          <table:table-cell table:formula="of:=AVERAGE([$Sheet1.L16];[$Sheet2.L16])" office:value-type="float" office:value="0.0255" calcext:value-type="float">
            <text:p>0.026</text:p>
          </table:table-cell>
          <table:table-cell table:formula="of:=AVERAGE([$Sheet1.M16];[$Sheet2.M16])" office:value-type="float" office:value="0.04" calcext:value-type="float">
            <text:p>0.040</text:p>
          </table:table-cell>
          <table:table-cell table:formula="of:=AVERAGE([$Sheet1.N16];[$Sheet2.N16])" office:value-type="float" office:value="0.0415" calcext:value-type="float">
            <text:p>0.042</text:p>
          </table:table-cell>
          <table:table-cell table:formula="of:=AVERAGE([$Sheet1.O16];[$Sheet2.O16])" office:value-type="float" office:value="0.0525" calcext:value-type="float">
            <text:p>0.053</text:p>
          </table:table-cell>
          <table:table-cell table:formula="of:=AVERAGE([$Sheet1.P16];[$Sheet2.P16])" office:value-type="float" office:value="0.0525" calcext:value-type="float">
            <text:p>0.0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table:formula="of:=AVERAGE([$Sheet1.B17];[$Sheet2.B17])" office:value-type="float" office:value="0.008" calcext:value-type="float">
            <text:p>0.008</text:p>
          </table:table-cell>
          <table:table-cell table:formula="of:=AVERAGE([$Sheet1.C17];[$Sheet2.C17])" office:value-type="float" office:value="0.013" calcext:value-type="float">
            <text:p>0.013</text:p>
          </table:table-cell>
          <table:table-cell table:formula="of:=AVERAGE([$Sheet1.D17];[$Sheet2.D17])" office:value-type="float" office:value="0.0195" calcext:value-type="float">
            <text:p>0.020</text:p>
          </table:table-cell>
          <table:table-cell table:formula="of:=AVERAGE([$Sheet1.E17];[$Sheet2.E17])" office:value-type="float" office:value="0.0225" calcext:value-type="float">
            <text:p>0.023</text:p>
          </table:table-cell>
          <table:table-cell table:formula="of:=AVERAGE([$Sheet1.F17];[$Sheet2.F17])" office:value-type="float" office:value="0.0165" calcext:value-type="float">
            <text:p>0.017</text:p>
          </table:table-cell>
          <table:table-cell table:formula="of:=AVERAGE([$Sheet1.G17];[$Sheet2.G17])" office:value-type="float" office:value="0.0205" calcext:value-type="float">
            <text:p>0.021</text:p>
          </table:table-cell>
          <table:table-cell table:formula="of:=AVERAGE([$Sheet1.H17];[$Sheet2.H17])" office:value-type="float" office:value="0.018" calcext:value-type="float">
            <text:p>0.018</text:p>
          </table:table-cell>
          <table:table-cell table:formula="of:=AVERAGE([$Sheet1.I17];[$Sheet2.I17])" office:value-type="float" office:value="0.016" calcext:value-type="float">
            <text:p>0.016</text:p>
          </table:table-cell>
          <table:table-cell table:formula="of:=AVERAGE([$Sheet1.J17];[$Sheet2.J17])" office:value-type="float" office:value="0.016" calcext:value-type="float">
            <text:p>0.016</text:p>
          </table:table-cell>
          <table:table-cell table:formula="of:=AVERAGE([$Sheet1.K17];[$Sheet2.K17])" office:value-type="float" office:value="0.0165" calcext:value-type="float">
            <text:p>0.017</text:p>
          </table:table-cell>
          <table:table-cell table:formula="of:=AVERAGE([$Sheet1.L17];[$Sheet2.L17])" office:value-type="float" office:value="0.0145" calcext:value-type="float">
            <text:p>0.015</text:p>
          </table:table-cell>
          <table:table-cell table:formula="of:=AVERAGE([$Sheet1.M17];[$Sheet2.M17])" office:value-type="float" office:value="0.0185" calcext:value-type="float">
            <text:p>0.019</text:p>
          </table:table-cell>
          <table:table-cell table:formula="of:=AVERAGE([$Sheet1.N17];[$Sheet2.N17])" office:value-type="float" office:value="0.0185" calcext:value-type="float">
            <text:p>0.019</text:p>
          </table:table-cell>
          <table:table-cell table:formula="of:=AVERAGE([$Sheet1.O17];[$Sheet2.O17])" office:value-type="float" office:value="0.018" calcext:value-type="float">
            <text:p>0.018</text:p>
          </table:table-cell>
          <table:table-cell table:formula="of:=AVERAGE([$Sheet1.P17];[$Sheet2.P17])" office:value-type="float" office:value="0.022" calcext:value-type="float">
            <text:p>0.022</text:p>
          </table:table-cell>
          <table:table-cell office:value-type="float" office:value="5.348" calcext:value-type="float">
            <text:p>5.348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table:formula="of:=AVERAGE([$Sheet1.B18];[$Sheet2.B18])" office:value-type="float" office:value="0.012" calcext:value-type="float">
            <text:p>0.012</text:p>
          </table:table-cell>
          <table:table-cell table:formula="of:=AVERAGE([$Sheet1.C18];[$Sheet2.C18])" office:value-type="float" office:value="0.0105" calcext:value-type="float">
            <text:p>0.011</text:p>
          </table:table-cell>
          <table:table-cell table:formula="of:=AVERAGE([$Sheet1.D18];[$Sheet2.D18])" office:value-type="float" office:value="0.01" calcext:value-type="float">
            <text:p>0.010</text:p>
          </table:table-cell>
          <table:table-cell table:formula="of:=AVERAGE([$Sheet1.E18];[$Sheet2.E18])" office:value-type="float" office:value="0.0135" calcext:value-type="float">
            <text:p>0.014</text:p>
          </table:table-cell>
          <table:table-cell table:formula="of:=AVERAGE([$Sheet1.F18];[$Sheet2.F18])" office:value-type="float" office:value="0.015" calcext:value-type="float">
            <text:p>0.015</text:p>
          </table:table-cell>
          <table:table-cell table:formula="of:=AVERAGE([$Sheet1.G18];[$Sheet2.G18])" office:value-type="float" office:value="0.0165" calcext:value-type="float">
            <text:p>0.017</text:p>
          </table:table-cell>
          <table:table-cell table:formula="of:=AVERAGE([$Sheet1.H18];[$Sheet2.H18])" office:value-type="float" office:value="0.0185" calcext:value-type="float">
            <text:p>0.019</text:p>
          </table:table-cell>
          <table:table-cell table:formula="of:=AVERAGE([$Sheet1.I18];[$Sheet2.I18])" office:value-type="float" office:value="0.0195" calcext:value-type="float">
            <text:p>0.020</text:p>
          </table:table-cell>
          <table:table-cell table:formula="of:=AVERAGE([$Sheet1.J18];[$Sheet2.J18])" office:value-type="float" office:value="0.0145" calcext:value-type="float">
            <text:p>0.015</text:p>
          </table:table-cell>
          <table:table-cell table:formula="of:=AVERAGE([$Sheet1.K18];[$Sheet2.K18])" office:value-type="float" office:value="0.014" calcext:value-type="float">
            <text:p>0.014</text:p>
          </table:table-cell>
          <table:table-cell table:formula="of:=AVERAGE([$Sheet1.L18];[$Sheet2.L18])" office:value-type="float" office:value="0.018" calcext:value-type="float">
            <text:p>0.018</text:p>
          </table:table-cell>
          <table:table-cell table:formula="of:=AVERAGE([$Sheet1.M18];[$Sheet2.M18])" office:value-type="float" office:value="0.016" calcext:value-type="float">
            <text:p>0.016</text:p>
          </table:table-cell>
          <table:table-cell table:formula="of:=AVERAGE([$Sheet1.N18];[$Sheet2.N18])" office:value-type="float" office:value="0.018" calcext:value-type="float">
            <text:p>0.018</text:p>
          </table:table-cell>
          <table:table-cell table:formula="of:=AVERAGE([$Sheet1.O18];[$Sheet2.O18])" office:value-type="float" office:value="0.017" calcext:value-type="float">
            <text:p>0.017</text:p>
          </table:table-cell>
          <table:table-cell table:formula="of:=AVERAGE([$Sheet1.P18];[$Sheet2.P18])" office:value-type="float" office:value="0.0165" calcext:value-type="float">
            <text:p>0.017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table:formula="of:=AVERAGE([$Sheet1.B19];[$Sheet2.B19])" office:value-type="float" office:value="0.016" calcext:value-type="float">
            <text:p>0.016</text:p>
          </table:table-cell>
          <table:table-cell table:formula="of:=AVERAGE([$Sheet1.C19];[$Sheet2.C19])" office:value-type="float" office:value="0.0185" calcext:value-type="float">
            <text:p>0.019</text:p>
          </table:table-cell>
          <table:table-cell table:formula="of:=AVERAGE([$Sheet1.D19];[$Sheet2.D19])" office:value-type="float" office:value="0.0155" calcext:value-type="float">
            <text:p>0.016</text:p>
          </table:table-cell>
          <table:table-cell table:formula="of:=AVERAGE([$Sheet1.E19];[$Sheet2.E19])" office:value-type="float" office:value="0.0155" calcext:value-type="float">
            <text:p>0.016</text:p>
          </table:table-cell>
          <table:table-cell table:formula="of:=AVERAGE([$Sheet1.F19];[$Sheet2.F19])" office:value-type="float" office:value="0.019" calcext:value-type="float">
            <text:p>0.019</text:p>
          </table:table-cell>
          <table:table-cell table:formula="of:=AVERAGE([$Sheet1.G19];[$Sheet2.G19])" office:value-type="float" office:value="0.0115" calcext:value-type="float">
            <text:p>0.012</text:p>
          </table:table-cell>
          <table:table-cell table:formula="of:=AVERAGE([$Sheet1.H19];[$Sheet2.H19])" office:value-type="float" office:value="0.0195" calcext:value-type="float">
            <text:p>0.020</text:p>
          </table:table-cell>
          <table:table-cell table:formula="of:=AVERAGE([$Sheet1.I19];[$Sheet2.I19])" office:value-type="float" office:value="0.0195" calcext:value-type="float">
            <text:p>0.020</text:p>
          </table:table-cell>
          <table:table-cell table:formula="of:=AVERAGE([$Sheet1.J19];[$Sheet2.J19])" office:value-type="float" office:value="0.021" calcext:value-type="float">
            <text:p>0.021</text:p>
          </table:table-cell>
          <table:table-cell table:formula="of:=AVERAGE([$Sheet1.K19];[$Sheet2.K19])" office:value-type="float" office:value="0.022" calcext:value-type="float">
            <text:p>0.022</text:p>
          </table:table-cell>
          <table:table-cell table:formula="of:=AVERAGE([$Sheet1.L19];[$Sheet2.L19])" office:value-type="float" office:value="0.0195" calcext:value-type="float">
            <text:p>0.020</text:p>
          </table:table-cell>
          <table:table-cell table:formula="of:=AVERAGE([$Sheet1.M19];[$Sheet2.M19])" office:value-type="float" office:value="0.023" calcext:value-type="float">
            <text:p>0.023</text:p>
          </table:table-cell>
          <table:table-cell table:formula="of:=AVERAGE([$Sheet1.N19];[$Sheet2.N19])" office:value-type="float" office:value="0.02" calcext:value-type="float">
            <text:p>0.020</text:p>
          </table:table-cell>
          <table:table-cell table:formula="of:=AVERAGE([$Sheet1.O19];[$Sheet2.O19])" office:value-type="float" office:value="0.0235" calcext:value-type="float">
            <text:p>0.024</text:p>
          </table:table-cell>
          <table:table-cell table:formula="of:=AVERAGE([$Sheet1.P19];[$Sheet2.P19])" office:value-type="float" office:value="0.017" calcext:value-type="float">
            <text:p>0.0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table:formula="of:=AVERAGE([$Sheet1.B20];[$Sheet2.B20])" office:value-type="float" office:value="0.01" calcext:value-type="float">
            <text:p>0.010</text:p>
          </table:table-cell>
          <table:table-cell table:formula="of:=AVERAGE([$Sheet1.C20];[$Sheet2.C20])" office:value-type="float" office:value="0.0075" calcext:value-type="float">
            <text:p>0.008</text:p>
          </table:table-cell>
          <table:table-cell table:formula="of:=AVERAGE([$Sheet1.D20];[$Sheet2.D20])" office:value-type="float" office:value="0.008" calcext:value-type="float">
            <text:p>0.008</text:p>
          </table:table-cell>
          <table:table-cell table:formula="of:=AVERAGE([$Sheet1.E20];[$Sheet2.E20])" office:value-type="float" office:value="0.0085" calcext:value-type="float">
            <text:p>0.009</text:p>
          </table:table-cell>
          <table:table-cell table:formula="of:=AVERAGE([$Sheet1.F20];[$Sheet2.F20])" office:value-type="float" office:value="0.013" calcext:value-type="float">
            <text:p>0.013</text:p>
          </table:table-cell>
          <table:table-cell table:formula="of:=AVERAGE([$Sheet1.G20];[$Sheet2.G20])" office:value-type="float" office:value="0.011" calcext:value-type="float">
            <text:p>0.011</text:p>
          </table:table-cell>
          <table:table-cell table:formula="of:=AVERAGE([$Sheet1.H20];[$Sheet2.H20])" office:value-type="float" office:value="0.014" calcext:value-type="float">
            <text:p>0.014</text:p>
          </table:table-cell>
          <table:table-cell table:formula="of:=AVERAGE([$Sheet1.I20];[$Sheet2.I20])" office:value-type="float" office:value="0.0135" calcext:value-type="float">
            <text:p>0.014</text:p>
          </table:table-cell>
          <table:table-cell table:formula="of:=AVERAGE([$Sheet1.J20];[$Sheet2.J20])" office:value-type="float" office:value="0.0145" calcext:value-type="float">
            <text:p>0.015</text:p>
          </table:table-cell>
          <table:table-cell table:formula="of:=AVERAGE([$Sheet1.K20];[$Sheet2.K20])" office:value-type="float" office:value="0.016" calcext:value-type="float">
            <text:p>0.016</text:p>
          </table:table-cell>
          <table:table-cell table:formula="of:=AVERAGE([$Sheet1.L20];[$Sheet2.L20])" office:value-type="float" office:value="0.0145" calcext:value-type="float">
            <text:p>0.015</text:p>
          </table:table-cell>
          <table:table-cell table:formula="of:=AVERAGE([$Sheet1.M20];[$Sheet2.M20])" office:value-type="float" office:value="0.0155" calcext:value-type="float">
            <text:p>0.016</text:p>
          </table:table-cell>
          <table:table-cell table:formula="of:=AVERAGE([$Sheet1.N20];[$Sheet2.N20])" office:value-type="float" office:value="0.021" calcext:value-type="float">
            <text:p>0.021</text:p>
          </table:table-cell>
          <table:table-cell table:formula="of:=AVERAGE([$Sheet1.O20];[$Sheet2.O20])" office:value-type="float" office:value="0.0195" calcext:value-type="float">
            <text:p>0.020</text:p>
          </table:table-cell>
          <table:table-cell table:formula="of:=AVERAGE([$Sheet1.P20];[$Sheet2.P20])" office:value-type="float" office:value="0.0215" calcext:value-type="float">
            <text:p>0.022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table:formula="of:=AVERAGE([$Sheet1.B21];[$Sheet2.B21])" office:value-type="float" office:value="0.01" calcext:value-type="float">
            <text:p>0.010</text:p>
          </table:table-cell>
          <table:table-cell table:formula="of:=AVERAGE([$Sheet1.C21];[$Sheet2.C21])" office:value-type="float" office:value="0.0095" calcext:value-type="float">
            <text:p>0.010</text:p>
          </table:table-cell>
          <table:table-cell table:formula="of:=AVERAGE([$Sheet1.D21];[$Sheet2.D21])" office:value-type="float" office:value="0.0125" calcext:value-type="float">
            <text:p>0.013</text:p>
          </table:table-cell>
          <table:table-cell table:formula="of:=AVERAGE([$Sheet1.E21];[$Sheet2.E21])" office:value-type="float" office:value="0.0095" calcext:value-type="float">
            <text:p>0.010</text:p>
          </table:table-cell>
          <table:table-cell table:formula="of:=AVERAGE([$Sheet1.F21];[$Sheet2.F21])" office:value-type="float" office:value="0.0105" calcext:value-type="float">
            <text:p>0.011</text:p>
          </table:table-cell>
          <table:table-cell table:formula="of:=AVERAGE([$Sheet1.G21];[$Sheet2.G21])" office:value-type="float" office:value="0.0105" calcext:value-type="float">
            <text:p>0.011</text:p>
          </table:table-cell>
          <table:table-cell table:formula="of:=AVERAGE([$Sheet1.H21];[$Sheet2.H21])" office:value-type="float" office:value="0.008" calcext:value-type="float">
            <text:p>0.008</text:p>
          </table:table-cell>
          <table:table-cell table:formula="of:=AVERAGE([$Sheet1.I21];[$Sheet2.I21])" office:value-type="float" office:value="0.0115" calcext:value-type="float">
            <text:p>0.012</text:p>
          </table:table-cell>
          <table:table-cell table:formula="of:=AVERAGE([$Sheet1.J21];[$Sheet2.J21])" office:value-type="float" office:value="0.0115" calcext:value-type="float">
            <text:p>0.012</text:p>
          </table:table-cell>
          <table:table-cell table:formula="of:=AVERAGE([$Sheet1.K21];[$Sheet2.K21])" office:value-type="float" office:value="0.0065" calcext:value-type="float">
            <text:p>0.007</text:p>
          </table:table-cell>
          <table:table-cell table:formula="of:=AVERAGE([$Sheet1.L21];[$Sheet2.L21])" office:value-type="float" office:value="0.0115" calcext:value-type="float">
            <text:p>0.012</text:p>
          </table:table-cell>
          <table:table-cell table:formula="of:=AVERAGE([$Sheet1.M21];[$Sheet2.M21])" office:value-type="float" office:value="0.012" calcext:value-type="float">
            <text:p>0.012</text:p>
          </table:table-cell>
          <table:table-cell table:formula="of:=AVERAGE([$Sheet1.N21];[$Sheet2.N21])" office:value-type="float" office:value="0.009" calcext:value-type="float">
            <text:p>0.009</text:p>
          </table:table-cell>
          <table:table-cell table:formula="of:=AVERAGE([$Sheet1.O21];[$Sheet2.O21])" office:value-type="float" office:value="0.01" calcext:value-type="float">
            <text:p>0.010</text:p>
          </table:table-cell>
          <table:table-cell table:formula="of:=AVERAGE([$Sheet1.P21];[$Sheet2.P21])" office:value-type="float" office:value="0.0085" calcext:value-type="float">
            <text:p>0.00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table:formula="of:=AVERAGE([$Sheet1.B22];[$Sheet2.B22])" office:value-type="float" office:value="0.01" calcext:value-type="float">
            <text:p>0.010</text:p>
          </table:table-cell>
          <table:table-cell table:formula="of:=AVERAGE([$Sheet1.C22];[$Sheet2.C22])" office:value-type="float" office:value="0.007" calcext:value-type="float">
            <text:p>0.007</text:p>
          </table:table-cell>
          <table:table-cell table:formula="of:=AVERAGE([$Sheet1.D22];[$Sheet2.D22])" office:value-type="float" office:value="0.01" calcext:value-type="float">
            <text:p>0.010</text:p>
          </table:table-cell>
          <table:table-cell table:formula="of:=AVERAGE([$Sheet1.E22];[$Sheet2.E22])" office:value-type="float" office:value="0.01" calcext:value-type="float">
            <text:p>0.010</text:p>
          </table:table-cell>
          <table:table-cell table:formula="of:=AVERAGE([$Sheet1.F22];[$Sheet2.F22])" office:value-type="float" office:value="0.013" calcext:value-type="float">
            <text:p>0.013</text:p>
          </table:table-cell>
          <table:table-cell table:formula="of:=AVERAGE([$Sheet1.G22];[$Sheet2.G22])" office:value-type="float" office:value="0.013" calcext:value-type="float">
            <text:p>0.013</text:p>
          </table:table-cell>
          <table:table-cell table:formula="of:=AVERAGE([$Sheet1.H22];[$Sheet2.H22])" office:value-type="float" office:value="0.0085" calcext:value-type="float">
            <text:p>0.009</text:p>
          </table:table-cell>
          <table:table-cell table:formula="of:=AVERAGE([$Sheet1.I22];[$Sheet2.I22])" office:value-type="float" office:value="0.0115" calcext:value-type="float">
            <text:p>0.012</text:p>
          </table:table-cell>
          <table:table-cell table:formula="of:=AVERAGE([$Sheet1.J22];[$Sheet2.J22])" office:value-type="float" office:value="0.012" calcext:value-type="float">
            <text:p>0.012</text:p>
          </table:table-cell>
          <table:table-cell table:formula="of:=AVERAGE([$Sheet1.K22];[$Sheet2.K22])" office:value-type="float" office:value="0.0125" calcext:value-type="float">
            <text:p>0.013</text:p>
          </table:table-cell>
          <table:table-cell table:formula="of:=AVERAGE([$Sheet1.L22];[$Sheet2.L22])" office:value-type="float" office:value="0.012" calcext:value-type="float">
            <text:p>0.012</text:p>
          </table:table-cell>
          <table:table-cell table:formula="of:=AVERAGE([$Sheet1.M22];[$Sheet2.M22])" office:value-type="float" office:value="0.011" calcext:value-type="float">
            <text:p>0.011</text:p>
          </table:table-cell>
          <table:table-cell table:formula="of:=AVERAGE([$Sheet1.N22];[$Sheet2.N22])" office:value-type="float" office:value="0.0115" calcext:value-type="float">
            <text:p>0.012</text:p>
          </table:table-cell>
          <table:table-cell table:formula="of:=AVERAGE([$Sheet1.O22];[$Sheet2.O22])" office:value-type="float" office:value="0.012" calcext:value-type="float">
            <text:p>0.012</text:p>
          </table:table-cell>
          <table:table-cell table:formula="of:=AVERAGE([$Sheet1.P22];[$Sheet2.P22])" office:value-type="float" office:value="0.014" calcext:value-type="float">
            <text:p>0.01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table:formula="of:=AVERAGE([$Sheet1.B23];[$Sheet2.B23])" office:value-type="float" office:value="0.0115" calcext:value-type="float">
            <text:p>0.012</text:p>
          </table:table-cell>
          <table:table-cell table:formula="of:=AVERAGE([$Sheet1.C23];[$Sheet2.C23])" office:value-type="float" office:value="0.0145" calcext:value-type="float">
            <text:p>0.015</text:p>
          </table:table-cell>
          <table:table-cell table:formula="of:=AVERAGE([$Sheet1.D23];[$Sheet2.D23])" office:value-type="float" office:value="0.0195" calcext:value-type="float">
            <text:p>0.020</text:p>
          </table:table-cell>
          <table:table-cell table:formula="of:=AVERAGE([$Sheet1.E23];[$Sheet2.E23])" office:value-type="float" office:value="0.02" calcext:value-type="float">
            <text:p>0.020</text:p>
          </table:table-cell>
          <table:table-cell table:formula="of:=AVERAGE([$Sheet1.F23];[$Sheet2.F23])" office:value-type="float" office:value="0.0235" calcext:value-type="float">
            <text:p>0.024</text:p>
          </table:table-cell>
          <table:table-cell table:formula="of:=AVERAGE([$Sheet1.G23];[$Sheet2.G23])" office:value-type="float" office:value="0.028" calcext:value-type="float">
            <text:p>0.028</text:p>
          </table:table-cell>
          <table:table-cell table:formula="of:=AVERAGE([$Sheet1.H23];[$Sheet2.H23])" office:value-type="float" office:value="0.075" calcext:value-type="float">
            <text:p>0.075</text:p>
          </table:table-cell>
          <table:table-cell table:formula="of:=AVERAGE([$Sheet1.I23];[$Sheet2.I23])" office:value-type="float" office:value="0.3615" calcext:value-type="float">
            <text:p>0.362</text:p>
          </table:table-cell>
          <table:table-cell table:formula="of:=AVERAGE([$Sheet1.J23];[$Sheet2.J23])" office:value-type="float" office:value="3.2835" calcext:value-type="float">
            <text:p>3.284</text:p>
          </table:table-cell>
          <table:table-cell table:formula="of:=AVERAGE([$Sheet1.K23];[$Sheet2.K23])" office:value-type="float" office:value="26.175" calcext:value-type="float">
            <text:p>26.17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table:formula="of:=AVERAGE([$Sheet1.B24];[$Sheet2.B24])" office:value-type="float" office:value="0.014" calcext:value-type="float">
            <text:p>0.014</text:p>
          </table:table-cell>
          <table:table-cell table:formula="of:=AVERAGE([$Sheet1.C24];[$Sheet2.C24])" office:value-type="float" office:value="0.015" calcext:value-type="float">
            <text:p>0.015</text:p>
          </table:table-cell>
          <table:table-cell table:formula="of:=AVERAGE([$Sheet1.D24];[$Sheet2.D24])" office:value-type="float" office:value="0.0135" calcext:value-type="float">
            <text:p>0.014</text:p>
          </table:table-cell>
          <table:table-cell table:formula="of:=AVERAGE([$Sheet1.E24];[$Sheet2.E24])" office:value-type="float" office:value="0.0125" calcext:value-type="float">
            <text:p>0.013</text:p>
          </table:table-cell>
          <table:table-cell table:formula="of:=AVERAGE([$Sheet1.F24];[$Sheet2.F24])" office:value-type="float" office:value="0.013" calcext:value-type="float">
            <text:p>0.013</text:p>
          </table:table-cell>
          <table:table-cell table:formula="of:=AVERAGE([$Sheet1.G24];[$Sheet2.G24])" office:value-type="float" office:value="0.013" calcext:value-type="float">
            <text:p>0.013</text:p>
          </table:table-cell>
          <table:table-cell table:formula="of:=AVERAGE([$Sheet1.H24];[$Sheet2.H24])" office:value-type="float" office:value="0.008" calcext:value-type="float">
            <text:p>0.008</text:p>
          </table:table-cell>
          <table:table-cell table:formula="of:=AVERAGE([$Sheet1.I24];[$Sheet2.I24])" office:value-type="float" office:value="0.0065" calcext:value-type="float">
            <text:p>0.007</text:p>
          </table:table-cell>
          <table:table-cell table:formula="of:=AVERAGE([$Sheet1.J24];[$Sheet2.J24])" office:value-type="float" office:value="0.0135" calcext:value-type="float">
            <text:p>0.014</text:p>
          </table:table-cell>
          <table:table-cell table:formula="of:=AVERAGE([$Sheet1.K24];[$Sheet2.K24])" office:value-type="float" office:value="0.0125" calcext:value-type="float">
            <text:p>0.013</text:p>
          </table:table-cell>
          <table:table-cell table:formula="of:=AVERAGE([$Sheet1.L24];[$Sheet2.L24])" office:value-type="float" office:value="0.011" calcext:value-type="float">
            <text:p>0.011</text:p>
          </table:table-cell>
          <table:table-cell table:formula="of:=AVERAGE([$Sheet1.M24];[$Sheet2.M24])" office:value-type="float" office:value="0.011" calcext:value-type="float">
            <text:p>0.011</text:p>
          </table:table-cell>
          <table:table-cell table:formula="of:=AVERAGE([$Sheet1.N24];[$Sheet2.N24])" office:value-type="float" office:value="0.0115" calcext:value-type="float">
            <text:p>0.012</text:p>
          </table:table-cell>
          <table:table-cell table:formula="of:=AVERAGE([$Sheet1.O24];[$Sheet2.O24])" office:value-type="float" office:value="0.0065" calcext:value-type="float">
            <text:p>0.007</text:p>
          </table:table-cell>
          <table:table-cell table:formula="of:=AVERAGE([$Sheet1.P24];[$Sheet2.P24])" office:value-type="float" office:value="0.0085" calcext:value-type="float">
            <text:p>0.009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table:formula="of:=AVERAGE([$Sheet1.B25];[$Sheet2.B25])" office:value-type="float" office:value="0.011" calcext:value-type="float">
            <text:p>0.011</text:p>
          </table:table-cell>
          <table:table-cell table:formula="of:=AVERAGE([$Sheet1.C25];[$Sheet2.C25])" office:value-type="float" office:value="0.0125" calcext:value-type="float">
            <text:p>0.013</text:p>
          </table:table-cell>
          <table:table-cell table:formula="of:=AVERAGE([$Sheet1.D25];[$Sheet2.D25])" office:value-type="float" office:value="0.015" calcext:value-type="float">
            <text:p>0.015</text:p>
          </table:table-cell>
          <table:table-cell table:formula="of:=AVERAGE([$Sheet1.E25];[$Sheet2.E25])" office:value-type="float" office:value="0.0105" calcext:value-type="float">
            <text:p>0.011</text:p>
          </table:table-cell>
          <table:table-cell table:formula="of:=AVERAGE([$Sheet1.F25];[$Sheet2.F25])" office:value-type="float" office:value="0.012" calcext:value-type="float">
            <text:p>0.012</text:p>
          </table:table-cell>
          <table:table-cell table:formula="of:=AVERAGE([$Sheet1.G25];[$Sheet2.G25])" office:value-type="float" office:value="0.011" calcext:value-type="float">
            <text:p>0.011</text:p>
          </table:table-cell>
          <table:table-cell table:formula="of:=AVERAGE([$Sheet1.H25];[$Sheet2.H25])" office:value-type="float" office:value="0.0125" calcext:value-type="float">
            <text:p>0.013</text:p>
          </table:table-cell>
          <table:table-cell table:formula="of:=AVERAGE([$Sheet1.I25];[$Sheet2.I25])" office:value-type="float" office:value="0.0085" calcext:value-type="float">
            <text:p>0.009</text:p>
          </table:table-cell>
          <table:table-cell table:formula="of:=AVERAGE([$Sheet1.J25];[$Sheet2.J25])" office:value-type="float" office:value="0.0095" calcext:value-type="float">
            <text:p>0.010</text:p>
          </table:table-cell>
          <table:table-cell table:formula="of:=AVERAGE([$Sheet1.K25];[$Sheet2.K25])" office:value-type="float" office:value="0.0085" calcext:value-type="float">
            <text:p>0.009</text:p>
          </table:table-cell>
          <table:table-cell table:formula="of:=AVERAGE([$Sheet1.L25];[$Sheet2.L25])" office:value-type="float" office:value="0.011" calcext:value-type="float">
            <text:p>0.011</text:p>
          </table:table-cell>
          <table:table-cell table:formula="of:=AVERAGE([$Sheet1.M25];[$Sheet2.M25])" office:value-type="float" office:value="0.0095" calcext:value-type="float">
            <text:p>0.010</text:p>
          </table:table-cell>
          <table:table-cell table:formula="of:=AVERAGE([$Sheet1.N25];[$Sheet2.N25])" office:value-type="float" office:value="0.008" calcext:value-type="float">
            <text:p>0.008</text:p>
          </table:table-cell>
          <table:table-cell table:formula="of:=AVERAGE([$Sheet1.O25];[$Sheet2.O25])" office:value-type="float" office:value="0.012" calcext:value-type="float">
            <text:p>0.012</text:p>
          </table:table-cell>
          <table:table-cell table:formula="of:=AVERAGE([$Sheet1.P25];[$Sheet2.P25])" office:value-type="float" office:value="0.007" calcext:value-type="float">
            <text:p>0.007</text:p>
          </table:table-cell>
          <table:table-cell office:value-type="float" office:value="0.11" calcext:value-type="float">
            <text:p>0.110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table:formula="of:=AVERAGE([$Sheet1.B26];[$Sheet2.B26])" office:value-type="float" office:value="0.0085" calcext:value-type="float">
            <text:p>0.009</text:p>
          </table:table-cell>
          <table:table-cell table:formula="of:=AVERAGE([$Sheet1.C26];[$Sheet2.C26])" office:value-type="float" office:value="0.012" calcext:value-type="float">
            <text:p>0.012</text:p>
          </table:table-cell>
          <table:table-cell table:formula="of:=AVERAGE([$Sheet1.D26];[$Sheet2.D26])" office:value-type="float" office:value="0.015" calcext:value-type="float">
            <text:p>0.015</text:p>
          </table:table-cell>
          <table:table-cell table:formula="of:=AVERAGE([$Sheet1.E26];[$Sheet2.E26])" office:value-type="float" office:value="0.016" calcext:value-type="float">
            <text:p>0.016</text:p>
          </table:table-cell>
          <table:table-cell table:formula="of:=AVERAGE([$Sheet1.F26];[$Sheet2.F26])" office:value-type="float" office:value="0.0115" calcext:value-type="float">
            <text:p>0.012</text:p>
          </table:table-cell>
          <table:table-cell table:formula="of:=AVERAGE([$Sheet1.G26];[$Sheet2.G26])" office:value-type="float" office:value="0.0175" calcext:value-type="float">
            <text:p>0.018</text:p>
          </table:table-cell>
          <table:table-cell table:formula="of:=AVERAGE([$Sheet1.H26];[$Sheet2.H26])" office:value-type="float" office:value="0.0205" calcext:value-type="float">
            <text:p>0.021</text:p>
          </table:table-cell>
          <table:table-cell table:formula="of:=AVERAGE([$Sheet1.I26];[$Sheet2.I26])" office:value-type="float" office:value="0.019" calcext:value-type="float">
            <text:p>0.019</text:p>
          </table:table-cell>
          <table:table-cell table:formula="of:=AVERAGE([$Sheet1.J26];[$Sheet2.J26])" office:value-type="float" office:value="0.026" calcext:value-type="float">
            <text:p>0.026</text:p>
          </table:table-cell>
          <table:table-cell table:formula="of:=AVERAGE([$Sheet1.K26];[$Sheet2.K26])" office:value-type="float" office:value="0.0255" calcext:value-type="float">
            <text:p>0.026</text:p>
          </table:table-cell>
          <table:table-cell table:formula="of:=AVERAGE([$Sheet1.L26];[$Sheet2.L26])" office:value-type="float" office:value="0.0255" calcext:value-type="float">
            <text:p>0.026</text:p>
          </table:table-cell>
          <table:table-cell table:formula="of:=AVERAGE([$Sheet1.M26];[$Sheet2.M26])" office:value-type="float" office:value="0.023" calcext:value-type="float">
            <text:p>0.023</text:p>
          </table:table-cell>
          <table:table-cell table:formula="of:=AVERAGE([$Sheet1.N26];[$Sheet2.N26])" office:value-type="float" office:value="0.031" calcext:value-type="float">
            <text:p>0.031</text:p>
          </table:table-cell>
          <table:table-cell table:formula="of:=AVERAGE([$Sheet1.O26];[$Sheet2.O26])" office:value-type="float" office:value="0.031" calcext:value-type="float">
            <text:p>0.031</text:p>
          </table:table-cell>
          <table:table-cell table:formula="of:=AVERAGE([$Sheet1.P26];[$Sheet2.P26])" office:value-type="float" office:value="0.0325" calcext:value-type="float">
            <text:p>0.0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table:formula="of:=AVERAGE([$Sheet1.B27];[$Sheet2.B27])" office:value-type="float" office:value="0.0125" calcext:value-type="float">
            <text:p>0.013</text:p>
          </table:table-cell>
          <table:table-cell table:formula="of:=AVERAGE([$Sheet1.C27];[$Sheet2.C27])" office:value-type="float" office:value="0.011" calcext:value-type="float">
            <text:p>0.011</text:p>
          </table:table-cell>
          <table:table-cell table:formula="of:=AVERAGE([$Sheet1.D27];[$Sheet2.D27])" office:value-type="float" office:value="0.008" calcext:value-type="float">
            <text:p>0.008</text:p>
          </table:table-cell>
          <table:table-cell table:formula="of:=AVERAGE([$Sheet1.E27];[$Sheet2.E27])" office:value-type="float" office:value="0.009" calcext:value-type="float">
            <text:p>0.009</text:p>
          </table:table-cell>
          <table:table-cell table:formula="of:=AVERAGE([$Sheet1.F27];[$Sheet2.F27])" office:value-type="float" office:value="0.016" calcext:value-type="float">
            <text:p>0.016</text:p>
          </table:table-cell>
          <table:table-cell table:formula="of:=AVERAGE([$Sheet1.G27];[$Sheet2.G27])" office:value-type="float" office:value="0.017" calcext:value-type="float">
            <text:p>0.017</text:p>
          </table:table-cell>
          <table:table-cell table:formula="of:=AVERAGE([$Sheet1.H27];[$Sheet2.H27])" office:value-type="float" office:value="0.0185" calcext:value-type="float">
            <text:p>0.019</text:p>
          </table:table-cell>
          <table:table-cell table:formula="of:=AVERAGE([$Sheet1.I27];[$Sheet2.I27])" office:value-type="float" office:value="0.0215" calcext:value-type="float">
            <text:p>0.022</text:p>
          </table:table-cell>
          <table:table-cell table:formula="of:=AVERAGE([$Sheet1.J27];[$Sheet2.J27])" office:value-type="float" office:value="0.0135" calcext:value-type="float">
            <text:p>0.014</text:p>
          </table:table-cell>
          <table:table-cell table:formula="of:=AVERAGE([$Sheet1.K27];[$Sheet2.K27])" office:value-type="float" office:value="0.0245" calcext:value-type="float">
            <text:p>0.025</text:p>
          </table:table-cell>
          <table:table-cell table:formula="of:=AVERAGE([$Sheet1.L27];[$Sheet2.L27])" office:value-type="float" office:value="0.0295" calcext:value-type="float">
            <text:p>0.030</text:p>
          </table:table-cell>
          <table:table-cell table:formula="of:=AVERAGE([$Sheet1.M27];[$Sheet2.M27])" office:value-type="float" office:value="0.037" calcext:value-type="float">
            <text:p>0.037</text:p>
          </table:table-cell>
          <table:table-cell table:formula="of:=AVERAGE([$Sheet1.N27];[$Sheet2.N27])" office:value-type="float" office:value="0.0475" calcext:value-type="float">
            <text:p>0.048</text:p>
          </table:table-cell>
          <table:table-cell table:formula="of:=AVERAGE([$Sheet1.O27];[$Sheet2.O27])" office:value-type="float" office:value="0.0485" calcext:value-type="float">
            <text:p>0.049</text:p>
          </table:table-cell>
          <table:table-cell table:formula="of:=AVERAGE([$Sheet1.P27];[$Sheet2.P27])" office:value-type="float" office:value="0.062" calcext:value-type="float">
            <text:p>0.0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AVERAGE([$Sheet1.B28];[$Sheet2.B28])" office:value-type="float" office:value="0.0115" calcext:value-type="float">
            <text:p>0.012</text:p>
          </table:table-cell>
          <table:table-cell table:formula="of:=AVERAGE([$Sheet1.C28];[$Sheet2.C28])" office:value-type="float" office:value="0.0085" calcext:value-type="float">
            <text:p>0.009</text:p>
          </table:table-cell>
          <table:table-cell table:formula="of:=AVERAGE([$Sheet1.D28];[$Sheet2.D28])" office:value-type="float" office:value="0.011" calcext:value-type="float">
            <text:p>0.011</text:p>
          </table:table-cell>
          <table:table-cell table:formula="of:=AVERAGE([$Sheet1.E28];[$Sheet2.E28])" office:value-type="float" office:value="0.008" calcext:value-type="float">
            <text:p>0.008</text:p>
          </table:table-cell>
          <table:table-cell table:formula="of:=AVERAGE([$Sheet1.F28];[$Sheet2.F28])" office:value-type="float" office:value="0.0105" calcext:value-type="float">
            <text:p>0.011</text:p>
          </table:table-cell>
          <table:table-cell table:formula="of:=AVERAGE([$Sheet1.G28];[$Sheet2.G28])" office:value-type="float" office:value="0.0085" calcext:value-type="float">
            <text:p>0.009</text:p>
          </table:table-cell>
          <table:table-cell table:formula="of:=AVERAGE([$Sheet1.H28];[$Sheet2.H28])" office:value-type="float" office:value="0.0125" calcext:value-type="float">
            <text:p>0.013</text:p>
          </table:table-cell>
          <table:table-cell table:formula="of:=AVERAGE([$Sheet1.I28];[$Sheet2.I28])" office:value-type="float" office:value="0.011" calcext:value-type="float">
            <text:p>0.011</text:p>
          </table:table-cell>
          <table:table-cell table:formula="of:=AVERAGE([$Sheet1.J28];[$Sheet2.J28])" office:value-type="float" office:value="0.011" calcext:value-type="float">
            <text:p>0.011</text:p>
          </table:table-cell>
          <table:table-cell table:formula="of:=AVERAGE([$Sheet1.K28];[$Sheet2.K28])" office:value-type="float" office:value="0.0125" calcext:value-type="float">
            <text:p>0.013</text:p>
          </table:table-cell>
          <table:table-cell table:formula="of:=AVERAGE([$Sheet1.L28];[$Sheet2.L28])" office:value-type="float" office:value="0.013" calcext:value-type="float">
            <text:p>0.013</text:p>
          </table:table-cell>
          <table:table-cell table:formula="of:=AVERAGE([$Sheet1.M28];[$Sheet2.M28])" office:value-type="float" office:value="0.0105" calcext:value-type="float">
            <text:p>0.011</text:p>
          </table:table-cell>
          <table:table-cell table:formula="of:=AVERAGE([$Sheet1.N28];[$Sheet2.N28])" office:value-type="float" office:value="0.011" calcext:value-type="float">
            <text:p>0.011</text:p>
          </table:table-cell>
          <table:table-cell table:formula="of:=AVERAGE([$Sheet1.O28];[$Sheet2.O28])" office:value-type="float" office:value="0.013" calcext:value-type="float">
            <text:p>0.013</text:p>
          </table:table-cell>
          <table:table-cell table:formula="of:=AVERAGE([$Sheet1.P28];[$Sheet2.P28])" office:value-type="float" office:value="0.0125" calcext:value-type="float">
            <text:p>0.013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table:formula="of:=AVERAGE([$Sheet1.B29];[$Sheet2.B29])" office:value-type="float" office:value="0.0095" calcext:value-type="float">
            <text:p>0.010</text:p>
          </table:table-cell>
          <table:table-cell table:formula="of:=AVERAGE([$Sheet1.C29];[$Sheet2.C29])" office:value-type="float" office:value="0.0125" calcext:value-type="float">
            <text:p>0.013</text:p>
          </table:table-cell>
          <table:table-cell table:formula="of:=AVERAGE([$Sheet1.D29];[$Sheet2.D29])" office:value-type="float" office:value="0.01" calcext:value-type="float">
            <text:p>0.010</text:p>
          </table:table-cell>
          <table:table-cell table:formula="of:=AVERAGE([$Sheet1.E29];[$Sheet2.E29])" office:value-type="float" office:value="0.012" calcext:value-type="float">
            <text:p>0.012</text:p>
          </table:table-cell>
          <table:table-cell table:formula="of:=AVERAGE([$Sheet1.F29];[$Sheet2.F29])" office:value-type="float" office:value="0.017" calcext:value-type="float">
            <text:p>0.017</text:p>
          </table:table-cell>
          <table:table-cell table:formula="of:=AVERAGE([$Sheet1.G29];[$Sheet2.G29])" office:value-type="float" office:value="0.0515" calcext:value-type="float">
            <text:p>0.052</text:p>
          </table:table-cell>
          <table:table-cell table:formula="of:=AVERAGE([$Sheet1.H29];[$Sheet2.H29])" office:value-type="float" office:value="0.177" calcext:value-type="float">
            <text:p>0.177</text:p>
          </table:table-cell>
          <table:table-cell table:formula="of:=AVERAGE([$Sheet1.I29];[$Sheet2.I29])" office:value-type="float" office:value="0.33" calcext:value-type="float">
            <text:p>0.330</text:p>
          </table:table-cell>
          <table:table-cell table:formula="of:=AVERAGE([$Sheet1.J29];[$Sheet2.J29])" office:value-type="float" office:value="0.8945" calcext:value-type="float">
            <text:p>0.895</text:p>
          </table:table-cell>
          <table:table-cell table:formula="of:=AVERAGE([$Sheet1.K29];[$Sheet2.K29])" office:value-type="float" office:value="3.5125" calcext:value-type="float">
            <text:p>3.513</text:p>
          </table:table-cell>
          <table:table-cell table:formula="of:=AVERAGE([$Sheet1.L29];[$Sheet2.L29])" office:value-type="float" office:value="12.128" calcext:value-type="float">
            <text:p>12.128</text:p>
          </table:table-cell>
          <table:table-cell table:formula="of:=AVERAGE([$Sheet1.M29];[$Sheet2.M29])" office:value-type="float" office:value="71.434" calcext:value-type="float">
            <text:p>71.4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.119" calcext:value-type="float">
            <text:p>5.11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table:formula="of:=AVERAGE([$Sheet1.B30];[$Sheet2.B30])" office:value-type="float" office:value="0.0115" calcext:value-type="float">
            <text:p>0.012</text:p>
          </table:table-cell>
          <table:table-cell table:formula="of:=AVERAGE([$Sheet1.C30];[$Sheet2.C30])" office:value-type="float" office:value="0.011" calcext:value-type="float">
            <text:p>0.011</text:p>
          </table:table-cell>
          <table:table-cell table:formula="of:=AVERAGE([$Sheet1.D30];[$Sheet2.D30])" office:value-type="float" office:value="0.0125" calcext:value-type="float">
            <text:p>0.013</text:p>
          </table:table-cell>
          <table:table-cell table:formula="of:=AVERAGE([$Sheet1.E30];[$Sheet2.E30])" office:value-type="float" office:value="0.0175" calcext:value-type="float">
            <text:p>0.018</text:p>
          </table:table-cell>
          <table:table-cell table:formula="of:=AVERAGE([$Sheet1.F30];[$Sheet2.F30])" office:value-type="float" office:value="0.021" calcext:value-type="float">
            <text:p>0.021</text:p>
          </table:table-cell>
          <table:table-cell table:formula="of:=AVERAGE([$Sheet1.G30];[$Sheet2.G30])" office:value-type="float" office:value="0.054" calcext:value-type="float">
            <text:p>0.054</text:p>
          </table:table-cell>
          <table:table-cell table:formula="of:=AVERAGE([$Sheet1.H30];[$Sheet2.H30])" office:value-type="float" office:value="0.1785" calcext:value-type="float">
            <text:p>0.179</text:p>
          </table:table-cell>
          <table:table-cell table:formula="of:=AVERAGE([$Sheet1.I30];[$Sheet2.I30])" office:value-type="float" office:value="0.348" calcext:value-type="float">
            <text:p>0.348</text:p>
          </table:table-cell>
          <table:table-cell table:formula="of:=AVERAGE([$Sheet1.J30];[$Sheet2.J30])" office:value-type="float" office:value="0.89" calcext:value-type="float">
            <text:p>0.890</text:p>
          </table:table-cell>
          <table:table-cell table:formula="of:=AVERAGE([$Sheet1.K30];[$Sheet2.K30])" office:value-type="float" office:value="3.565" calcext:value-type="float">
            <text:p>3.565</text:p>
          </table:table-cell>
          <table:table-cell table:formula="of:=AVERAGE([$Sheet1.L30];[$Sheet2.L30])" office:value-type="float" office:value="12.137" calcext:value-type="float">
            <text:p>12.137</text:p>
          </table:table-cell>
          <table:table-cell table:formula="of:=AVERAGE([$Sheet1.M30];[$Sheet2.M30])" office:value-type="float" office:value="73.7165" calcext:value-type="float">
            <text:p>73.7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table:formula="of:=AVERAGE([$Sheet1.B31];[$Sheet2.B31])" office:value-type="float" office:value="0.009" calcext:value-type="float">
            <text:p>0.009</text:p>
          </table:table-cell>
          <table:table-cell table:formula="of:=AVERAGE([$Sheet1.C31];[$Sheet2.C31])" office:value-type="float" office:value="0.012" calcext:value-type="float">
            <text:p>0.012</text:p>
          </table:table-cell>
          <table:table-cell table:formula="of:=AVERAGE([$Sheet1.D31];[$Sheet2.D31])" office:value-type="float" office:value="0.012" calcext:value-type="float">
            <text:p>0.012</text:p>
          </table:table-cell>
          <table:table-cell table:formula="of:=AVERAGE([$Sheet1.E31];[$Sheet2.E31])" office:value-type="float" office:value="0.011" calcext:value-type="float">
            <text:p>0.011</text:p>
          </table:table-cell>
          <table:table-cell table:formula="of:=AVERAGE([$Sheet1.F31];[$Sheet2.F31])" office:value-type="float" office:value="0.0115" calcext:value-type="float">
            <text:p>0.012</text:p>
          </table:table-cell>
          <table:table-cell table:formula="of:=AVERAGE([$Sheet1.G31];[$Sheet2.G31])" office:value-type="float" office:value="0.012" calcext:value-type="float">
            <text:p>0.012</text:p>
          </table:table-cell>
          <table:table-cell table:formula="of:=AVERAGE([$Sheet1.H31];[$Sheet2.H31])" office:value-type="float" office:value="0.0125" calcext:value-type="float">
            <text:p>0.013</text:p>
          </table:table-cell>
          <table:table-cell table:formula="of:=AVERAGE([$Sheet1.I31];[$Sheet2.I31])" office:value-type="float" office:value="0.0185" calcext:value-type="float">
            <text:p>0.019</text:p>
          </table:table-cell>
          <table:table-cell table:formula="of:=AVERAGE([$Sheet1.J31];[$Sheet2.J31])" office:value-type="float" office:value="0.018" calcext:value-type="float">
            <text:p>0.018</text:p>
          </table:table-cell>
          <table:table-cell table:formula="of:=AVERAGE([$Sheet1.K31];[$Sheet2.K31])" office:value-type="float" office:value="0.0145" calcext:value-type="float">
            <text:p>0.015</text:p>
          </table:table-cell>
          <table:table-cell table:formula="of:=AVERAGE([$Sheet1.L31];[$Sheet2.L31])" office:value-type="float" office:value="0.019" calcext:value-type="float">
            <text:p>0.019</text:p>
          </table:table-cell>
          <table:table-cell table:formula="of:=AVERAGE([$Sheet1.M31];[$Sheet2.M31])" office:value-type="float" office:value="0.021" calcext:value-type="float">
            <text:p>0.021</text:p>
          </table:table-cell>
          <table:table-cell table:formula="of:=AVERAGE([$Sheet1.N31];[$Sheet2.N31])" office:value-type="float" office:value="0.022" calcext:value-type="float">
            <text:p>0.022</text:p>
          </table:table-cell>
          <table:table-cell table:formula="of:=AVERAGE([$Sheet1.O31];[$Sheet2.O31])" office:value-type="float" office:value="0.024" calcext:value-type="float">
            <text:p>0.024</text:p>
          </table:table-cell>
          <table:table-cell table:formula="of:=AVERAGE([$Sheet1.P31];[$Sheet2.P31])" office:value-type="float" office:value="0.021" calcext:value-type="float">
            <text:p>0.021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table:formula="of:=AVERAGE([$Sheet1.B32];[$Sheet2.B32])" office:value-type="float" office:value="0.0115" calcext:value-type="float">
            <text:p>0.012</text:p>
          </table:table-cell>
          <table:table-cell table:formula="of:=AVERAGE([$Sheet1.C32];[$Sheet2.C32])" office:value-type="float" office:value="0.014" calcext:value-type="float">
            <text:p>0.014</text:p>
          </table:table-cell>
          <table:table-cell table:formula="of:=AVERAGE([$Sheet1.D32];[$Sheet2.D32])" office:value-type="float" office:value="0.014" calcext:value-type="float">
            <text:p>0.014</text:p>
          </table:table-cell>
          <table:table-cell table:formula="of:=AVERAGE([$Sheet1.E32];[$Sheet2.E32])" office:value-type="float" office:value="0.012" calcext:value-type="float">
            <text:p>0.012</text:p>
          </table:table-cell>
          <table:table-cell table:formula="of:=AVERAGE([$Sheet1.F32];[$Sheet2.F32])" office:value-type="float" office:value="0.012" calcext:value-type="float">
            <text:p>0.012</text:p>
          </table:table-cell>
          <table:table-cell table:formula="of:=AVERAGE([$Sheet1.G32];[$Sheet2.G32])" office:value-type="float" office:value="0.016" calcext:value-type="float">
            <text:p>0.016</text:p>
          </table:table-cell>
          <table:table-cell table:formula="of:=AVERAGE([$Sheet1.H32];[$Sheet2.H32])" office:value-type="float" office:value="0.018" calcext:value-type="float">
            <text:p>0.018</text:p>
          </table:table-cell>
          <table:table-cell table:formula="of:=AVERAGE([$Sheet1.I32];[$Sheet2.I32])" office:value-type="float" office:value="0.014" calcext:value-type="float">
            <text:p>0.014</text:p>
          </table:table-cell>
          <table:table-cell table:formula="of:=AVERAGE([$Sheet1.J32];[$Sheet2.J32])" office:value-type="float" office:value="0.018" calcext:value-type="float">
            <text:p>0.018</text:p>
          </table:table-cell>
          <table:table-cell table:formula="of:=AVERAGE([$Sheet1.K32];[$Sheet2.K32])" office:value-type="float" office:value="0.0175" calcext:value-type="float">
            <text:p>0.018</text:p>
          </table:table-cell>
          <table:table-cell table:formula="of:=AVERAGE([$Sheet1.L32];[$Sheet2.L32])" office:value-type="float" office:value="0.014" calcext:value-type="float">
            <text:p>0.014</text:p>
          </table:table-cell>
          <table:table-cell table:formula="of:=AVERAGE([$Sheet1.M32];[$Sheet2.M32])" office:value-type="float" office:value="0.0115" calcext:value-type="float">
            <text:p>0.012</text:p>
          </table:table-cell>
          <table:table-cell table:formula="of:=AVERAGE([$Sheet1.N32];[$Sheet2.N32])" office:value-type="float" office:value="0.018" calcext:value-type="float">
            <text:p>0.018</text:p>
          </table:table-cell>
          <table:table-cell table:formula="of:=AVERAGE([$Sheet1.O32];[$Sheet2.O32])" office:value-type="float" office:value="0.018" calcext:value-type="float">
            <text:p>0.018</text:p>
          </table:table-cell>
          <table:table-cell table:formula="of:=AVERAGE([$Sheet1.P32];[$Sheet2.P32])" office:value-type="float" office:value="0.017" calcext:value-type="float">
            <text:p>0.01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table:formula="of:=AVERAGE([$Sheet1.B33];[$Sheet2.B33])" office:value-type="float" office:value="0.015" calcext:value-type="float">
            <text:p>0.015</text:p>
          </table:table-cell>
          <table:table-cell table:formula="of:=AVERAGE([$Sheet1.C33];[$Sheet2.C33])" office:value-type="float" office:value="0.012" calcext:value-type="float">
            <text:p>0.012</text:p>
          </table:table-cell>
          <table:table-cell table:formula="of:=AVERAGE([$Sheet1.D33];[$Sheet2.D33])" office:value-type="float" office:value="0.0145" calcext:value-type="float">
            <text:p>0.015</text:p>
          </table:table-cell>
          <table:table-cell table:formula="of:=AVERAGE([$Sheet1.E33];[$Sheet2.E33])" office:value-type="float" office:value="0.0175" calcext:value-type="float">
            <text:p>0.018</text:p>
          </table:table-cell>
          <table:table-cell table:formula="of:=AVERAGE([$Sheet1.F33];[$Sheet2.F33])" office:value-type="float" office:value="0.012" calcext:value-type="float">
            <text:p>0.012</text:p>
          </table:table-cell>
          <table:table-cell table:formula="of:=AVERAGE([$Sheet1.G33];[$Sheet2.G33])" office:value-type="float" office:value="0.016" calcext:value-type="float">
            <text:p>0.016</text:p>
          </table:table-cell>
          <table:table-cell table:formula="of:=AVERAGE([$Sheet1.H33];[$Sheet2.H33])" office:value-type="float" office:value="0.0175" calcext:value-type="float">
            <text:p>0.018</text:p>
          </table:table-cell>
          <table:table-cell table:formula="of:=AVERAGE([$Sheet1.I33];[$Sheet2.I33])" office:value-type="float" office:value="0.0155" calcext:value-type="float">
            <text:p>0.016</text:p>
          </table:table-cell>
          <table:table-cell table:formula="of:=AVERAGE([$Sheet1.J33];[$Sheet2.J33])" office:value-type="float" office:value="0.018" calcext:value-type="float">
            <text:p>0.018</text:p>
          </table:table-cell>
          <table:table-cell table:formula="of:=AVERAGE([$Sheet1.K33];[$Sheet2.K33])" office:value-type="float" office:value="0.017" calcext:value-type="float">
            <text:p>0.017</text:p>
          </table:table-cell>
          <table:table-cell table:formula="of:=AVERAGE([$Sheet1.L33];[$Sheet2.L33])" office:value-type="float" office:value="0.0205" calcext:value-type="float">
            <text:p>0.021</text:p>
          </table:table-cell>
          <table:table-cell table:formula="of:=AVERAGE([$Sheet1.M33];[$Sheet2.M33])" office:value-type="float" office:value="0.0205" calcext:value-type="float">
            <text:p>0.021</text:p>
          </table:table-cell>
          <table:table-cell table:formula="of:=AVERAGE([$Sheet1.N33];[$Sheet2.N33])" office:value-type="float" office:value="0.017" calcext:value-type="float">
            <text:p>0.017</text:p>
          </table:table-cell>
          <table:table-cell table:formula="of:=AVERAGE([$Sheet1.O33];[$Sheet2.O33])" office:value-type="float" office:value="0.0165" calcext:value-type="float">
            <text:p>0.017</text:p>
          </table:table-cell>
          <table:table-cell table:formula="of:=AVERAGE([$Sheet1.P33];[$Sheet2.P33])" office:value-type="float" office:value="0.0155" calcext:value-type="float">
            <text:p>0.0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table:formula="of:=AVERAGE([$Sheet1.B34];[$Sheet2.B34])" office:value-type="float" office:value="0.013" calcext:value-type="float">
            <text:p>0.013</text:p>
          </table:table-cell>
          <table:table-cell table:formula="of:=AVERAGE([$Sheet1.C34];[$Sheet2.C34])" office:value-type="float" office:value="0.0145" calcext:value-type="float">
            <text:p>0.015</text:p>
          </table:table-cell>
          <table:table-cell table:formula="of:=AVERAGE([$Sheet1.D34];[$Sheet2.D34])" office:value-type="float" office:value="0.0155" calcext:value-type="float">
            <text:p>0.016</text:p>
          </table:table-cell>
          <table:table-cell table:formula="of:=AVERAGE([$Sheet1.E34];[$Sheet2.E34])" office:value-type="float" office:value="0.016" calcext:value-type="float">
            <text:p>0.016</text:p>
          </table:table-cell>
          <table:table-cell table:formula="of:=AVERAGE([$Sheet1.F34];[$Sheet2.F34])" office:value-type="float" office:value="0.0155" calcext:value-type="float">
            <text:p>0.016</text:p>
          </table:table-cell>
          <table:table-cell table:formula="of:=AVERAGE([$Sheet1.G34];[$Sheet2.G34])" office:value-type="float" office:value="0.0155" calcext:value-type="float">
            <text:p>0.016</text:p>
          </table:table-cell>
          <table:table-cell table:formula="of:=AVERAGE([$Sheet1.H34];[$Sheet2.H34])" office:value-type="float" office:value="0.0145" calcext:value-type="float">
            <text:p>0.015</text:p>
          </table:table-cell>
          <table:table-cell table:formula="of:=AVERAGE([$Sheet1.I34];[$Sheet2.I34])" office:value-type="float" office:value="0.0165" calcext:value-type="float">
            <text:p>0.017</text:p>
          </table:table-cell>
          <table:table-cell table:formula="of:=AVERAGE([$Sheet1.J34];[$Sheet2.J34])" office:value-type="float" office:value="0.0155" calcext:value-type="float">
            <text:p>0.016</text:p>
          </table:table-cell>
          <table:table-cell table:formula="of:=AVERAGE([$Sheet1.K34];[$Sheet2.K34])" office:value-type="float" office:value="0.014" calcext:value-type="float">
            <text:p>0.014</text:p>
          </table:table-cell>
          <table:table-cell table:formula="of:=AVERAGE([$Sheet1.L34];[$Sheet2.L34])" office:value-type="float" office:value="0.0135" calcext:value-type="float">
            <text:p>0.014</text:p>
          </table:table-cell>
          <table:table-cell table:formula="of:=AVERAGE([$Sheet1.M34];[$Sheet2.M34])" office:value-type="float" office:value="0.0155" calcext:value-type="float">
            <text:p>0.016</text:p>
          </table:table-cell>
          <table:table-cell table:formula="of:=AVERAGE([$Sheet1.N34];[$Sheet2.N34])" office:value-type="float" office:value="0.0115" calcext:value-type="float">
            <text:p>0.012</text:p>
          </table:table-cell>
          <table:table-cell table:formula="of:=AVERAGE([$Sheet1.O34];[$Sheet2.O34])" office:value-type="float" office:value="0.0135" calcext:value-type="float">
            <text:p>0.014</text:p>
          </table:table-cell>
          <table:table-cell table:formula="of:=AVERAGE([$Sheet1.P34];[$Sheet2.P34])" office:value-type="float" office:value="0.011" calcext:value-type="float">
            <text:p>0.01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table:formula="of:=AVERAGE([$Sheet1.B35];[$Sheet2.B35])" office:value-type="float" office:value="0.011" calcext:value-type="float">
            <text:p>0.011</text:p>
          </table:table-cell>
          <table:table-cell table:formula="of:=AVERAGE([$Sheet1.C35];[$Sheet2.C35])" office:value-type="float" office:value="0.0125" calcext:value-type="float">
            <text:p>0.013</text:p>
          </table:table-cell>
          <table:table-cell table:formula="of:=AVERAGE([$Sheet1.D35];[$Sheet2.D35])" office:value-type="float" office:value="0.013" calcext:value-type="float">
            <text:p>0.013</text:p>
          </table:table-cell>
          <table:table-cell table:formula="of:=AVERAGE([$Sheet1.E35];[$Sheet2.E35])" office:value-type="float" office:value="0.0135" calcext:value-type="float">
            <text:p>0.014</text:p>
          </table:table-cell>
          <table:table-cell table:formula="of:=AVERAGE([$Sheet1.F35];[$Sheet2.F35])" office:value-type="float" office:value="0.0115" calcext:value-type="float">
            <text:p>0.012</text:p>
          </table:table-cell>
          <table:table-cell table:formula="of:=AVERAGE([$Sheet1.G35];[$Sheet2.G35])" office:value-type="float" office:value="0.0125" calcext:value-type="float">
            <text:p>0.013</text:p>
          </table:table-cell>
          <table:table-cell table:formula="of:=AVERAGE([$Sheet1.H35];[$Sheet2.H35])" office:value-type="float" office:value="0.0125" calcext:value-type="float">
            <text:p>0.013</text:p>
          </table:table-cell>
          <table:table-cell table:formula="of:=AVERAGE([$Sheet1.I35];[$Sheet2.I35])" office:value-type="float" office:value="0.011" calcext:value-type="float">
            <text:p>0.011</text:p>
          </table:table-cell>
          <table:table-cell table:formula="of:=AVERAGE([$Sheet1.J35];[$Sheet2.J35])" office:value-type="float" office:value="0.0125" calcext:value-type="float">
            <text:p>0.013</text:p>
          </table:table-cell>
          <table:table-cell table:formula="of:=AVERAGE([$Sheet1.K35];[$Sheet2.K35])" office:value-type="float" office:value="0.011" calcext:value-type="float">
            <text:p>0.011</text:p>
          </table:table-cell>
          <table:table-cell table:formula="of:=AVERAGE([$Sheet1.L35];[$Sheet2.L35])" office:value-type="float" office:value="0.0155" calcext:value-type="float">
            <text:p>0.016</text:p>
          </table:table-cell>
          <table:table-cell table:formula="of:=AVERAGE([$Sheet1.M35];[$Sheet2.M35])" office:value-type="float" office:value="0.0115" calcext:value-type="float">
            <text:p>0.012</text:p>
          </table:table-cell>
          <table:table-cell table:formula="of:=AVERAGE([$Sheet1.N35];[$Sheet2.N35])" office:value-type="float" office:value="0.014" calcext:value-type="float">
            <text:p>0.014</text:p>
          </table:table-cell>
          <table:table-cell table:formula="of:=AVERAGE([$Sheet1.O35];[$Sheet2.O35])" office:value-type="float" office:value="0.0135" calcext:value-type="float">
            <text:p>0.014</text:p>
          </table:table-cell>
          <table:table-cell table:formula="of:=AVERAGE([$Sheet1.P35];[$Sheet2.P35])" office:value-type="float" office:value="0.012" calcext:value-type="float">
            <text:p>0.012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formula="of:=AVERAGE([$Sheet1.B36];[$Sheet2.B36])" office:value-type="float" office:value="0.0085" calcext:value-type="float">
            <text:p>0.009</text:p>
          </table:table-cell>
          <table:table-cell table:formula="of:=AVERAGE([$Sheet1.C36];[$Sheet2.C36])" office:value-type="float" office:value="0.009" calcext:value-type="float">
            <text:p>0.009</text:p>
          </table:table-cell>
          <table:table-cell table:formula="of:=AVERAGE([$Sheet1.D36];[$Sheet2.D36])" office:value-type="float" office:value="0.013" calcext:value-type="float">
            <text:p>0.013</text:p>
          </table:table-cell>
          <table:table-cell table:formula="of:=AVERAGE([$Sheet1.E36];[$Sheet2.E36])" office:value-type="float" office:value="0.0085" calcext:value-type="float">
            <text:p>0.009</text:p>
          </table:table-cell>
          <table:table-cell table:formula="of:=AVERAGE([$Sheet1.F36];[$Sheet2.F36])" office:value-type="float" office:value="0.0125" calcext:value-type="float">
            <text:p>0.013</text:p>
          </table:table-cell>
          <table:table-cell table:formula="of:=AVERAGE([$Sheet1.G36];[$Sheet2.G36])" office:value-type="float" office:value="0.0105" calcext:value-type="float">
            <text:p>0.011</text:p>
          </table:table-cell>
          <table:table-cell table:formula="of:=AVERAGE([$Sheet1.H36];[$Sheet2.H36])" office:value-type="float" office:value="0.013" calcext:value-type="float">
            <text:p>0.013</text:p>
          </table:table-cell>
          <table:table-cell table:formula="of:=AVERAGE([$Sheet1.I36];[$Sheet2.I36])" office:value-type="float" office:value="0.0115" calcext:value-type="float">
            <text:p>0.012</text:p>
          </table:table-cell>
          <table:table-cell table:formula="of:=AVERAGE([$Sheet1.J36];[$Sheet2.J36])" office:value-type="float" office:value="0.0125" calcext:value-type="float">
            <text:p>0.013</text:p>
          </table:table-cell>
          <table:table-cell table:formula="of:=AVERAGE([$Sheet1.K36];[$Sheet2.K36])" office:value-type="float" office:value="0.0125" calcext:value-type="float">
            <text:p>0.013</text:p>
          </table:table-cell>
          <table:table-cell table:formula="of:=AVERAGE([$Sheet1.L36];[$Sheet2.L36])" office:value-type="float" office:value="0.009" calcext:value-type="float">
            <text:p>0.009</text:p>
          </table:table-cell>
          <table:table-cell table:formula="of:=AVERAGE([$Sheet1.M36];[$Sheet2.M36])" office:value-type="float" office:value="0.01" calcext:value-type="float">
            <text:p>0.010</text:p>
          </table:table-cell>
          <table:table-cell table:formula="of:=AVERAGE([$Sheet1.N36];[$Sheet2.N36])" office:value-type="float" office:value="0.0065" calcext:value-type="float">
            <text:p>0.007</text:p>
          </table:table-cell>
          <table:table-cell table:formula="of:=AVERAGE([$Sheet1.O36];[$Sheet2.O36])" office:value-type="float" office:value="0.011" calcext:value-type="float">
            <text:p>0.011</text:p>
          </table:table-cell>
          <table:table-cell table:formula="of:=AVERAGE([$Sheet1.P36];[$Sheet2.P36])" office:value-type="float" office:value="0.0105" calcext:value-type="float">
            <text:p>0.011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table:formula="of:=AVERAGE([$Sheet1.B37];[$Sheet2.B37])" office:value-type="float" office:value="0.0065" calcext:value-type="float">
            <text:p>0.007</text:p>
          </table:table-cell>
          <table:table-cell table:formula="of:=AVERAGE([$Sheet1.C37];[$Sheet2.C37])" office:value-type="float" office:value="0.0115" calcext:value-type="float">
            <text:p>0.012</text:p>
          </table:table-cell>
          <table:table-cell table:formula="of:=AVERAGE([$Sheet1.D37];[$Sheet2.D37])" office:value-type="float" office:value="0.0085" calcext:value-type="float">
            <text:p>0.009</text:p>
          </table:table-cell>
          <table:table-cell table:formula="of:=AVERAGE([$Sheet1.E37];[$Sheet2.E37])" office:value-type="float" office:value="0.0085" calcext:value-type="float">
            <text:p>0.009</text:p>
          </table:table-cell>
          <table:table-cell table:formula="of:=AVERAGE([$Sheet1.F37];[$Sheet2.F37])" office:value-type="float" office:value="0.01" calcext:value-type="float">
            <text:p>0.010</text:p>
          </table:table-cell>
          <table:table-cell table:formula="of:=AVERAGE([$Sheet1.G37];[$Sheet2.G37])" office:value-type="float" office:value="0.013" calcext:value-type="float">
            <text:p>0.013</text:p>
          </table:table-cell>
          <table:table-cell table:formula="of:=AVERAGE([$Sheet1.H37];[$Sheet2.H37])" office:value-type="float" office:value="0.013" calcext:value-type="float">
            <text:p>0.013</text:p>
          </table:table-cell>
          <table:table-cell table:formula="of:=AVERAGE([$Sheet1.I37];[$Sheet2.I37])" office:value-type="float" office:value="0.01" calcext:value-type="float">
            <text:p>0.010</text:p>
          </table:table-cell>
          <table:table-cell table:formula="of:=AVERAGE([$Sheet1.J37];[$Sheet2.J37])" office:value-type="float" office:value="0.011" calcext:value-type="float">
            <text:p>0.011</text:p>
          </table:table-cell>
          <table:table-cell table:formula="of:=AVERAGE([$Sheet1.K37];[$Sheet2.K37])" office:value-type="float" office:value="0.0095" calcext:value-type="float">
            <text:p>0.010</text:p>
          </table:table-cell>
          <table:table-cell table:formula="of:=AVERAGE([$Sheet1.L37];[$Sheet2.L37])" office:value-type="float" office:value="0.0095" calcext:value-type="float">
            <text:p>0.010</text:p>
          </table:table-cell>
          <table:table-cell table:formula="of:=AVERAGE([$Sheet1.M37];[$Sheet2.M37])" office:value-type="float" office:value="0.011" calcext:value-type="float">
            <text:p>0.011</text:p>
          </table:table-cell>
          <table:table-cell table:formula="of:=AVERAGE([$Sheet1.N37];[$Sheet2.N37])" office:value-type="float" office:value="0.0115" calcext:value-type="float">
            <text:p>0.012</text:p>
          </table:table-cell>
          <table:table-cell table:formula="of:=AVERAGE([$Sheet1.O37];[$Sheet2.O37])" office:value-type="float" office:value="0.012" calcext:value-type="float">
            <text:p>0.012</text:p>
          </table:table-cell>
          <table:table-cell table:formula="of:=AVERAGE([$Sheet1.P37];[$Sheet2.P37])" office:value-type="float" office:value="0.006" calcext:value-type="float">
            <text:p>0.00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table:formula="of:=AVERAGE([$Sheet1.B38];[$Sheet2.B38])" office:value-type="float" office:value="0.0075" calcext:value-type="float">
            <text:p>0.008</text:p>
          </table:table-cell>
          <table:table-cell table:formula="of:=AVERAGE([$Sheet1.C38];[$Sheet2.C38])" office:value-type="float" office:value="0.013" calcext:value-type="float">
            <text:p>0.013</text:p>
          </table:table-cell>
          <table:table-cell table:formula="of:=AVERAGE([$Sheet1.D38];[$Sheet2.D38])" office:value-type="float" office:value="0.009" calcext:value-type="float">
            <text:p>0.009</text:p>
          </table:table-cell>
          <table:table-cell table:formula="of:=AVERAGE([$Sheet1.E38];[$Sheet2.E38])" office:value-type="float" office:value="0.013" calcext:value-type="float">
            <text:p>0.013</text:p>
          </table:table-cell>
          <table:table-cell table:formula="of:=AVERAGE([$Sheet1.F38];[$Sheet2.F38])" office:value-type="float" office:value="0.012" calcext:value-type="float">
            <text:p>0.012</text:p>
          </table:table-cell>
          <table:table-cell table:formula="of:=AVERAGE([$Sheet1.G38];[$Sheet2.G38])" office:value-type="float" office:value="0.0135" calcext:value-type="float">
            <text:p>0.014</text:p>
          </table:table-cell>
          <table:table-cell table:formula="of:=AVERAGE([$Sheet1.H38];[$Sheet2.H38])" office:value-type="float" office:value="0.0145" calcext:value-type="float">
            <text:p>0.015</text:p>
          </table:table-cell>
          <table:table-cell table:formula="of:=AVERAGE([$Sheet1.I38];[$Sheet2.I38])" office:value-type="float" office:value="0.013" calcext:value-type="float">
            <text:p>0.013</text:p>
          </table:table-cell>
          <table:table-cell table:formula="of:=AVERAGE([$Sheet1.J38];[$Sheet2.J38])" office:value-type="float" office:value="0.0165" calcext:value-type="float">
            <text:p>0.017</text:p>
          </table:table-cell>
          <table:table-cell table:formula="of:=AVERAGE([$Sheet1.K38];[$Sheet2.K38])" office:value-type="float" office:value="0.015" calcext:value-type="float">
            <text:p>0.015</text:p>
          </table:table-cell>
          <table:table-cell table:formula="of:=AVERAGE([$Sheet1.L38];[$Sheet2.L38])" office:value-type="float" office:value="0.0095" calcext:value-type="float">
            <text:p>0.010</text:p>
          </table:table-cell>
          <table:table-cell table:formula="of:=AVERAGE([$Sheet1.M38];[$Sheet2.M38])" office:value-type="float" office:value="0.0135" calcext:value-type="float">
            <text:p>0.014</text:p>
          </table:table-cell>
          <table:table-cell table:formula="of:=AVERAGE([$Sheet1.N38];[$Sheet2.N38])" office:value-type="float" office:value="0.0145" calcext:value-type="float">
            <text:p>0.015</text:p>
          </table:table-cell>
          <table:table-cell table:formula="of:=AVERAGE([$Sheet1.O38];[$Sheet2.O38])" office:value-type="float" office:value="0.016" calcext:value-type="float">
            <text:p>0.016</text:p>
          </table:table-cell>
          <table:table-cell table:formula="of:=AVERAGE([$Sheet1.P38];[$Sheet2.P38])" office:value-type="float" office:value="0.013" calcext:value-type="float">
            <text:p>0.01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table:formula="of:=AVERAGE([$Sheet1.B39];[$Sheet2.B39])" office:value-type="float" office:value="0.007" calcext:value-type="float">
            <text:p>0.007</text:p>
          </table:table-cell>
          <table:table-cell table:formula="of:=AVERAGE([$Sheet1.C39];[$Sheet2.C39])" office:value-type="float" office:value="0.011" calcext:value-type="float">
            <text:p>0.011</text:p>
          </table:table-cell>
          <table:table-cell table:formula="of:=AVERAGE([$Sheet1.D39];[$Sheet2.D39])" office:value-type="float" office:value="0.013" calcext:value-type="float">
            <text:p>0.013</text:p>
          </table:table-cell>
          <table:table-cell table:formula="of:=AVERAGE([$Sheet1.E39];[$Sheet2.E39])" office:value-type="float" office:value="0.016" calcext:value-type="float">
            <text:p>0.016</text:p>
          </table:table-cell>
          <table:table-cell table:formula="of:=AVERAGE([$Sheet1.F39];[$Sheet2.F39])" office:value-type="float" office:value="0.0185" calcext:value-type="float">
            <text:p>0.019</text:p>
          </table:table-cell>
          <table:table-cell table:formula="of:=AVERAGE([$Sheet1.G39];[$Sheet2.G39])" office:value-type="float" office:value="0.0215" calcext:value-type="float">
            <text:p>0.022</text:p>
          </table:table-cell>
          <table:table-cell table:formula="of:=AVERAGE([$Sheet1.H39];[$Sheet2.H39])" office:value-type="float" office:value="0.0495" calcext:value-type="float">
            <text:p>0.050</text:p>
          </table:table-cell>
          <table:table-cell table:formula="of:=AVERAGE([$Sheet1.I39];[$Sheet2.I39])" office:value-type="float" office:value="0.1455" calcext:value-type="float">
            <text:p>0.146</text:p>
          </table:table-cell>
          <table:table-cell table:formula="of:=AVERAGE([$Sheet1.J39];[$Sheet2.J39])" office:value-type="float" office:value="0.2175" calcext:value-type="float">
            <text:p>0.218</text:p>
          </table:table-cell>
          <table:table-cell table:formula="of:=AVERAGE([$Sheet1.K39];[$Sheet2.K39])" office:value-type="float" office:value="0.207" calcext:value-type="float">
            <text:p>0.207</text:p>
          </table:table-cell>
          <table:table-cell table:formula="of:=AVERAGE([$Sheet1.L39];[$Sheet2.L39])" office:value-type="float" office:value="0.2365" calcext:value-type="float">
            <text:p>0.237</text:p>
          </table:table-cell>
          <table:table-cell table:formula="of:=AVERAGE([$Sheet1.M39];[$Sheet2.M39])" office:value-type="float" office:value="0.2855" calcext:value-type="float">
            <text:p>0.286</text:p>
          </table:table-cell>
          <table:table-cell table:formula="of:=AVERAGE([$Sheet1.N39];[$Sheet2.N39])" office:value-type="float" office:value="0.3225" calcext:value-type="float">
            <text:p>0.323</text:p>
          </table:table-cell>
          <table:table-cell table:formula="of:=AVERAGE([$Sheet1.O39];[$Sheet2.O39])" office:value-type="float" office:value="0.3275" calcext:value-type="float">
            <text:p>0.328</text:p>
          </table:table-cell>
          <table:table-cell table:formula="of:=AVERAGE([$Sheet1.P39];[$Sheet2.P39])" office:value-type="float" office:value="0.301" calcext:value-type="float">
            <text:p>0.30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AVERAGE([$Sheet1.B40];[$Sheet2.B40])" office:value-type="float" office:value="0.0105" calcext:value-type="float">
            <text:p>0.011</text:p>
          </table:table-cell>
          <table:table-cell table:formula="of:=AVERAGE([$Sheet1.C40];[$Sheet2.C40])" office:value-type="float" office:value="0.0095" calcext:value-type="float">
            <text:p>0.010</text:p>
          </table:table-cell>
          <table:table-cell table:formula="of:=AVERAGE([$Sheet1.D40];[$Sheet2.D40])" office:value-type="float" office:value="0.0125" calcext:value-type="float">
            <text:p>0.013</text:p>
          </table:table-cell>
          <table:table-cell table:formula="of:=AVERAGE([$Sheet1.E40];[$Sheet2.E40])" office:value-type="float" office:value="0.013" calcext:value-type="float">
            <text:p>0.013</text:p>
          </table:table-cell>
          <table:table-cell table:formula="of:=AVERAGE([$Sheet1.F40];[$Sheet2.F40])" office:value-type="float" office:value="0.0125" calcext:value-type="float">
            <text:p>0.013</text:p>
          </table:table-cell>
          <table:table-cell table:formula="of:=AVERAGE([$Sheet1.G40];[$Sheet2.G40])" office:value-type="float" office:value="0.014" calcext:value-type="float">
            <text:p>0.014</text:p>
          </table:table-cell>
          <table:table-cell table:formula="of:=AVERAGE([$Sheet1.H40];[$Sheet2.H40])" office:value-type="float" office:value="0.0115" calcext:value-type="float">
            <text:p>0.012</text:p>
          </table:table-cell>
          <table:table-cell table:formula="of:=AVERAGE([$Sheet1.I40];[$Sheet2.I40])" office:value-type="float" office:value="0.012" calcext:value-type="float">
            <text:p>0.012</text:p>
          </table:table-cell>
          <table:table-cell table:formula="of:=AVERAGE([$Sheet1.J40];[$Sheet2.J40])" office:value-type="float" office:value="0.0105" calcext:value-type="float">
            <text:p>0.011</text:p>
          </table:table-cell>
          <table:table-cell table:formula="of:=AVERAGE([$Sheet1.K40];[$Sheet2.K40])" office:value-type="float" office:value="0.013" calcext:value-type="float">
            <text:p>0.013</text:p>
          </table:table-cell>
          <table:table-cell table:formula="of:=AVERAGE([$Sheet1.L40];[$Sheet2.L40])" office:value-type="float" office:value="0.013" calcext:value-type="float">
            <text:p>0.013</text:p>
          </table:table-cell>
          <table:table-cell table:formula="of:=AVERAGE([$Sheet1.M40];[$Sheet2.M40])" office:value-type="float" office:value="0.0155" calcext:value-type="float">
            <text:p>0.016</text:p>
          </table:table-cell>
          <table:table-cell table:formula="of:=AVERAGE([$Sheet1.N40];[$Sheet2.N40])" office:value-type="float" office:value="0.016" calcext:value-type="float">
            <text:p>0.016</text:p>
          </table:table-cell>
          <table:table-cell table:formula="of:=AVERAGE([$Sheet1.O40];[$Sheet2.O40])" office:value-type="float" office:value="0.015" calcext:value-type="float">
            <text:p>0.015</text:p>
          </table:table-cell>
          <table:table-cell table:formula="of:=AVERAGE([$Sheet1.P40];[$Sheet2.P40])" office:value-type="float" office:value="0.017" calcext:value-type="float">
            <text:p>0.017</text:p>
          </table:table-cell>
          <table:table-cell office:value-type="float" office:value="0.33" calcext:value-type="float">
            <text:p>0.330</text:p>
          </table:table-cell>
        </table:table-row>
        <table:table-row table:style-name="ro1">
          <table:table-cell table:style-name="ce4" office:value-type="string" calcext:value-type="string">
            <text:p>ref-1</text:p>
          </table:table-cell>
          <table:table-cell table:formula="of:=AVERAGE([$Sheet1.B41];[$Sheet2.B41])" office:value-type="float" office:value="0.007" calcext:value-type="float">
            <text:p>0.007</text:p>
          </table:table-cell>
          <table:table-cell table:formula="of:=AVERAGE([$Sheet1.C41];[$Sheet2.C41])" office:value-type="float" office:value="0.0085" calcext:value-type="float">
            <text:p>0.009</text:p>
          </table:table-cell>
          <table:table-cell table:formula="of:=AVERAGE([$Sheet1.D41];[$Sheet2.D41])" office:value-type="float" office:value="0.0135" calcext:value-type="float">
            <text:p>0.014</text:p>
          </table:table-cell>
          <table:table-cell table:formula="of:=AVERAGE([$Sheet1.E41];[$Sheet2.E41])" office:value-type="float" office:value="0.013" calcext:value-type="float">
            <text:p>0.013</text:p>
          </table:table-cell>
          <table:table-cell table:formula="of:=AVERAGE([$Sheet1.F41];[$Sheet2.F41])" office:value-type="float" office:value="0.011" calcext:value-type="float">
            <text:p>0.011</text:p>
          </table:table-cell>
          <table:table-cell table:formula="of:=AVERAGE([$Sheet1.G41];[$Sheet2.G41])" office:value-type="float" office:value="0.007" calcext:value-type="float">
            <text:p>0.007</text:p>
          </table:table-cell>
          <table:table-cell table:formula="of:=AVERAGE([$Sheet1.H41];[$Sheet2.H41])" office:value-type="float" office:value="0.0065" calcext:value-type="float">
            <text:p>0.007</text:p>
          </table:table-cell>
          <table:table-cell table:formula="of:=AVERAGE([$Sheet1.I41];[$Sheet2.I41])" office:value-type="float" office:value="0.011" calcext:value-type="float">
            <text:p>0.011</text:p>
          </table:table-cell>
          <table:table-cell table:formula="of:=AVERAGE([$Sheet1.J41];[$Sheet2.J41])" office:value-type="float" office:value="0.012" calcext:value-type="float">
            <text:p>0.012</text:p>
          </table:table-cell>
          <table:table-cell table:formula="of:=AVERAGE([$Sheet1.K41];[$Sheet2.K41])" office:value-type="float" office:value="0.013" calcext:value-type="float">
            <text:p>0.013</text:p>
          </table:table-cell>
          <table:table-cell table:formula="of:=AVERAGE([$Sheet1.L41];[$Sheet2.L41])" office:value-type="float" office:value="0.0095" calcext:value-type="float">
            <text:p>0.010</text:p>
          </table:table-cell>
          <table:table-cell table:formula="of:=AVERAGE([$Sheet1.M41];[$Sheet2.M41])" office:value-type="float" office:value="0.011" calcext:value-type="float">
            <text:p>0.011</text:p>
          </table:table-cell>
          <table:table-cell table:formula="of:=AVERAGE([$Sheet1.N41];[$Sheet2.N41])" office:value-type="float" office:value="0.012" calcext:value-type="float">
            <text:p>0.012</text:p>
          </table:table-cell>
          <table:table-cell table:formula="of:=AVERAGE([$Sheet1.O41];[$Sheet2.O41])" office:value-type="float" office:value="0.0105" calcext:value-type="float">
            <text:p>0.011</text:p>
          </table:table-cell>
          <table:table-cell table:formula="of:=AVERAGE([$Sheet1.P41];[$Sheet2.P41])"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1-e</text:p>
          </table:table-cell>
          <table:table-cell table:formula="of:=AVERAGE([$Sheet1.B42];[$Sheet2.B42])" office:value-type="float" office:value="0.0225" calcext:value-type="float">
            <text:p>0.023</text:p>
          </table:table-cell>
          <table:table-cell table:formula="of:=AVERAGE([$Sheet1.C42];[$Sheet2.C42])" office:value-type="float" office:value="0.0065" calcext:value-type="float">
            <text:p>0.007</text:p>
          </table:table-cell>
          <table:table-cell table:formula="of:=AVERAGE([$Sheet1.D42];[$Sheet2.D42])" office:value-type="float" office:value="0.0185" calcext:value-type="float">
            <text:p>0.019</text:p>
          </table:table-cell>
          <table:table-cell table:formula="of:=AVERAGE([$Sheet1.E42];[$Sheet2.E42])" office:value-type="float" office:value="0.0155" calcext:value-type="float">
            <text:p>0.016</text:p>
          </table:table-cell>
          <table:table-cell table:formula="of:=AVERAGE([$Sheet1.F42];[$Sheet2.F42])" office:value-type="float" office:value="0.02" calcext:value-type="float">
            <text:p>0.020</text:p>
          </table:table-cell>
          <table:table-cell table:formula="of:=AVERAGE([$Sheet1.G42];[$Sheet2.G42])" office:value-type="float" office:value="0.02" calcext:value-type="float">
            <text:p>0.020</text:p>
          </table:table-cell>
          <table:table-cell table:formula="of:=AVERAGE([$Sheet1.H42];[$Sheet2.H42])" office:value-type="float" office:value="0.0075" calcext:value-type="float">
            <text:p>0.008</text:p>
          </table:table-cell>
          <table:table-cell table:formula="of:=AVERAGE([$Sheet1.I42];[$Sheet2.I42])" office:value-type="float" office:value="0.0095" calcext:value-type="float">
            <text:p>0.010</text:p>
          </table:table-cell>
          <table:table-cell table:formula="of:=AVERAGE([$Sheet1.J42];[$Sheet2.J42])" office:value-type="float" office:value="0.0125" calcext:value-type="float">
            <text:p>0.013</text:p>
          </table:table-cell>
          <table:table-cell table:formula="of:=AVERAGE([$Sheet1.K42];[$Sheet2.K42])" office:value-type="float" office:value="0.0135" calcext:value-type="float">
            <text:p>0.014</text:p>
          </table:table-cell>
          <table:table-cell table:formula="of:=AVERAGE([$Sheet1.L42];[$Sheet2.L42])" office:value-type="float" office:value="0.0125" calcext:value-type="float">
            <text:p>0.013</text:p>
          </table:table-cell>
          <table:table-cell table:formula="of:=AVERAGE([$Sheet1.M42];[$Sheet2.M42])" office:value-type="float" office:value="0.0135" calcext:value-type="float">
            <text:p>0.014</text:p>
          </table:table-cell>
          <table:table-cell table:formula="of:=AVERAGE([$Sheet1.N42];[$Sheet2.N42])" office:value-type="float" office:value="0.0135" calcext:value-type="float">
            <text:p>0.014</text:p>
          </table:table-cell>
          <table:table-cell table:formula="of:=AVERAGE([$Sheet1.O42];[$Sheet2.O42])" office:value-type="float" office:value="0.012" calcext:value-type="float">
            <text:p>0.012</text:p>
          </table:table-cell>
          <table:table-cell table:formula="of:=AVERAGE([$Sheet1.P42];[$Sheet2.P42])" office:value-type="float" office:value="0.0085" calcext:value-type="float">
            <text:p>0.00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2</text:p>
          </table:table-cell>
          <table:table-cell table:formula="of:=AVERAGE([$Sheet1.B43];[$Sheet2.B43])" office:value-type="float" office:value="0.0105" calcext:value-type="float">
            <text:p>0.011</text:p>
          </table:table-cell>
          <table:table-cell table:formula="of:=AVERAGE([$Sheet1.C43];[$Sheet2.C43])" office:value-type="float" office:value="0.007" calcext:value-type="float">
            <text:p>0.007</text:p>
          </table:table-cell>
          <table:table-cell table:formula="of:=AVERAGE([$Sheet1.D43];[$Sheet2.D43])" office:value-type="float" office:value="0.011" calcext:value-type="float">
            <text:p>0.011</text:p>
          </table:table-cell>
          <table:table-cell table:formula="of:=AVERAGE([$Sheet1.E43];[$Sheet2.E43])" office:value-type="float" office:value="0.013" calcext:value-type="float">
            <text:p>0.013</text:p>
          </table:table-cell>
          <table:table-cell table:formula="of:=AVERAGE([$Sheet1.F43];[$Sheet2.F43])" office:value-type="float" office:value="0.009" calcext:value-type="float">
            <text:p>0.009</text:p>
          </table:table-cell>
          <table:table-cell table:formula="of:=AVERAGE([$Sheet1.G43];[$Sheet2.G43])" office:value-type="float" office:value="0.0095" calcext:value-type="float">
            <text:p>0.010</text:p>
          </table:table-cell>
          <table:table-cell table:formula="of:=AVERAGE([$Sheet1.H43];[$Sheet2.H43])" office:value-type="float" office:value="0.0075" calcext:value-type="float">
            <text:p>0.008</text:p>
          </table:table-cell>
          <table:table-cell table:formula="of:=AVERAGE([$Sheet1.I43];[$Sheet2.I43])" office:value-type="float" office:value="0.0105" calcext:value-type="float">
            <text:p>0.011</text:p>
          </table:table-cell>
          <table:table-cell table:formula="of:=AVERAGE([$Sheet1.J43];[$Sheet2.J43])" office:value-type="float" office:value="0.012" calcext:value-type="float">
            <text:p>0.012</text:p>
          </table:table-cell>
          <table:table-cell table:formula="of:=AVERAGE([$Sheet1.K43];[$Sheet2.K43])" office:value-type="float" office:value="0.0105" calcext:value-type="float">
            <text:p>0.011</text:p>
          </table:table-cell>
          <table:table-cell table:formula="of:=AVERAGE([$Sheet1.L43];[$Sheet2.L43])" office:value-type="float" office:value="0.0095" calcext:value-type="float">
            <text:p>0.010</text:p>
          </table:table-cell>
          <table:table-cell table:formula="of:=AVERAGE([$Sheet1.M43];[$Sheet2.M43])" office:value-type="float" office:value="0.01" calcext:value-type="float">
            <text:p>0.010</text:p>
          </table:table-cell>
          <table:table-cell table:formula="of:=AVERAGE([$Sheet1.N43];[$Sheet2.N43])" office:value-type="float" office:value="0.0115" calcext:value-type="float">
            <text:p>0.012</text:p>
          </table:table-cell>
          <table:table-cell table:formula="of:=AVERAGE([$Sheet1.O43];[$Sheet2.O43])" office:value-type="float" office:value="0.009" calcext:value-type="float">
            <text:p>0.009</text:p>
          </table:table-cell>
          <table:table-cell table:formula="of:=AVERAGE([$Sheet1.P43];[$Sheet2.P43])" office:value-type="float" office:value="0.0095" calcext:value-type="float">
            <text:p>0.0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2-e</text:p>
          </table:table-cell>
          <table:table-cell table:formula="of:=AVERAGE([$Sheet1.B44];[$Sheet2.B44])" office:value-type="float" office:value="0.011" calcext:value-type="float">
            <text:p>0.011</text:p>
          </table:table-cell>
          <table:table-cell table:formula="of:=AVERAGE([$Sheet1.C44];[$Sheet2.C44])" office:value-type="float" office:value="0.008" calcext:value-type="float">
            <text:p>0.008</text:p>
          </table:table-cell>
          <table:table-cell table:formula="of:=AVERAGE([$Sheet1.D44];[$Sheet2.D44])" office:value-type="float" office:value="0.009" calcext:value-type="float">
            <text:p>0.009</text:p>
          </table:table-cell>
          <table:table-cell table:formula="of:=AVERAGE([$Sheet1.E44];[$Sheet2.E44])" office:value-type="float" office:value="0.011" calcext:value-type="float">
            <text:p>0.011</text:p>
          </table:table-cell>
          <table:table-cell table:formula="of:=AVERAGE([$Sheet1.F44];[$Sheet2.F44])" office:value-type="float" office:value="0.009" calcext:value-type="float">
            <text:p>0.009</text:p>
          </table:table-cell>
          <table:table-cell table:formula="of:=AVERAGE([$Sheet1.G44];[$Sheet2.G44])" office:value-type="float" office:value="0.012" calcext:value-type="float">
            <text:p>0.012</text:p>
          </table:table-cell>
          <table:table-cell table:formula="of:=AVERAGE([$Sheet1.H44];[$Sheet2.H44])" office:value-type="float" office:value="0.013" calcext:value-type="float">
            <text:p>0.013</text:p>
          </table:table-cell>
          <table:table-cell table:formula="of:=AVERAGE([$Sheet1.I44];[$Sheet2.I44])" office:value-type="float" office:value="0.0125" calcext:value-type="float">
            <text:p>0.013</text:p>
          </table:table-cell>
          <table:table-cell table:formula="of:=AVERAGE([$Sheet1.J44];[$Sheet2.J44])" office:value-type="float" office:value="0.0125" calcext:value-type="float">
            <text:p>0.013</text:p>
          </table:table-cell>
          <table:table-cell table:formula="of:=AVERAGE([$Sheet1.K44];[$Sheet2.K44])" office:value-type="float" office:value="0.01" calcext:value-type="float">
            <text:p>0.010</text:p>
          </table:table-cell>
          <table:table-cell table:formula="of:=AVERAGE([$Sheet1.L44];[$Sheet2.L44])" office:value-type="float" office:value="0.0075" calcext:value-type="float">
            <text:p>0.008</text:p>
          </table:table-cell>
          <table:table-cell table:formula="of:=AVERAGE([$Sheet1.M44];[$Sheet2.M44])" office:value-type="float" office:value="0.0105" calcext:value-type="float">
            <text:p>0.011</text:p>
          </table:table-cell>
          <table:table-cell table:formula="of:=AVERAGE([$Sheet1.N44];[$Sheet2.N44])" office:value-type="float" office:value="0.0125" calcext:value-type="float">
            <text:p>0.013</text:p>
          </table:table-cell>
          <table:table-cell table:formula="of:=AVERAGE([$Sheet1.O44];[$Sheet2.O44])" office:value-type="float" office:value="0.011" calcext:value-type="float">
            <text:p>0.011</text:p>
          </table:table-cell>
          <table:table-cell table:formula="of:=AVERAGE([$Sheet1.P44];[$Sheet2.P44])"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4" office:value-type="string" calcext:value-type="string">
            <text:p>ref-3</text:p>
          </table:table-cell>
          <table:table-cell table:formula="of:=AVERAGE([$Sheet1.B45];[$Sheet2.B45])" office:value-type="float" office:value="0.0115" calcext:value-type="float">
            <text:p>0.012</text:p>
          </table:table-cell>
          <table:table-cell table:formula="of:=AVERAGE([$Sheet1.C45];[$Sheet2.C45])" office:value-type="float" office:value="0.0125" calcext:value-type="float">
            <text:p>0.013</text:p>
          </table:table-cell>
          <table:table-cell table:formula="of:=AVERAGE([$Sheet1.D45];[$Sheet2.D45])" office:value-type="float" office:value="0.0145" calcext:value-type="float">
            <text:p>0.015</text:p>
          </table:table-cell>
          <table:table-cell table:formula="of:=AVERAGE([$Sheet1.E45];[$Sheet2.E45])" office:value-type="float" office:value="0.0185" calcext:value-type="float">
            <text:p>0.019</text:p>
          </table:table-cell>
          <table:table-cell table:formula="of:=AVERAGE([$Sheet1.F45];[$Sheet2.F45])" office:value-type="float" office:value="0.0155" calcext:value-type="float">
            <text:p>0.016</text:p>
          </table:table-cell>
          <table:table-cell table:formula="of:=AVERAGE([$Sheet1.G45];[$Sheet2.G45])" office:value-type="float" office:value="0.0145" calcext:value-type="float">
            <text:p>0.015</text:p>
          </table:table-cell>
          <table:table-cell table:formula="of:=AVERAGE([$Sheet1.H45];[$Sheet2.H45])" office:value-type="float" office:value="0.0175" calcext:value-type="float">
            <text:p>0.018</text:p>
          </table:table-cell>
          <table:table-cell table:formula="of:=AVERAGE([$Sheet1.I45];[$Sheet2.I45])" office:value-type="float" office:value="0.022" calcext:value-type="float">
            <text:p>0.022</text:p>
          </table:table-cell>
          <table:table-cell table:formula="of:=AVERAGE([$Sheet1.J45];[$Sheet2.J45])" office:value-type="float" office:value="0.028" calcext:value-type="float">
            <text:p>0.028</text:p>
          </table:table-cell>
          <table:table-cell table:formula="of:=AVERAGE([$Sheet1.K45];[$Sheet2.K45])" office:value-type="float" office:value="0.047" calcext:value-type="float">
            <text:p>0.047</text:p>
          </table:table-cell>
          <table:table-cell table:formula="of:=AVERAGE([$Sheet1.L45];[$Sheet2.L45])" office:value-type="float" office:value="0.099" calcext:value-type="float">
            <text:p>0.099</text:p>
          </table:table-cell>
          <table:table-cell table:formula="of:=AVERAGE([$Sheet1.M45];[$Sheet2.M45])" office:value-type="float" office:value="0.209" calcext:value-type="float">
            <text:p>0.209</text:p>
          </table:table-cell>
          <table:table-cell table:formula="of:=AVERAGE([$Sheet1.N45];[$Sheet2.N45])" office:value-type="float" office:value="0.2105" calcext:value-type="float">
            <text:p>0.211</text:p>
          </table:table-cell>
          <table:table-cell table:formula="of:=AVERAGE([$Sheet1.O45];[$Sheet2.O45])" office:value-type="float" office:value="0.211" calcext:value-type="float">
            <text:p>0.211</text:p>
          </table:table-cell>
          <table:table-cell table:formula="of:=AVERAGE([$Sheet1.P45];[$Sheet2.P45])" office:value-type="float" office:value="0.211" calcext:value-type="float">
            <text:p>0.211</text:p>
          </table:table-cell>
          <table:table-cell office:value-type="string" calcext:value-type="string">
            <text:p>u</text:p>
          </table:table-cell>
        </table:table-row>
      </table:table>
      <table:table table:name="Sheet7" table:style-name="ta1">
        <table:shapes>
          <draw:frame draw:z-index="0" draw:style-name="gr1" draw:text-style-name="P1" svg:width="82.57mm" svg:height="89.99mm" svg:x="212.29mm" svg:y="61.46mm">
            <draw:object draw:notify-on-update-of-ranges="Sheet7.A8:Sheet7.A8 Sheet7.B8:Sheet7.P8 Sheet7.A9:Sheet7.A9 Sheet7.B9:Sheet7.P9 Sheet7.A10:Sheet7.A10 Sheet7.B10:Sheet7.P10 Sheet7.A11:Sheet7.A11 Sheet7.B11:Sheet7.P11 Sheet7.A12:Sheet7.A12 Sheet7.B12:Sheet7.P12 Sheet7.A13:Sheet7.A13 Sheet7.B13:Sheet7.P13 Sheet7.A14:Sheet7.A14 Sheet7.B14:Sheet7.P14 Sheet7.A15:Sheet7.A15 Sheet7.B15:Sheet7.P15 Sheet7.A16:Sheet7.A16 Sheet7.B16:Sheet7.P16 Sheet7.A17:Sheet7.A17 Sheet7.B17:Sheet7.P17 Sheet7.A18:Sheet7.A18 Sheet7.B18:Sheet7.P18 Sheet7.A19:Sheet7.A19 Sheet7.B19:Sheet7.P19 Sheet7.A20:Sheet7.A20 Sheet7.B20:Sheet7.P20 Sheet7.A21:Sheet7.A21 Sheet7.B21:Sheet7.P21 Sheet7.A22:Sheet7.A22 Sheet7.B22:Sheet7.P22 Sheet7.A23:Sheet7.A23 Sheet7.B23:Sheet7.P23 Sheet7.A24:Sheet7.A24 Sheet7.B24:Sheet7.P24 Sheet7.A25:Sheet7.A25 Sheet7.B25:Sheet7.P25 Sheet7.A26:Sheet7.A26 Sheet7.B26:Sheet7.P26 Sheet7.A27:Sheet7.A27 Sheet7.B27:Sheet7.P27 Sheet7.A28:Sheet7.A28 Sheet7.B28:Sheet7.P28 Sheet7.A29:Sheet7.A29 Sheet7.B29:Sheet7.P29 Sheet7.A30:Sheet7.A30 Sheet7.B30:Sheet7.P30 Sheet7.A31:Sheet7.A31 Sheet7.B31:Sheet7.P31 Sheet7.A32:Sheet7.A32 Sheet7.B32:Sheet7.P32 Sheet7.A33:Sheet7.A33 Sheet7.B33:Sheet7.P33 Sheet7.A34:Sheet7.A34 Sheet7.B34:Sheet7.P34 Sheet7.A35:Sheet7.A35 Sheet7.B35:Sheet7.P35 Sheet7.A36:Sheet7.A36 Sheet7.B36:Sheet7.P36 Sheet7.A37:Sheet7.A37 Sheet7.B37:Sheet7.P37 Sheet7.A38:Sheet7.A38 Sheet7.B38:Sheet7.P38 Sheet7.A39:Sheet7.A39 Sheet7.B39:Sheet7.P39 Sheet7.A40:Sheet7.A40 Sheet7.B40:Sheet7.P40 Sheet7.A41:Sheet7.A41 Sheet7.B41:Sheet7.P41 Sheet7.A42:Sheet7.A42 Sheet7.B42:Sheet7.P42 Sheet7.A43:Sheet7.A43 Sheet7.B43:Sheet7.P43 Sheet7.A44:Sheet7.A44 Sheet7.B44:Sheet7.P44 Sheet7.A45:Sheet7.A45 Sheet7.B45:Sheet7.P45 Sheet7.A46:Sheet7.A46 Sheet7.B46:Sheet7.P46 Sheet7.A47:Sheet7.A47 Sheet7.B47:Sheet7.P47 Sheet7.A48:Sheet7.A48 Sheet7.B48:Sheet7.P48 Sheet7.A49:Sheet7.A49 Sheet7.B49:Sheet7.P49 Sheet7.A50:Sheet7.A50 Sheet7.B50:Sheet7.P50 Sheet7.A51:Sheet7.A51 Sheet7.B51:Sheet7.P51 Sheet7.A52:Sheet7.A52 Sheet7.B52:Sheet7.P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54.11mm" svg:height="86.28mm" svg:x="293.12mm" svg:y="58.22mm">
            <draw:object draw:notify-on-update-of-ranges="Sheet7.A8:Sheet7.A8 Sheet7.Q8:Sheet7.Q8 Sheet7.A9:Sheet7.A9 Sheet7.Q9:Sheet7.Q9 Sheet7.A10:Sheet7.A10 Sheet7.Q10:Sheet7.Q10 Sheet7.A11:Sheet7.A11 Sheet7.Q11:Sheet7.Q11 Sheet7.A12:Sheet7.A12 Sheet7.Q12:Sheet7.Q12 Sheet7.A13:Sheet7.A13 Sheet7.Q13:Sheet7.Q13 Sheet7.A14:Sheet7.A14 Sheet7.Q14:Sheet7.Q14 Sheet7.A15:Sheet7.A15 Sheet7.Q15:Sheet7.Q15 Sheet7.A16:Sheet7.A16 Sheet7.Q16:Sheet7.Q16 Sheet7.A17:Sheet7.A17 Sheet7.Q17:Sheet7.Q17 Sheet7.A18:Sheet7.A18 Sheet7.Q18:Sheet7.Q18 Sheet7.A19:Sheet7.A19 Sheet7.Q19:Sheet7.Q19 Sheet7.A20:Sheet7.A20 Sheet7.Q20:Sheet7.Q20 Sheet7.A21:Sheet7.A21 Sheet7.Q21:Sheet7.Q21 Sheet7.A22:Sheet7.A22 Sheet7.Q22:Sheet7.Q22 Sheet7.A23:Sheet7.A23 Sheet7.Q23:Sheet7.Q23 Sheet7.A24:Sheet7.A24 Sheet7.Q24:Sheet7.Q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ce39"/>
        <table:table-column table:style-name="co7" table:number-columns-repeated="6" table:default-cell-style-name="ce39"/>
        <table:table-column table:style-name="co8" table:default-cell-style-name="ce39"/>
        <table:table-column table:style-name="co9" table:default-cell-style-name="ce39"/>
        <table:table-column table:style-name="co7" table:default-cell-style-name="ce39"/>
        <table:table-column table:style-name="co8" table:number-columns-repeated="4" table:default-cell-style-name="ce39"/>
        <table:table-column table:style-name="co7" table:number-columns-repeated="2" table:default-cell-style-name="ce39"/>
        <table:table-column table:style-name="co10" table:default-cell-style-name="ce39"/>
        <table:table-column table:style-name="co5" table:number-columns-repeated="1007" table:default-cell-style-name="ce39"/>
        <table:table-row table:style-name="ro1" table:number-rows-repeated="6">
          <table:table-cell table:style-name="ce35"/>
          <table:table-cell table:style-name="ce40" table:number-columns-repeated="15"/>
          <table:table-cell table:style-name="ce45"/>
          <table:table-cell table:number-columns-repeated="1007"/>
        </table:table-row>
        <table:table-row table:style-name="ro1">
          <table:table-cell table:style-name="ce36"/>
          <table:table-cell table:style-name="ce41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6" office:value-type="string" calcext:value-type="string">
            <text:p>MoCHi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100_1-e</text:p>
          </table:table-cell>
          <table:table-cell table:style-name="ce42" table:formula="of:=AVERAGE([$Sheet1.B1];[$Sheet2.B1])" office:value-type="float" office:value="0.0175" calcext:value-type="float">
            <text:p>0.018</text:p>
          </table:table-cell>
          <table:table-cell table:style-name="ce44" table:formula="of:=AVERAGE([$Sheet1.C1];[$Sheet2.C1])" office:value-type="float" office:value="0.018" calcext:value-type="float">
            <text:p>0.018</text:p>
          </table:table-cell>
          <table:table-cell table:style-name="ce44" table:formula="of:=AVERAGE([$Sheet1.D1];[$Sheet2.D1])" office:value-type="float" office:value="0.028" calcext:value-type="float">
            <text:p>0.028</text:p>
          </table:table-cell>
          <table:table-cell table:style-name="ce44" table:formula="of:=AVERAGE([$Sheet1.E1];[$Sheet2.E1])" office:value-type="float" office:value="0.034" calcext:value-type="float">
            <text:p>0.034</text:p>
          </table:table-cell>
          <table:table-cell table:style-name="ce44" table:formula="of:=AVERAGE([$Sheet1.F1];[$Sheet2.F1])" office:value-type="float" office:value="0.0285" calcext:value-type="float">
            <text:p>0.029</text:p>
          </table:table-cell>
          <table:table-cell table:style-name="ce44" table:formula="of:=AVERAGE([$Sheet1.G1];[$Sheet2.G1])" office:value-type="float" office:value="0.0555" calcext:value-type="float">
            <text:p>0.056</text:p>
          </table:table-cell>
          <table:table-cell table:style-name="ce44" table:formula="of:=AVERAGE([$Sheet1.H1];[$Sheet2.H1])" office:value-type="float" office:value="0.1725" calcext:value-type="float">
            <text:p>0.173</text:p>
          </table:table-cell>
          <table:table-cell table:style-name="ce44" table:formula="of:=AVERAGE([$Sheet1.I1];[$Sheet2.I1])" office:value-type="float" office:value="0.3115" calcext:value-type="float">
            <text:p>0.312</text:p>
          </table:table-cell>
          <table:table-cell table:style-name="ce44" table:formula="of:=AVERAGE([$Sheet1.J1];[$Sheet2.J1])" office:value-type="float" office:value="0.605" calcext:value-type="float">
            <text:p>0.605</text:p>
          </table:table-cell>
          <table:table-cell table:style-name="ce44" table:formula="of:=AVERAGE([$Sheet1.K1];[$Sheet2.K1])" office:value-type="float" office:value="1.661" calcext:value-type="float">
            <text:p>1.661</text:p>
          </table:table-cell>
          <table:table-cell table:style-name="ce44" table:formula="of:=AVERAGE([$Sheet1.L1];[$Sheet2.L1])" office:value-type="float" office:value="5.6395" calcext:value-type="float">
            <text:p>5.640</text:p>
          </table:table-cell>
          <table:table-cell table:style-name="ce44" table:formula="of:=AVERAGE([$Sheet1.M1];[$Sheet2.M1])" office:value-type="float" office:value="22.778" calcext:value-type="float">
            <text:p>22.778</text:p>
          </table:table-cell>
          <table:table-cell table:style-name="ce44" table:formula="of:=AVERAGE([$Sheet1.N1];[$Sheet2.N1])" office:value-type="float" office:value="84.13" calcext:value-type="float">
            <text:p>84.130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100_2</text:p>
          </table:table-cell>
          <table:table-cell table:style-name="ce42" table:formula="of:=AVERAGE([$Sheet1.B2];[$Sheet2.B2])" office:value-type="float" office:value="0.0125" calcext:value-type="float">
            <text:p>0.013</text:p>
          </table:table-cell>
          <table:table-cell table:style-name="ce44" table:formula="of:=AVERAGE([$Sheet1.C2];[$Sheet2.C2])" office:value-type="float" office:value="0.017" calcext:value-type="float">
            <text:p>0.017</text:p>
          </table:table-cell>
          <table:table-cell table:style-name="ce44" table:formula="of:=AVERAGE([$Sheet1.D2];[$Sheet2.D2])" office:value-type="float" office:value="0.017" calcext:value-type="float">
            <text:p>0.017</text:p>
          </table:table-cell>
          <table:table-cell table:style-name="ce44" table:formula="of:=AVERAGE([$Sheet1.E2];[$Sheet2.E2])" office:value-type="float" office:value="0.02" calcext:value-type="float">
            <text:p>0.020</text:p>
          </table:table-cell>
          <table:table-cell table:style-name="ce44" table:formula="of:=AVERAGE([$Sheet1.F2];[$Sheet2.F2])" office:value-type="float" office:value="0.018" calcext:value-type="float">
            <text:p>0.018</text:p>
          </table:table-cell>
          <table:table-cell table:style-name="ce44" table:formula="of:=AVERAGE([$Sheet1.G2];[$Sheet2.G2])" office:value-type="float" office:value="0.029" calcext:value-type="float">
            <text:p>0.029</text:p>
          </table:table-cell>
          <table:table-cell table:style-name="ce44" table:formula="of:=AVERAGE([$Sheet1.H2];[$Sheet2.H2])" office:value-type="float" office:value="0.028" calcext:value-type="float">
            <text:p>0.028</text:p>
          </table:table-cell>
          <table:table-cell table:style-name="ce44" table:formula="of:=AVERAGE([$Sheet1.I2];[$Sheet2.I2])" office:value-type="float" office:value="0.0315" calcext:value-type="float">
            <text:p>0.032</text:p>
          </table:table-cell>
          <table:table-cell table:style-name="ce44" table:formula="of:=AVERAGE([$Sheet1.J2];[$Sheet2.J2])" office:value-type="float" office:value="0.0355" calcext:value-type="float">
            <text:p>0.036</text:p>
          </table:table-cell>
          <table:table-cell table:style-name="ce44" table:formula="of:=AVERAGE([$Sheet1.K2];[$Sheet2.K2])" office:value-type="float" office:value="0.0315" calcext:value-type="float">
            <text:p>0.032</text:p>
          </table:table-cell>
          <table:table-cell table:style-name="ce44" table:formula="of:=AVERAGE([$Sheet1.L2];[$Sheet2.L2])" office:value-type="float" office:value="0.05" calcext:value-type="float">
            <text:p>0.050</text:p>
          </table:table-cell>
          <table:table-cell table:style-name="ce44" table:formula="of:=AVERAGE([$Sheet1.M2];[$Sheet2.M2])" office:value-type="float" office:value="0.053" calcext:value-type="float">
            <text:p>0.053</text:p>
          </table:table-cell>
          <table:table-cell table:style-name="ce44" table:formula="of:=AVERAGE([$Sheet1.N2];[$Sheet2.N2])" office:value-type="float" office:value="0.053" calcext:value-type="float">
            <text:p>0.053</text:p>
          </table:table-cell>
          <table:table-cell table:style-name="ce44" table:formula="of:=AVERAGE([$Sheet1.O2];[$Sheet2.O2])" office:value-type="float" office:value="0.0615" calcext:value-type="float">
            <text:p>0.062</text:p>
          </table:table-cell>
          <table:table-cell table:style-name="ce44" table:formula="of:=AVERAGE([$Sheet1.P2];[$Sheet2.P2])" office:value-type="float" office:value="0.0705" calcext:value-type="float">
            <text:p>0.071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100_3-e</text:p>
          </table:table-cell>
          <table:table-cell table:style-name="ce42" table:formula="of:=AVERAGE([$Sheet1.B3];[$Sheet2.B3])" office:value-type="float" office:value="0.013" calcext:value-type="float">
            <text:p>0.013</text:p>
          </table:table-cell>
          <table:table-cell table:style-name="ce44" table:formula="of:=AVERAGE([$Sheet1.C3];[$Sheet2.C3])" office:value-type="float" office:value="0.016" calcext:value-type="float">
            <text:p>0.016</text:p>
          </table:table-cell>
          <table:table-cell table:style-name="ce44" table:formula="of:=AVERAGE([$Sheet1.D3];[$Sheet2.D3])" office:value-type="float" office:value="0.0145" calcext:value-type="float">
            <text:p>0.015</text:p>
          </table:table-cell>
          <table:table-cell table:style-name="ce44" table:formula="of:=AVERAGE([$Sheet1.E3];[$Sheet2.E3])" office:value-type="float" office:value="0.021" calcext:value-type="float">
            <text:p>0.021</text:p>
          </table:table-cell>
          <table:table-cell table:style-name="ce44" table:formula="of:=AVERAGE([$Sheet1.F3];[$Sheet2.F3])" office:value-type="float" office:value="0.024" calcext:value-type="float">
            <text:p>0.024</text:p>
          </table:table-cell>
          <table:table-cell table:style-name="ce44" table:formula="of:=AVERAGE([$Sheet1.G3];[$Sheet2.G3])" office:value-type="float" office:value="0.018" calcext:value-type="float">
            <text:p>0.018</text:p>
          </table:table-cell>
          <table:table-cell table:style-name="ce44" table:formula="of:=AVERAGE([$Sheet1.H3];[$Sheet2.H3])" office:value-type="float" office:value="0.0265" calcext:value-type="float">
            <text:p>0.027</text:p>
          </table:table-cell>
          <table:table-cell table:style-name="ce44" table:formula="of:=AVERAGE([$Sheet1.I3];[$Sheet2.I3])" office:value-type="float" office:value="0.022" calcext:value-type="float">
            <text:p>0.022</text:p>
          </table:table-cell>
          <table:table-cell table:style-name="ce44" table:formula="of:=AVERAGE([$Sheet1.J3];[$Sheet2.J3])" office:value-type="float" office:value="0.0245" calcext:value-type="float">
            <text:p>0.025</text:p>
          </table:table-cell>
          <table:table-cell table:style-name="ce44" table:formula="of:=AVERAGE([$Sheet1.K3];[$Sheet2.K3])" office:value-type="float" office:value="0.0275" calcext:value-type="float">
            <text:p>0.028</text:p>
          </table:table-cell>
          <table:table-cell table:style-name="ce44" table:formula="of:=AVERAGE([$Sheet1.L3];[$Sheet2.L3])" office:value-type="float" office:value="0.034" calcext:value-type="float">
            <text:p>0.034</text:p>
          </table:table-cell>
          <table:table-cell table:style-name="ce44" table:formula="of:=AVERAGE([$Sheet1.M3];[$Sheet2.M3])" office:value-type="float" office:value="0.035" calcext:value-type="float">
            <text:p>0.035</text:p>
          </table:table-cell>
          <table:table-cell table:style-name="ce44" table:formula="of:=AVERAGE([$Sheet1.N3];[$Sheet2.N3])" office:value-type="float" office:value="0.0395" calcext:value-type="float">
            <text:p>0.040</text:p>
          </table:table-cell>
          <table:table-cell table:style-name="ce44" table:formula="of:=AVERAGE([$Sheet1.O3];[$Sheet2.O3])" office:value-type="float" office:value="0.056" calcext:value-type="float">
            <text:p>0.056</text:p>
          </table:table-cell>
          <table:table-cell table:style-name="ce44" table:formula="of:=AVERAGE([$Sheet1.P3];[$Sheet2.P3])" office:value-type="float" office:value="0.051" calcext:value-type="float">
            <text:p>0.051</text:p>
          </table:table-cell>
          <table:table-cell table:style-name="ce44" office:value-type="float" office:value="10.734" calcext:value-type="float">
            <text:p>10.734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200_1-e</text:p>
          </table:table-cell>
          <table:table-cell table:style-name="ce42" table:formula="of:=AVERAGE([$Sheet1.B6];[$Sheet2.B6])" office:value-type="float" office:value="0.0155" calcext:value-type="float">
            <text:p>0.016</text:p>
          </table:table-cell>
          <table:table-cell table:style-name="ce44" table:formula="of:=AVERAGE([$Sheet1.C6];[$Sheet2.C6])" office:value-type="float" office:value="0.02" calcext:value-type="float">
            <text:p>0.020</text:p>
          </table:table-cell>
          <table:table-cell table:style-name="ce44" table:formula="of:=AVERAGE([$Sheet1.D6];[$Sheet2.D6])" office:value-type="float" office:value="0.021" calcext:value-type="float">
            <text:p>0.021</text:p>
          </table:table-cell>
          <table:table-cell table:style-name="ce44" table:formula="of:=AVERAGE([$Sheet1.E6];[$Sheet2.E6])" office:value-type="float" office:value="0.0335" calcext:value-type="float">
            <text:p>0.034</text:p>
          </table:table-cell>
          <table:table-cell table:style-name="ce44" table:formula="of:=AVERAGE([$Sheet1.F6];[$Sheet2.F6])" office:value-type="float" office:value="0.054" calcext:value-type="float">
            <text:p>0.054</text:p>
          </table:table-cell>
          <table:table-cell table:style-name="ce44" table:formula="of:=AVERAGE([$Sheet1.G6];[$Sheet2.G6])" office:value-type="float" office:value="0.0735" calcext:value-type="float">
            <text:p>0.074</text:p>
          </table:table-cell>
          <table:table-cell table:style-name="ce44" table:formula="of:=AVERAGE([$Sheet1.H6];[$Sheet2.H6])" office:value-type="float" office:value="0.188" calcext:value-type="float">
            <text:p>0.188</text:p>
          </table:table-cell>
          <table:table-cell table:style-name="ce44" table:formula="of:=AVERAGE([$Sheet1.I6];[$Sheet2.I6])" office:value-type="float" office:value="0.348" calcext:value-type="float">
            <text:p>0.348</text:p>
          </table:table-cell>
          <table:table-cell table:style-name="ce44" table:formula="of:=AVERAGE([$Sheet1.J6];[$Sheet2.J6])" office:value-type="float" office:value="0.66" calcext:value-type="float">
            <text:p>0.660</text:p>
          </table:table-cell>
          <table:table-cell table:style-name="ce44" table:formula="of:=AVERAGE([$Sheet1.K6];[$Sheet2.K6])" office:value-type="float" office:value="1.572" calcext:value-type="float">
            <text:p>1.572</text:p>
          </table:table-cell>
          <table:table-cell table:style-name="ce44" table:formula="of:=AVERAGE([$Sheet1.L6];[$Sheet2.L6])" office:value-type="float" office:value="4.635" calcext:value-type="float">
            <text:p>4.635</text:p>
          </table:table-cell>
          <table:table-cell table:style-name="ce44" table:formula="of:=AVERAGE([$Sheet1.M6];[$Sheet2.M6])" office:value-type="float" office:value="20.209" calcext:value-type="float">
            <text:p>20.209</text:p>
          </table:table-cell>
          <table:table-cell table:style-name="ce44" table:formula="of:=AVERAGE([$Sheet1.N6];[$Sheet2.N6])" office:value-type="float" office:value="71.2955" calcext:value-type="float">
            <text:p>71.296</text:p>
          </table:table-cell>
          <table:table-cell table:number-columns-repeated="2" table:style-name="ce44" office:value-type="string" calcext:value-type="string">
            <text:p>-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200_2-e</text:p>
          </table:table-cell>
          <table:table-cell table:style-name="ce42" table:formula="of:=AVERAGE([$Sheet1.B7];[$Sheet2.B7])" office:value-type="float" office:value="0.0115" calcext:value-type="float">
            <text:p>0.012</text:p>
          </table:table-cell>
          <table:table-cell table:style-name="ce44" table:formula="of:=AVERAGE([$Sheet1.C7];[$Sheet2.C7])" office:value-type="float" office:value="0.023" calcext:value-type="float">
            <text:p>0.023</text:p>
          </table:table-cell>
          <table:table-cell table:style-name="ce44" table:formula="of:=AVERAGE([$Sheet1.D7];[$Sheet2.D7])" office:value-type="float" office:value="0.0185" calcext:value-type="float">
            <text:p>0.019</text:p>
          </table:table-cell>
          <table:table-cell table:style-name="ce44" table:formula="of:=AVERAGE([$Sheet1.E7];[$Sheet2.E7])" office:value-type="float" office:value="0.033" calcext:value-type="float">
            <text:p>0.033</text:p>
          </table:table-cell>
          <table:table-cell table:style-name="ce44" table:formula="of:=AVERAGE([$Sheet1.F7];[$Sheet2.F7])" office:value-type="float" office:value="0.042" calcext:value-type="float">
            <text:p>0.042</text:p>
          </table:table-cell>
          <table:table-cell table:style-name="ce44" table:formula="of:=AVERAGE([$Sheet1.G7];[$Sheet2.G7])" office:value-type="float" office:value="0.0625" calcext:value-type="float">
            <text:p>0.063</text:p>
          </table:table-cell>
          <table:table-cell table:style-name="ce44" table:formula="of:=AVERAGE([$Sheet1.H7];[$Sheet2.H7])" office:value-type="float" office:value="0.0625" calcext:value-type="float">
            <text:p>0.063</text:p>
          </table:table-cell>
          <table:table-cell table:style-name="ce44" table:formula="of:=AVERAGE([$Sheet1.I7];[$Sheet2.I7])" office:value-type="float" office:value="0.094" calcext:value-type="float">
            <text:p>0.094</text:p>
          </table:table-cell>
          <table:table-cell table:style-name="ce44" table:formula="of:=AVERAGE([$Sheet1.J7];[$Sheet2.J7])" office:value-type="float" office:value="0.106" calcext:value-type="float">
            <text:p>0.106</text:p>
          </table:table-cell>
          <table:table-cell table:style-name="ce44" table:formula="of:=AVERAGE([$Sheet1.K7];[$Sheet2.K7])" office:value-type="float" office:value="0.151" calcext:value-type="float">
            <text:p>0.151</text:p>
          </table:table-cell>
          <table:table-cell table:style-name="ce44" table:formula="of:=AVERAGE([$Sheet1.L7];[$Sheet2.L7])" office:value-type="float" office:value="0.1745" calcext:value-type="float">
            <text:p>0.175</text:p>
          </table:table-cell>
          <table:table-cell table:style-name="ce44" table:formula="of:=AVERAGE([$Sheet1.M7];[$Sheet2.M7])" office:value-type="float" office:value="0.201" calcext:value-type="float">
            <text:p>0.201</text:p>
          </table:table-cell>
          <table:table-cell table:style-name="ce44" table:formula="of:=AVERAGE([$Sheet1.N7];[$Sheet2.N7])" office:value-type="float" office:value="0.2585" calcext:value-type="float">
            <text:p>0.259</text:p>
          </table:table-cell>
          <table:table-cell table:style-name="ce44" table:formula="of:=AVERAGE([$Sheet1.O7];[$Sheet2.O7])" office:value-type="float" office:value="0.298" calcext:value-type="float">
            <text:p>0.298</text:p>
          </table:table-cell>
          <table:table-cell table:style-name="ce44" table:formula="of:=AVERAGE([$Sheet1.P7];[$Sheet2.P7])" office:value-type="float" office:value="0.372" calcext:value-type="float">
            <text:p>0.372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200_3-e</text:p>
          </table:table-cell>
          <table:table-cell table:style-name="ce42" table:formula="of:=AVERAGE([$Sheet1.B8];[$Sheet2.B8])" office:value-type="float" office:value="0.015" calcext:value-type="float">
            <text:p>0.015</text:p>
          </table:table-cell>
          <table:table-cell table:style-name="ce44" table:formula="of:=AVERAGE([$Sheet1.C8];[$Sheet2.C8])" office:value-type="float" office:value="0.02" calcext:value-type="float">
            <text:p>0.020</text:p>
          </table:table-cell>
          <table:table-cell table:style-name="ce44" table:formula="of:=AVERAGE([$Sheet1.D8];[$Sheet2.D8])" office:value-type="float" office:value="0.03" calcext:value-type="float">
            <text:p>0.030</text:p>
          </table:table-cell>
          <table:table-cell table:style-name="ce44" table:formula="of:=AVERAGE([$Sheet1.E8];[$Sheet2.E8])" office:value-type="float" office:value="0.034" calcext:value-type="float">
            <text:p>0.034</text:p>
          </table:table-cell>
          <table:table-cell table:style-name="ce44" table:formula="of:=AVERAGE([$Sheet1.F8];[$Sheet2.F8])" office:value-type="float" office:value="0.1095" calcext:value-type="float">
            <text:p>0.110</text:p>
          </table:table-cell>
          <table:table-cell table:style-name="ce44" table:formula="of:=AVERAGE([$Sheet1.G8];[$Sheet2.G8])" office:value-type="float" office:value="0.4525" calcext:value-type="float">
            <text:p>0.453</text:p>
          </table:table-cell>
          <table:table-cell table:style-name="ce44" table:formula="of:=AVERAGE([$Sheet1.H8];[$Sheet2.H8])" office:value-type="float" office:value="2.849" calcext:value-type="float">
            <text:p>2.849</text:p>
          </table:table-cell>
          <table:table-cell table:style-name="ce44" table:formula="of:=AVERAGE([$Sheet1.I8];[$Sheet2.I8])" office:value-type="float" office:value="19.2565" calcext:value-type="float">
            <text:p>19.257</text:p>
          </table:table-cell>
          <table:table-cell table:number-columns-repeated="6" table:style-name="ce44" office:value-type="string" calcext:value-type="string">
            <text:p>-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float" office:value="1.742" calcext:value-type="float">
            <text:p>1.742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400_1-e</text:p>
          </table:table-cell>
          <table:table-cell table:style-name="ce42" table:formula="of:=AVERAGE([$Sheet1.B11];[$Sheet2.B11])" office:value-type="float" office:value="0.0185" calcext:value-type="float">
            <text:p>0.019</text:p>
          </table:table-cell>
          <table:table-cell table:style-name="ce44" table:formula="of:=AVERAGE([$Sheet1.C11];[$Sheet2.C11])" office:value-type="float" office:value="0.0335" calcext:value-type="float">
            <text:p>0.034</text:p>
          </table:table-cell>
          <table:table-cell table:style-name="ce44" table:formula="of:=AVERAGE([$Sheet1.D11];[$Sheet2.D11])" office:value-type="float" office:value="0.0595" calcext:value-type="float">
            <text:p>0.060</text:p>
          </table:table-cell>
          <table:table-cell table:style-name="ce44" table:formula="of:=AVERAGE([$Sheet1.E11];[$Sheet2.E11])" office:value-type="float" office:value="0.1075" calcext:value-type="float">
            <text:p>0.108</text:p>
          </table:table-cell>
          <table:table-cell table:style-name="ce44" table:formula="of:=AVERAGE([$Sheet1.F11];[$Sheet2.F11])" office:value-type="float" office:value="0.2315" calcext:value-type="float">
            <text:p>0.232</text:p>
          </table:table-cell>
          <table:table-cell table:style-name="ce44" table:formula="of:=AVERAGE([$Sheet1.G11];[$Sheet2.G11])" office:value-type="float" office:value="0.814" calcext:value-type="float">
            <text:p>0.814</text:p>
          </table:table-cell>
          <table:table-cell table:style-name="ce44" table:formula="of:=AVERAGE([$Sheet1.H11];[$Sheet2.H11])" office:value-type="float" office:value="3.805" calcext:value-type="float">
            <text:p>3.805</text:p>
          </table:table-cell>
          <table:table-cell table:style-name="ce44" table:formula="of:=AVERAGE([$Sheet1.I11];[$Sheet2.I11])" office:value-type="float" office:value="24.594" calcext:value-type="float">
            <text:p>24.594</text:p>
          </table:table-cell>
          <table:table-cell table:number-columns-repeated="6" table:style-name="ce44" office:value-type="string" calcext:value-type="string">
            <text:p>-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400_2-e</text:p>
          </table:table-cell>
          <table:table-cell table:style-name="ce42" table:formula="of:=AVERAGE([$Sheet1.B12];[$Sheet2.B12])" office:value-type="float" office:value="0.0355" calcext:value-type="float">
            <text:p>0.036</text:p>
          </table:table-cell>
          <table:table-cell table:style-name="ce44" table:formula="of:=AVERAGE([$Sheet1.C12];[$Sheet2.C12])" office:value-type="float" office:value="0.057" calcext:value-type="float">
            <text:p>0.057</text:p>
          </table:table-cell>
          <table:table-cell table:style-name="ce44" table:formula="of:=AVERAGE([$Sheet1.D12];[$Sheet2.D12])" office:value-type="float" office:value="0.0495" calcext:value-type="float">
            <text:p>0.050</text:p>
          </table:table-cell>
          <table:table-cell table:style-name="ce44" table:formula="of:=AVERAGE([$Sheet1.E12];[$Sheet2.E12])" office:value-type="float" office:value="0.0605" calcext:value-type="float">
            <text:p>0.061</text:p>
          </table:table-cell>
          <table:table-cell table:style-name="ce44" table:formula="of:=AVERAGE([$Sheet1.F12];[$Sheet2.F12])" office:value-type="float" office:value="0.0795" calcext:value-type="float">
            <text:p>0.080</text:p>
          </table:table-cell>
          <table:table-cell table:style-name="ce44" table:formula="of:=AVERAGE([$Sheet1.G12];[$Sheet2.G12])" office:value-type="float" office:value="0.129" calcext:value-type="float">
            <text:p>0.129</text:p>
          </table:table-cell>
          <table:table-cell table:style-name="ce44" table:formula="of:=AVERAGE([$Sheet1.H12];[$Sheet2.H12])" office:value-type="float" office:value="0.196" calcext:value-type="float">
            <text:p>0.196</text:p>
          </table:table-cell>
          <table:table-cell table:style-name="ce44" table:formula="of:=AVERAGE([$Sheet1.I12];[$Sheet2.I12])" office:value-type="float" office:value="0.35" calcext:value-type="float">
            <text:p>0.350</text:p>
          </table:table-cell>
          <table:table-cell table:style-name="ce44" table:formula="of:=AVERAGE([$Sheet1.J12];[$Sheet2.J12])" office:value-type="float" office:value="0.5225" calcext:value-type="float">
            <text:p>0.523</text:p>
          </table:table-cell>
          <table:table-cell table:style-name="ce44" table:formula="of:=AVERAGE([$Sheet1.K12];[$Sheet2.K12])" office:value-type="float" office:value="0.6955" calcext:value-type="float">
            <text:p>0.696</text:p>
          </table:table-cell>
          <table:table-cell table:style-name="ce44" table:formula="of:=AVERAGE([$Sheet1.L12];[$Sheet2.L12])" office:value-type="float" office:value="0.7885" calcext:value-type="float">
            <text:p>0.789</text:p>
          </table:table-cell>
          <table:table-cell table:style-name="ce44" table:formula="of:=AVERAGE([$Sheet1.M12];[$Sheet2.M12])" office:value-type="float" office:value="1.033" calcext:value-type="float">
            <text:p>1.033</text:p>
          </table:table-cell>
          <table:table-cell table:style-name="ce44" table:formula="of:=AVERAGE([$Sheet1.N12];[$Sheet2.N12])" office:value-type="float" office:value="1.321" calcext:value-type="float">
            <text:p>1.321</text:p>
          </table:table-cell>
          <table:table-cell table:style-name="ce44" table:formula="of:=AVERAGE([$Sheet1.O12];[$Sheet2.O12])" office:value-type="float" office:value="1.594" calcext:value-type="float">
            <text:p>1.594</text:p>
          </table:table-cell>
          <table:table-cell table:style-name="ce44" table:formula="of:=AVERAGE([$Sheet1.P12];[$Sheet2.P12])" office:value-type="float" office:value="1.9905" calcext:value-type="float">
            <text:p>1.991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a-cppr</text:p>
          </table:table-cell>
          <table:table-cell table:style-name="ce42" table:formula="of:=AVERAGE([$Sheet1.B14];[$Sheet2.B14])" office:value-type="float" office:value="0.0325" calcext:value-type="float">
            <text:p>0.033</text:p>
          </table:table-cell>
          <table:table-cell table:style-name="ce44" table:formula="of:=AVERAGE([$Sheet1.C14];[$Sheet2.C14])" office:value-type="float" office:value="0.021" calcext:value-type="float">
            <text:p>0.021</text:p>
          </table:table-cell>
          <table:table-cell table:style-name="ce44" table:formula="of:=AVERAGE([$Sheet1.D14];[$Sheet2.D14])" office:value-type="float" office:value="0.0275" calcext:value-type="float">
            <text:p>0.028</text:p>
          </table:table-cell>
          <table:table-cell table:style-name="ce44" table:formula="of:=AVERAGE([$Sheet1.E14];[$Sheet2.E14])" office:value-type="float" office:value="0.0305" calcext:value-type="float">
            <text:p>0.031</text:p>
          </table:table-cell>
          <table:table-cell table:style-name="ce44" table:formula="of:=AVERAGE([$Sheet1.F14];[$Sheet2.F14])" office:value-type="float" office:value="0.018" calcext:value-type="float">
            <text:p>0.018</text:p>
          </table:table-cell>
          <table:table-cell table:style-name="ce44" table:formula="of:=AVERAGE([$Sheet1.G14];[$Sheet2.G14])" office:value-type="float" office:value="0.02" calcext:value-type="float">
            <text:p>0.020</text:p>
          </table:table-cell>
          <table:table-cell table:style-name="ce44" table:formula="of:=AVERAGE([$Sheet1.H14];[$Sheet2.H14])" office:value-type="float" office:value="0.0195" calcext:value-type="float">
            <text:p>0.020</text:p>
          </table:table-cell>
          <table:table-cell table:style-name="ce44" table:formula="of:=AVERAGE([$Sheet1.I14];[$Sheet2.I14])" office:value-type="float" office:value="0.018" calcext:value-type="float">
            <text:p>0.018</text:p>
          </table:table-cell>
          <table:table-cell table:style-name="ce44" table:formula="of:=AVERAGE([$Sheet1.J14];[$Sheet2.J14])" office:value-type="float" office:value="0.018" calcext:value-type="float">
            <text:p>0.018</text:p>
          </table:table-cell>
          <table:table-cell table:style-name="ce44" table:formula="of:=AVERAGE([$Sheet1.K14];[$Sheet2.K14])" office:value-type="float" office:value="0.026" calcext:value-type="float">
            <text:p>0.026</text:p>
          </table:table-cell>
          <table:table-cell table:style-name="ce44" table:formula="of:=AVERAGE([$Sheet1.L14];[$Sheet2.L14])" office:value-type="float" office:value="0.026" calcext:value-type="float">
            <text:p>0.026</text:p>
          </table:table-cell>
          <table:table-cell table:style-name="ce44" table:formula="of:=AVERAGE([$Sheet1.M14];[$Sheet2.M14])" office:value-type="float" office:value="0.023" calcext:value-type="float">
            <text:p>0.023</text:p>
          </table:table-cell>
          <table:table-cell table:style-name="ce44" table:formula="of:=AVERAGE([$Sheet1.N14];[$Sheet2.N14])" office:value-type="float" office:value="0.027" calcext:value-type="float">
            <text:p>0.027</text:p>
          </table:table-cell>
          <table:table-cell table:style-name="ce44" table:formula="of:=AVERAGE([$Sheet1.O14];[$Sheet2.O14])" office:value-type="float" office:value="0.0255" calcext:value-type="float">
            <text:p>0.026</text:p>
          </table:table-cell>
          <table:table-cell table:style-name="ce44" table:formula="of:=AVERAGE([$Sheet1.P14];[$Sheet2.P14])" office:value-type="float" office:value="0.028" calcext:value-type="float">
            <text:p>0.028</text:p>
          </table:table-cell>
          <table:table-cell table:style-name="ce44" office:value-type="float" office:value="28.584" calcext:value-type="float">
            <text:p>28.584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a-init</text:p>
          </table:table-cell>
          <table:table-cell table:style-name="ce42" table:formula="of:=AVERAGE([$Sheet1.B16];[$Sheet2.B16])" office:value-type="float" office:value="0.0135" calcext:value-type="float">
            <text:p>0.014</text:p>
          </table:table-cell>
          <table:table-cell table:style-name="ce44" table:formula="of:=AVERAGE([$Sheet1.C16];[$Sheet2.C16])" office:value-type="float" office:value="0.0105" calcext:value-type="float">
            <text:p>0.011</text:p>
          </table:table-cell>
          <table:table-cell table:style-name="ce44" table:formula="of:=AVERAGE([$Sheet1.D16];[$Sheet2.D16])" office:value-type="float" office:value="0.013" calcext:value-type="float">
            <text:p>0.013</text:p>
          </table:table-cell>
          <table:table-cell table:style-name="ce44" table:formula="of:=AVERAGE([$Sheet1.E16];[$Sheet2.E16])" office:value-type="float" office:value="0.018" calcext:value-type="float">
            <text:p>0.018</text:p>
          </table:table-cell>
          <table:table-cell table:style-name="ce44" table:formula="of:=AVERAGE([$Sheet1.F16];[$Sheet2.F16])" office:value-type="float" office:value="0.0205" calcext:value-type="float">
            <text:p>0.021</text:p>
          </table:table-cell>
          <table:table-cell table:style-name="ce44" table:formula="of:=AVERAGE([$Sheet1.G16];[$Sheet2.G16])" office:value-type="float" office:value="0.015" calcext:value-type="float">
            <text:p>0.015</text:p>
          </table:table-cell>
          <table:table-cell table:style-name="ce44" table:formula="of:=AVERAGE([$Sheet1.H16];[$Sheet2.H16])" office:value-type="float" office:value="0.016" calcext:value-type="float">
            <text:p>0.016</text:p>
          </table:table-cell>
          <table:table-cell table:style-name="ce44" table:formula="of:=AVERAGE([$Sheet1.I16];[$Sheet2.I16])" office:value-type="float" office:value="0.021" calcext:value-type="float">
            <text:p>0.021</text:p>
          </table:table-cell>
          <table:table-cell table:style-name="ce44" table:formula="of:=AVERAGE([$Sheet1.J16];[$Sheet2.J16])" office:value-type="float" office:value="0.018" calcext:value-type="float">
            <text:p>0.018</text:p>
          </table:table-cell>
          <table:table-cell table:style-name="ce44" table:formula="of:=AVERAGE([$Sheet1.K16];[$Sheet2.K16])" office:value-type="float" office:value="0.0315" calcext:value-type="float">
            <text:p>0.032</text:p>
          </table:table-cell>
          <table:table-cell table:style-name="ce44" table:formula="of:=AVERAGE([$Sheet1.L16];[$Sheet2.L16])" office:value-type="float" office:value="0.0255" calcext:value-type="float">
            <text:p>0.026</text:p>
          </table:table-cell>
          <table:table-cell table:style-name="ce44" table:formula="of:=AVERAGE([$Sheet1.M16];[$Sheet2.M16])" office:value-type="float" office:value="0.04" calcext:value-type="float">
            <text:p>0.040</text:p>
          </table:table-cell>
          <table:table-cell table:style-name="ce44" table:formula="of:=AVERAGE([$Sheet1.N16];[$Sheet2.N16])" office:value-type="float" office:value="0.0415" calcext:value-type="float">
            <text:p>0.042</text:p>
          </table:table-cell>
          <table:table-cell table:style-name="ce44" table:formula="of:=AVERAGE([$Sheet1.O16];[$Sheet2.O16])" office:value-type="float" office:value="0.0525" calcext:value-type="float">
            <text:p>0.053</text:p>
          </table:table-cell>
          <table:table-cell table:style-name="ce44" table:formula="of:=AVERAGE([$Sheet1.P16];[$Sheet2.P16])" office:value-type="float" office:value="0.0525" calcext:value-type="float">
            <text:p>0.053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ack</text:p>
          </table:table-cell>
          <table:table-cell table:style-name="ce42" table:formula="of:=AVERAGE([$Sheet1.B13];[$Sheet2.B13])" office:value-type="float" office:value="0.0105" calcext:value-type="float">
            <text:p>0.011</text:p>
          </table:table-cell>
          <table:table-cell table:style-name="ce44" table:formula="of:=AVERAGE([$Sheet1.C13];[$Sheet2.C13])" office:value-type="float" office:value="0.011" calcext:value-type="float">
            <text:p>0.011</text:p>
          </table:table-cell>
          <table:table-cell table:style-name="ce44" table:formula="of:=AVERAGE([$Sheet1.D13];[$Sheet2.D13])" office:value-type="float" office:value="0.018" calcext:value-type="float">
            <text:p>0.018</text:p>
          </table:table-cell>
          <table:table-cell table:style-name="ce44" table:formula="of:=AVERAGE([$Sheet1.E13];[$Sheet2.E13])" office:value-type="float" office:value="0.027" calcext:value-type="float">
            <text:p>0.027</text:p>
          </table:table-cell>
          <table:table-cell table:style-name="ce44" table:formula="of:=AVERAGE([$Sheet1.F13];[$Sheet2.F13])" office:value-type="float" office:value="0.1375" calcext:value-type="float">
            <text:p>0.138</text:p>
          </table:table-cell>
          <table:table-cell table:style-name="ce44" table:formula="of:=AVERAGE([$Sheet1.G13];[$Sheet2.G13])" office:value-type="float" office:value="1.403" calcext:value-type="float">
            <text:p>1.403</text:p>
          </table:table-cell>
          <table:table-cell table:style-name="ce44" table:formula="of:=AVERAGE([$Sheet1.H13];[$Sheet2.H13])" office:value-type="float" office:value="11.519" calcext:value-type="float">
            <text:p>11.519</text:p>
          </table:table-cell>
          <table:table-cell table:style-name="ce44" table:formula="of:=AVERAGE([$Sheet1.I13];[$Sheet2.I13])" office:value-type="float" office:value="168.6695" calcext:value-type="float">
            <text:p>168.670</text:p>
          </table:table-cell>
          <table:table-cell table:number-columns-repeated="7" table:style-name="ce44" office:value-type="string" calcext:value-type="string">
            <text:p>-</text:p>
          </table:table-cell>
          <table:table-cell table:style-name="ce44" office:value-type="float" office:value="0.525" calcext:value-type="float">
            <text:p>0.525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-simple</text:p>
          </table:table-cell>
          <table:table-cell table:style-name="ce42" table:formula="of:=AVERAGE([$Sheet1.B21];[$Sheet2.B21])" office:value-type="float" office:value="0.01" calcext:value-type="float">
            <text:p>0.010</text:p>
          </table:table-cell>
          <table:table-cell table:style-name="ce44" table:formula="of:=AVERAGE([$Sheet1.C21];[$Sheet2.C21])" office:value-type="float" office:value="0.0095" calcext:value-type="float">
            <text:p>0.010</text:p>
          </table:table-cell>
          <table:table-cell table:style-name="ce44" table:formula="of:=AVERAGE([$Sheet1.D21];[$Sheet2.D21])" office:value-type="float" office:value="0.0125" calcext:value-type="float">
            <text:p>0.013</text:p>
          </table:table-cell>
          <table:table-cell table:style-name="ce44" table:formula="of:=AVERAGE([$Sheet1.E21];[$Sheet2.E21])" office:value-type="float" office:value="0.0095" calcext:value-type="float">
            <text:p>0.010</text:p>
          </table:table-cell>
          <table:table-cell table:style-name="ce44" table:formula="of:=AVERAGE([$Sheet1.F21];[$Sheet2.F21])" office:value-type="float" office:value="0.0105" calcext:value-type="float">
            <text:p>0.011</text:p>
          </table:table-cell>
          <table:table-cell table:style-name="ce44" table:formula="of:=AVERAGE([$Sheet1.G21];[$Sheet2.G21])" office:value-type="float" office:value="0.0105" calcext:value-type="float">
            <text:p>0.011</text:p>
          </table:table-cell>
          <table:table-cell table:style-name="ce44" table:formula="of:=AVERAGE([$Sheet1.H21];[$Sheet2.H21])" office:value-type="float" office:value="0.008" calcext:value-type="float">
            <text:p>0.008</text:p>
          </table:table-cell>
          <table:table-cell table:style-name="ce44" table:formula="of:=AVERAGE([$Sheet1.I21];[$Sheet2.I21])" office:value-type="float" office:value="0.0115" calcext:value-type="float">
            <text:p>0.012</text:p>
          </table:table-cell>
          <table:table-cell table:style-name="ce44" table:formula="of:=AVERAGE([$Sheet1.J21];[$Sheet2.J21])" office:value-type="float" office:value="0.0115" calcext:value-type="float">
            <text:p>0.012</text:p>
          </table:table-cell>
          <table:table-cell table:style-name="ce44" table:formula="of:=AVERAGE([$Sheet1.K21];[$Sheet2.K21])" office:value-type="float" office:value="0.0065" calcext:value-type="float">
            <text:p>0.007</text:p>
          </table:table-cell>
          <table:table-cell table:style-name="ce44" table:formula="of:=AVERAGE([$Sheet1.L21];[$Sheet2.L21])" office:value-type="float" office:value="0.0115" calcext:value-type="float">
            <text:p>0.012</text:p>
          </table:table-cell>
          <table:table-cell table:style-name="ce44" table:formula="of:=AVERAGE([$Sheet1.M21];[$Sheet2.M21])" office:value-type="float" office:value="0.012" calcext:value-type="float">
            <text:p>0.012</text:p>
          </table:table-cell>
          <table:table-cell table:style-name="ce44" table:formula="of:=AVERAGE([$Sheet1.N21];[$Sheet2.N21])" office:value-type="float" office:value="0.009" calcext:value-type="float">
            <text:p>0.009</text:p>
          </table:table-cell>
          <table:table-cell table:style-name="ce44" table:formula="of:=AVERAGE([$Sheet1.O21];[$Sheet2.O21])" office:value-type="float" office:value="0.01" calcext:value-type="float">
            <text:p>0.010</text:p>
          </table:table-cell>
          <table:table-cell table:style-name="ce44" table:formula="of:=AVERAGE([$Sheet1.P21];[$Sheet2.P21])" office:value-type="float" office:value="0.0085" calcext:value-type="float">
            <text:p>0.009</text:p>
          </table:table-cell>
          <table:table-cell table:style-name="ce44" office:value-type="float" office:value="0.098" calcext:value-type="float">
            <text:p>0.098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hrec</text:p>
          </table:table-cell>
          <table:table-cell table:style-name="ce42" table:formula="of:=AVERAGE([$Sheet1.B23];[$Sheet2.B23])" office:value-type="float" office:value="0.0115" calcext:value-type="float">
            <text:p>0.012</text:p>
          </table:table-cell>
          <table:table-cell table:style-name="ce44" table:formula="of:=AVERAGE([$Sheet1.C23];[$Sheet2.C23])" office:value-type="float" office:value="0.0145" calcext:value-type="float">
            <text:p>0.015</text:p>
          </table:table-cell>
          <table:table-cell table:style-name="ce44" table:formula="of:=AVERAGE([$Sheet1.D23];[$Sheet2.D23])" office:value-type="float" office:value="0.0195" calcext:value-type="float">
            <text:p>0.020</text:p>
          </table:table-cell>
          <table:table-cell table:style-name="ce44" table:formula="of:=AVERAGE([$Sheet1.E23];[$Sheet2.E23])" office:value-type="float" office:value="0.02" calcext:value-type="float">
            <text:p>0.020</text:p>
          </table:table-cell>
          <table:table-cell table:style-name="ce44" table:formula="of:=AVERAGE([$Sheet1.F23];[$Sheet2.F23])" office:value-type="float" office:value="0.0235" calcext:value-type="float">
            <text:p>0.024</text:p>
          </table:table-cell>
          <table:table-cell table:style-name="ce44" table:formula="of:=AVERAGE([$Sheet1.G23];[$Sheet2.G23])" office:value-type="float" office:value="0.028" calcext:value-type="float">
            <text:p>0.028</text:p>
          </table:table-cell>
          <table:table-cell table:style-name="ce44" table:formula="of:=AVERAGE([$Sheet1.H23];[$Sheet2.H23])" office:value-type="float" office:value="0.075" calcext:value-type="float">
            <text:p>0.075</text:p>
          </table:table-cell>
          <table:table-cell table:style-name="ce44" table:formula="of:=AVERAGE([$Sheet1.I23];[$Sheet2.I23])" office:value-type="float" office:value="0.3615" calcext:value-type="float">
            <text:p>0.362</text:p>
          </table:table-cell>
          <table:table-cell table:style-name="ce44" table:formula="of:=AVERAGE([$Sheet1.J23];[$Sheet2.J23])" office:value-type="float" office:value="3.2835" calcext:value-type="float">
            <text:p>3.284</text:p>
          </table:table-cell>
          <table:table-cell table:style-name="ce44" table:formula="of:=AVERAGE([$Sheet1.K23];[$Sheet2.K23])" office:value-type="float" office:value="26.175" calcext:value-type="float">
            <text:p>26.175</text:p>
          </table:table-cell>
          <table:table-cell table:number-columns-repeated="5" table:style-name="ce44" office:value-type="string" calcext:value-type="string">
            <text:p>-</text:p>
          </table:table-cell>
          <table:table-cell table:style-name="ce44" office:value-type="float" office:value="0.867" calcext:value-type="float">
            <text:p>0.867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-lock-e</text:p>
          </table:table-cell>
          <table:table-cell table:style-name="ce42" table:formula="of:=AVERAGE([$Sheet1.B36];[$Sheet2.B36])" office:value-type="float" office:value="0.0085" calcext:value-type="float">
            <text:p>0.009</text:p>
          </table:table-cell>
          <table:table-cell table:style-name="ce44" table:formula="of:=AVERAGE([$Sheet1.C36];[$Sheet2.C36])" office:value-type="float" office:value="0.009" calcext:value-type="float">
            <text:p>0.009</text:p>
          </table:table-cell>
          <table:table-cell table:style-name="ce44" table:formula="of:=AVERAGE([$Sheet1.D36];[$Sheet2.D36])" office:value-type="float" office:value="0.013" calcext:value-type="float">
            <text:p>0.013</text:p>
          </table:table-cell>
          <table:table-cell table:style-name="ce44" table:formula="of:=AVERAGE([$Sheet1.E36];[$Sheet2.E36])" office:value-type="float" office:value="0.0085" calcext:value-type="float">
            <text:p>0.009</text:p>
          </table:table-cell>
          <table:table-cell table:style-name="ce44" table:formula="of:=AVERAGE([$Sheet1.F36];[$Sheet2.F36])" office:value-type="float" office:value="0.0125" calcext:value-type="float">
            <text:p>0.013</text:p>
          </table:table-cell>
          <table:table-cell table:style-name="ce44" table:formula="of:=AVERAGE([$Sheet1.G36];[$Sheet2.G36])" office:value-type="float" office:value="0.0105" calcext:value-type="float">
            <text:p>0.011</text:p>
          </table:table-cell>
          <table:table-cell table:style-name="ce44" table:formula="of:=AVERAGE([$Sheet1.H36];[$Sheet2.H36])" office:value-type="float" office:value="0.013" calcext:value-type="float">
            <text:p>0.013</text:p>
          </table:table-cell>
          <table:table-cell table:style-name="ce44" table:formula="of:=AVERAGE([$Sheet1.I36];[$Sheet2.I36])" office:value-type="float" office:value="0.0115" calcext:value-type="float">
            <text:p>0.012</text:p>
          </table:table-cell>
          <table:table-cell table:style-name="ce44" table:formula="of:=AVERAGE([$Sheet1.J36];[$Sheet2.J36])" office:value-type="float" office:value="0.0125" calcext:value-type="float">
            <text:p>0.013</text:p>
          </table:table-cell>
          <table:table-cell table:style-name="ce44" table:formula="of:=AVERAGE([$Sheet1.K36];[$Sheet2.K36])" office:value-type="float" office:value="0.0125" calcext:value-type="float">
            <text:p>0.013</text:p>
          </table:table-cell>
          <table:table-cell table:style-name="ce44" table:formula="of:=AVERAGE([$Sheet1.L36];[$Sheet2.L36])" office:value-type="float" office:value="0.009" calcext:value-type="float">
            <text:p>0.009</text:p>
          </table:table-cell>
          <table:table-cell table:style-name="ce44" table:formula="of:=AVERAGE([$Sheet1.M36];[$Sheet2.M36])" office:value-type="float" office:value="0.01" calcext:value-type="float">
            <text:p>0.010</text:p>
          </table:table-cell>
          <table:table-cell table:style-name="ce44" table:formula="of:=AVERAGE([$Sheet1.N36];[$Sheet2.N36])" office:value-type="float" office:value="0.0065" calcext:value-type="float">
            <text:p>0.007</text:p>
          </table:table-cell>
          <table:table-cell table:style-name="ce44" table:formula="of:=AVERAGE([$Sheet1.O36];[$Sheet2.O36])" office:value-type="float" office:value="0.011" calcext:value-type="float">
            <text:p>0.011</text:p>
          </table:table-cell>
          <table:table-cell table:style-name="ce44" table:formula="of:=AVERAGE([$Sheet1.P36];[$Sheet2.P36])" office:value-type="float" office:value="0.0105" calcext:value-type="float">
            <text:p>0.011</text:p>
          </table:table-cell>
          <table:table-cell table:style-name="ce44" office:value-type="float" office:value="0.216" calcext:value-type="float">
            <text:p>0.216</text:p>
          </table:table-cell>
          <table:table-cell table:number-columns-repeated="1007"/>
        </table:table-row>
        <table:table-row table:style-name="ro1">
          <table:table-cell table:style-name="ce38" office:value-type="string" calcext:value-type="string">
            <text:p>ref-2</text:p>
          </table:table-cell>
          <table:table-cell table:style-name="ce42" table:formula="of:=AVERAGE([$Sheet1.B43];[$Sheet2.B43])" office:value-type="float" office:value="0.0105" calcext:value-type="float">
            <text:p>0.011</text:p>
          </table:table-cell>
          <table:table-cell table:style-name="ce44" table:formula="of:=AVERAGE([$Sheet1.C43];[$Sheet2.C43])" office:value-type="float" office:value="0.007" calcext:value-type="float">
            <text:p>0.007</text:p>
          </table:table-cell>
          <table:table-cell table:style-name="ce44" table:formula="of:=AVERAGE([$Sheet1.D43];[$Sheet2.D43])" office:value-type="float" office:value="0.011" calcext:value-type="float">
            <text:p>0.011</text:p>
          </table:table-cell>
          <table:table-cell table:style-name="ce44" table:formula="of:=AVERAGE([$Sheet1.E43];[$Sheet2.E43])" office:value-type="float" office:value="0.013" calcext:value-type="float">
            <text:p>0.013</text:p>
          </table:table-cell>
          <table:table-cell table:style-name="ce44" table:formula="of:=AVERAGE([$Sheet1.F43];[$Sheet2.F43])" office:value-type="float" office:value="0.009" calcext:value-type="float">
            <text:p>0.009</text:p>
          </table:table-cell>
          <table:table-cell table:style-name="ce44" table:formula="of:=AVERAGE([$Sheet1.G43];[$Sheet2.G43])" office:value-type="float" office:value="0.0095" calcext:value-type="float">
            <text:p>0.010</text:p>
          </table:table-cell>
          <table:table-cell table:style-name="ce44" table:formula="of:=AVERAGE([$Sheet1.H43];[$Sheet2.H43])" office:value-type="float" office:value="0.0075" calcext:value-type="float">
            <text:p>0.008</text:p>
          </table:table-cell>
          <table:table-cell table:style-name="ce44" table:formula="of:=AVERAGE([$Sheet1.I43];[$Sheet2.I43])" office:value-type="float" office:value="0.0105" calcext:value-type="float">
            <text:p>0.011</text:p>
          </table:table-cell>
          <table:table-cell table:style-name="ce44" table:formula="of:=AVERAGE([$Sheet1.J43];[$Sheet2.J43])" office:value-type="float" office:value="0.012" calcext:value-type="float">
            <text:p>0.012</text:p>
          </table:table-cell>
          <table:table-cell table:style-name="ce44" table:formula="of:=AVERAGE([$Sheet1.K43];[$Sheet2.K43])" office:value-type="float" office:value="0.0105" calcext:value-type="float">
            <text:p>0.011</text:p>
          </table:table-cell>
          <table:table-cell table:style-name="ce44" table:formula="of:=AVERAGE([$Sheet1.L43];[$Sheet2.L43])" office:value-type="float" office:value="0.0095" calcext:value-type="float">
            <text:p>0.010</text:p>
          </table:table-cell>
          <table:table-cell table:style-name="ce44" table:formula="of:=AVERAGE([$Sheet1.M43];[$Sheet2.M43])" office:value-type="float" office:value="0.01" calcext:value-type="float">
            <text:p>0.010</text:p>
          </table:table-cell>
          <table:table-cell table:style-name="ce44" table:formula="of:=AVERAGE([$Sheet1.N43];[$Sheet2.N43])" office:value-type="float" office:value="0.0115" calcext:value-type="float">
            <text:p>0.012</text:p>
          </table:table-cell>
          <table:table-cell table:style-name="ce44" table:formula="of:=AVERAGE([$Sheet1.O43];[$Sheet2.O43])" office:value-type="float" office:value="0.009" calcext:value-type="float">
            <text:p>0.009</text:p>
          </table:table-cell>
          <table:table-cell table:style-name="ce44" table:formula="of:=AVERAGE([$Sheet1.P43];[$Sheet2.P43])" office:value-type="float" office:value="0.0095" calcext:value-type="float">
            <text:p>0.010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8" office:value-type="string" calcext:value-type="string">
            <text:p>ref-2-e</text:p>
          </table:table-cell>
          <table:table-cell table:style-name="ce42" table:formula="of:=AVERAGE([$Sheet1.B44];[$Sheet2.B44])" office:value-type="float" office:value="0.011" calcext:value-type="float">
            <text:p>0.011</text:p>
          </table:table-cell>
          <table:table-cell table:style-name="ce44" table:formula="of:=AVERAGE([$Sheet1.C44];[$Sheet2.C44])" office:value-type="float" office:value="0.008" calcext:value-type="float">
            <text:p>0.008</text:p>
          </table:table-cell>
          <table:table-cell table:style-name="ce44" table:formula="of:=AVERAGE([$Sheet1.D44];[$Sheet2.D44])" office:value-type="float" office:value="0.009" calcext:value-type="float">
            <text:p>0.009</text:p>
          </table:table-cell>
          <table:table-cell table:style-name="ce44" table:formula="of:=AVERAGE([$Sheet1.E44];[$Sheet2.E44])" office:value-type="float" office:value="0.011" calcext:value-type="float">
            <text:p>0.011</text:p>
          </table:table-cell>
          <table:table-cell table:style-name="ce44" table:formula="of:=AVERAGE([$Sheet1.F44];[$Sheet2.F44])" office:value-type="float" office:value="0.009" calcext:value-type="float">
            <text:p>0.009</text:p>
          </table:table-cell>
          <table:table-cell table:style-name="ce44" table:formula="of:=AVERAGE([$Sheet1.G44];[$Sheet2.G44])" office:value-type="float" office:value="0.012" calcext:value-type="float">
            <text:p>0.012</text:p>
          </table:table-cell>
          <table:table-cell table:style-name="ce44" table:formula="of:=AVERAGE([$Sheet1.H44];[$Sheet2.H44])" office:value-type="float" office:value="0.013" calcext:value-type="float">
            <text:p>0.013</text:p>
          </table:table-cell>
          <table:table-cell table:style-name="ce44" table:formula="of:=AVERAGE([$Sheet1.I44];[$Sheet2.I44])" office:value-type="float" office:value="0.0125" calcext:value-type="float">
            <text:p>0.013</text:p>
          </table:table-cell>
          <table:table-cell table:style-name="ce44" table:formula="of:=AVERAGE([$Sheet1.J44];[$Sheet2.J44])" office:value-type="float" office:value="0.0125" calcext:value-type="float">
            <text:p>0.013</text:p>
          </table:table-cell>
          <table:table-cell table:style-name="ce44" table:formula="of:=AVERAGE([$Sheet1.K44];[$Sheet2.K44])" office:value-type="float" office:value="0.01" calcext:value-type="float">
            <text:p>0.010</text:p>
          </table:table-cell>
          <table:table-cell table:style-name="ce44" table:formula="of:=AVERAGE([$Sheet1.L44];[$Sheet2.L44])" office:value-type="float" office:value="0.0075" calcext:value-type="float">
            <text:p>0.008</text:p>
          </table:table-cell>
          <table:table-cell table:style-name="ce44" table:formula="of:=AVERAGE([$Sheet1.M44];[$Sheet2.M44])" office:value-type="float" office:value="0.0105" calcext:value-type="float">
            <text:p>0.011</text:p>
          </table:table-cell>
          <table:table-cell table:style-name="ce44" table:formula="of:=AVERAGE([$Sheet1.N44];[$Sheet2.N44])" office:value-type="float" office:value="0.0125" calcext:value-type="float">
            <text:p>0.013</text:p>
          </table:table-cell>
          <table:table-cell table:style-name="ce44" table:formula="of:=AVERAGE([$Sheet1.O44];[$Sheet2.O44])" office:value-type="float" office:value="0.011" calcext:value-type="float">
            <text:p>0.011</text:p>
          </table:table-cell>
          <table:table-cell table:style-name="ce44" table:formula="of:=AVERAGE([$Sheet1.P44];[$Sheet2.P44])" office:value-type="float" office:value="0.0105" calcext:value-type="float">
            <text:p>0.011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>
          <table:table-cell table:style-name="ce38" office:value-type="string" calcext:value-type="string">
            <text:p>ref-3</text:p>
          </table:table-cell>
          <table:table-cell table:style-name="ce42" table:formula="of:=AVERAGE([$Sheet1.B45];[$Sheet2.B45])" office:value-type="float" office:value="0.0115" calcext:value-type="float">
            <text:p>0.012</text:p>
          </table:table-cell>
          <table:table-cell table:style-name="ce44" table:formula="of:=AVERAGE([$Sheet1.C45];[$Sheet2.C45])" office:value-type="float" office:value="0.0125" calcext:value-type="float">
            <text:p>0.013</text:p>
          </table:table-cell>
          <table:table-cell table:style-name="ce44" table:formula="of:=AVERAGE([$Sheet1.D45];[$Sheet2.D45])" office:value-type="float" office:value="0.0145" calcext:value-type="float">
            <text:p>0.015</text:p>
          </table:table-cell>
          <table:table-cell table:style-name="ce44" table:formula="of:=AVERAGE([$Sheet1.E45];[$Sheet2.E45])" office:value-type="float" office:value="0.0185" calcext:value-type="float">
            <text:p>0.019</text:p>
          </table:table-cell>
          <table:table-cell table:style-name="ce44" table:formula="of:=AVERAGE([$Sheet1.F45];[$Sheet2.F45])" office:value-type="float" office:value="0.0155" calcext:value-type="float">
            <text:p>0.016</text:p>
          </table:table-cell>
          <table:table-cell table:style-name="ce44" table:formula="of:=AVERAGE([$Sheet1.G45];[$Sheet2.G45])" office:value-type="float" office:value="0.0145" calcext:value-type="float">
            <text:p>0.015</text:p>
          </table:table-cell>
          <table:table-cell table:style-name="ce44" table:formula="of:=AVERAGE([$Sheet1.H45];[$Sheet2.H45])" office:value-type="float" office:value="0.0175" calcext:value-type="float">
            <text:p>0.018</text:p>
          </table:table-cell>
          <table:table-cell table:style-name="ce44" table:formula="of:=AVERAGE([$Sheet1.I45];[$Sheet2.I45])" office:value-type="float" office:value="0.022" calcext:value-type="float">
            <text:p>0.022</text:p>
          </table:table-cell>
          <table:table-cell table:style-name="ce44" table:formula="of:=AVERAGE([$Sheet1.J45];[$Sheet2.J45])" office:value-type="float" office:value="0.028" calcext:value-type="float">
            <text:p>0.028</text:p>
          </table:table-cell>
          <table:table-cell table:style-name="ce44" table:formula="of:=AVERAGE([$Sheet1.K45];[$Sheet2.K45])" office:value-type="float" office:value="0.047" calcext:value-type="float">
            <text:p>0.047</text:p>
          </table:table-cell>
          <table:table-cell table:style-name="ce44" table:formula="of:=AVERAGE([$Sheet1.L45];[$Sheet2.L45])" office:value-type="float" office:value="0.099" calcext:value-type="float">
            <text:p>0.099</text:p>
          </table:table-cell>
          <table:table-cell table:style-name="ce44" table:formula="of:=AVERAGE([$Sheet1.M45];[$Sheet2.M45])" office:value-type="float" office:value="0.209" calcext:value-type="float">
            <text:p>0.209</text:p>
          </table:table-cell>
          <table:table-cell table:style-name="ce44" table:formula="of:=AVERAGE([$Sheet1.N45];[$Sheet2.N45])" office:value-type="float" office:value="0.2105" calcext:value-type="float">
            <text:p>0.211</text:p>
          </table:table-cell>
          <table:table-cell table:style-name="ce44" table:formula="of:=AVERAGE([$Sheet1.O45];[$Sheet2.O45])" office:value-type="float" office:value="0.211" calcext:value-type="float">
            <text:p>0.211</text:p>
          </table:table-cell>
          <table:table-cell table:style-name="ce44" table:formula="of:=AVERAGE([$Sheet1.P45];[$Sheet2.P45])" office:value-type="float" office:value="0.211" calcext:value-type="float">
            <text:p>0.211</text:p>
          </table:table-cell>
          <table:table-cell table:style-name="ce44" office:value-type="float" office:value="180" calcext:value-type="float">
            <text:p>180.000</text:p>
          </table:table-cell>
          <table:table-cell table:number-columns-repeated="1007"/>
        </table:table-row>
        <table:table-row table:style-name="ro1" table:number-rows-repeated="26">
          <table:table-cell table:style-name="ce37"/>
          <table:table-cell table:style-name="ce42"/>
          <table:table-cell table:style-name="ce44" table:number-columns-repeated="15"/>
          <table:table-cell table:number-columns-repeated="1007"/>
        </table:table-row>
        <table:table-row table:style-name="ro1" table:number-rows-repeated="2">
          <table:table-cell table:style-name="ce38"/>
          <table:table-cell table:style-name="ce42"/>
          <table:table-cell table:style-name="ce44" table:number-columns-repeated="15"/>
          <table:table-cell table:number-columns-repeated="100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1" table:default-cell-style-name="ce15"/>
        <table:table-column table:style-name="co12" table:default-cell-style-name="ce18"/>
        <table:table-column table:style-name="co12" table:default-cell-style-name="ce20"/>
        <table:table-column table:style-name="co13" table:number-columns-repeated="3" table:default-cell-style-name="ce20"/>
        <table:table-column table:style-name="co12" table:default-cell-style-name="ce20"/>
        <table:table-column table:style-name="co14" table:default-cell-style-name="ce20"/>
        <table:table-row table:style-name="ro1">
          <table:table-cell table:style-name="ce13"/>
          <table:table-cell table:style-name="ce16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MoCHi</text:p>
          </table:table-cell>
        </table:table-row>
        <table:table-row table:style-name="ro1">
          <table:table-cell table:style-name="ce14" office:value-type="string" calcext:value-type="string">
            <text:p>100_1-e</text:p>
          </table:table-cell>
          <table:table-cell table:style-name="ce17" office:value-type="float" office:value="0.0175" calcext:value-type="float">
            <text:p>0.018</text:p>
          </table:table-cell>
          <table:table-cell table:style-name="ce19" office:value-type="float" office:value="0.034" calcext:value-type="float">
            <text:p>0.034</text:p>
          </table:table-cell>
          <table:table-cell table:style-name="ce19" office:value-type="float" office:value="0.1725" calcext:value-type="float">
            <text:p>0.173</text:p>
          </table:table-cell>
          <table:table-cell table:style-name="ce19" office:value-type="float" office:value="1.661" calcext:value-type="float">
            <text:p>1.661</text:p>
          </table:table-cell>
          <table:table-cell table:style-name="ce19" office:value-type="float" office:value="84.13" calcext:value-type="float">
            <text:p>84.13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15" calcext:value-type="float">
            <text:p>0.03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05" calcext:value-type="float">
            <text:p>0.0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100_3-e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65" calcext:value-type="float">
            <text:p>0.027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395" calcext:value-type="float">
            <text:p>0.040</text:p>
          </table:table-cell>
          <table:table-cell office:value-type="float" office:value="0.051" calcext:value-type="float">
            <text:p>0.051</text:p>
          </table:table-cell>
          <table:table-cell office:value-type="float" office:value="10.734" calcext:value-type="float">
            <text:p>10.734</text:p>
          </table:table-cell>
        </table:table-row>
        <table:table-row table:style-name="ro1">
          <table:table-cell office:value-type="string" calcext:value-type="string">
            <text:p>100_4-e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55" calcext:value-type="float">
            <text:p>0.036</text:p>
          </table:table-cell>
          <table:table-cell office:value-type="float" office:value="0.04" calcext:value-type="float">
            <text:p>0.040</text:p>
          </table:table-cell>
          <table:table-cell office:value-type="float" office:value="0.0625" calcext:value-type="float">
            <text:p>0.063</text:p>
          </table:table-cell>
          <table:table-cell office:value-type="float" office:value="13.547" calcext:value-type="float">
            <text:p>13.547</text:p>
          </table:table-cell>
        </table:table-row>
        <table:table-row table:style-name="ro1">
          <table:table-cell office:value-type="string" calcext:value-type="string">
            <text:p>100_5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45" calcext:value-type="float">
            <text:p>0.025</text:p>
          </table:table-cell>
          <table:table-cell office:value-type="float" office:value="0.168" calcext:value-type="float">
            <text:p>0.168</text:p>
          </table:table-cell>
          <table:table-cell office:value-type="float" office:value="1.5195" calcext:value-type="float">
            <text:p>1.520</text:p>
          </table:table-cell>
          <table:table-cell office:value-type="float" office:value="90.5435" calcext:value-type="float">
            <text:p>90.544</text:p>
          </table:table-cell>
          <table:table-cell office:value-type="string" calcext:value-type="string">
            <text:p>-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string" calcext:value-type="string">
            <text:p>200_1-e</text:p>
          </table:table-cell>
          <table:table-cell office:value-type="float" office:value="0.0155" calcext:value-type="float">
            <text:p>0.016</text:p>
          </table:table-cell>
          <table:table-cell office:value-type="float" office:value="0.0335" calcext:value-type="float">
            <text:p>0.034</text:p>
          </table:table-cell>
          <table:table-cell office:value-type="float" office:value="0.188" calcext:value-type="float">
            <text:p>0.188</text:p>
          </table:table-cell>
          <table:table-cell office:value-type="float" office:value="1.572" calcext:value-type="float">
            <text:p>1.572</text:p>
          </table:table-cell>
          <table:table-cell office:value-type="float" office:value="71.2955" calcext:value-type="float">
            <text:p>71.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200_2-e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625" calcext:value-type="float">
            <text:p>0.0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2585" calcext:value-type="float">
            <text:p>0.259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0_3-e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" calcext:value-type="float">
            <text:p>0.034</text:p>
          </table:table-cell>
          <table:table-cell office:value-type="float" office:value="2.849" calcext:value-type="float">
            <text:p>2.8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200_4-e</text:p>
          </table:table-cell>
          <table:table-cell office:value-type="float" office:value="0.03" calcext:value-type="float">
            <text:p>0.030</text:p>
          </table:table-cell>
          <table:table-cell office:value-type="float" office:value="0.051" calcext:value-type="float">
            <text:p>0.051</text:p>
          </table:table-cell>
          <table:table-cell office:value-type="float" office:value="2.661" calcext:value-type="float">
            <text:p>2.66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float" office:value="47.022" calcext:value-type="float">
            <text:p>47.022</text:p>
          </table:table-cell>
        </table:table-row>
        <table:table-row table:style-name="ro1">
          <table:table-cell office:value-type="string" calcext:value-type="string">
            <text:p>200_5-e</text:p>
          </table:table-cell>
          <table:table-cell office:value-type="float" office:value="0.0425" calcext:value-type="float">
            <text:p>0.043</text:p>
          </table:table-cell>
          <table:table-cell office:value-type="float" office:value="0.04" calcext:value-type="float">
            <text:p>0.040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55" calcext:value-type="float">
            <text:p>0.146</text:p>
          </table:table-cell>
          <table:table-cell office:value-type="float" office:value="0.2815" calcext:value-type="float">
            <text:p>0.282</text:p>
          </table:table-cell>
          <table:table-cell office:value-type="float" office:value="0.4275" calcext:value-type="float">
            <text:p>0.4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1-e</text:p>
          </table:table-cell>
          <table:table-cell office:value-type="float" office:value="0.0185" calcext:value-type="float">
            <text:p>0.019</text:p>
          </table:table-cell>
          <table:table-cell office:value-type="float" office:value="0.1075" calcext:value-type="float">
            <text:p>0.108</text:p>
          </table:table-cell>
          <table:table-cell office:value-type="float" office:value="3.805" calcext:value-type="float">
            <text:p>3.8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400_2-e</text:p>
          </table:table-cell>
          <table:table-cell office:value-type="float" office:value="0.0355" calcext:value-type="float">
            <text:p>0.036</text:p>
          </table:table-cell>
          <table:table-cell office:value-type="float" office:value="0.0605" calcext:value-type="float">
            <text:p>0.061</text:p>
          </table:table-cell>
          <table:table-cell office:value-type="float" office:value="0.196" calcext:value-type="float">
            <text:p>0.196</text:p>
          </table:table-cell>
          <table:table-cell office:value-type="float" office:value="0.6955" calcext:value-type="float">
            <text:p>0.696</text:p>
          </table:table-cell>
          <table:table-cell office:value-type="float" office:value="1.321" calcext:value-type="float">
            <text:p>1.321</text:p>
          </table:table-cell>
          <table:table-cell office:value-type="float" office:value="1.9905" calcext:value-type="float">
            <text:p>1.9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27" calcext:value-type="float">
            <text:p>0.027</text:p>
          </table:table-cell>
          <table:table-cell office:value-type="float" office:value="11.519" calcext:value-type="float">
            <text:p>11.51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a-cppr</text:p>
          </table:table-cell>
          <table:table-cell office:value-type="float" office:value="0.0325" calcext:value-type="float">
            <text:p>0.033</text:p>
          </table:table-cell>
          <table:table-cell office:value-type="float" office:value="0.0305" calcext:value-type="float">
            <text:p>0.031</text:p>
          </table:table-cell>
          <table:table-cell office:value-type="float" office:value="0.0195" calcext:value-type="float">
            <text:p>0.02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28.584" calcext:value-type="float">
            <text:p>28.584</text:p>
          </table:table-cell>
        </table:table-row>
        <table:table-row table:style-name="ro1">
          <table:table-cell office:value-type="string" calcext:value-type="string">
            <text:p>a-init-me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35" calcext:value-type="float">
            <text:p>0.034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init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5" calcext:value-type="float">
            <text:p>0.032</text:p>
          </table:table-cell>
          <table:table-cell office:value-type="float" office:value="0.0415" calcext:value-type="float">
            <text:p>0.042</text:p>
          </table:table-cell>
          <table:table-cell office:value-type="float" office:value="0.0525" calcext:value-type="float">
            <text:p>0.0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-max-m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25" calcext:value-type="float">
            <text:p>0.0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" calcext:value-type="float">
            <text:p>0.017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22" calcext:value-type="float">
            <text:p>0.022</text:p>
          </table:table-cell>
          <table:table-cell office:value-type="float" office:value="5.348" calcext:value-type="float">
            <text:p>5.348</text:p>
          </table:table-cell>
        </table:table-row>
        <table:table-row table:style-name="ro1">
          <table:table-cell office:value-type="string" calcext:value-type="string">
            <text:p>a-max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" calcext:value-type="float">
            <text:p>0.017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copy_intro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55" calcext:value-type="float">
            <text:p>0.016</text:p>
          </table:table-cell>
          <table:table-cell office:value-type="float" office:value="0.0195" calcext:value-type="float">
            <text:p>0.0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0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-fact</text:p>
          </table:table-cell>
          <table:table-cell office:value-type="float" office:value="0.01" calcext:value-type="float">
            <text:p>0.010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15" calcext:value-type="float">
            <text:p>0.022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 office:value-type="string" calcext:value-type="string">
            <text:p>e-simple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2" calcext:value-type="float">
            <text:p>0.020</text:p>
          </table:table-cell>
          <table:table-cell office:value-type="float" office:value="0.075" calcext:value-type="float">
            <text:p>0.075</text:p>
          </table:table-cell>
          <table:table-cell office:value-type="float" office:value="26.175" calcext:value-type="float">
            <text:p>26.17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office:value-type="string" calcext:value-type="string">
            <text:p>intro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85" calcext:value-type="float">
            <text:p>0.009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string" calcext:value-type="string">
            <text:p>intro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11" calcext:value-type="float">
            <text:p>0.110</text:p>
          </table:table-cell>
        </table:table-row>
        <table:table-row table:style-name="ro1">
          <table:table-cell office:value-type="string" calcext:value-type="string">
            <text:p>l-zipmap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05" calcext:value-type="float">
            <text:p>0.021</text:p>
          </table:table-cell>
          <table:table-cell office:value-type="float" office:value="0.0255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5" calcext:value-type="float">
            <text:p>0.0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-zipunzip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5" calcext:value-type="float">
            <text:p>0.019</text:p>
          </table:table-cell>
          <table:table-cell office:value-type="float" office:value="0.0245" calcext:value-type="float">
            <text:p>0.025</text:p>
          </table:table-cell>
          <table:table-cell office:value-type="float" office:value="0.0475" calcext:value-type="float">
            <text:p>0.04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25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77" calcext:value-type="float">
            <text:p>0.177</text:p>
          </table:table-cell>
          <table:table-cell office:value-type="float" office:value="3.5125" calcext:value-type="float">
            <text:p>3.5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.119" calcext:value-type="float">
            <text:p>5.119</text:p>
          </table:table-cell>
        </table:table-row>
        <table:table-row table:style-name="ro1">
          <table:table-cell office:value-type="string" calcext:value-type="string">
            <text:p>mc91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75" calcext:value-type="float">
            <text:p>0.018</text:p>
          </table:table-cell>
          <table:table-cell office:value-type="float" office:value="0.1785" calcext:value-type="float">
            <text:p>0.179</text:p>
          </table:table-cell>
          <table:table-cell office:value-type="float" office:value="3.565" calcext:value-type="float">
            <text:p>3.56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mult-e-m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mult-e-m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5" calcext:value-type="float">
            <text:p>0.01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152" calcext:value-type="float">
            <text:p>0.152</text:p>
          </table:table-cell>
        </table:table-row>
        <table:table-row table:style-name="ro1">
          <table:table-cell office:value-type="string" calcext:value-type="string">
            <text:p>mult-e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75" calcext:value-type="float">
            <text:p>0.018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55" calcext:value-type="float">
            <text:p>0.0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2" office:value-type="float" office:value="0.0085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105" calcext:value-type="float">
            <text:p>0.011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0.0065" calcext:value-type="float">
            <text:p>0.007</text:p>
          </table:table-cell>
          <table:table-cell office:value-type="float" office:value="0.0085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5" calcext:value-type="float">
            <text:p>0.010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0.0075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5" calcext:value-type="float">
            <text:p>0.145</text:p>
          </table:table-cell>
        </table:table-row>
        <table:table-row table:style-name="ro1">
          <table:table-cell office:value-type="string" calcext:value-type="string">
            <text:p>sum-mult-e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95" calcext:value-type="float">
            <text:p>0.050</text:p>
          </table:table-cell>
          <table:table-cell office:value-type="float" office:value="0.207" calcext:value-type="float">
            <text:p>0.207</text:p>
          </table:table-cell>
          <table:table-cell office:value-type="float" office:value="0.3225" calcext:value-type="float">
            <text:p>0.32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105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33" calcext:value-type="float">
            <text:p>0.330</text:p>
          </table:table-cell>
        </table:table-row>
        <table:table-row table:style-name="ro1">
          <table:table-cell office:value-type="string" calcext:value-type="string">
            <text:p>ref-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1-e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4</text:p>
          </table:table-cell>
          <table:table-cell office:value-type="float" office:value="0.0085" calcext:value-type="float">
            <text:p>0.00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5" calcext:value-type="float">
            <text:p>0.012</text:p>
          </table:table-cell>
          <table:table-cell office:value-type="float" office:value="0.0095" calcext:value-type="float">
            <text:p>0.0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2-e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5" calcext:value-type="float">
            <text:p>0.013</text:p>
          </table:table-cell>
          <table:table-cell office:value-type="float" office:value="0.0105" calcext:value-type="float">
            <text:p>0.01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ef-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7" calcext:value-type="float">
            <text:p>0.047</text:p>
          </table:table-cell>
          <table:table-cell office:value-type="float" office:value="0.2105" calcext:value-type="float">
            <text:p>0.211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u</text:p>
          </table:table-cell>
        </table:table-row>
      </table:table>
      <table:table table:name="Sheet5" table:style-name="ta1">
        <table:shapes>
          <draw:frame draw:z-index="0" draw:style-name="gr1" draw:text-style-name="P1" svg:width="221.41mm" svg:height="132.71mm" svg:x="4.73mm" svg:y="5.28mm">
            <draw:object draw:notify-on-update-of-ranges="Sheet3.B7:Sheet3.P7 Sheet3.B7:Sheet3.P7 Sheet3.A8:Sheet3.A8 Sheet3.B8:Sheet3.P8 Sheet3.B7:Sheet3.P7 Sheet3.A9:Sheet3.A9 Sheet3.B9:Sheet3.P9 Sheet3.B7:Sheet3.P7 Sheet3.A10:Sheet3.A10 Sheet3.B10:Sheet3.P10 Sheet3.B7:Sheet3.P7 Sheet3.A11:Sheet3.A11 Sheet3.B11:Sheet3.P11 Sheet3.B7:Sheet3.P7 Sheet3.A12:Sheet3.A12 Sheet3.B12:Sheet3.P12 Sheet3.B7:Sheet3.P7 Sheet3.A13:Sheet3.A13 Sheet3.B13:Sheet3.P13 Sheet3.B7:Sheet3.P7 Sheet3.A14:Sheet3.A14 Sheet3.B14:Sheet3.P14 Sheet3.B7:Sheet3.P7 Sheet3.A15:Sheet3.A15 Sheet3.B15:Sheet3.P15 Sheet3.B7:Sheet3.P7 Sheet3.A16:Sheet3.A16 Sheet3.B16:Sheet3.P16 Sheet3.B7:Sheet3.P7 Sheet3.A17:Sheet3.A17 Sheet3.B17:Sheet3.P17 Sheet3.B7:Sheet3.P7 Sheet3.A18:Sheet3.A18 Sheet3.B18:Sheet3.P18 Sheet3.B7:Sheet3.P7 Sheet3.A19:Sheet3.A19 Sheet3.B19:Sheet3.P19 Sheet3.B7:Sheet3.P7 Sheet3.A20:Sheet3.A20 Sheet3.B20:Sheet3.P20 Sheet3.B7:Sheet3.P7 Sheet3.A21:Sheet3.A21 Sheet3.B21:Sheet3.P21 Sheet3.B7:Sheet3.P7 Sheet3.A22:Sheet3.A22 Sheet3.B22:Sheet3.P22 Sheet3.B7:Sheet3.P7 Sheet3.A23:Sheet3.A23 Sheet3.B23:Sheet3.P23 Sheet3.B7:Sheet3.P7 Sheet3.A24:Sheet3.A24 Sheet3.B24:Sheet3.P24 Sheet3.B7:Sheet3.P7 Sheet3.A25:Sheet3.A25 Sheet3.B25:Sheet3.P25 Sheet3.B7:Sheet3.P7 Sheet3.A26:Sheet3.A26 Sheet3.B26:Sheet3.P26 Sheet3.B7:Sheet3.P7 Sheet3.A27:Sheet3.A27 Sheet3.B27:Sheet3.P27 Sheet3.B7:Sheet3.P7 Sheet3.A28:Sheet3.A28 Sheet3.B28:Sheet3.P28 Sheet3.B7:Sheet3.P7 Sheet3.A29:Sheet3.A29 Sheet3.B29:Sheet3.P29 Sheet3.B7:Sheet3.P7 Sheet3.A30:Sheet3.A30 Sheet3.B30:Sheet3.P30 Sheet3.B7:Sheet3.P7 Sheet3.A31:Sheet3.A31 Sheet3.B31:Sheet3.P31 Sheet3.B7:Sheet3.P7 Sheet3.A32:Sheet3.A32 Sheet3.B32:Sheet3.P32 Sheet3.B7:Sheet3.P7 Sheet3.A33:Sheet3.A33 Sheet3.B33:Sheet3.P33 Sheet3.B7:Sheet3.P7 Sheet3.A34:Sheet3.A34 Sheet3.B34:Sheet3.P34 Sheet3.B7:Sheet3.P7 Sheet3.A35:Sheet3.A35 Sheet3.B35:Sheet3.P35 Sheet3.B7:Sheet3.P7 Sheet3.A36:Sheet3.A36 Sheet3.B36:Sheet3.P36 Sheet3.B7:Sheet3.P7 Sheet3.A37:Sheet3.A37 Sheet3.B37:Sheet3.P37 Sheet3.B7:Sheet3.P7 Sheet3.A38:Sheet3.A38 Sheet3.B38:Sheet3.P38 Sheet3.B7:Sheet3.P7 Sheet3.A39:Sheet3.A39 Sheet3.B39:Sheet3.P39 Sheet3.B7:Sheet3.P7 Sheet3.A40:Sheet3.A40 Sheet3.B40:Sheet3.P40 Sheet3.B7:Sheet3.P7 Sheet3.A41:Sheet3.A41 Sheet3.B41:Sheet3.P41 Sheet3.B7:Sheet3.P7 Sheet3.A42:Sheet3.A42 Sheet3.B42:Sheet3.P42 Sheet3.B7:Sheet3.P7 Sheet3.A43:Sheet3.A43 Sheet3.B43:Sheet3.P43 Sheet3.B7:Sheet3.P7 Sheet3.A44:Sheet3.A44 Sheet3.B44:Sheet3.P44 Sheet3.B7:Sheet3.P7 Sheet3.A45:Sheet3.A45 Sheet3.B45:Sheet3.P45 Sheet3.B7:Sheet3.P7 Sheet3.A46:Sheet3.A46 Sheet3.B46:Sheet3.P46 Sheet3.B7:Sheet3.P7 Sheet3.A47:Sheet3.A47 Sheet3.B47:Sheet3.P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table table:name="Sheet6" table:style-name="ta1">
        <table:shapes>
          <draw:frame draw:z-index="0" draw:style-name="gr1" draw:text-style-name="P1" svg:width="89.1mm" svg:height="89.99mm" svg:x="78.97mm" svg:y="84.09mm">
            <draw:object draw:notify-on-update-of-ranges="Sheet6.B11:Sheet6.P11 Sheet6.A12:Sheet6.A12 Sheet6.B12:Sheet6.P12 Sheet6.A13:Sheet6.A13 Sheet6.B13:Sheet6.P13 Sheet6.A14:Sheet6.A14 Sheet6.B14:Sheet6.P14 Sheet6.A15:Sheet6.A15 Sheet6.B15:Sheet6.P15 Sheet6.A16:Sheet6.A16 Sheet6.B16:Sheet6.P16 Sheet6.A17:Sheet6.A17 Sheet6.B17:Sheet6.P17 Sheet6.A18:Sheet6.A18 Sheet6.B18:Sheet6.P18 Sheet6.A19:Sheet6.A19 Sheet6.B19:Sheet6.P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4.99mm" svg:height="90.01mm" svg:x="193.43mm" svg:y="88.81mm">
            <draw:object draw:notify-on-update-of-ranges="Sheet6.B20:Sheet6.P20 Sheet6.A21:Sheet6.A21 Sheet6.B21:Sheet6.P21 Sheet6.A22:Sheet6.A22 Sheet6.B22:Sheet6.P22 Sheet6.A23:Sheet6.A23 Sheet6.B23:Sheet6.P23 Sheet6.A24:Sheet6.A24 Sheet6.B24:Sheet6.P24 Sheet6.A25:Sheet6.A25 Sheet6.B25:Sheet6.P25 Sheet6.A26:Sheet6.A26 Sheet6.B26:Sheet6.P26 Sheet6.A27:Sheet6.A27 Sheet6.B27:Sheet6.P27 Sheet6.A28:Sheet6.A28 Sheet6.B28:Sheet6.P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6" table:number-columns-repeated="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office:value-type="float" office:value="400" calcext:value-type="float">
            <text:p>400</text:p>
          </table:table-cell>
          <table:table-cell office:value-type="float" office:value="572" calcext:value-type="float">
            <text:p>572</text:p>
          </table:table-cell>
          <table:table-cell office:value-type="float" office:value="1251" calcext:value-type="float">
            <text:p>1251</text:p>
          </table:table-cell>
          <table:table-cell office:value-type="float" office:value="3061" calcext:value-type="float">
            <text:p>3061</text:p>
          </table:table-cell>
          <table:table-cell office:value-type="float" office:value="8313" calcext:value-type="float">
            <text:p>8313</text:p>
          </table:table-cell>
          <table:table-cell office:value-type="float" office:value="24251" calcext:value-type="float">
            <text:p>24251</text:p>
          </table:table-cell>
          <table:table-cell office:value-type="float" office:value="133830" calcext:value-type="float">
            <text:p>133830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float" office:value="336" calcext:value-type="float">
            <text:p>336</text:p>
          </table:table-cell>
          <table:table-cell office:value-type="float" office:value="868" calcext:value-type="float">
            <text:p>868</text:p>
          </table:table-cell>
          <table:table-cell office:value-type="float" office:value="1306" calcext:value-type="float">
            <text:p>1306</text:p>
          </table:table-cell>
          <table:table-cell office:value-type="float" office:value="4265" calcext:value-type="float">
            <text:p>4265</text:p>
          </table:table-cell>
          <table:table-cell office:value-type="float" office:value="6754" calcext:value-type="float">
            <text:p>6754</text:p>
          </table:table-cell>
          <table:table-cell office:value-type="float" office:value="26958" calcext:value-type="float">
            <text:p>2695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66" calcext:value-type="float">
            <text:p>266</text:p>
          </table:table-cell>
          <table:table-cell office:value-type="float" office:value="314" calcext:value-type="float">
            <text:p>314</text:p>
          </table:table-cell>
          <table:table-cell office:value-type="float" office:value="495" calcext:value-type="float">
            <text:p>495</text:p>
          </table:table-cell>
          <table:table-cell office:value-type="float" office:value="813" calcext:value-type="float">
            <text:p>813</text:p>
          </table:table-cell>
          <table:table-cell office:value-type="float" office:value="1579" calcext:value-type="float">
            <text:p>1579</text:p>
          </table:table-cell>
          <table:table-cell office:value-type="float" office:value="3649" calcext:value-type="float">
            <text:p>3649</text:p>
          </table:table-cell>
          <table:table-cell office:value-type="float" office:value="12511" calcext:value-type="float">
            <text:p>12511</text:p>
          </table:table-cell>
          <table:table-cell office:value-type="float" office:value="56378" calcext:value-type="float">
            <text:p>56378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ti-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table:style-name="ce22" table:formula="of:=[.B2]/1000" office:value-type="float" office:value="0.018" calcext:value-type="float">
            <text:p>0.018</text:p>
          </table:table-cell>
          <table:table-cell table:style-name="ce22" table:formula="of:=[.C2]/1000" office:value-type="float" office:value="0.009" calcext:value-type="float">
            <text:p>0.009</text:p>
          </table:table-cell>
          <table:table-cell table:style-name="ce22" table:formula="of:=[.D2]/1000" office:value-type="float" office:value="0.096" calcext:value-type="float">
            <text:p>0.096</text:p>
          </table:table-cell>
          <table:table-cell table:style-name="ce22" table:formula="of:=[.E2]/1000" office:value-type="float" office:value="0.217" calcext:value-type="float">
            <text:p>0.217</text:p>
          </table:table-cell>
          <table:table-cell table:style-name="ce22" table:formula="of:=[.F2]/1000" office:value-type="float" office:value="0.4" calcext:value-type="float">
            <text:p>0.400</text:p>
          </table:table-cell>
          <table:table-cell table:style-name="ce22" table:formula="of:=[.G2]/1000" office:value-type="float" office:value="0.572" calcext:value-type="float">
            <text:p>0.572</text:p>
          </table:table-cell>
          <table:table-cell table:style-name="ce22" table:formula="of:=[.H2]/1000" office:value-type="float" office:value="1.251" calcext:value-type="float">
            <text:p>1.251</text:p>
          </table:table-cell>
          <table:table-cell table:style-name="ce22" table:formula="of:=[.I2]/1000" office:value-type="float" office:value="3.061" calcext:value-type="float">
            <text:p>3.061</text:p>
          </table:table-cell>
          <table:table-cell table:style-name="ce22" table:formula="of:=[.J2]/1000" office:value-type="float" office:value="8.313" calcext:value-type="float">
            <text:p>8.313</text:p>
          </table:table-cell>
          <table:table-cell table:style-name="ce22" table:formula="of:=[.K2]/1000" office:value-type="float" office:value="24.251" calcext:value-type="float">
            <text:p>24.251</text:p>
          </table:table-cell>
          <table:table-cell table:style-name="ce22" table:formula="of:=[.L2]/1000" office:value-type="float" office:value="133.83" calcext:value-type="float">
            <text:p>133.830</text:p>
          </table:table-cell>
          <table:table-cell table:number-columns-repeated="4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rec</text:p>
          </table:table-cell>
          <table:table-cell table:style-name="ce22" table:formula="of:=[.B3]/1000" office:value-type="float" office:value="0.005" calcext:value-type="float">
            <text:p>0.005</text:p>
          </table:table-cell>
          <table:table-cell table:style-name="ce22" table:formula="of:=[.C3]/1000" office:value-type="float" office:value="0.007" calcext:value-type="float">
            <text:p>0.007</text:p>
          </table:table-cell>
          <table:table-cell table:style-name="ce22" table:formula="of:=[.D3]/1000" office:value-type="float" office:value="0.006" calcext:value-type="float">
            <text:p>0.006</text:p>
          </table:table-cell>
          <table:table-cell table:style-name="ce22" table:formula="of:=[.E3]/1000" office:value-type="float" office:value="0.014" calcext:value-type="float">
            <text:p>0.014</text:p>
          </table:table-cell>
          <table:table-cell table:style-name="ce22" table:formula="of:=[.F3]/1000" office:value-type="float" office:value="0.017" calcext:value-type="float">
            <text:p>0.017</text:p>
          </table:table-cell>
          <table:table-cell table:style-name="ce22" table:formula="of:=[.G3]/1000" office:value-type="float" office:value="0.298" calcext:value-type="float">
            <text:p>0.298</text:p>
          </table:table-cell>
          <table:table-cell table:style-name="ce22" table:formula="of:=[.H3]/1000" office:value-type="float" office:value="0.336" calcext:value-type="float">
            <text:p>0.336</text:p>
          </table:table-cell>
          <table:table-cell table:style-name="ce22" table:formula="of:=[.I3]/1000" office:value-type="float" office:value="0.868" calcext:value-type="float">
            <text:p>0.868</text:p>
          </table:table-cell>
          <table:table-cell table:style-name="ce22" table:formula="of:=[.J3]/1000" office:value-type="float" office:value="1.306" calcext:value-type="float">
            <text:p>1.306</text:p>
          </table:table-cell>
          <table:table-cell table:style-name="ce22" table:formula="of:=[.K3]/1000" office:value-type="float" office:value="4.265" calcext:value-type="float">
            <text:p>4.265</text:p>
          </table:table-cell>
          <table:table-cell table:style-name="ce22" table:formula="of:=[.L3]/1000" office:value-type="float" office:value="6.754" calcext:value-type="float">
            <text:p>6.754</text:p>
          </table:table-cell>
          <table:table-cell table:style-name="ce22" table:formula="of:=[.M3]/1000" office:value-type="float" office:value="26.958" calcext:value-type="float">
            <text:p>26.958</text:p>
          </table:table-cell>
          <table:table-cell table:number-columns-repeated="3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c91-e</text:p>
          </table:table-cell>
          <table:table-cell table:style-name="ce22" table:formula="of:=[.B4]/1000" office:value-type="float" office:value="0.054" calcext:value-type="float">
            <text:p>0.054</text:p>
          </table:table-cell>
          <table:table-cell table:style-name="ce22" table:formula="of:=[.C4]/1000" office:value-type="float" office:value="0.041" calcext:value-type="float">
            <text:p>0.041</text:p>
          </table:table-cell>
          <table:table-cell table:style-name="ce22" table:formula="of:=[.D4]/1000" office:value-type="float" office:value="0.236" calcext:value-type="float">
            <text:p>0.236</text:p>
          </table:table-cell>
          <table:table-cell table:style-name="ce22" table:formula="of:=[.E4]/1000" office:value-type="float" office:value="0.236" calcext:value-type="float">
            <text:p>0.236</text:p>
          </table:table-cell>
          <table:table-cell table:style-name="ce22" table:formula="of:=[.F4]/1000" office:value-type="float" office:value="0.266" calcext:value-type="float">
            <text:p>0.266</text:p>
          </table:table-cell>
          <table:table-cell table:style-name="ce22" table:formula="of:=[.G4]/1000" office:value-type="float" office:value="0.314" calcext:value-type="float">
            <text:p>0.314</text:p>
          </table:table-cell>
          <table:table-cell table:style-name="ce22" table:formula="of:=[.H4]/1000" office:value-type="float" office:value="0.495" calcext:value-type="float">
            <text:p>0.495</text:p>
          </table:table-cell>
          <table:table-cell table:style-name="ce22" table:formula="of:=[.I4]/1000" office:value-type="float" office:value="0.813" calcext:value-type="float">
            <text:p>0.813</text:p>
          </table:table-cell>
          <table:table-cell table:style-name="ce22" table:formula="of:=[.J4]/1000" office:value-type="float" office:value="1.579" calcext:value-type="float">
            <text:p>1.579</text:p>
          </table:table-cell>
          <table:table-cell table:style-name="ce22" table:formula="of:=[.K4]/1000" office:value-type="float" office:value="3.649" calcext:value-type="float">
            <text:p>3.649</text:p>
          </table:table-cell>
          <table:table-cell table:style-name="ce22" table:formula="of:=[.L4]/1000" office:value-type="float" office:value="12.511" calcext:value-type="float">
            <text:p>12.511</text:p>
          </table:table-cell>
          <table:table-cell table:style-name="ce22" table:formula="of:=[.M4]/1000" office:value-type="float" office:value="56.378" calcext:value-type="float">
            <text:p>56.378</text:p>
          </table:table-cell>
          <table:table-cell table:number-columns-repeated="3"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lti-e</text:p>
          </table:table-cell>
          <table:table-cell table:style-name="ce22" table:formula="of:=[.B5]/1000" office:value-type="float" office:value="0.029" calcext:value-type="float">
            <text:p>0.029</text:p>
          </table:table-cell>
          <table:table-cell table:style-name="ce22" table:formula="of:=[.C5]/1000" office:value-type="float" office:value="0.008" calcext:value-type="float">
            <text:p>0.008</text:p>
          </table:table-cell>
          <table:table-cell table:style-name="ce22" table:formula="of:=[.D5]/1000" office:value-type="float" office:value="0.008" calcext:value-type="float">
            <text:p>0.008</text:p>
          </table:table-cell>
          <table:table-cell table:style-name="ce22" table:formula="of:=[.E5]/1000" office:value-type="float" office:value="0.007" calcext:value-type="float">
            <text:p>0.007</text:p>
          </table:table-cell>
          <table:table-cell table:style-name="ce22" table:formula="of:=[.F5]/1000" office:value-type="float" office:value="0.007" calcext:value-type="float">
            <text:p>0.007</text:p>
          </table:table-cell>
          <table:table-cell table:style-name="ce22" table:formula="of:=[.G5]/1000" office:value-type="float" office:value="0.006" calcext:value-type="float">
            <text:p>0.006</text:p>
          </table:table-cell>
          <table:table-cell table:style-name="ce22" table:formula="of:=[.H5]/1000" office:value-type="float" office:value="0.005" calcext:value-type="float">
            <text:p>0.005</text:p>
          </table:table-cell>
          <table:table-cell table:style-name="ce22" table:formula="of:=[.I5]/1000" office:value-type="float" office:value="0.005" calcext:value-type="float">
            <text:p>0.005</text:p>
          </table:table-cell>
          <table:table-cell table:style-name="ce22" table:formula="of:=[.J5]/1000" office:value-type="float" office:value="0.005" calcext:value-type="float">
            <text:p>0.005</text:p>
          </table:table-cell>
          <table:table-cell table:style-name="ce22" table:formula="of:=[.K5]/1000" office:value-type="float" office:value="0.005" calcext:value-type="float">
            <text:p>0.005</text:p>
          </table:table-cell>
          <table:table-cell table:style-name="ce22" table:formula="of:=[.L5]/1000" office:value-type="float" office:value="0.005" calcext:value-type="float">
            <text:p>0.005</text:p>
          </table:table-cell>
          <table:table-cell table:style-name="ce22" table:formula="of:=[.M5]/1000" office:value-type="float" office:value="0.005" calcext:value-type="float">
            <text:p>0.005</text:p>
          </table:table-cell>
          <table:table-cell table:style-name="ce22" table:formula="of:=[.N5]/1000" office:value-type="float" office:value="0.006" calcext:value-type="float">
            <text:p>0.006</text:p>
          </table:table-cell>
          <table:table-cell table:style-name="ce22" table:formula="of:=[.O5]/1000" office:value-type="float" office:value="0.005" calcext:value-type="float">
            <text:p>0.005</text:p>
          </table:table-cell>
          <table:table-cell table:style-name="ce22" table:formula="of:=[.P5]/1000"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r-lock</text:p>
          </table:table-cell>
          <table:table-cell table:style-name="ce22" table:formula="of:=[.B6]/1000" office:value-type="float" office:value="0.002" calcext:value-type="float">
            <text:p>0.002</text:p>
          </table:table-cell>
          <table:table-cell table:style-name="ce22" table:formula="of:=[.C6]/1000" office:value-type="float" office:value="0.001" calcext:value-type="float">
            <text:p>0.001</text:p>
          </table:table-cell>
          <table:table-cell table:style-name="ce22" table:formula="of:=[.D6]/1000" office:value-type="float" office:value="0.002" calcext:value-type="float">
            <text:p>0.002</text:p>
          </table:table-cell>
          <table:table-cell table:style-name="ce22" table:formula="of:=[.E6]/1000" office:value-type="float" office:value="0.001" calcext:value-type="float">
            <text:p>0.001</text:p>
          </table:table-cell>
          <table:table-cell table:style-name="ce22" table:formula="of:=[.F6]/1000" office:value-type="float" office:value="0.002" calcext:value-type="float">
            <text:p>0.002</text:p>
          </table:table-cell>
          <table:table-cell table:style-name="ce22" table:formula="of:=[.G6]/1000" office:value-type="float" office:value="0.001" calcext:value-type="float">
            <text:p>0.001</text:p>
          </table:table-cell>
          <table:table-cell table:style-name="ce22" table:formula="of:=[.H6]/1000" office:value-type="float" office:value="0.001" calcext:value-type="float">
            <text:p>0.001</text:p>
          </table:table-cell>
          <table:table-cell table:style-name="ce22" table:formula="of:=[.I6]/1000" office:value-type="float" office:value="0.001" calcext:value-type="float">
            <text:p>0.001</text:p>
          </table:table-cell>
          <table:table-cell table:style-name="ce22" table:formula="of:=[.J6]/1000" office:value-type="float" office:value="0.001" calcext:value-type="float">
            <text:p>0.001</text:p>
          </table:table-cell>
          <table:table-cell table:style-name="ce22" table:formula="of:=[.K6]/1000" office:value-type="float" office:value="0.001" calcext:value-type="float">
            <text:p>0.001</text:p>
          </table:table-cell>
          <table:table-cell table:style-name="ce22" table:formula="of:=[.L6]/1000" office:value-type="float" office:value="0.001" calcext:value-type="float">
            <text:p>0.001</text:p>
          </table:table-cell>
          <table:table-cell table:style-name="ce22" table:formula="of:=[.M6]/1000" office:value-type="float" office:value="0.001" calcext:value-type="float">
            <text:p>0.001</text:p>
          </table:table-cell>
          <table:table-cell table:style-name="ce22" table:formula="of:=[.N6]/1000" office:value-type="float" office:value="0.001" calcext:value-type="float">
            <text:p>0.001</text:p>
          </table:table-cell>
          <table:table-cell table:style-name="ce22" table:formula="of:=[.O6]/1000" office:value-type="float" office:value="0.001" calcext:value-type="float">
            <text:p>0.001</text:p>
          </table:table-cell>
          <table:table-cell table:style-name="ce22" table:formula="of:=[.P6]/1000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-lock-e</text:p>
          </table:table-cell>
          <table:table-cell table:style-name="ce22" table:formula="of:=[.B7]/1000" office:value-type="float" office:value="0.005" calcext:value-type="float">
            <text:p>0.005</text:p>
          </table:table-cell>
          <table:table-cell table:style-name="ce22" table:formula="of:=[.C7]/1000" office:value-type="float" office:value="0.005" calcext:value-type="float">
            <text:p>0.005</text:p>
          </table:table-cell>
          <table:table-cell table:style-name="ce22" table:formula="of:=[.D7]/1000" office:value-type="float" office:value="0.005" calcext:value-type="float">
            <text:p>0.005</text:p>
          </table:table-cell>
          <table:table-cell table:style-name="ce22" table:formula="of:=[.E7]/1000" office:value-type="float" office:value="0.004" calcext:value-type="float">
            <text:p>0.004</text:p>
          </table:table-cell>
          <table:table-cell table:style-name="ce22" table:formula="of:=[.F7]/1000" office:value-type="float" office:value="0.005" calcext:value-type="float">
            <text:p>0.005</text:p>
          </table:table-cell>
          <table:table-cell table:style-name="ce22" table:formula="of:=[.G7]/1000" office:value-type="float" office:value="0.005" calcext:value-type="float">
            <text:p>0.005</text:p>
          </table:table-cell>
          <table:table-cell table:style-name="ce22" table:formula="of:=[.H7]/1000" office:value-type="float" office:value="0.005" calcext:value-type="float">
            <text:p>0.005</text:p>
          </table:table-cell>
          <table:table-cell table:style-name="ce22" table:formula="of:=[.I7]/1000" office:value-type="float" office:value="0.004" calcext:value-type="float">
            <text:p>0.004</text:p>
          </table:table-cell>
          <table:table-cell table:style-name="ce22" table:formula="of:=[.J7]/1000" office:value-type="float" office:value="0.005" calcext:value-type="float">
            <text:p>0.005</text:p>
          </table:table-cell>
          <table:table-cell table:style-name="ce22" table:formula="of:=[.K7]/1000" office:value-type="float" office:value="0.005" calcext:value-type="float">
            <text:p>0.005</text:p>
          </table:table-cell>
          <table:table-cell table:style-name="ce22" table:formula="of:=[.L7]/1000" office:value-type="float" office:value="0.006" calcext:value-type="float">
            <text:p>0.006</text:p>
          </table:table-cell>
          <table:table-cell table:style-name="ce22" table:formula="of:=[.M7]/1000" office:value-type="float" office:value="0.149" calcext:value-type="float">
            <text:p>0.149</text:p>
          </table:table-cell>
          <table:table-cell table:style-name="ce22" table:formula="of:=[.N7]/1000" office:value-type="float" office:value="0.006" calcext:value-type="float">
            <text:p>0.006</text:p>
          </table:table-cell>
          <table:table-cell table:style-name="ce22" table:formula="of:=[.O7]/1000" office:value-type="float" office:value="0.006" calcext:value-type="float">
            <text:p>0.006</text:p>
          </table:table-cell>
          <table:table-cell table:style-name="ce22" table:formula="of:=[.P7]/1000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epeat-e</text:p>
          </table:table-cell>
          <table:table-cell table:style-name="ce22" table:formula="of:=[.B8]/1000" office:value-type="float" office:value="0.007" calcext:value-type="float">
            <text:p>0.007</text:p>
          </table:table-cell>
          <table:table-cell table:style-name="ce22" table:formula="of:=[.C8]/1000" office:value-type="float" office:value="0.008" calcext:value-type="float">
            <text:p>0.008</text:p>
          </table:table-cell>
          <table:table-cell table:style-name="ce22" table:formula="of:=[.D8]/1000" office:value-type="float" office:value="0.008" calcext:value-type="float">
            <text:p>0.008</text:p>
          </table:table-cell>
          <table:table-cell table:style-name="ce22" table:formula="of:=[.E8]/1000" office:value-type="float" office:value="0.007" calcext:value-type="float">
            <text:p>0.007</text:p>
          </table:table-cell>
          <table:table-cell table:style-name="ce22" table:formula="of:=[.F8]/1000" office:value-type="float" office:value="0.01" calcext:value-type="float">
            <text:p>0.010</text:p>
          </table:table-cell>
          <table:table-cell table:style-name="ce22" table:formula="of:=[.G8]/1000" office:value-type="float" office:value="0.01" calcext:value-type="float">
            <text:p>0.010</text:p>
          </table:table-cell>
          <table:table-cell table:style-name="ce22" table:formula="of:=[.H8]/1000" office:value-type="float" office:value="0.01" calcext:value-type="float">
            <text:p>0.010</text:p>
          </table:table-cell>
          <table:table-cell table:style-name="ce22" table:formula="of:=[.I8]/1000" office:value-type="float" office:value="0.012" calcext:value-type="float">
            <text:p>0.012</text:p>
          </table:table-cell>
          <table:table-cell table:style-name="ce22" table:formula="of:=[.J8]/1000" office:value-type="float" office:value="0.012" calcext:value-type="float">
            <text:p>0.012</text:p>
          </table:table-cell>
          <table:table-cell table:style-name="ce22" table:formula="of:=[.K8]/1000" office:value-type="float" office:value="0.012" calcext:value-type="float">
            <text:p>0.012</text:p>
          </table:table-cell>
          <table:table-cell table:style-name="ce22" table:formula="of:=[.L8]/1000" office:value-type="float" office:value="0.059" calcext:value-type="float">
            <text:p>0.059</text:p>
          </table:table-cell>
          <table:table-cell table:style-name="ce22" table:formula="of:=[.M8]/1000" office:value-type="float" office:value="0.016" calcext:value-type="float">
            <text:p>0.016</text:p>
          </table:table-cell>
          <table:table-cell table:style-name="ce22" table:formula="of:=[.N8]/1000" office:value-type="float" office:value="0.016" calcext:value-type="float">
            <text:p>0.016</text:p>
          </table:table-cell>
          <table:table-cell table:style-name="ce22" table:formula="of:=[.O8]/1000" office:value-type="float" office:value="0.014" calcext:value-type="float">
            <text:p>0.014</text:p>
          </table:table-cell>
          <table:table-cell table:style-name="ce22" table:formula="of:=[.P8]/1000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um-e</text:p>
          </table:table-cell>
          <table:table-cell table:style-name="ce22" table:formula="of:=[.B9]/1000" office:value-type="float" office:value="0.006" calcext:value-type="float">
            <text:p>0.006</text:p>
          </table:table-cell>
          <table:table-cell table:style-name="ce22" table:formula="of:=[.C9]/1000" office:value-type="float" office:value="0.005" calcext:value-type="float">
            <text:p>0.005</text:p>
          </table:table-cell>
          <table:table-cell table:style-name="ce22" table:formula="of:=[.D9]/1000" office:value-type="float" office:value="0.006" calcext:value-type="float">
            <text:p>0.006</text:p>
          </table:table-cell>
          <table:table-cell table:style-name="ce22" table:formula="of:=[.E9]/1000" office:value-type="float" office:value="0.006" calcext:value-type="float">
            <text:p>0.006</text:p>
          </table:table-cell>
          <table:table-cell table:style-name="ce22" table:formula="of:=[.F9]/1000" office:value-type="float" office:value="0.007" calcext:value-type="float">
            <text:p>0.007</text:p>
          </table:table-cell>
          <table:table-cell table:style-name="ce22" table:formula="of:=[.G9]/1000" office:value-type="float" office:value="0.007" calcext:value-type="float">
            <text:p>0.007</text:p>
          </table:table-cell>
          <table:table-cell table:style-name="ce22" table:formula="of:=[.H9]/1000" office:value-type="float" office:value="0.062" calcext:value-type="float">
            <text:p>0.062</text:p>
          </table:table-cell>
          <table:table-cell table:style-name="ce22" table:formula="of:=[.I9]/1000" office:value-type="float" office:value="0.009" calcext:value-type="float">
            <text:p>0.009</text:p>
          </table:table-cell>
          <table:table-cell table:style-name="ce22" table:formula="of:=[.J9]/1000" office:value-type="float" office:value="0.008" calcext:value-type="float">
            <text:p>0.008</text:p>
          </table:table-cell>
          <table:table-cell table:style-name="ce22" table:formula="of:=[.K9]/1000" office:value-type="float" office:value="0.01" calcext:value-type="float">
            <text:p>0.010</text:p>
          </table:table-cell>
          <table:table-cell table:style-name="ce22" table:formula="of:=[.L9]/1000" office:value-type="float" office:value="0.009" calcext:value-type="float">
            <text:p>0.009</text:p>
          </table:table-cell>
          <table:table-cell table:style-name="ce22" table:formula="of:=[.M9]/1000" office:value-type="float" office:value="0.009" calcext:value-type="float">
            <text:p>0.009</text:p>
          </table:table-cell>
          <table:table-cell table:style-name="ce22" table:formula="of:=[.N9]/1000" office:value-type="float" office:value="0.01" calcext:value-type="float">
            <text:p>0.010</text:p>
          </table:table-cell>
          <table:table-cell table:style-name="ce22" table:formula="of:=[.O9]/1000" office:value-type="float" office:value="0.009" calcext:value-type="float">
            <text:p>0.009</text:p>
          </table:table-cell>
          <table:table-cell table:style-name="ce22" table:formula="of:=[.P9]/1000" office:value-type="float" office:value="0.063" calcext:value-type="float">
            <text:p>0.0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1" office:value-type="string" calcext:value-type="string">
            <text:p>ack</text:p>
          </table:table-cell>
          <table:table-cell table:style-name="ce18" office:value-type="float" office:value="0.0105" calcext:value-type="float">
            <text:p>0.011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0" office:value-type="float" office:value="0.027" calcext:value-type="float">
            <text:p>0.027</text:p>
          </table:table-cell>
          <table:table-cell table:style-name="ce20" office:value-type="float" office:value="0.1375" calcext:value-type="float">
            <text:p>0.138</text:p>
          </table:table-cell>
          <table:table-cell table:style-name="ce20" office:value-type="float" office:value="1.403" calcext:value-type="float">
            <text:p>1.403</text:p>
          </table:table-cell>
          <table:table-cell table:style-name="ce20" office:value-type="float" office:value="11.519" calcext:value-type="float">
            <text:p>11.519</text:p>
          </table:table-cell>
          <table:table-cell table:style-name="ce20" office:value-type="float" office:value="168.6695" calcext:value-type="float">
            <text:p>168.670</text:p>
          </table:table-cell>
          <table:table-cell table:number-columns-repeated="7" table:style-name="ce20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hrec</text:p>
          </table:table-cell>
          <table:table-cell table:style-name="ce18" office:value-type="float" office:value="0.0115" calcext:value-type="float">
            <text:p>0.012</text:p>
          </table:table-cell>
          <table:table-cell table:style-name="ce20" office:value-type="float" office:value="0.0145" calcext:value-type="float">
            <text:p>0.015</text:p>
          </table:table-cell>
          <table:table-cell table:style-name="ce20" office:value-type="float" office:value="0.0195" calcext:value-type="float">
            <text:p>0.020</text:p>
          </table:table-cell>
          <table:table-cell table:style-name="ce20" office:value-type="float" office:value="0.02" calcext:value-type="float">
            <text:p>0.020</text:p>
          </table:table-cell>
          <table:table-cell table:style-name="ce20" office:value-type="float" office:value="0.0235" calcext:value-type="float">
            <text:p>0.024</text:p>
          </table:table-cell>
          <table:table-cell table:style-name="ce20" office:value-type="float" office:value="0.028" calcext:value-type="float">
            <text:p>0.028</text:p>
          </table:table-cell>
          <table:table-cell table:style-name="ce20" office:value-type="float" office:value="0.075" calcext:value-type="float">
            <text:p>0.075</text:p>
          </table:table-cell>
          <table:table-cell table:style-name="ce20" office:value-type="float" office:value="0.3615" calcext:value-type="float">
            <text:p>0.362</text:p>
          </table:table-cell>
          <table:table-cell table:style-name="ce20" office:value-type="float" office:value="3.2835" calcext:value-type="float">
            <text:p>3.284</text:p>
          </table:table-cell>
          <table:table-cell table:style-name="ce20" office:value-type="float" office:value="26.175" calcext:value-type="float">
            <text:p>26.175</text:p>
          </table:table-cell>
          <table:table-cell table:number-columns-repeated="5" table:style-name="ce20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mc91-e</text:p>
          </table:table-cell>
          <table:table-cell table:style-name="ce18" office:value-type="float" office:value="0.0095" calcext:value-type="float">
            <text:p>0.010</text:p>
          </table:table-cell>
          <table:table-cell table:style-name="ce20" office:value-type="float" office:value="0.0125" calcext:value-type="float">
            <text:p>0.013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0515" calcext:value-type="float">
            <text:p>0.052</text:p>
          </table:table-cell>
          <table:table-cell table:style-name="ce20" office:value-type="float" office:value="0.177" calcext:value-type="float">
            <text:p>0.177</text:p>
          </table:table-cell>
          <table:table-cell table:style-name="ce20" office:value-type="float" office:value="0.33" calcext:value-type="float">
            <text:p>0.330</text:p>
          </table:table-cell>
          <table:table-cell table:style-name="ce20" office:value-type="float" office:value="0.8945" calcext:value-type="float">
            <text:p>0.895</text:p>
          </table:table-cell>
          <table:table-cell table:style-name="ce20" office:value-type="float" office:value="3.5125" calcext:value-type="float">
            <text:p>3.513</text:p>
          </table:table-cell>
          <table:table-cell table:style-name="ce20" office:value-type="float" office:value="12.128" calcext:value-type="float">
            <text:p>12.128</text:p>
          </table:table-cell>
          <table:table-cell table:style-name="ce20" office:value-type="float" office:value="71.434" calcext:value-type="float">
            <text:p>71.434</text:p>
          </table:table-cell>
          <table:table-cell table:number-columns-repeated="3" table:style-name="ce20" office:value-type="string" calcext:value-type="string">
            <text:p>-</text:p>
          </table:table-cell>
        </table:table-row>
        <table:table-row table:style-name="ro1">
          <table:table-cell table:style-name="ce21" office:value-type="string" calcext:value-type="string">
            <text:p>mult-e</text:p>
          </table:table-cell>
          <table:table-cell table:style-name="ce18" office:value-type="float" office:value="0.015" calcext:value-type="float">
            <text:p>0.015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45" calcext:value-type="float">
            <text:p>0.015</text:p>
          </table:table-cell>
          <table:table-cell table:style-name="ce20" office:value-type="float" office:value="0.0175" calcext:value-type="float">
            <text:p>0.018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0" office:value-type="float" office:value="0.0175" calcext:value-type="float">
            <text:p>0.018</text:p>
          </table:table-cell>
          <table:table-cell table:style-name="ce20" office:value-type="float" office:value="0.0155" calcext:value-type="float">
            <text:p>0.016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0" office:value-type="float" office:value="0.017" calcext:value-type="float">
            <text:p>0.017</text:p>
          </table:table-cell>
          <table:table-cell table:number-columns-repeated="2" table:style-name="ce20" office:value-type="float" office:value="0.0205" calcext:value-type="float">
            <text:p>0.021</text:p>
          </table:table-cell>
          <table:table-cell table:style-name="ce20" office:value-type="float" office:value="0.017" calcext:value-type="float">
            <text:p>0.017</text:p>
          </table:table-cell>
          <table:table-cell table:style-name="ce20" office:value-type="float" office:value="0.0165" calcext:value-type="float">
            <text:p>0.017</text:p>
          </table:table-cell>
          <table:table-cell table:style-name="ce20" office:value-type="float" office:value="0.0155" calcext:value-type="float">
            <text:p>0.016</text:p>
          </table:table-cell>
        </table:table-row>
        <table:table-row table:style-name="ro1">
          <table:table-cell table:style-name="ce21" office:value-type="string" calcext:value-type="string">
            <text:p>r-lock</text:p>
          </table:table-cell>
          <table:table-cell table:style-name="ce18" office:value-type="float" office:value="0.0065" calcext:value-type="float">
            <text:p>0.007</text:p>
          </table:table-cell>
          <table:table-cell table:style-name="ce20" office:value-type="float" office:value="0.0115" calcext:value-type="float">
            <text:p>0.012</text:p>
          </table:table-cell>
          <table:table-cell table:number-columns-repeated="2" table:style-name="ce20" office:value-type="float" office:value="0.0085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number-columns-repeated="2" table:style-name="ce20" office:value-type="float" office:value="0.013" calcext:value-type="float">
            <text:p>0.013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095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15" calcext:value-type="float">
            <text:p>0.012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06" calcext:value-type="float">
            <text:p>0.006</text:p>
          </table:table-cell>
        </table:table-row>
        <table:table-row table:style-name="ro1">
          <table:table-cell table:style-name="ce21" office:value-type="string" calcext:value-type="string">
            <text:p>r-lock-e</text:p>
          </table:table-cell>
          <table:table-cell table:style-name="ce18" office:value-type="float" office:value="0.0085" calcext:value-type="float">
            <text:p>0.009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085" calcext:value-type="float">
            <text:p>0.009</text:p>
          </table:table-cell>
          <table:table-cell table:style-name="ce20" office:value-type="float" office:value="0.0125" calcext:value-type="float">
            <text:p>0.013</text:p>
          </table:table-cell>
          <table:table-cell table:style-name="ce20" office:value-type="float" office:value="0.0105" calcext:value-type="float">
            <text:p>0.011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15" calcext:value-type="float">
            <text:p>0.012</text:p>
          </table:table-cell>
          <table:table-cell table:number-columns-repeated="2" table:style-name="ce20" office:value-type="float" office:value="0.0125" calcext:value-type="float">
            <text:p>0.013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065" calcext:value-type="float">
            <text:p>0.007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05" calcext:value-type="float">
            <text:p>0.011</text:p>
          </table:table-cell>
        </table:table-row>
        <table:table-row table:style-name="ro1">
          <table:table-cell table:style-name="ce21" office:value-type="string" calcext:value-type="string">
            <text:p>repeat-e</text:p>
          </table:table-cell>
          <table:table-cell table:style-name="ce18" office:value-type="float" office:value="0.011" calcext:value-type="float">
            <text:p>0.011</text:p>
          </table:table-cell>
          <table:table-cell table:style-name="ce20" office:value-type="float" office:value="0.0125" calcext:value-type="float">
            <text:p>0.013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35" calcext:value-type="float">
            <text:p>0.014</text:p>
          </table:table-cell>
          <table:table-cell table:style-name="ce20" office:value-type="float" office:value="0.0115" calcext:value-type="float">
            <text:p>0.012</text:p>
          </table:table-cell>
          <table:table-cell table:number-columns-repeated="2" table:style-name="ce20" office:value-type="float" office:value="0.0125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5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55" calcext:value-type="float">
            <text:p>0.016</text:p>
          </table:table-cell>
          <table:table-cell table:style-name="ce20" office:value-type="float" office:value="0.0115" calcext:value-type="float">
            <text:p>0.012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35" calcext:value-type="float">
            <text:p>0.014</text:p>
          </table:table-cell>
          <table:table-cell table:style-name="ce20" office:value-type="float" office:value="0.012" calcext:value-type="float">
            <text:p>0.012</text:p>
          </table:table-cell>
        </table:table-row>
        <table:table-row table:style-name="ro1">
          <table:table-cell table:style-name="ce21" office:value-type="string" calcext:value-type="string">
            <text:p>sum-e</text:p>
          </table:table-cell>
          <table:table-cell table:style-name="ce18" office:value-type="float" office:value="0.0075" calcext:value-type="float">
            <text:p>0.008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35" calcext:value-type="float">
            <text:p>0.014</text:p>
          </table:table-cell>
          <table:table-cell table:style-name="ce20" office:value-type="float" office:value="0.0145" calcext:value-type="float">
            <text:p>0.015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65" calcext:value-type="float">
            <text:p>0.017</text:p>
          </table:table-cell>
          <table:table-cell table:style-name="ce20" office:value-type="float" office:value="0.015" calcext:value-type="float">
            <text:p>0.015</text:p>
          </table:table-cell>
          <table:table-cell table:style-name="ce20" office:value-type="float" office:value="0.0095" calcext:value-type="float">
            <text:p>0.010</text:p>
          </table:table-cell>
          <table:table-cell table:style-name="ce20" office:value-type="float" office:value="0.0135" calcext:value-type="float">
            <text:p>0.014</text:p>
          </table:table-cell>
          <table:table-cell table:style-name="ce20" office:value-type="float" office:value="0.0145" calcext:value-type="float">
            <text:p>0.015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0" office:value-type="float" office:value="0.013" calcext:value-type="float">
            <text:p>0.013</text:p>
          </table:table-cell>
        </table:table-row>
      </table:table>
      <table:named-expressions/>
      <table:database-ranges>
        <table:database-range table:name="__Anonymous_Sheet_DB__3" table:target-range-address="Sheet7.A8:Sheet7.Q5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heet4.A1:Sheet4.H4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Sheet6.A2:Sheet6.P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Typewriter Text Variable Width" svg:font-family="'CMU Typewriter Text Variable Width'" style:font-family-generic="moder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5:08:16.946064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5:09:27.903922489</meta:creation-date>
    <dc:date>2019-10-09T17:20:35.031681027</dc:date>
    <meta:editing-duration>PT1H48S</meta:editing-duration>
    <meta:editing-cycles>4</meta:editing-cycles>
    <meta:generator>LibreOffice/6.2.7.1$Linux_X86_64 LibreOffice_project/20$Build-1</meta:generator>
    <meta:document-statistic meta:table-count="7" meta:cell-count="332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">
      <style:chart-properties chart:display-label="true" chart:logarithmic="false" chart:minimum="1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maximum="18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5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6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5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6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7" style:family="chart">
      <style:graphic-properties draw:stroke="solid" svg:stroke-color="#b3b3b3" draw:fill="none" draw:fill-color="#e6e6e6"/>
    </style:style>
    <style:style style:name="ch48" style:family="chart">
      <style:graphic-properties svg:stroke-color="#b3b3b3" draw:fill-color="#cccccc"/>
    </style:style>
  </office:automatic-styles>
  <office:body>
    <office:chart>
      <chart:chart svg:width="22.142cm" svg:height="13.272cm" xlink:href=".." xlink:type="simple" chart:class="chart:scatter" chart:row-mapping="0 1 2 3 4 5 6 7 8 9 10 11 12 13 14 15 16 17 18 19 20 21 22 23 24 25 26 27 28 29 30 31 32 33 34 35 36 37 38 39" chart:style-name="ch1">
        <chart:legend svg:x="16.576cm" svg:y="0.405cm" style:legend-expansion="custom" chartooo:width="5.288cm" chartooo:height="12.536cm" style:legend-expansion-aspect-ratio="0.421825143586471" chart:style-name="ch2"/>
        <chart:plot-area chart:style-name="ch3" table:cell-range-address="Sheet3.A7:Sheet3.P47" chart:data-source-has-labels="both" svg:x="0.119cm" svg:y="0.146cm" svg:width="16.243cm" svg:height="12.956cm">
          <chartooo:coordinate-region svg:x="1.587cm" svg:y="0.345cm" svg:width="14.588cm" svg:height="12.11cm"/>
          <chart:axis chart:dimension="x" chart:name="primary-x" chart:style-name="ch4" chartooo:axis-type="auto">
            <chart:categories table:cell-range-address="Sheet3.B7:Sheet3.P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8:Sheet3.P8" chart:label-cell-address="Sheet3.A8:Sheet3.A8" chart:class="chart:scatter">
            <chart:domain table:cell-range-address="Sheet3.B7:Sheet3.P7"/>
            <chart:data-point chart:repeated="15"/>
          </chart:series>
          <chart:series chart:style-name="ch8" chart:values-cell-range-address="Sheet3.B9:Sheet3.P9" chart:label-cell-address="Sheet3.A9:Sheet3.A9" chart:class="chart:scatter">
            <chart:data-point chart:repeated="15"/>
          </chart:series>
          <chart:series chart:style-name="ch9" chart:values-cell-range-address="Sheet3.B10:Sheet3.P10" chart:label-cell-address="Sheet3.A10:Sheet3.A10" chart:class="chart:scatter">
            <chart:data-point chart:repeated="15"/>
          </chart:series>
          <chart:series chart:style-name="ch10" chart:values-cell-range-address="Sheet3.B11:Sheet3.P11" chart:label-cell-address="Sheet3.A11:Sheet3.A11" chart:class="chart:scatter">
            <chart:data-point chart:repeated="15"/>
          </chart:series>
          <chart:series chart:style-name="ch11" chart:values-cell-range-address="Sheet3.B12:Sheet3.P12" chart:label-cell-address="Sheet3.A12:Sheet3.A12" chart:class="chart:scatter">
            <chart:data-point chart:repeated="15"/>
          </chart:series>
          <chart:series chart:style-name="ch12" chart:values-cell-range-address="Sheet3.B13:Sheet3.P13" chart:label-cell-address="Sheet3.A13:Sheet3.A13" chart:class="chart:scatter">
            <chart:data-point chart:repeated="15"/>
          </chart:series>
          <chart:series chart:style-name="ch13" chart:values-cell-range-address="Sheet3.B14:Sheet3.P14" chart:label-cell-address="Sheet3.A14:Sheet3.A14" chart:class="chart:scatter">
            <chart:data-point chart:repeated="15"/>
          </chart:series>
          <chart:series chart:style-name="ch14" chart:values-cell-range-address="Sheet3.B15:Sheet3.P15" chart:label-cell-address="Sheet3.A15:Sheet3.A15" chart:class="chart:scatter">
            <chart:data-point chart:repeated="15"/>
          </chart:series>
          <chart:series chart:style-name="ch15" chart:values-cell-range-address="Sheet3.B16:Sheet3.P16" chart:label-cell-address="Sheet3.A16:Sheet3.A16" chart:class="chart:scatter">
            <chart:data-point chart:repeated="15"/>
          </chart:series>
          <chart:series chart:style-name="ch16" chart:values-cell-range-address="Sheet3.B17:Sheet3.P17" chart:label-cell-address="Sheet3.A17:Sheet3.A17" chart:class="chart:scatter">
            <chart:data-point chart:repeated="15"/>
          </chart:series>
          <chart:series chart:style-name="ch17" chart:values-cell-range-address="Sheet3.B18:Sheet3.P18" chart:label-cell-address="Sheet3.A18:Sheet3.A18" chart:class="chart:scatter">
            <chart:data-point chart:repeated="15"/>
          </chart:series>
          <chart:series chart:style-name="ch18" chart:values-cell-range-address="Sheet3.B19:Sheet3.P19" chart:label-cell-address="Sheet3.A19:Sheet3.A19" chart:class="chart:scatter">
            <chart:data-point chart:repeated="15"/>
          </chart:series>
          <chart:series chart:style-name="ch19" chart:values-cell-range-address="Sheet3.B20:Sheet3.P20" chart:label-cell-address="Sheet3.A20:Sheet3.A20" chart:class="chart:scatter">
            <chart:data-point chart:repeated="15"/>
          </chart:series>
          <chart:series chart:style-name="ch20" chart:values-cell-range-address="Sheet3.B21:Sheet3.P21" chart:label-cell-address="Sheet3.A21:Sheet3.A21" chart:class="chart:scatter">
            <chart:data-point chart:repeated="15"/>
          </chart:series>
          <chart:series chart:style-name="ch21" chart:values-cell-range-address="Sheet3.B22:Sheet3.P22" chart:label-cell-address="Sheet3.A22:Sheet3.A22" chart:class="chart:scatter">
            <chart:data-point chart:repeated="15"/>
          </chart:series>
          <chart:series chart:style-name="ch22" chart:values-cell-range-address="Sheet3.B23:Sheet3.P23" chart:label-cell-address="Sheet3.A23:Sheet3.A23" chart:class="chart:scatter">
            <chart:data-point chart:repeated="15"/>
          </chart:series>
          <chart:series chart:style-name="ch23" chart:values-cell-range-address="Sheet3.B24:Sheet3.P24" chart:label-cell-address="Sheet3.A24:Sheet3.A24" chart:class="chart:scatter">
            <chart:data-point chart:repeated="15"/>
          </chart:series>
          <chart:series chart:style-name="ch24" chart:values-cell-range-address="Sheet3.B25:Sheet3.P25" chart:label-cell-address="Sheet3.A25:Sheet3.A25" chart:class="chart:scatter">
            <chart:data-point chart:repeated="15"/>
          </chart:series>
          <chart:series chart:style-name="ch25" chart:values-cell-range-address="Sheet3.B26:Sheet3.P26" chart:label-cell-address="Sheet3.A26:Sheet3.A26" chart:class="chart:scatter">
            <chart:data-point chart:repeated="15"/>
          </chart:series>
          <chart:series chart:style-name="ch26" chart:values-cell-range-address="Sheet3.B27:Sheet3.P27" chart:label-cell-address="Sheet3.A27:Sheet3.A27" chart:class="chart:scatter">
            <chart:data-point chart:repeated="15"/>
          </chart:series>
          <chart:series chart:style-name="ch27" chart:values-cell-range-address="Sheet3.B28:Sheet3.P28" chart:label-cell-address="Sheet3.A28:Sheet3.A28" chart:class="chart:scatter">
            <chart:data-point chart:repeated="15"/>
          </chart:series>
          <chart:series chart:style-name="ch28" chart:values-cell-range-address="Sheet3.B29:Sheet3.P29" chart:label-cell-address="Sheet3.A29:Sheet3.A29" chart:class="chart:scatter">
            <chart:data-point chart:repeated="15"/>
          </chart:series>
          <chart:series chart:style-name="ch29" chart:values-cell-range-address="Sheet3.B30:Sheet3.P30" chart:label-cell-address="Sheet3.A30:Sheet3.A30" chart:class="chart:scatter">
            <chart:data-point chart:repeated="15"/>
          </chart:series>
          <chart:series chart:style-name="ch30" chart:values-cell-range-address="Sheet3.B31:Sheet3.P31" chart:label-cell-address="Sheet3.A31:Sheet3.A31" chart:class="chart:scatter">
            <chart:data-point chart:repeated="15"/>
          </chart:series>
          <chart:series chart:style-name="ch31" chart:values-cell-range-address="Sheet3.B32:Sheet3.P32" chart:label-cell-address="Sheet3.A32:Sheet3.A32" chart:class="chart:scatter">
            <chart:data-point chart:repeated="15"/>
          </chart:series>
          <chart:series chart:style-name="ch32" chart:values-cell-range-address="Sheet3.B33:Sheet3.P33" chart:label-cell-address="Sheet3.A33:Sheet3.A33" chart:class="chart:scatter">
            <chart:data-point chart:repeated="15"/>
          </chart:series>
          <chart:series chart:style-name="ch33" chart:values-cell-range-address="Sheet3.B34:Sheet3.P34" chart:label-cell-address="Sheet3.A34:Sheet3.A34" chart:class="chart:scatter">
            <chart:data-point chart:repeated="15"/>
          </chart:series>
          <chart:series chart:style-name="ch34" chart:values-cell-range-address="Sheet3.B35:Sheet3.P35" chart:label-cell-address="Sheet3.A35:Sheet3.A35" chart:class="chart:scatter">
            <chart:data-point chart:repeated="15"/>
          </chart:series>
          <chart:series chart:style-name="ch35" chart:values-cell-range-address="Sheet3.B36:Sheet3.P36" chart:label-cell-address="Sheet3.A36:Sheet3.A36" chart:class="chart:scatter">
            <chart:data-point chart:repeated="15"/>
          </chart:series>
          <chart:series chart:style-name="ch36" chart:values-cell-range-address="Sheet3.B37:Sheet3.P37" chart:label-cell-address="Sheet3.A37:Sheet3.A37" chart:class="chart:scatter">
            <chart:data-point chart:repeated="15"/>
          </chart:series>
          <chart:series chart:style-name="ch37" chart:values-cell-range-address="Sheet3.B38:Sheet3.P38" chart:label-cell-address="Sheet3.A38:Sheet3.A38" chart:class="chart:scatter">
            <chart:data-point chart:repeated="15"/>
          </chart:series>
          <chart:series chart:style-name="ch38" chart:values-cell-range-address="Sheet3.B39:Sheet3.P39" chart:label-cell-address="Sheet3.A39:Sheet3.A39" chart:class="chart:scatter">
            <chart:data-point chart:repeated="15"/>
          </chart:series>
          <chart:series chart:style-name="ch39" chart:values-cell-range-address="Sheet3.B40:Sheet3.P40" chart:label-cell-address="Sheet3.A40:Sheet3.A40" chart:class="chart:scatter">
            <chart:data-point chart:repeated="15"/>
          </chart:series>
          <chart:series chart:style-name="ch40" chart:values-cell-range-address="Sheet3.B41:Sheet3.P41" chart:label-cell-address="Sheet3.A41:Sheet3.A41" chart:class="chart:scatter">
            <chart:data-point chart:repeated="15"/>
          </chart:series>
          <chart:series chart:style-name="ch41" chart:values-cell-range-address="Sheet3.B42:Sheet3.P42" chart:label-cell-address="Sheet3.A42:Sheet3.A42" chart:class="chart:scatter">
            <chart:data-point chart:repeated="15"/>
          </chart:series>
          <chart:series chart:style-name="ch42" chart:values-cell-range-address="Sheet3.B43:Sheet3.P43" chart:label-cell-address="Sheet3.A43:Sheet3.A43" chart:class="chart:scatter">
            <chart:data-point chart:repeated="15"/>
          </chart:series>
          <chart:series chart:style-name="ch43" chart:values-cell-range-address="Sheet3.B44:Sheet3.P44" chart:label-cell-address="Sheet3.A44:Sheet3.A44" chart:class="chart:scatter">
            <chart:data-point chart:repeated="15"/>
          </chart:series>
          <chart:series chart:style-name="ch44" chart:values-cell-range-address="Sheet3.B45:Sheet3.P45" chart:label-cell-address="Sheet3.A45:Sheet3.A45" chart:class="chart:scatter">
            <chart:data-point chart:repeated="15"/>
          </chart:series>
          <chart:series chart:style-name="ch45" chart:values-cell-range-address="Sheet3.B46:Sheet3.P46" chart:label-cell-address="Sheet3.A46:Sheet3.A46" chart:class="chart:scatter">
            <chart:data-point chart:repeated="15"/>
          </chart:series>
          <chart:series chart:style-name="ch46" chart:values-cell-range-address="Sheet3.B47:Sheet3.P47" chart:label-cell-address="Sheet3.A47:Sheet3.A47" chart:class="chart:scatter">
            <chart:data-point chart:repeated="15"/>
          </chart:series>
          <chart:wall chart:style-name="ch47"/>
          <chart:floor chart:style-name="ch4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3.B7:Sheet3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3.B7:Sheet3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_1-e</text:p>
                <draw:g>
                  <svg:desc>Sheet3.A8:Sheet3.A8</svg:desc>
                </draw:g>
              </table:table-cell>
              <table:table-cell office:value-type="float" office:value="0.0175">
                <text:p>0.0175</text:p>
                <draw:g>
                  <svg:desc>Sheet3.B8:Sheet3.P8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285">
                <text:p>0.0285</text:p>
              </table:table-cell>
              <table:table-cell office:value-type="float" office:value="0.0555">
                <text:p>0.0555</text:p>
              </table:table-cell>
              <table:table-cell office:value-type="float" office:value="0.1725">
                <text:p>0.1725</text:p>
              </table:table-cell>
              <table:table-cell office:value-type="float" office:value="0.3115">
                <text:p>0.3115</text:p>
              </table:table-cell>
              <table:table-cell office:value-type="float" office:value="0.605">
                <text:p>0.605</text:p>
              </table:table-cell>
              <table:table-cell office:value-type="float" office:value="1.661">
                <text:p>1.661</text:p>
              </table:table-cell>
              <table:table-cell office:value-type="float" office:value="5.6395">
                <text:p>5.6395</text:p>
              </table:table-cell>
              <table:table-cell office:value-type="float" office:value="22.778">
                <text:p>22.778</text:p>
              </table:table-cell>
              <table:table-cell office:value-type="float" office:value="84.13">
                <text:p>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_2</text:p>
                <draw:g>
                  <svg:desc>Sheet3.A9:Sheet3.A9</svg:desc>
                </draw:g>
              </table:table-cell>
              <table:table-cell office:value-type="float" office:value="0.0125">
                <text:p>0.0125</text:p>
                <draw:g>
                  <svg:desc>Sheet3.B9:Sheet3.P9</svg:desc>
                </draw:g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5">
                <text:p>0.0315</text:p>
              </table:table-cell>
              <table:table-cell office:value-type="float" office:value="0.0355">
                <text:p>0.0355</text:p>
              </table:table-cell>
              <table:table-cell office:value-type="float" office:value="0.0315">
                <text:p>0.0315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615">
                <text:p>0.06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00_3-e</text:p>
                <draw:g>
                  <svg:desc>Sheet3.A10:Sheet3.A10</svg:desc>
                </draw:g>
              </table:table-cell>
              <table:table-cell office:value-type="float" office:value="0.013">
                <text:p>0.013</text:p>
                <draw:g>
                  <svg:desc>Sheet3.B10:Sheet3.P10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65">
                <text:p>0.0265</text:p>
              </table:table-cell>
              <table:table-cell office:value-type="float" office:value="0.022">
                <text:p>0.022</text:p>
              </table:table-cell>
              <table:table-cell office:value-type="float" office:value="0.0245">
                <text:p>0.0245</text:p>
              </table:table-cell>
              <table:table-cell office:value-type="float" office:value="0.0275">
                <text:p>0.0275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395">
                <text:p>0.0395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0_4-e</text:p>
                <draw:g>
                  <svg:desc>Sheet3.A11:Sheet3.A11</svg:desc>
                </draw:g>
              </table:table-cell>
              <table:table-cell office:value-type="float" office:value="0.012">
                <text:p>0.012</text:p>
                <draw:g>
                  <svg:desc>Sheet3.B11:Sheet3.P11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7">
                <text:p>0.017</text:p>
              </table:table-cell>
              <table:table-cell office:value-type="float" office:value="0.022">
                <text:p>0.022</text:p>
              </table:table-cell>
              <table:table-cell office:value-type="float" office:value="0.026">
                <text:p>0.026</text:p>
              </table:table-cell>
              <table:table-cell office:value-type="float" office:value="0.0245">
                <text:p>0.0245</text:p>
              </table:table-cell>
              <table:table-cell office:value-type="float" office:value="0.026">
                <text:p>0.026</text:p>
              </table:table-cell>
              <table:table-cell office:value-type="float" office:value="0.0365">
                <text:p>0.0365</text:p>
              </table:table-cell>
              <table:table-cell office:value-type="float" office:value="0.034">
                <text:p>0.034</text:p>
              </table:table-cell>
              <table:table-cell office:value-type="float" office:value="0.0355">
                <text:p>0.0355</text:p>
              </table:table-cell>
              <table:table-cell office:value-type="float" office:value="0.037">
                <text:p>0.037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455">
                <text:p>0.045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00_5-e</text:p>
                <draw:g>
                  <svg:desc>Sheet3.A12:Sheet3.A12</svg:desc>
                </draw:g>
              </table:table-cell>
              <table:table-cell office:value-type="float" office:value="0.007">
                <text:p>0.007</text:p>
                <draw:g>
                  <svg:desc>Sheet3.B12:Sheet3.P12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9">
                <text:p>0.019</text:p>
              </table:table-cell>
              <table:table-cell office:value-type="float" office:value="0.0245">
                <text:p>0.0245</text:p>
              </table:table-cell>
              <table:table-cell office:value-type="float" office:value="0.028">
                <text:p>0.028</text:p>
              </table:table-cell>
              <table:table-cell office:value-type="float" office:value="0.0475">
                <text:p>0.0475</text:p>
              </table:table-cell>
              <table:table-cell office:value-type="float" office:value="0.168">
                <text:p>0.168</text:p>
              </table:table-cell>
              <table:table-cell office:value-type="float" office:value="0.3435">
                <text:p>0.3435</text:p>
              </table:table-cell>
              <table:table-cell office:value-type="float" office:value="0.576">
                <text:p>0.576</text:p>
              </table:table-cell>
              <table:table-cell office:value-type="float" office:value="1.5195">
                <text:p>1.5195</text:p>
              </table:table-cell>
              <table:table-cell office:value-type="float" office:value="5.911">
                <text:p>5.911</text:p>
              </table:table-cell>
              <table:table-cell office:value-type="float" office:value="18.821">
                <text:p>18.821</text:p>
              </table:table-cell>
              <table:table-cell office:value-type="float" office:value="90.5435">
                <text:p>90.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1-e</text:p>
                <draw:g>
                  <svg:desc>Sheet3.A13:Sheet3.A13</svg:desc>
                </draw:g>
              </table:table-cell>
              <table:table-cell office:value-type="float" office:value="0.0155">
                <text:p>0.0155</text:p>
                <draw:g>
                  <svg:desc>Sheet3.B13:Sheet3.P13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335">
                <text:p>0.0335</text:p>
              </table:table-cell>
              <table:table-cell office:value-type="float" office:value="0.054">
                <text:p>0.054</text:p>
              </table:table-cell>
              <table:table-cell office:value-type="float" office:value="0.0735">
                <text:p>0.0735</text:p>
              </table:table-cell>
              <table:table-cell office:value-type="float" office:value="0.188">
                <text:p>0.188</text:p>
              </table:table-cell>
              <table:table-cell office:value-type="float" office:value="0.348">
                <text:p>0.348</text:p>
              </table:table-cell>
              <table:table-cell office:value-type="float" office:value="0.66">
                <text:p>0.66</text:p>
              </table:table-cell>
              <table:table-cell office:value-type="float" office:value="1.572">
                <text:p>1.572</text:p>
              </table:table-cell>
              <table:table-cell office:value-type="float" office:value="4.635">
                <text:p>4.635</text:p>
              </table:table-cell>
              <table:table-cell office:value-type="float" office:value="20.209">
                <text:p>20.209</text:p>
              </table:table-cell>
              <table:table-cell office:value-type="float" office:value="71.2955">
                <text:p>71.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2-e</text:p>
                <draw:g>
                  <svg:desc>Sheet3.A14:Sheet3.A14</svg:desc>
                </draw:g>
              </table:table-cell>
              <table:table-cell office:value-type="float" office:value="0.0115">
                <text:p>0.0115</text:p>
                <draw:g>
                  <svg:desc>Sheet3.B14:Sheet3.P14</svg:desc>
                </draw:g>
              </table:table-cell>
              <table:table-cell office:value-type="float" office:value="0.023">
                <text:p>0.023</text:p>
              </table:table-cell>
              <table:table-cell office:value-type="float" office:value="0.0185">
                <text:p>0.0185</text:p>
              </table:table-cell>
              <table:table-cell office:value-type="float" office:value="0.033">
                <text:p>0.033</text:p>
              </table:table-cell>
              <table:table-cell office:value-type="float" office:value="0.042">
                <text:p>0.04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151">
                <text:p>0.151</text:p>
              </table:table-cell>
              <table:table-cell office:value-type="float" office:value="0.1745">
                <text:p>0.1745</text:p>
              </table:table-cell>
              <table:table-cell office:value-type="float" office:value="0.201">
                <text:p>0.201</text:p>
              </table:table-cell>
              <table:table-cell office:value-type="float" office:value="0.2585">
                <text:p>0.2585</text:p>
              </table:table-cell>
              <table:table-cell office:value-type="float" office:value="0.298">
                <text:p>0.29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00_3-e</text:p>
                <draw:g>
                  <svg:desc>Sheet3.A15:Sheet3.A15</svg:desc>
                </draw:g>
              </table:table-cell>
              <table:table-cell office:value-type="float" office:value="0.015">
                <text:p>0.015</text:p>
                <draw:g>
                  <svg:desc>Sheet3.B15:Sheet3.P1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1095">
                <text:p>0.1095</text:p>
              </table:table-cell>
              <table:table-cell office:value-type="float" office:value="0.4525">
                <text:p>0.4525</text:p>
              </table:table-cell>
              <table:table-cell office:value-type="float" office:value="2.849">
                <text:p>2.849</text:p>
              </table:table-cell>
              <table:table-cell office:value-type="float" office:value="19.2565">
                <text:p>19.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4-e</text:p>
                <draw:g>
                  <svg:desc>Sheet3.A16:Sheet3.A16</svg:desc>
                </draw:g>
              </table:table-cell>
              <table:table-cell office:value-type="float" office:value="0.03">
                <text:p>0.03</text:p>
                <draw:g>
                  <svg:desc>Sheet3.B16:Sheet3.P16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465">
                <text:p>0.0465</text:p>
              </table:table-cell>
              <table:table-cell office:value-type="float" office:value="0.051">
                <text:p>0.051</text:p>
              </table:table-cell>
              <table:table-cell office:value-type="float" office:value="0.102">
                <text:p>0.102</text:p>
              </table:table-cell>
              <table:table-cell office:value-type="float" office:value="0.4005">
                <text:p>0.4005</text:p>
              </table:table-cell>
              <table:table-cell office:value-type="float" office:value="2.661">
                <text:p>2.661</text:p>
              </table:table-cell>
              <table:table-cell office:value-type="float" office:value="18.285">
                <text:p>18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5-e</text:p>
                <draw:g>
                  <svg:desc>Sheet3.A17:Sheet3.A17</svg:desc>
                </draw:g>
              </table:table-cell>
              <table:table-cell office:value-type="float" office:value="0.0425">
                <text:p>0.0425</text:p>
                <draw:g>
                  <svg:desc>Sheet3.B17:Sheet3.P17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  <table:table-cell office:value-type="float" office:value="0.0465">
                <text:p>0.0465</text:p>
              </table:table-cell>
              <table:table-cell office:value-type="float" office:value="0.0455">
                <text:p>0.0455</text:p>
              </table:table-cell>
              <table:table-cell office:value-type="float" office:value="0.065">
                <text:p>0.065</text:p>
              </table:table-cell>
              <table:table-cell office:value-type="float" office:value="0.085">
                <text:p>0.085</text:p>
              </table:table-cell>
              <table:table-cell office:value-type="float" office:value="0.1105">
                <text:p>0.1105</text:p>
              </table:table-cell>
              <table:table-cell office:value-type="float" office:value="0.1455">
                <text:p>0.1455</text:p>
              </table:table-cell>
              <table:table-cell office:value-type="float" office:value="0.1675">
                <text:p>0.1675</text:p>
              </table:table-cell>
              <table:table-cell office:value-type="float" office:value="0.2175">
                <text:p>0.2175</text:p>
              </table:table-cell>
              <table:table-cell office:value-type="float" office:value="0.2815">
                <text:p>0.2815</text:p>
              </table:table-cell>
              <table:table-cell office:value-type="float" office:value="0.3875">
                <text:p>0.3875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400_1-e</text:p>
                <draw:g>
                  <svg:desc>Sheet3.A18:Sheet3.A18</svg:desc>
                </draw:g>
              </table:table-cell>
              <table:table-cell office:value-type="float" office:value="0.0185">
                <text:p>0.0185</text:p>
                <draw:g>
                  <svg:desc>Sheet3.B18:Sheet3.P18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595">
                <text:p>0.0595</text:p>
              </table:table-cell>
              <table:table-cell office:value-type="float" office:value="0.1075">
                <text:p>0.1075</text:p>
              </table:table-cell>
              <table:table-cell office:value-type="float" office:value="0.2315">
                <text:p>0.2315</text:p>
              </table:table-cell>
              <table:table-cell office:value-type="float" office:value="0.814">
                <text:p>0.814</text:p>
              </table:table-cell>
              <table:table-cell office:value-type="float" office:value="3.805">
                <text:p>3.805</text:p>
              </table:table-cell>
              <table:table-cell office:value-type="float" office:value="24.594">
                <text:p>24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2-e</text:p>
                <draw:g>
                  <svg:desc>Sheet3.A19:Sheet3.A19</svg:desc>
                </draw:g>
              </table:table-cell>
              <table:table-cell office:value-type="float" office:value="0.0355">
                <text:p>0.0355</text:p>
                <draw:g>
                  <svg:desc>Sheet3.B19:Sheet3.P19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495">
                <text:p>0.0495</text:p>
              </table:table-cell>
              <table:table-cell office:value-type="float" office:value="0.0605">
                <text:p>0.0605</text:p>
              </table:table-cell>
              <table:table-cell office:value-type="float" office:value="0.0795">
                <text:p>0.0795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  <table:table-cell office:value-type="float" office:value="0.35">
                <text:p>0.35</text:p>
              </table:table-cell>
              <table:table-cell office:value-type="float" office:value="0.5225">
                <text:p>0.5225</text:p>
              </table:table-cell>
              <table:table-cell office:value-type="float" office:value="0.6955">
                <text:p>0.6955</text:p>
              </table:table-cell>
              <table:table-cell office:value-type="float" office:value="0.7885">
                <text:p>0.7885</text:p>
              </table:table-cell>
              <table:table-cell office:value-type="float" office:value="1.033">
                <text:p>1.033</text:p>
              </table:table-cell>
              <table:table-cell office:value-type="float" office:value="1.321">
                <text:p>1.321</text:p>
              </table:table-cell>
              <table:table-cell office:value-type="float" office:value="1.594">
                <text:p>1.594</text:p>
              </table:table-cell>
              <table:table-cell office:value-type="float" office:value="1.9905">
                <text:p>1.9905</text:p>
              </table:table-cell>
            </table:table-row>
            <table:table-row>
              <table:table-cell office:value-type="string">
                <text:p>ack</text:p>
                <draw:g>
                  <svg:desc>Sheet3.A20:Sheet3.A20</svg:desc>
                </draw:g>
              </table:table-cell>
              <table:table-cell office:value-type="float" office:value="0.0105">
                <text:p>0.0105</text:p>
                <draw:g>
                  <svg:desc>Sheet3.B20:Sheet3.P20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-cppr</text:p>
                <draw:g>
                  <svg:desc>Sheet3.A21:Sheet3.A21</svg:desc>
                </draw:g>
              </table:table-cell>
              <table:table-cell office:value-type="float" office:value="0.0325">
                <text:p>0.0325</text:p>
                <draw:g>
                  <svg:desc>Sheet3.B21:Sheet3.P21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0275">
                <text:p>0.0275</text:p>
              </table:table-cell>
              <table:table-cell office:value-type="float" office:value="0.0305">
                <text:p>0.030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55">
                <text:p>0.02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a-init-me</text:p>
                <draw:g>
                  <svg:desc>Sheet3.A22:Sheet3.A22</svg:desc>
                </draw:g>
              </table:table-cell>
              <table:table-cell office:value-type="float" office:value="0.018">
                <text:p>0.018</text:p>
                <draw:g>
                  <svg:desc>Sheet3.B22:Sheet3.P22</svg:desc>
                </draw:g>
              </table:table-cell>
              <table:table-cell office:value-type="float" office:value="0.0225">
                <text:p>0.0225</text:p>
              </table:table-cell>
              <table:table-cell office:value-type="float" office:value="0.0305">
                <text:p>0.0305</text:p>
              </table:table-cell>
              <table:table-cell office:value-type="float" office:value="0.027">
                <text:p>0.027</text:p>
              </table:table-cell>
              <table:table-cell office:value-type="float" office:value="0.0265">
                <text:p>0.0265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21">
                <text:p>0.021</text:p>
              </table:table-cell>
              <table:table-cell office:value-type="float" office:value="0.025">
                <text:p>0.025</text:p>
              </table:table-cell>
              <table:table-cell office:value-type="float" office:value="0.0285">
                <text:p>0.0285</text:p>
              </table:table-cell>
              <table:table-cell office:value-type="float" office:value="0.0285">
                <text:p>0.0285</text:p>
              </table:table-cell>
              <table:table-cell office:value-type="float" office:value="0.0335">
                <text:p>0.0335</text:p>
              </table:table-cell>
              <table:table-cell office:value-type="float" office:value="0.0395">
                <text:p>0.039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a-init</text:p>
                <draw:g>
                  <svg:desc>Sheet3.A23:Sheet3.A23</svg:desc>
                </draw:g>
              </table:table-cell>
              <table:table-cell office:value-type="float" office:value="0.0135">
                <text:p>0.0135</text:p>
                <draw:g>
                  <svg:desc>Sheet3.B23:Sheet3.P23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205">
                <text:p>0.020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15">
                <text:p>0.0315</text:p>
              </table:table-cell>
              <table:table-cell office:value-type="float" office:value="0.0255">
                <text:p>0.0255</text:p>
              </table:table-cell>
              <table:table-cell office:value-type="float" office:value="0.04">
                <text:p>0.04</text:p>
              </table:table-cell>
              <table:table-cell office:value-type="float" office:value="0.0415">
                <text:p>0.0415</text:p>
              </table:table-cell>
              <table:table-cell office:value-type="float" office:value="0.0525">
                <text:p>0.0525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a-max-me</text:p>
                <draw:g>
                  <svg:desc>Sheet3.A24:Sheet3.A24</svg:desc>
                </draw:g>
              </table:table-cell>
              <table:table-cell office:value-type="float" office:value="0.008">
                <text:p>0.008</text:p>
                <draw:g>
                  <svg:desc>Sheet3.B24:Sheet3.P24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195">
                <text:p>0.0195</text:p>
              </table:table-cell>
              <table:table-cell office:value-type="float" office:value="0.0225">
                <text:p>0.0225</text:p>
              </table:table-cell>
              <table:table-cell office:value-type="float" office:value="0.0165">
                <text:p>0.0165</text:p>
              </table:table-cell>
              <table:table-cell office:value-type="float" office:value="0.0205">
                <text:p>0.0205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5">
                <text:p>0.016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-max</text:p>
                <draw:g>
                  <svg:desc>Sheet3.A25:Sheet3.A25</svg:desc>
                </draw:g>
              </table:table-cell>
              <table:table-cell office:value-type="float" office:value="0.012">
                <text:p>0.012</text:p>
                <draw:g>
                  <svg:desc>Sheet3.B25:Sheet3.P25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">
                <text:p>0.01</text:p>
              </table:table-cell>
              <table:table-cell office:value-type="float" office:value="0.0135">
                <text:p>0.0135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185">
                <text:p>0.0185</text:p>
              </table:table-cell>
              <table:table-cell office:value-type="float" office:value="0.0195">
                <text:p>0.0195</text:p>
              </table:table-cell>
              <table:table-cell office:value-type="float" office:value="0.0145">
                <text:p>0.0145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copy_intro</text:p>
                <draw:g>
                  <svg:desc>Sheet3.A26:Sheet3.A26</svg:desc>
                </draw:g>
              </table:table-cell>
              <table:table-cell office:value-type="float" office:value="0.016">
                <text:p>0.016</text:p>
                <draw:g>
                  <svg:desc>Sheet3.B26:Sheet3.P26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9">
                <text:p>0.019</text:p>
              </table:table-cell>
              <table:table-cell office:value-type="float" office:value="0.0115">
                <text:p>0.0115</text:p>
              </table:table-cell>
              <table:table-cell office:value-type="float" office:value="0.0195">
                <text:p>0.0195</text:p>
              </table:table-cell>
              <table:table-cell office:value-type="float" office:value="0.0195">
                <text:p>0.0195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195">
                <text:p>0.0195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e-fact</text:p>
                <draw:g>
                  <svg:desc>Sheet3.A27:Sheet3.A27</svg:desc>
                </draw:g>
              </table:table-cell>
              <table:table-cell office:value-type="float" office:value="0.01">
                <text:p>0.01</text:p>
                <draw:g>
                  <svg:desc>Sheet3.B27:Sheet3.P27</svg:desc>
                </draw:g>
              </table:table-cell>
              <table:table-cell office:value-type="float" office:value="0.0075">
                <text:p>0.0075</text:p>
              </table:table-cell>
              <table:table-cell office:value-type="float" office:value="0.008">
                <text:p>0.008</text:p>
              </table:table-cell>
              <table:table-cell office:value-type="float" office:value="0.0085">
                <text:p>0.0085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21">
                <text:p>0.021</text:p>
              </table:table-cell>
              <table:table-cell office:value-type="float" office:value="0.0195">
                <text:p>0.019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e-simple</text:p>
                <draw:g>
                  <svg:desc>Sheet3.A28:Sheet3.A28</svg:desc>
                </draw:g>
              </table:table-cell>
              <table:table-cell office:value-type="float" office:value="0.01">
                <text:p>0.01</text:p>
                <draw:g>
                  <svg:desc>Sheet3.B28:Sheet3.P28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095">
                <text:p>0.0095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0.008">
                <text:p>0.008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hors</text:p>
                <draw:g>
                  <svg:desc>Sheet3.A29:Sheet3.A29</svg:desc>
                </draw:g>
              </table:table-cell>
              <table:table-cell office:value-type="float" office:value="0.01">
                <text:p>0.01</text:p>
                <draw:g>
                  <svg:desc>Sheet3.B29:Sheet3.P29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hrec</text:p>
                <draw:g>
                  <svg:desc>Sheet3.A30:Sheet3.A30</svg:desc>
                </draw:g>
              </table:table-cell>
              <table:table-cell office:value-type="float" office:value="0.0115">
                <text:p>0.0115</text:p>
                <draw:g>
                  <svg:desc>Sheet3.B30:Sheet3.P30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1</text:p>
                <draw:g>
                  <svg:desc>Sheet3.A31:Sheet3.A31</svg:desc>
                </draw:g>
              </table:table-cell>
              <table:table-cell office:value-type="float" office:value="0.014">
                <text:p>0.014</text:p>
                <draw:g>
                  <svg:desc>Sheet3.B31:Sheet3.P31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65">
                <text:p>0.006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intro3</text:p>
                <draw:g>
                  <svg:desc>Sheet3.A32:Sheet3.A32</svg:desc>
                </draw:g>
              </table:table-cell>
              <table:table-cell office:value-type="float" office:value="0.011">
                <text:p>0.011</text:p>
                <draw:g>
                  <svg:desc>Sheet3.B32:Sheet3.P3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085">
                <text:p>0.0085</text:p>
              </table:table-cell>
              <table:table-cell office:value-type="float" office:value="0.0095">
                <text:p>0.0095</text:p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l-zipmap</text:p>
                <draw:g>
                  <svg:desc>Sheet3.A33:Sheet3.A33</svg:desc>
                </draw:g>
              </table:table-cell>
              <table:table-cell office:value-type="float" office:value="0.0085">
                <text:p>0.0085</text:p>
                <draw:g>
                  <svg:desc>Sheet3.B33:Sheet3.P33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15">
                <text:p>0.0115</text:p>
              </table:table-cell>
              <table:table-cell office:value-type="float" office:value="0.0175">
                <text:p>0.0175</text:p>
              </table:table-cell>
              <table:table-cell office:value-type="float" office:value="0.0205">
                <text:p>0.0205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55">
                <text:p>0.0255</text:p>
              </table:table-cell>
              <table:table-cell office:value-type="float" office:value="0.0255">
                <text:p>0.0255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l-zipunzip</text:p>
                <draw:g>
                  <svg:desc>Sheet3.A34:Sheet3.A34</svg:desc>
                </draw:g>
              </table:table-cell>
              <table:table-cell office:value-type="float" office:value="0.0125">
                <text:p>0.0125</text:p>
                <draw:g>
                  <svg:desc>Sheet3.B34:Sheet3.P34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135">
                <text:p>0.0135</text:p>
              </table:table-cell>
              <table:table-cell office:value-type="float" office:value="0.0245">
                <text:p>0.0245</text:p>
              </table:table-cell>
              <table:table-cell office:value-type="float" office:value="0.0295">
                <text:p>0.0295</text:p>
              </table:table-cell>
              <table:table-cell office:value-type="float" office:value="0.037">
                <text:p>0.037</text:p>
              </table:table-cell>
              <table:table-cell office:value-type="float" office:value="0.0475">
                <text:p>0.0475</text:p>
              </table:table-cell>
              <table:table-cell office:value-type="float" office:value="0.0485">
                <text:p>0.048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max</text:p>
                <draw:g>
                  <svg:desc>Sheet3.A35:Sheet3.A35</svg:desc>
                </draw:g>
              </table:table-cell>
              <table:table-cell office:value-type="float" office:value="0.0115">
                <text:p>0.0115</text:p>
                <draw:g>
                  <svg:desc>Sheet3.B35:Sheet3.P35</svg:desc>
                </draw:g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105">
                <text:p>0.0105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05">
                <text:p>0.010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mc91-e</text:p>
                <draw:g>
                  <svg:desc>Sheet3.A36:Sheet3.A36</svg:desc>
                </draw:g>
              </table:table-cell>
              <table:table-cell office:value-type="float" office:value="0.0095">
                <text:p>0.0095</text:p>
                <draw:g>
                  <svg:desc>Sheet3.B36:Sheet3.P36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515">
                <text:p>0.0515</text:p>
              </table:table-cell>
              <table:table-cell office:value-type="float" office:value="0.177">
                <text:p>0.177</text:p>
              </table:table-cell>
              <table:table-cell office:value-type="float" office:value="0.33">
                <text:p>0.33</text:p>
              </table:table-cell>
              <table:table-cell office:value-type="float" office:value="0.8945">
                <text:p>0.8945</text:p>
              </table:table-cell>
              <table:table-cell office:value-type="float" office:value="3.5125">
                <text:p>3.5125</text:p>
              </table:table-cell>
              <table:table-cell office:value-type="float" office:value="12.128">
                <text:p>12.12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</text:p>
                <draw:g>
                  <svg:desc>Sheet3.A37:Sheet3.A37</svg:desc>
                </draw:g>
              </table:table-cell>
              <table:table-cell office:value-type="float" office:value="0.0115">
                <text:p>0.0115</text:p>
                <draw:g>
                  <svg:desc>Sheet3.B37:Sheet3.P37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75">
                <text:p>0.0175</text:p>
              </table:table-cell>
              <table:table-cell office:value-type="float" office:value="0.021">
                <text:p>0.021</text:p>
              </table:table-cell>
              <table:table-cell office:value-type="float" office:value="0.054">
                <text:p>0.054</text:p>
              </table:table-cell>
              <table:table-cell office:value-type="float" office:value="0.1785">
                <text:p>0.1785</text:p>
              </table:table-cell>
              <table:table-cell office:value-type="float" office:value="0.348">
                <text:p>0.348</text:p>
              </table:table-cell>
              <table:table-cell office:value-type="float" office:value="0.89">
                <text:p>0.89</text:p>
              </table:table-cell>
              <table:table-cell office:value-type="float" office:value="3.565">
                <text:p>3.565</text:p>
              </table:table-cell>
              <table:table-cell office:value-type="float" office:value="12.137">
                <text:p>12.137</text:p>
              </table:table-cell>
              <table:table-cell office:value-type="float" office:value="73.7165">
                <text:p>73.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-e-m2</text:p>
                <draw:g>
                  <svg:desc>Sheet3.A38:Sheet3.A38</svg:desc>
                </draw:g>
              </table:table-cell>
              <table:table-cell office:value-type="float" office:value="0.009">
                <text:p>0.009</text:p>
                <draw:g>
                  <svg:desc>Sheet3.B38:Sheet3.P38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145">
                <text:p>0.0145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mult-e-m3</text:p>
                <draw:g>
                  <svg:desc>Sheet3.A39:Sheet3.A39</svg:desc>
                </draw:g>
              </table:table-cell>
              <table:table-cell office:value-type="float" office:value="0.0115">
                <text:p>0.0115</text:p>
                <draw:g>
                  <svg:desc>Sheet3.B39:Sheet3.P3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75">
                <text:p>0.017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mult-e</text:p>
                <draw:g>
                  <svg:desc>Sheet3.A40:Sheet3.A40</svg:desc>
                </draw:g>
              </table:table-cell>
              <table:table-cell office:value-type="float" office:value="0.015">
                <text:p>0.015</text:p>
                <draw:g>
                  <svg:desc>Sheet3.B40:Sheet3.P40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5">
                <text:p>0.0175</text:p>
              </table:table-cell>
              <table:table-cell office:value-type="float" office:value="0.0155">
                <text:p>0.0155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05">
                <text:p>0.0205</text:p>
              </table:table-cell>
              <table:table-cell office:value-type="float" office:value="0.0205">
                <text:p>0.0205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mult</text:p>
                <draw:g>
                  <svg:desc>Sheet3.A41:Sheet3.A41</svg:desc>
                </draw:g>
              </table:table-cell>
              <table:table-cell office:value-type="float" office:value="0.013">
                <text:p>0.013</text:p>
                <draw:g>
                  <svg:desc>Sheet3.B41:Sheet3.P41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35">
                <text:p>0.013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repeat-e</text:p>
                <draw:g>
                  <svg:desc>Sheet3.A42:Sheet3.A42</svg:desc>
                </draw:g>
              </table:table-cell>
              <table:table-cell office:value-type="float" office:value="0.011">
                <text:p>0.011</text:p>
                <draw:g>
                  <svg:desc>Sheet3.B42:Sheet3.P4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5">
                <text:p>0.0135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r-lock-e</text:p>
                <draw:g>
                  <svg:desc>Sheet3.A43:Sheet3.A43</svg:desc>
                </draw:g>
              </table:table-cell>
              <table:table-cell office:value-type="float" office:value="0.0085">
                <text:p>0.0085</text:p>
                <draw:g>
                  <svg:desc>Sheet3.B43:Sheet3.P43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-lock</text:p>
                <draw:g>
                  <svg:desc>Sheet3.A44:Sheet3.A44</svg:desc>
                </draw:g>
              </table:table-cell>
              <table:table-cell office:value-type="float" office:value="0.0065">
                <text:p>0.0065</text:p>
                <draw:g>
                  <svg:desc>Sheet3.B44:Sheet3.P44</svg:desc>
                </draw:g>
              </table:table-cell>
              <table:table-cell office:value-type="float" office:value="0.0115">
                <text:p>0.0115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sum-e</text:p>
                <draw:g>
                  <svg:desc>Sheet3.A45:Sheet3.A45</svg:desc>
                </draw:g>
              </table:table-cell>
              <table:table-cell office:value-type="float" office:value="0.0075">
                <text:p>0.0075</text:p>
                <draw:g>
                  <svg:desc>Sheet3.B45:Sheet3.P45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3">
                <text:p>0.013</text:p>
              </table:table-cell>
              <table:table-cell office:value-type="float" office:value="0.0165">
                <text:p>0.0165</text:p>
              </table:table-cell>
              <table:table-cell office:value-type="float" office:value="0.015">
                <text:p>0.015</text:p>
              </table:table-cell>
              <table:table-cell office:value-type="float" office:value="0.0095">
                <text:p>0.0095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sum-mult-e</text:p>
                <draw:g>
                  <svg:desc>Sheet3.A46:Sheet3.A46</svg:desc>
                </draw:g>
              </table:table-cell>
              <table:table-cell office:value-type="float" office:value="0.007">
                <text:p>0.007</text:p>
                <draw:g>
                  <svg:desc>Sheet3.B46:Sheet3.P4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495">
                <text:p>0.0495</text:p>
              </table:table-cell>
              <table:table-cell office:value-type="float" office:value="0.1455">
                <text:p>0.1455</text:p>
              </table:table-cell>
              <table:table-cell office:value-type="float" office:value="0.2175">
                <text:p>0.2175</text:p>
              </table:table-cell>
              <table:table-cell office:value-type="float" office:value="0.207">
                <text:p>0.207</text:p>
              </table:table-cell>
              <table:table-cell office:value-type="float" office:value="0.2365">
                <text:p>0.2365</text:p>
              </table:table-cell>
              <table:table-cell office:value-type="float" office:value="0.2855">
                <text:p>0.2855</text:p>
              </table:table-cell>
              <table:table-cell office:value-type="float" office:value="0.3225">
                <text:p>0.3225</text:p>
              </table:table-cell>
              <table:table-cell office:value-type="float" office:value="0.3275">
                <text:p>0.327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sum</text:p>
                <draw:g>
                  <svg:desc>Sheet3.A47:Sheet3.A47</svg:desc>
                </draw:g>
              </table:table-cell>
              <table:table-cell office:value-type="float" office:value="0.0105">
                <text:p>0.0105</text:p>
                <draw:g>
                  <svg:desc>Sheet3.B47:Sheet3.P47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true" chart:minimum="0.001" chart:maximum="18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11cm" svg:height="9cm" xlink:href=".." xlink:type="simple" chart:class="chart:line" chart:style-name="ch1">
        <chart:plot-area chart:style-name="ch2" table:cell-range-address="Sheet6.A11:Sheet6.P19" chart:data-source-has-labels="both" svg:x="-0.254cm" svg:y="0.18cm" svg:width="9.172cm" svg:height="8.639cm">
          <chartooo:coordinate-region svg:x="1.214cm" svg:y="0.18cm" svg:width="7.517cm" svg:height="7.992cm"/>
          <chart:axis chart:dimension="x" chart:name="primary-x" chart:style-name="ch3" chartooo:axis-type="auto">
            <chartooo:date-scale/>
            <chart:categories table:cell-range-address="Sheet6.B11:Sheet6.P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6.B12:Sheet6.P12" chart:label-cell-address="Sheet6.A12:Sheet6.A12" chart:class="chart:line">
            <chart:data-point chart:repeated="15"/>
          </chart:series>
          <chart:series chart:style-name="ch7" chart:values-cell-range-address="Sheet6.B13:Sheet6.P13" chart:label-cell-address="Sheet6.A13:Sheet6.A13" chart:class="chart:line">
            <chart:data-point chart:repeated="15"/>
          </chart:series>
          <chart:series chart:style-name="ch8" chart:values-cell-range-address="Sheet6.B14:Sheet6.P14" chart:label-cell-address="Sheet6.A14:Sheet6.A14" chart:class="chart:line">
            <chart:data-point chart:repeated="15"/>
          </chart:series>
          <chart:series chart:style-name="ch9" chart:values-cell-range-address="Sheet6.B15:Sheet6.P15" chart:label-cell-address="Sheet6.A15:Sheet6.A15" chart:class="chart:line">
            <chart:data-point chart:repeated="15"/>
          </chart:series>
          <chart:series chart:style-name="ch10" chart:values-cell-range-address="Sheet6.B16:Sheet6.P16" chart:label-cell-address="Sheet6.A16:Sheet6.A16" chart:class="chart:line">
            <chart:data-point chart:repeated="15"/>
          </chart:series>
          <chart:series chart:style-name="ch11" chart:values-cell-range-address="Sheet6.B17:Sheet6.P17" chart:label-cell-address="Sheet6.A17:Sheet6.A17" chart:class="chart:line">
            <chart:data-point chart:repeated="15"/>
          </chart:series>
          <chart:series chart:style-name="ch12" chart:values-cell-range-address="Sheet6.B18:Sheet6.P18" chart:label-cell-address="Sheet6.A18:Sheet6.A18" chart:class="chart:line">
            <chart:data-point chart:repeated="15"/>
          </chart:series>
          <chart:series chart:style-name="ch13" chart:values-cell-range-address="Sheet6.B19:Sheet6.P19" chart:label-cell-address="Sheet6.A19:Sheet6.A19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6.B11:Sheet6.P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ck</text:p>
                <draw:g>
                  <svg:desc>Sheet6.A12:Sheet6.A12</svg:desc>
                </draw:g>
              </table:table-cell>
              <table:table-cell office:value-type="float" office:value="0.018">
                <text:p>0.018</text:p>
                <draw:g>
                  <svg:desc>Sheet6.B12:Sheet6.P12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96">
                <text:p>0.096</text:p>
              </table:table-cell>
              <table:table-cell office:value-type="float" office:value="0.217">
                <text:p>0.217</text:p>
              </table:table-cell>
              <table:table-cell office:value-type="float" office:value="0.4">
                <text:p>0.4</text:p>
              </table:table-cell>
              <table:table-cell office:value-type="float" office:value="0.572">
                <text:p>0.572</text:p>
              </table:table-cell>
              <table:table-cell office:value-type="float" office:value="1.251">
                <text:p>1.251</text:p>
              </table:table-cell>
              <table:table-cell office:value-type="float" office:value="3.061">
                <text:p>3.061</text:p>
              </table:table-cell>
              <table:table-cell office:value-type="float" office:value="8.313">
                <text:p>8.313</text:p>
              </table:table-cell>
              <table:table-cell office:value-type="float" office:value="24.251">
                <text:p>24.251</text:p>
              </table:table-cell>
              <table:table-cell office:value-type="float" office:value="133.83">
                <text:p>13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ec</text:p>
                <draw:g>
                  <svg:desc>Sheet6.A13:Sheet6.A13</svg:desc>
                </draw:g>
              </table:table-cell>
              <table:table-cell office:value-type="float" office:value="0.005">
                <text:p>0.005</text:p>
                <draw:g>
                  <svg:desc>Sheet6.B13:Sheet6.P13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298">
                <text:p>0.298</text:p>
              </table:table-cell>
              <table:table-cell office:value-type="float" office:value="0.336">
                <text:p>0.336</text:p>
              </table:table-cell>
              <table:table-cell office:value-type="float" office:value="0.868">
                <text:p>0.868</text:p>
              </table:table-cell>
              <table:table-cell office:value-type="float" office:value="1.306">
                <text:p>1.306</text:p>
              </table:table-cell>
              <table:table-cell office:value-type="float" office:value="4.265">
                <text:p>4.265</text:p>
              </table:table-cell>
              <table:table-cell office:value-type="float" office:value="6.754">
                <text:p>6.754</text:p>
              </table:table-cell>
              <table:table-cell office:value-type="float" office:value="26.958">
                <text:p>26.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-e</text:p>
                <draw:g>
                  <svg:desc>Sheet6.A14:Sheet6.A14</svg:desc>
                </draw:g>
              </table:table-cell>
              <table:table-cell office:value-type="float" office:value="0.054">
                <text:p>0.054</text:p>
                <draw:g>
                  <svg:desc>Sheet6.B14:Sheet6.P14</svg:desc>
                </draw:g>
              </table:table-cell>
              <table:table-cell office:value-type="float" office:value="0.041">
                <text:p>0.041</text:p>
              </table:table-cell>
              <table:table-cell office:value-type="float" office:value="0.236">
                <text:p>0.236</text:p>
              </table:table-cell>
              <table:table-cell office:value-type="float" office:value="0.236">
                <text:p>0.236</text:p>
              </table:table-cell>
              <table:table-cell office:value-type="float" office:value="0.266">
                <text:p>0.266</text:p>
              </table:table-cell>
              <table:table-cell office:value-type="float" office:value="0.314">
                <text:p>0.314</text:p>
              </table:table-cell>
              <table:table-cell office:value-type="float" office:value="0.495">
                <text:p>0.495</text:p>
              </table:table-cell>
              <table:table-cell office:value-type="float" office:value="0.813">
                <text:p>0.813</text:p>
              </table:table-cell>
              <table:table-cell office:value-type="float" office:value="1.579">
                <text:p>1.579</text:p>
              </table:table-cell>
              <table:table-cell office:value-type="float" office:value="3.649">
                <text:p>3.649</text:p>
              </table:table-cell>
              <table:table-cell office:value-type="float" office:value="12.511">
                <text:p>12.511</text:p>
              </table:table-cell>
              <table:table-cell office:value-type="float" office:value="56.378">
                <text:p>56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i-e</text:p>
                <draw:g>
                  <svg:desc>Sheet6.A15:Sheet6.A15</svg:desc>
                </draw:g>
              </table:table-cell>
              <table:table-cell office:value-type="float" office:value="0.029">
                <text:p>0.029</text:p>
                <draw:g>
                  <svg:desc>Sheet6.B15:Sheet6.P15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r-lock</text:p>
                <draw:g>
                  <svg:desc>Sheet6.A16:Sheet6.A16</svg:desc>
                </draw:g>
              </table:table-cell>
              <table:table-cell office:value-type="float" office:value="0.002">
                <text:p>0.002</text:p>
                <draw:g>
                  <svg:desc>Sheet6.B16:Sheet6.P16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r-lock-e</text:p>
                <draw:g>
                  <svg:desc>Sheet6.A17:Sheet6.A17</svg:desc>
                </draw:g>
              </table:table-cell>
              <table:table-cell office:value-type="float" office:value="0.005">
                <text:p>0.005</text:p>
                <draw:g>
                  <svg:desc>Sheet6.B17:Sheet6.P17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149">
                <text:p>0.149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repeat-e</text:p>
                <draw:g>
                  <svg:desc>Sheet6.A18:Sheet6.A18</svg:desc>
                </draw:g>
              </table:table-cell>
              <table:table-cell office:value-type="float" office:value="0.007">
                <text:p>0.007</text:p>
                <draw:g>
                  <svg:desc>Sheet6.B18:Sheet6.P18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59">
                <text:p>0.059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sum-e</text:p>
                <draw:g>
                  <svg:desc>Sheet6.A19:Sheet6.A19</svg:desc>
                </draw:g>
              </table:table-cell>
              <table:table-cell office:value-type="float" office:value="0.006">
                <text:p>0.006</text:p>
                <draw:g>
                  <svg:desc>Sheet6.B19:Sheet6.P19</svg:desc>
                </draw:g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63">
                <text:p>0.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minimum="0.001" chart:maximum="18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5cm" svg:height="9.002cm" xlink:href=".." xlink:type="simple" chart:class="chart:line" chart:style-name="ch1">
        <chart:legend svg:x="7.91cm" svg:y="2.459cm" style:legend-expansion="custom" chartooo:width="2.589cm" chartooo:height="4.084cm" style:legend-expansion-aspect-ratio="0.633937316356513" chart:style-name="ch2"/>
        <chart:plot-area chart:style-name="ch3" table:cell-range-address="Sheet6.A20:Sheet6.P28" chart:data-source-has-labels="both" svg:x="0.116cm" svg:y="0.18cm" svg:width="7.981cm" svg:height="8.64cm">
          <chartooo:coordinate-region svg:x="0.209cm" svg:y="0.18cm" svg:width="7.701cm" svg:height="7.993cm"/>
          <chart:axis chart:dimension="x" chart:name="primary-x" chart:style-name="ch4" chartooo:axis-type="auto">
            <chartooo:date-scale/>
            <chart:categories table:cell-range-address="Sheet6.B20:Sheet6.P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B21:Sheet6.P21" chart:label-cell-address="Sheet6.A21:Sheet6.A21" chart:class="chart:line">
            <chart:data-point chart:repeated="15"/>
          </chart:series>
          <chart:series chart:style-name="ch8" chart:values-cell-range-address="Sheet6.B22:Sheet6.P22" chart:label-cell-address="Sheet6.A22:Sheet6.A22" chart:class="chart:line">
            <chart:data-point chart:repeated="15"/>
          </chart:series>
          <chart:series chart:style-name="ch9" chart:values-cell-range-address="Sheet6.B23:Sheet6.P23" chart:label-cell-address="Sheet6.A23:Sheet6.A23" chart:class="chart:line">
            <chart:data-point chart:repeated="15"/>
          </chart:series>
          <chart:series chart:style-name="ch10" chart:values-cell-range-address="Sheet6.B24:Sheet6.P24" chart:label-cell-address="Sheet6.A24:Sheet6.A24" chart:class="chart:line">
            <chart:data-point chart:repeated="15"/>
          </chart:series>
          <chart:series chart:style-name="ch11" chart:values-cell-range-address="Sheet6.B25:Sheet6.P25" chart:label-cell-address="Sheet6.A25:Sheet6.A25" chart:class="chart:line">
            <chart:data-point chart:repeated="15"/>
          </chart:series>
          <chart:series chart:style-name="ch12" chart:values-cell-range-address="Sheet6.B26:Sheet6.P26" chart:label-cell-address="Sheet6.A26:Sheet6.A26" chart:class="chart:line">
            <chart:data-point chart:repeated="15"/>
          </chart:series>
          <chart:series chart:style-name="ch13" chart:values-cell-range-address="Sheet6.B27:Sheet6.P27" chart:label-cell-address="Sheet6.A27:Sheet6.A27" chart:class="chart:line">
            <chart:data-point chart:repeated="15"/>
          </chart:series>
          <chart:series chart:style-name="ch14" chart:values-cell-range-address="Sheet6.B28:Sheet6.P28" chart:label-cell-address="Sheet6.A28:Sheet6.A28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6.B20:Sheet6.P2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ck</text:p>
                <draw:g>
                  <svg:desc>Sheet6.A21:Sheet6.A21</svg:desc>
                </draw:g>
              </table:table-cell>
              <table:table-cell office:value-type="float" office:value="0.0105">
                <text:p>0.0105</text:p>
                <draw:g>
                  <svg:desc>Sheet6.B21:Sheet6.P21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rec</text:p>
                <draw:g>
                  <svg:desc>Sheet6.A22:Sheet6.A22</svg:desc>
                </draw:g>
              </table:table-cell>
              <table:table-cell office:value-type="float" office:value="0.0115">
                <text:p>0.0115</text:p>
                <draw:g>
                  <svg:desc>Sheet6.B22:Sheet6.P22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-e</text:p>
                <draw:g>
                  <svg:desc>Sheet6.A23:Sheet6.A23</svg:desc>
                </draw:g>
              </table:table-cell>
              <table:table-cell office:value-type="float" office:value="0.0095">
                <text:p>0.0095</text:p>
                <draw:g>
                  <svg:desc>Sheet6.B23:Sheet6.P23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515">
                <text:p>0.0515</text:p>
              </table:table-cell>
              <table:table-cell office:value-type="float" office:value="0.177">
                <text:p>0.177</text:p>
              </table:table-cell>
              <table:table-cell office:value-type="float" office:value="0.33">
                <text:p>0.33</text:p>
              </table:table-cell>
              <table:table-cell office:value-type="float" office:value="0.8945">
                <text:p>0.8945</text:p>
              </table:table-cell>
              <table:table-cell office:value-type="float" office:value="3.5125">
                <text:p>3.5125</text:p>
              </table:table-cell>
              <table:table-cell office:value-type="float" office:value="12.128">
                <text:p>12.12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-e</text:p>
                <draw:g>
                  <svg:desc>Sheet6.A24:Sheet6.A24</svg:desc>
                </draw:g>
              </table:table-cell>
              <table:table-cell office:value-type="float" office:value="0.015">
                <text:p>0.015</text:p>
                <draw:g>
                  <svg:desc>Sheet6.B24:Sheet6.P24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5">
                <text:p>0.0175</text:p>
              </table:table-cell>
              <table:table-cell office:value-type="float" office:value="0.0155">
                <text:p>0.0155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05">
                <text:p>0.0205</text:p>
              </table:table-cell>
              <table:table-cell office:value-type="float" office:value="0.0205">
                <text:p>0.0205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r-lock</text:p>
                <draw:g>
                  <svg:desc>Sheet6.A25:Sheet6.A25</svg:desc>
                </draw:g>
              </table:table-cell>
              <table:table-cell office:value-type="float" office:value="0.0065">
                <text:p>0.0065</text:p>
                <draw:g>
                  <svg:desc>Sheet6.B25:Sheet6.P25</svg:desc>
                </draw:g>
              </table:table-cell>
              <table:table-cell office:value-type="float" office:value="0.0115">
                <text:p>0.0115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r-lock-e</text:p>
                <draw:g>
                  <svg:desc>Sheet6.A26:Sheet6.A26</svg:desc>
                </draw:g>
              </table:table-cell>
              <table:table-cell office:value-type="float" office:value="0.0085">
                <text:p>0.0085</text:p>
                <draw:g>
                  <svg:desc>Sheet6.B26:Sheet6.P26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peat-e</text:p>
                <draw:g>
                  <svg:desc>Sheet6.A27:Sheet6.A27</svg:desc>
                </draw:g>
              </table:table-cell>
              <table:table-cell office:value-type="float" office:value="0.011">
                <text:p>0.011</text:p>
                <draw:g>
                  <svg:desc>Sheet6.B27:Sheet6.P27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5">
                <text:p>0.0135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sum-e</text:p>
                <draw:g>
                  <svg:desc>Sheet6.A28:Sheet6.A28</svg:desc>
                </draw:g>
              </table:table-cell>
              <table:table-cell office:value-type="float" office:value="0.0075">
                <text:p>0.0075</text:p>
                <draw:g>
                  <svg:desc>Sheet6.B28:Sheet6.P28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3">
                <text:p>0.013</text:p>
              </table:table-cell>
              <table:table-cell office:value-type="float" office:value="0.0165">
                <text:p>0.0165</text:p>
              </table:table-cell>
              <table:table-cell office:value-type="float" office:value="0.015">
                <text:p>0.015</text:p>
              </table:table-cell>
              <table:table-cell office:value-type="float" office:value="0.0095">
                <text:p>0.0095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true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3.A7:Sheet3.P52" chart:data-source-has-labels="column" svg:x="0.32cm" svg:y="0.18cm" svg:width="15.36cm" svg:height="8.64cm">
          <chartooo:coordinate-region svg:x="1.418cm" svg:y="0.379cm" svg:width="13.70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B7:Sheet3.P7" chart:label-cell-address="Sheet3.A7:Sheet3.A7" chart:class="chart:line">
            <chart:data-point chart:repeated="15"/>
          </chart:series>
          <chart:series chart:style-name="ch7" chart:values-cell-range-address="Sheet3.B8:Sheet3.P8" chart:label-cell-address="Sheet3.A8:Sheet3.A8" chart:class="chart:line">
            <chart:data-point chart:repeated="15"/>
          </chart:series>
          <chart:series chart:style-name="ch8" chart:values-cell-range-address="Sheet3.B9:Sheet3.P9" chart:label-cell-address="Sheet3.A9:Sheet3.A9" chart:class="chart:line">
            <chart:data-point chart:repeated="15"/>
          </chart:series>
          <chart:series chart:style-name="ch9" chart:values-cell-range-address="Sheet3.B10:Sheet3.P10" chart:label-cell-address="Sheet3.A10:Sheet3.A10" chart:class="chart:line">
            <chart:data-point chart:repeated="15"/>
          </chart:series>
          <chart:series chart:style-name="ch10" chart:values-cell-range-address="Sheet3.B11:Sheet3.P11" chart:label-cell-address="Sheet3.A11:Sheet3.A11" chart:class="chart:line">
            <chart:data-point chart:repeated="15"/>
          </chart:series>
          <chart:series chart:style-name="ch11" chart:values-cell-range-address="Sheet3.B12:Sheet3.P12" chart:label-cell-address="Sheet3.A12:Sheet3.A12" chart:class="chart:line">
            <chart:data-point chart:repeated="15"/>
          </chart:series>
          <chart:series chart:style-name="ch12" chart:values-cell-range-address="Sheet3.B13:Sheet3.P13" chart:label-cell-address="Sheet3.A13:Sheet3.A13" chart:class="chart:line">
            <chart:data-point chart:repeated="15"/>
          </chart:series>
          <chart:series chart:style-name="ch13" chart:values-cell-range-address="Sheet3.B14:Sheet3.P14" chart:label-cell-address="Sheet3.A14:Sheet3.A14" chart:class="chart:line">
            <chart:data-point chart:repeated="15"/>
          </chart:series>
          <chart:series chart:style-name="ch14" chart:values-cell-range-address="Sheet3.B15:Sheet3.P15" chart:label-cell-address="Sheet3.A15:Sheet3.A15" chart:class="chart:line">
            <chart:data-point chart:repeated="15"/>
          </chart:series>
          <chart:series chart:style-name="ch15" chart:values-cell-range-address="Sheet3.B16:Sheet3.P16" chart:label-cell-address="Sheet3.A16:Sheet3.A16" chart:class="chart:line">
            <chart:data-point chart:repeated="15"/>
          </chart:series>
          <chart:series chart:style-name="ch16" chart:values-cell-range-address="Sheet3.B17:Sheet3.P17" chart:label-cell-address="Sheet3.A17:Sheet3.A17" chart:class="chart:line">
            <chart:data-point chart:repeated="15"/>
          </chart:series>
          <chart:series chart:style-name="ch17" chart:values-cell-range-address="Sheet3.B18:Sheet3.P18" chart:label-cell-address="Sheet3.A18:Sheet3.A18" chart:class="chart:line">
            <chart:data-point chart:repeated="15"/>
          </chart:series>
          <chart:series chart:style-name="ch18" chart:values-cell-range-address="Sheet3.B19:Sheet3.P19" chart:label-cell-address="Sheet3.A19:Sheet3.A19" chart:class="chart:line">
            <chart:data-point chart:repeated="15"/>
          </chart:series>
          <chart:series chart:style-name="ch19" chart:values-cell-range-address="Sheet3.B20:Sheet3.P20" chart:label-cell-address="Sheet3.A20:Sheet3.A20" chart:class="chart:line">
            <chart:data-point chart:repeated="15"/>
          </chart:series>
          <chart:series chart:style-name="ch20" chart:values-cell-range-address="Sheet3.B21:Sheet3.P21" chart:label-cell-address="Sheet3.A21:Sheet3.A21" chart:class="chart:line">
            <chart:data-point chart:repeated="15"/>
          </chart:series>
          <chart:series chart:style-name="ch21" chart:values-cell-range-address="Sheet3.B22:Sheet3.P22" chart:label-cell-address="Sheet3.A22:Sheet3.A22" chart:class="chart:line">
            <chart:data-point chart:repeated="15"/>
          </chart:series>
          <chart:series chart:style-name="ch22" chart:values-cell-range-address="Sheet3.B23:Sheet3.P23" chart:label-cell-address="Sheet3.A23:Sheet3.A23" chart:class="chart:line">
            <chart:data-point chart:repeated="15"/>
          </chart:series>
          <chart:series chart:style-name="ch23" chart:values-cell-range-address="Sheet3.B24:Sheet3.P24" chart:label-cell-address="Sheet3.A24:Sheet3.A24" chart:class="chart:line">
            <chart:data-point chart:repeated="15"/>
          </chart:series>
          <chart:series chart:style-name="ch24" chart:values-cell-range-address="Sheet3.B25:Sheet3.P25" chart:label-cell-address="Sheet3.A25:Sheet3.A25" chart:class="chart:line">
            <chart:data-point chart:repeated="15"/>
          </chart:series>
          <chart:series chart:style-name="ch25" chart:values-cell-range-address="Sheet3.B26:Sheet3.P26" chart:label-cell-address="Sheet3.A26:Sheet3.A26" chart:class="chart:line">
            <chart:data-point chart:repeated="15"/>
          </chart:series>
          <chart:series chart:style-name="ch26" chart:values-cell-range-address="Sheet3.B27:Sheet3.P27" chart:label-cell-address="Sheet3.A27:Sheet3.A27" chart:class="chart:line">
            <chart:data-point chart:repeated="15"/>
          </chart:series>
          <chart:series chart:style-name="ch27" chart:values-cell-range-address="Sheet3.B28:Sheet3.P28" chart:label-cell-address="Sheet3.A28:Sheet3.A28" chart:class="chart:line">
            <chart:data-point chart:repeated="15"/>
          </chart:series>
          <chart:series chart:style-name="ch28" chart:values-cell-range-address="Sheet3.B29:Sheet3.P29" chart:label-cell-address="Sheet3.A29:Sheet3.A29" chart:class="chart:line">
            <chart:data-point chart:repeated="15"/>
          </chart:series>
          <chart:series chart:style-name="ch29" chart:values-cell-range-address="Sheet3.B30:Sheet3.P30" chart:label-cell-address="Sheet3.A30:Sheet3.A30" chart:class="chart:line">
            <chart:data-point chart:repeated="15"/>
          </chart:series>
          <chart:series chart:style-name="ch30" chart:values-cell-range-address="Sheet3.B31:Sheet3.P31" chart:label-cell-address="Sheet3.A31:Sheet3.A31" chart:class="chart:line">
            <chart:data-point chart:repeated="15"/>
          </chart:series>
          <chart:series chart:style-name="ch31" chart:values-cell-range-address="Sheet3.B32:Sheet3.P32" chart:label-cell-address="Sheet3.A32:Sheet3.A32" chart:class="chart:line">
            <chart:data-point chart:repeated="15"/>
          </chart:series>
          <chart:series chart:style-name="ch32" chart:values-cell-range-address="Sheet3.B33:Sheet3.P33" chart:label-cell-address="Sheet3.A33:Sheet3.A33" chart:class="chart:line">
            <chart:data-point chart:repeated="15"/>
          </chart:series>
          <chart:series chart:style-name="ch33" chart:values-cell-range-address="Sheet3.B34:Sheet3.P34" chart:label-cell-address="Sheet3.A34:Sheet3.A34" chart:class="chart:line">
            <chart:data-point chart:repeated="15"/>
          </chart:series>
          <chart:series chart:style-name="ch34" chart:values-cell-range-address="Sheet3.B35:Sheet3.P35" chart:label-cell-address="Sheet3.A35:Sheet3.A35" chart:class="chart:line">
            <chart:data-point chart:repeated="15"/>
          </chart:series>
          <chart:series chart:style-name="ch35" chart:values-cell-range-address="Sheet3.B36:Sheet3.P36" chart:label-cell-address="Sheet3.A36:Sheet3.A36" chart:class="chart:line">
            <chart:data-point chart:repeated="15"/>
          </chart:series>
          <chart:series chart:style-name="ch36" chart:values-cell-range-address="Sheet3.B37:Sheet3.P37" chart:label-cell-address="Sheet3.A37:Sheet3.A37" chart:class="chart:line">
            <chart:data-point chart:repeated="15"/>
          </chart:series>
          <chart:series chart:style-name="ch37" chart:values-cell-range-address="Sheet3.B38:Sheet3.P38" chart:label-cell-address="Sheet3.A38:Sheet3.A38" chart:class="chart:line">
            <chart:data-point chart:repeated="15"/>
          </chart:series>
          <chart:series chart:style-name="ch38" chart:values-cell-range-address="Sheet3.B39:Sheet3.P39" chart:label-cell-address="Sheet3.A39:Sheet3.A39" chart:class="chart:line">
            <chart:data-point chart:repeated="15"/>
          </chart:series>
          <chart:series chart:style-name="ch39" chart:values-cell-range-address="Sheet3.B40:Sheet3.P40" chart:label-cell-address="Sheet3.A40:Sheet3.A40" chart:class="chart:line">
            <chart:data-point chart:repeated="15"/>
          </chart:series>
          <chart:series chart:style-name="ch40" chart:values-cell-range-address="Sheet3.B41:Sheet3.P41" chart:label-cell-address="Sheet3.A41:Sheet3.A41" chart:class="chart:line">
            <chart:data-point chart:repeated="15"/>
          </chart:series>
          <chart:series chart:style-name="ch41" chart:values-cell-range-address="Sheet3.B42:Sheet3.P42" chart:label-cell-address="Sheet3.A42:Sheet3.A42" chart:class="chart:line">
            <chart:data-point chart:repeated="15"/>
          </chart:series>
          <chart:series chart:style-name="ch42" chart:values-cell-range-address="Sheet3.B43:Sheet3.P43" chart:label-cell-address="Sheet3.A43:Sheet3.A43" chart:class="chart:line">
            <chart:data-point chart:repeated="15"/>
          </chart:series>
          <chart:series chart:style-name="ch43" chart:values-cell-range-address="Sheet3.B44:Sheet3.P44" chart:label-cell-address="Sheet3.A44:Sheet3.A44" chart:class="chart:line">
            <chart:data-point chart:repeated="15"/>
          </chart:series>
          <chart:series chart:style-name="ch44" chart:values-cell-range-address="Sheet3.B45:Sheet3.P45" chart:label-cell-address="Sheet3.A45:Sheet3.A45" chart:class="chart:line">
            <chart:data-point chart:repeated="15"/>
          </chart:series>
          <chart:series chart:style-name="ch45" chart:values-cell-range-address="Sheet3.B46:Sheet3.P46" chart:label-cell-address="Sheet3.A46:Sheet3.A46" chart:class="chart:line">
            <chart:data-point chart:repeated="15"/>
          </chart:series>
          <chart:series chart:style-name="ch46" chart:values-cell-range-address="Sheet3.B47:Sheet3.P47" chart:label-cell-address="Sheet3.A47:Sheet3.A47" chart:class="chart:line">
            <chart:data-point chart:repeated="15"/>
          </chart:series>
          <chart:series chart:style-name="ch47" chart:values-cell-range-address="Sheet3.B48:Sheet3.P48" chart:label-cell-address="Sheet3.A48:Sheet3.A48" chart:class="chart:line">
            <chart:data-point chart:repeated="15"/>
          </chart:series>
          <chart:series chart:style-name="ch48" chart:values-cell-range-address="Sheet3.B49:Sheet3.P49" chart:label-cell-address="Sheet3.A49:Sheet3.A49" chart:class="chart:line">
            <chart:data-point chart:repeated="15"/>
          </chart:series>
          <chart:series chart:style-name="ch49" chart:values-cell-range-address="Sheet3.B50:Sheet3.P50" chart:label-cell-address="Sheet3.A50:Sheet3.A50" chart:class="chart:line">
            <chart:data-point chart:repeated="15"/>
          </chart:series>
          <chart:series chart:style-name="ch50" chart:values-cell-range-address="Sheet3.B51:Sheet3.P51" chart:label-cell-address="Sheet3.A51:Sheet3.A51" chart:class="chart:line">
            <chart:data-point chart:repeated="15"/>
          </chart:series>
          <chart:series chart:style-name="ch51" chart:values-cell-range-address="Sheet3.B52:Sheet3.P52" chart:label-cell-address="Sheet3.A52:Sheet3.A52" chart:class="chart:line">
            <chart:data-point chart:repeated="15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3.A7:Sheet3.A7</svg:desc>
                </draw:g>
              </table:table-cell>
              <table:table-cell office:value-type="float" office:value="1">
                <text:p>1</text:p>
                <draw:g>
                  <svg:desc>Sheet3.B7:Sheet3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_1-e</text:p>
                <draw:g>
                  <svg:desc>Sheet3.A8:Sheet3.A8</svg:desc>
                </draw:g>
              </table:table-cell>
              <table:table-cell office:value-type="float" office:value="0.0175">
                <text:p>0.0175</text:p>
                <draw:g>
                  <svg:desc>Sheet3.B8:Sheet3.P8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285">
                <text:p>0.0285</text:p>
              </table:table-cell>
              <table:table-cell office:value-type="float" office:value="0.0555">
                <text:p>0.0555</text:p>
              </table:table-cell>
              <table:table-cell office:value-type="float" office:value="0.1725">
                <text:p>0.1725</text:p>
              </table:table-cell>
              <table:table-cell office:value-type="float" office:value="0.3115">
                <text:p>0.3115</text:p>
              </table:table-cell>
              <table:table-cell office:value-type="float" office:value="0.605">
                <text:p>0.605</text:p>
              </table:table-cell>
              <table:table-cell office:value-type="float" office:value="1.661">
                <text:p>1.661</text:p>
              </table:table-cell>
              <table:table-cell office:value-type="float" office:value="5.6395">
                <text:p>5.6395</text:p>
              </table:table-cell>
              <table:table-cell office:value-type="float" office:value="22.778">
                <text:p>22.778</text:p>
              </table:table-cell>
              <table:table-cell office:value-type="float" office:value="84.13">
                <text:p>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_2</text:p>
                <draw:g>
                  <svg:desc>Sheet3.A9:Sheet3.A9</svg:desc>
                </draw:g>
              </table:table-cell>
              <table:table-cell office:value-type="float" office:value="0.0125">
                <text:p>0.0125</text:p>
                <draw:g>
                  <svg:desc>Sheet3.B9:Sheet3.P9</svg:desc>
                </draw:g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5">
                <text:p>0.0315</text:p>
              </table:table-cell>
              <table:table-cell office:value-type="float" office:value="0.0355">
                <text:p>0.0355</text:p>
              </table:table-cell>
              <table:table-cell office:value-type="float" office:value="0.0315">
                <text:p>0.0315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615">
                <text:p>0.06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00_3-e</text:p>
                <draw:g>
                  <svg:desc>Sheet3.A10:Sheet3.A10</svg:desc>
                </draw:g>
              </table:table-cell>
              <table:table-cell office:value-type="float" office:value="0.013">
                <text:p>0.013</text:p>
                <draw:g>
                  <svg:desc>Sheet3.B10:Sheet3.P10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65">
                <text:p>0.0265</text:p>
              </table:table-cell>
              <table:table-cell office:value-type="float" office:value="0.022">
                <text:p>0.022</text:p>
              </table:table-cell>
              <table:table-cell office:value-type="float" office:value="0.0245">
                <text:p>0.0245</text:p>
              </table:table-cell>
              <table:table-cell office:value-type="float" office:value="0.0275">
                <text:p>0.0275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395">
                <text:p>0.0395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00_4-e</text:p>
                <draw:g>
                  <svg:desc>Sheet3.A11:Sheet3.A11</svg:desc>
                </draw:g>
              </table:table-cell>
              <table:table-cell office:value-type="float" office:value="0.012">
                <text:p>0.012</text:p>
                <draw:g>
                  <svg:desc>Sheet3.B11:Sheet3.P11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7">
                <text:p>0.017</text:p>
              </table:table-cell>
              <table:table-cell office:value-type="float" office:value="0.022">
                <text:p>0.022</text:p>
              </table:table-cell>
              <table:table-cell office:value-type="float" office:value="0.026">
                <text:p>0.026</text:p>
              </table:table-cell>
              <table:table-cell office:value-type="float" office:value="0.0245">
                <text:p>0.0245</text:p>
              </table:table-cell>
              <table:table-cell office:value-type="float" office:value="0.026">
                <text:p>0.026</text:p>
              </table:table-cell>
              <table:table-cell office:value-type="float" office:value="0.0365">
                <text:p>0.0365</text:p>
              </table:table-cell>
              <table:table-cell office:value-type="float" office:value="0.034">
                <text:p>0.034</text:p>
              </table:table-cell>
              <table:table-cell office:value-type="float" office:value="0.0355">
                <text:p>0.0355</text:p>
              </table:table-cell>
              <table:table-cell office:value-type="float" office:value="0.037">
                <text:p>0.037</text:p>
              </table:table-cell>
              <table:table-cell office:value-type="float" office:value="0.047">
                <text:p>0.047</text:p>
              </table:table-cell>
              <table:table-cell office:value-type="float" office:value="0.04">
                <text:p>0.04</text:p>
              </table:table-cell>
              <table:table-cell office:value-type="float" office:value="0.0455">
                <text:p>0.045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00_5-e</text:p>
                <draw:g>
                  <svg:desc>Sheet3.A12:Sheet3.A12</svg:desc>
                </draw:g>
              </table:table-cell>
              <table:table-cell office:value-type="float" office:value="0.007">
                <text:p>0.007</text:p>
                <draw:g>
                  <svg:desc>Sheet3.B12:Sheet3.P12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9">
                <text:p>0.019</text:p>
              </table:table-cell>
              <table:table-cell office:value-type="float" office:value="0.0245">
                <text:p>0.0245</text:p>
              </table:table-cell>
              <table:table-cell office:value-type="float" office:value="0.028">
                <text:p>0.028</text:p>
              </table:table-cell>
              <table:table-cell office:value-type="float" office:value="0.0475">
                <text:p>0.0475</text:p>
              </table:table-cell>
              <table:table-cell office:value-type="float" office:value="0.168">
                <text:p>0.168</text:p>
              </table:table-cell>
              <table:table-cell office:value-type="float" office:value="0.3435">
                <text:p>0.3435</text:p>
              </table:table-cell>
              <table:table-cell office:value-type="float" office:value="0.576">
                <text:p>0.576</text:p>
              </table:table-cell>
              <table:table-cell office:value-type="float" office:value="1.5195">
                <text:p>1.5195</text:p>
              </table:table-cell>
              <table:table-cell office:value-type="float" office:value="5.911">
                <text:p>5.911</text:p>
              </table:table-cell>
              <table:table-cell office:value-type="float" office:value="18.821">
                <text:p>18.821</text:p>
              </table:table-cell>
              <table:table-cell office:value-type="float" office:value="90.5435">
                <text:p>90.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1-e</text:p>
                <draw:g>
                  <svg:desc>Sheet3.A13:Sheet3.A13</svg:desc>
                </draw:g>
              </table:table-cell>
              <table:table-cell office:value-type="float" office:value="0.0155">
                <text:p>0.0155</text:p>
                <draw:g>
                  <svg:desc>Sheet3.B13:Sheet3.P13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335">
                <text:p>0.0335</text:p>
              </table:table-cell>
              <table:table-cell office:value-type="float" office:value="0.054">
                <text:p>0.054</text:p>
              </table:table-cell>
              <table:table-cell office:value-type="float" office:value="0.0735">
                <text:p>0.0735</text:p>
              </table:table-cell>
              <table:table-cell office:value-type="float" office:value="0.188">
                <text:p>0.188</text:p>
              </table:table-cell>
              <table:table-cell office:value-type="float" office:value="0.348">
                <text:p>0.348</text:p>
              </table:table-cell>
              <table:table-cell office:value-type="float" office:value="0.66">
                <text:p>0.66</text:p>
              </table:table-cell>
              <table:table-cell office:value-type="float" office:value="1.572">
                <text:p>1.572</text:p>
              </table:table-cell>
              <table:table-cell office:value-type="float" office:value="4.635">
                <text:p>4.635</text:p>
              </table:table-cell>
              <table:table-cell office:value-type="float" office:value="20.209">
                <text:p>20.209</text:p>
              </table:table-cell>
              <table:table-cell office:value-type="float" office:value="71.2955">
                <text:p>71.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2-e</text:p>
                <draw:g>
                  <svg:desc>Sheet3.A14:Sheet3.A14</svg:desc>
                </draw:g>
              </table:table-cell>
              <table:table-cell office:value-type="float" office:value="0.0115">
                <text:p>0.0115</text:p>
                <draw:g>
                  <svg:desc>Sheet3.B14:Sheet3.P14</svg:desc>
                </draw:g>
              </table:table-cell>
              <table:table-cell office:value-type="float" office:value="0.023">
                <text:p>0.023</text:p>
              </table:table-cell>
              <table:table-cell office:value-type="float" office:value="0.0185">
                <text:p>0.0185</text:p>
              </table:table-cell>
              <table:table-cell office:value-type="float" office:value="0.033">
                <text:p>0.033</text:p>
              </table:table-cell>
              <table:table-cell office:value-type="float" office:value="0.042">
                <text:p>0.04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151">
                <text:p>0.151</text:p>
              </table:table-cell>
              <table:table-cell office:value-type="float" office:value="0.1745">
                <text:p>0.1745</text:p>
              </table:table-cell>
              <table:table-cell office:value-type="float" office:value="0.201">
                <text:p>0.201</text:p>
              </table:table-cell>
              <table:table-cell office:value-type="float" office:value="0.2585">
                <text:p>0.2585</text:p>
              </table:table-cell>
              <table:table-cell office:value-type="float" office:value="0.298">
                <text:p>0.29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00_3-e</text:p>
                <draw:g>
                  <svg:desc>Sheet3.A15:Sheet3.A15</svg:desc>
                </draw:g>
              </table:table-cell>
              <table:table-cell office:value-type="float" office:value="0.015">
                <text:p>0.015</text:p>
                <draw:g>
                  <svg:desc>Sheet3.B15:Sheet3.P1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1095">
                <text:p>0.1095</text:p>
              </table:table-cell>
              <table:table-cell office:value-type="float" office:value="0.4525">
                <text:p>0.4525</text:p>
              </table:table-cell>
              <table:table-cell office:value-type="float" office:value="2.849">
                <text:p>2.849</text:p>
              </table:table-cell>
              <table:table-cell office:value-type="float" office:value="19.2565">
                <text:p>19.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4-e</text:p>
                <draw:g>
                  <svg:desc>Sheet3.A16:Sheet3.A16</svg:desc>
                </draw:g>
              </table:table-cell>
              <table:table-cell office:value-type="float" office:value="0.03">
                <text:p>0.03</text:p>
                <draw:g>
                  <svg:desc>Sheet3.B16:Sheet3.P16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465">
                <text:p>0.0465</text:p>
              </table:table-cell>
              <table:table-cell office:value-type="float" office:value="0.051">
                <text:p>0.051</text:p>
              </table:table-cell>
              <table:table-cell office:value-type="float" office:value="0.102">
                <text:p>0.102</text:p>
              </table:table-cell>
              <table:table-cell office:value-type="float" office:value="0.4005">
                <text:p>0.4005</text:p>
              </table:table-cell>
              <table:table-cell office:value-type="float" office:value="2.661">
                <text:p>2.661</text:p>
              </table:table-cell>
              <table:table-cell office:value-type="float" office:value="18.285">
                <text:p>18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5-e</text:p>
                <draw:g>
                  <svg:desc>Sheet3.A17:Sheet3.A17</svg:desc>
                </draw:g>
              </table:table-cell>
              <table:table-cell office:value-type="float" office:value="0.0425">
                <text:p>0.0425</text:p>
                <draw:g>
                  <svg:desc>Sheet3.B17:Sheet3.P17</svg:desc>
                </draw:g>
              </table:table-cell>
              <table:table-cell office:value-type="float" office:value="0.036">
                <text:p>0.036</text:p>
              </table:table-cell>
              <table:table-cell office:value-type="float" office:value="0.037">
                <text:p>0.037</text:p>
              </table:table-cell>
              <table:table-cell office:value-type="float" office:value="0.04">
                <text:p>0.04</text:p>
              </table:table-cell>
              <table:table-cell office:value-type="float" office:value="0.0465">
                <text:p>0.0465</text:p>
              </table:table-cell>
              <table:table-cell office:value-type="float" office:value="0.0455">
                <text:p>0.0455</text:p>
              </table:table-cell>
              <table:table-cell office:value-type="float" office:value="0.065">
                <text:p>0.065</text:p>
              </table:table-cell>
              <table:table-cell office:value-type="float" office:value="0.085">
                <text:p>0.085</text:p>
              </table:table-cell>
              <table:table-cell office:value-type="float" office:value="0.1105">
                <text:p>0.1105</text:p>
              </table:table-cell>
              <table:table-cell office:value-type="float" office:value="0.1455">
                <text:p>0.1455</text:p>
              </table:table-cell>
              <table:table-cell office:value-type="float" office:value="0.1675">
                <text:p>0.1675</text:p>
              </table:table-cell>
              <table:table-cell office:value-type="float" office:value="0.2175">
                <text:p>0.2175</text:p>
              </table:table-cell>
              <table:table-cell office:value-type="float" office:value="0.2815">
                <text:p>0.2815</text:p>
              </table:table-cell>
              <table:table-cell office:value-type="float" office:value="0.3875">
                <text:p>0.3875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400_1-e</text:p>
                <draw:g>
                  <svg:desc>Sheet3.A18:Sheet3.A18</svg:desc>
                </draw:g>
              </table:table-cell>
              <table:table-cell office:value-type="float" office:value="0.0185">
                <text:p>0.0185</text:p>
                <draw:g>
                  <svg:desc>Sheet3.B18:Sheet3.P18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595">
                <text:p>0.0595</text:p>
              </table:table-cell>
              <table:table-cell office:value-type="float" office:value="0.1075">
                <text:p>0.1075</text:p>
              </table:table-cell>
              <table:table-cell office:value-type="float" office:value="0.2315">
                <text:p>0.2315</text:p>
              </table:table-cell>
              <table:table-cell office:value-type="float" office:value="0.814">
                <text:p>0.814</text:p>
              </table:table-cell>
              <table:table-cell office:value-type="float" office:value="3.805">
                <text:p>3.805</text:p>
              </table:table-cell>
              <table:table-cell office:value-type="float" office:value="24.594">
                <text:p>24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2-e</text:p>
                <draw:g>
                  <svg:desc>Sheet3.A19:Sheet3.A19</svg:desc>
                </draw:g>
              </table:table-cell>
              <table:table-cell office:value-type="float" office:value="0.0355">
                <text:p>0.0355</text:p>
                <draw:g>
                  <svg:desc>Sheet3.B19:Sheet3.P19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495">
                <text:p>0.0495</text:p>
              </table:table-cell>
              <table:table-cell office:value-type="float" office:value="0.0605">
                <text:p>0.0605</text:p>
              </table:table-cell>
              <table:table-cell office:value-type="float" office:value="0.0795">
                <text:p>0.0795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  <table:table-cell office:value-type="float" office:value="0.35">
                <text:p>0.35</text:p>
              </table:table-cell>
              <table:table-cell office:value-type="float" office:value="0.5225">
                <text:p>0.5225</text:p>
              </table:table-cell>
              <table:table-cell office:value-type="float" office:value="0.6955">
                <text:p>0.6955</text:p>
              </table:table-cell>
              <table:table-cell office:value-type="float" office:value="0.7885">
                <text:p>0.7885</text:p>
              </table:table-cell>
              <table:table-cell office:value-type="float" office:value="1.033">
                <text:p>1.033</text:p>
              </table:table-cell>
              <table:table-cell office:value-type="float" office:value="1.321">
                <text:p>1.321</text:p>
              </table:table-cell>
              <table:table-cell office:value-type="float" office:value="1.594">
                <text:p>1.594</text:p>
              </table:table-cell>
              <table:table-cell office:value-type="float" office:value="1.9905">
                <text:p>1.9905</text:p>
              </table:table-cell>
            </table:table-row>
            <table:table-row>
              <table:table-cell office:value-type="string">
                <text:p>ack</text:p>
                <draw:g>
                  <svg:desc>Sheet3.A20:Sheet3.A20</svg:desc>
                </draw:g>
              </table:table-cell>
              <table:table-cell office:value-type="float" office:value="0.0105">
                <text:p>0.0105</text:p>
                <draw:g>
                  <svg:desc>Sheet3.B20:Sheet3.P20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-cppr</text:p>
                <draw:g>
                  <svg:desc>Sheet3.A21:Sheet3.A21</svg:desc>
                </draw:g>
              </table:table-cell>
              <table:table-cell office:value-type="float" office:value="0.0325">
                <text:p>0.0325</text:p>
                <draw:g>
                  <svg:desc>Sheet3.B21:Sheet3.P21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0275">
                <text:p>0.0275</text:p>
              </table:table-cell>
              <table:table-cell office:value-type="float" office:value="0.0305">
                <text:p>0.030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55">
                <text:p>0.02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a-init-me</text:p>
                <draw:g>
                  <svg:desc>Sheet3.A22:Sheet3.A22</svg:desc>
                </draw:g>
              </table:table-cell>
              <table:table-cell office:value-type="float" office:value="0.018">
                <text:p>0.018</text:p>
                <draw:g>
                  <svg:desc>Sheet3.B22:Sheet3.P22</svg:desc>
                </draw:g>
              </table:table-cell>
              <table:table-cell office:value-type="float" office:value="0.0225">
                <text:p>0.0225</text:p>
              </table:table-cell>
              <table:table-cell office:value-type="float" office:value="0.0305">
                <text:p>0.0305</text:p>
              </table:table-cell>
              <table:table-cell office:value-type="float" office:value="0.027">
                <text:p>0.027</text:p>
              </table:table-cell>
              <table:table-cell office:value-type="float" office:value="0.0265">
                <text:p>0.0265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21">
                <text:p>0.021</text:p>
              </table:table-cell>
              <table:table-cell office:value-type="float" office:value="0.025">
                <text:p>0.025</text:p>
              </table:table-cell>
              <table:table-cell office:value-type="float" office:value="0.0285">
                <text:p>0.0285</text:p>
              </table:table-cell>
              <table:table-cell office:value-type="float" office:value="0.0285">
                <text:p>0.0285</text:p>
              </table:table-cell>
              <table:table-cell office:value-type="float" office:value="0.0335">
                <text:p>0.0335</text:p>
              </table:table-cell>
              <table:table-cell office:value-type="float" office:value="0.0395">
                <text:p>0.039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a-init</text:p>
                <draw:g>
                  <svg:desc>Sheet3.A23:Sheet3.A23</svg:desc>
                </draw:g>
              </table:table-cell>
              <table:table-cell office:value-type="float" office:value="0.0135">
                <text:p>0.0135</text:p>
                <draw:g>
                  <svg:desc>Sheet3.B23:Sheet3.P23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205">
                <text:p>0.020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15">
                <text:p>0.0315</text:p>
              </table:table-cell>
              <table:table-cell office:value-type="float" office:value="0.0255">
                <text:p>0.0255</text:p>
              </table:table-cell>
              <table:table-cell office:value-type="float" office:value="0.04">
                <text:p>0.04</text:p>
              </table:table-cell>
              <table:table-cell office:value-type="float" office:value="0.0415">
                <text:p>0.0415</text:p>
              </table:table-cell>
              <table:table-cell office:value-type="float" office:value="0.0525">
                <text:p>0.0525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a-max-me</text:p>
                <draw:g>
                  <svg:desc>Sheet3.A24:Sheet3.A24</svg:desc>
                </draw:g>
              </table:table-cell>
              <table:table-cell office:value-type="float" office:value="0.008">
                <text:p>0.008</text:p>
                <draw:g>
                  <svg:desc>Sheet3.B24:Sheet3.P24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195">
                <text:p>0.0195</text:p>
              </table:table-cell>
              <table:table-cell office:value-type="float" office:value="0.0225">
                <text:p>0.0225</text:p>
              </table:table-cell>
              <table:table-cell office:value-type="float" office:value="0.0165">
                <text:p>0.0165</text:p>
              </table:table-cell>
              <table:table-cell office:value-type="float" office:value="0.0205">
                <text:p>0.0205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165">
                <text:p>0.016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a-max</text:p>
                <draw:g>
                  <svg:desc>Sheet3.A25:Sheet3.A25</svg:desc>
                </draw:g>
              </table:table-cell>
              <table:table-cell office:value-type="float" office:value="0.012">
                <text:p>0.012</text:p>
                <draw:g>
                  <svg:desc>Sheet3.B25:Sheet3.P25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">
                <text:p>0.01</text:p>
              </table:table-cell>
              <table:table-cell office:value-type="float" office:value="0.0135">
                <text:p>0.0135</text:p>
              </table:table-cell>
              <table:table-cell office:value-type="float" office:value="0.015">
                <text:p>0.015</text:p>
              </table:table-cell>
              <table:table-cell office:value-type="float" office:value="0.0165">
                <text:p>0.0165</text:p>
              </table:table-cell>
              <table:table-cell office:value-type="float" office:value="0.0185">
                <text:p>0.0185</text:p>
              </table:table-cell>
              <table:table-cell office:value-type="float" office:value="0.0195">
                <text:p>0.0195</text:p>
              </table:table-cell>
              <table:table-cell office:value-type="float" office:value="0.0145">
                <text:p>0.0145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</table:table-row>
            <table:table-row>
              <table:table-cell office:value-type="string">
                <text:p>copy_intro</text:p>
                <draw:g>
                  <svg:desc>Sheet3.A26:Sheet3.A26</svg:desc>
                </draw:g>
              </table:table-cell>
              <table:table-cell office:value-type="float" office:value="0.016">
                <text:p>0.016</text:p>
                <draw:g>
                  <svg:desc>Sheet3.B26:Sheet3.P26</svg:desc>
                </draw:g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9">
                <text:p>0.019</text:p>
              </table:table-cell>
              <table:table-cell office:value-type="float" office:value="0.0115">
                <text:p>0.0115</text:p>
              </table:table-cell>
              <table:table-cell office:value-type="float" office:value="0.0195">
                <text:p>0.0195</text:p>
              </table:table-cell>
              <table:table-cell office:value-type="float" office:value="0.0195">
                <text:p>0.0195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195">
                <text:p>0.0195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e-fact</text:p>
                <draw:g>
                  <svg:desc>Sheet3.A27:Sheet3.A27</svg:desc>
                </draw:g>
              </table:table-cell>
              <table:table-cell office:value-type="float" office:value="0.01">
                <text:p>0.01</text:p>
                <draw:g>
                  <svg:desc>Sheet3.B27:Sheet3.P27</svg:desc>
                </draw:g>
              </table:table-cell>
              <table:table-cell office:value-type="float" office:value="0.0075">
                <text:p>0.0075</text:p>
              </table:table-cell>
              <table:table-cell office:value-type="float" office:value="0.008">
                <text:p>0.008</text:p>
              </table:table-cell>
              <table:table-cell office:value-type="float" office:value="0.0085">
                <text:p>0.0085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21">
                <text:p>0.021</text:p>
              </table:table-cell>
              <table:table-cell office:value-type="float" office:value="0.0195">
                <text:p>0.0195</text:p>
              </table:table-cell>
              <table:table-cell office:value-type="float" office:value="0.0215">
                <text:p>0.0215</text:p>
              </table:table-cell>
            </table:table-row>
            <table:table-row>
              <table:table-cell office:value-type="string">
                <text:p>e-simple</text:p>
                <draw:g>
                  <svg:desc>Sheet3.A28:Sheet3.A28</svg:desc>
                </draw:g>
              </table:table-cell>
              <table:table-cell office:value-type="float" office:value="0.01">
                <text:p>0.01</text:p>
                <draw:g>
                  <svg:desc>Sheet3.B28:Sheet3.P28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095">
                <text:p>0.0095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0.008">
                <text:p>0.008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hors</text:p>
                <draw:g>
                  <svg:desc>Sheet3.A29:Sheet3.A29</svg:desc>
                </draw:g>
              </table:table-cell>
              <table:table-cell office:value-type="float" office:value="0.01">
                <text:p>0.01</text:p>
                <draw:g>
                  <svg:desc>Sheet3.B29:Sheet3.P29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hrec</text:p>
                <draw:g>
                  <svg:desc>Sheet3.A30:Sheet3.A30</svg:desc>
                </draw:g>
              </table:table-cell>
              <table:table-cell office:value-type="float" office:value="0.0115">
                <text:p>0.0115</text:p>
                <draw:g>
                  <svg:desc>Sheet3.B30:Sheet3.P30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ro1</text:p>
                <draw:g>
                  <svg:desc>Sheet3.A31:Sheet3.A31</svg:desc>
                </draw:g>
              </table:table-cell>
              <table:table-cell office:value-type="float" office:value="0.014">
                <text:p>0.014</text:p>
                <draw:g>
                  <svg:desc>Sheet3.B31:Sheet3.P31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65">
                <text:p>0.006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intro3</text:p>
                <draw:g>
                  <svg:desc>Sheet3.A32:Sheet3.A32</svg:desc>
                </draw:g>
              </table:table-cell>
              <table:table-cell office:value-type="float" office:value="0.011">
                <text:p>0.011</text:p>
                <draw:g>
                  <svg:desc>Sheet3.B32:Sheet3.P3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5">
                <text:p>0.01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085">
                <text:p>0.0085</text:p>
              </table:table-cell>
              <table:table-cell office:value-type="float" office:value="0.0095">
                <text:p>0.0095</text:p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l-zipmap</text:p>
                <draw:g>
                  <svg:desc>Sheet3.A33:Sheet3.A33</svg:desc>
                </draw:g>
              </table:table-cell>
              <table:table-cell office:value-type="float" office:value="0.0085">
                <text:p>0.0085</text:p>
                <draw:g>
                  <svg:desc>Sheet3.B33:Sheet3.P33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15">
                <text:p>0.0115</text:p>
              </table:table-cell>
              <table:table-cell office:value-type="float" office:value="0.0175">
                <text:p>0.0175</text:p>
              </table:table-cell>
              <table:table-cell office:value-type="float" office:value="0.0205">
                <text:p>0.0205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55">
                <text:p>0.0255</text:p>
              </table:table-cell>
              <table:table-cell office:value-type="float" office:value="0.0255">
                <text:p>0.0255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l-zipunzip</text:p>
                <draw:g>
                  <svg:desc>Sheet3.A34:Sheet3.A34</svg:desc>
                </draw:g>
              </table:table-cell>
              <table:table-cell office:value-type="float" office:value="0.0125">
                <text:p>0.0125</text:p>
                <draw:g>
                  <svg:desc>Sheet3.B34:Sheet3.P34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135">
                <text:p>0.0135</text:p>
              </table:table-cell>
              <table:table-cell office:value-type="float" office:value="0.0245">
                <text:p>0.0245</text:p>
              </table:table-cell>
              <table:table-cell office:value-type="float" office:value="0.0295">
                <text:p>0.0295</text:p>
              </table:table-cell>
              <table:table-cell office:value-type="float" office:value="0.037">
                <text:p>0.037</text:p>
              </table:table-cell>
              <table:table-cell office:value-type="float" office:value="0.0475">
                <text:p>0.0475</text:p>
              </table:table-cell>
              <table:table-cell office:value-type="float" office:value="0.0485">
                <text:p>0.048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max</text:p>
                <draw:g>
                  <svg:desc>Sheet3.A35:Sheet3.A35</svg:desc>
                </draw:g>
              </table:table-cell>
              <table:table-cell office:value-type="float" office:value="0.0115">
                <text:p>0.0115</text:p>
                <draw:g>
                  <svg:desc>Sheet3.B35:Sheet3.P35</svg:desc>
                </draw:g>
              </table:table-cell>
              <table:table-cell office:value-type="float" office:value="0.0085">
                <text:p>0.0085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105">
                <text:p>0.0105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05">
                <text:p>0.010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string">
                <text:p>mc91-e</text:p>
                <draw:g>
                  <svg:desc>Sheet3.A36:Sheet3.A36</svg:desc>
                </draw:g>
              </table:table-cell>
              <table:table-cell office:value-type="float" office:value="0.0095">
                <text:p>0.0095</text:p>
                <draw:g>
                  <svg:desc>Sheet3.B36:Sheet3.P36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515">
                <text:p>0.0515</text:p>
              </table:table-cell>
              <table:table-cell office:value-type="float" office:value="0.177">
                <text:p>0.177</text:p>
              </table:table-cell>
              <table:table-cell office:value-type="float" office:value="0.33">
                <text:p>0.33</text:p>
              </table:table-cell>
              <table:table-cell office:value-type="float" office:value="0.8945">
                <text:p>0.8945</text:p>
              </table:table-cell>
              <table:table-cell office:value-type="float" office:value="3.5125">
                <text:p>3.5125</text:p>
              </table:table-cell>
              <table:table-cell office:value-type="float" office:value="12.128">
                <text:p>12.128</text:p>
              </table:table-cell>
              <table:table-cell office:value-type="float" office:value="71.434">
                <text:p>71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91</text:p>
                <draw:g>
                  <svg:desc>Sheet3.A37:Sheet3.A37</svg:desc>
                </draw:g>
              </table:table-cell>
              <table:table-cell office:value-type="float" office:value="0.0115">
                <text:p>0.0115</text:p>
                <draw:g>
                  <svg:desc>Sheet3.B37:Sheet3.P37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75">
                <text:p>0.0175</text:p>
              </table:table-cell>
              <table:table-cell office:value-type="float" office:value="0.021">
                <text:p>0.021</text:p>
              </table:table-cell>
              <table:table-cell office:value-type="float" office:value="0.054">
                <text:p>0.054</text:p>
              </table:table-cell>
              <table:table-cell office:value-type="float" office:value="0.1785">
                <text:p>0.1785</text:p>
              </table:table-cell>
              <table:table-cell office:value-type="float" office:value="0.348">
                <text:p>0.348</text:p>
              </table:table-cell>
              <table:table-cell office:value-type="float" office:value="0.89">
                <text:p>0.89</text:p>
              </table:table-cell>
              <table:table-cell office:value-type="float" office:value="3.565">
                <text:p>3.565</text:p>
              </table:table-cell>
              <table:table-cell office:value-type="float" office:value="12.137">
                <text:p>12.137</text:p>
              </table:table-cell>
              <table:table-cell office:value-type="float" office:value="73.7165">
                <text:p>73.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ult-e-m2</text:p>
                <draw:g>
                  <svg:desc>Sheet3.A38:Sheet3.A38</svg:desc>
                </draw:g>
              </table:table-cell>
              <table:table-cell office:value-type="float" office:value="0.009">
                <text:p>0.009</text:p>
                <draw:g>
                  <svg:desc>Sheet3.B38:Sheet3.P38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25">
                <text:p>0.0125</text:p>
              </table:table-cell>
              <table:table-cell office:value-type="float" office:value="0.0185">
                <text:p>0.0185</text:p>
              </table:table-cell>
              <table:table-cell office:value-type="float" office:value="0.018">
                <text:p>0.018</text:p>
              </table:table-cell>
              <table:table-cell office:value-type="float" office:value="0.0145">
                <text:p>0.0145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mult-e-m3</text:p>
                <draw:g>
                  <svg:desc>Sheet3.A39:Sheet3.A39</svg:desc>
                </draw:g>
              </table:table-cell>
              <table:table-cell office:value-type="float" office:value="0.0115">
                <text:p>0.0115</text:p>
                <draw:g>
                  <svg:desc>Sheet3.B39:Sheet3.P39</svg:desc>
                </draw:g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18">
                <text:p>0.018</text:p>
              </table:table-cell>
              <table:table-cell office:value-type="float" office:value="0.0175">
                <text:p>0.017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mult-e</text:p>
                <draw:g>
                  <svg:desc>Sheet3.A40:Sheet3.A40</svg:desc>
                </draw:g>
              </table:table-cell>
              <table:table-cell office:value-type="float" office:value="0.015">
                <text:p>0.015</text:p>
                <draw:g>
                  <svg:desc>Sheet3.B40:Sheet3.P40</svg:desc>
                </draw:g>
              </table:table-cell>
              <table:table-cell office:value-type="float" office:value="0.012">
                <text:p>0.012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5">
                <text:p>0.0175</text:p>
              </table:table-cell>
              <table:table-cell office:value-type="float" office:value="0.0155">
                <text:p>0.0155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205">
                <text:p>0.0205</text:p>
              </table:table-cell>
              <table:table-cell office:value-type="float" office:value="0.0205">
                <text:p>0.0205</text:p>
              </table:table-cell>
              <table:table-cell office:value-type="float" office:value="0.017">
                <text:p>0.017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</table:table-row>
            <table:table-row>
              <table:table-cell office:value-type="string">
                <text:p>mult</text:p>
                <draw:g>
                  <svg:desc>Sheet3.A41:Sheet3.A41</svg:desc>
                </draw:g>
              </table:table-cell>
              <table:table-cell office:value-type="float" office:value="0.013">
                <text:p>0.013</text:p>
                <draw:g>
                  <svg:desc>Sheet3.B41:Sheet3.P41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5">
                <text:p>0.015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65">
                <text:p>0.0165</text:p>
              </table:table-cell>
              <table:table-cell office:value-type="float" office:value="0.0155">
                <text:p>0.015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35">
                <text:p>0.013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repeat-e</text:p>
                <draw:g>
                  <svg:desc>Sheet3.A42:Sheet3.A42</svg:desc>
                </draw:g>
              </table:table-cell>
              <table:table-cell office:value-type="float" office:value="0.011">
                <text:p>0.011</text:p>
                <draw:g>
                  <svg:desc>Sheet3.B42:Sheet3.P4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35">
                <text:p>0.0135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55">
                <text:p>0.0155</text:p>
              </table:table-cell>
              <table:table-cell office:value-type="float" office:value="0.0115">
                <text:p>0.0115</text:p>
              </table:table-cell>
              <table:table-cell office:value-type="float" office:value="0.014">
                <text:p>0.014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r-lock-e</text:p>
                <draw:g>
                  <svg:desc>Sheet3.A43:Sheet3.A43</svg:desc>
                </draw:g>
              </table:table-cell>
              <table:table-cell office:value-type="float" office:value="0.0085">
                <text:p>0.0085</text:p>
                <draw:g>
                  <svg:desc>Sheet3.B43:Sheet3.P43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-lock</text:p>
                <draw:g>
                  <svg:desc>Sheet3.A44:Sheet3.A44</svg:desc>
                </draw:g>
              </table:table-cell>
              <table:table-cell office:value-type="float" office:value="0.0065">
                <text:p>0.0065</text:p>
                <draw:g>
                  <svg:desc>Sheet3.B44:Sheet3.P44</svg:desc>
                </draw:g>
              </table:table-cell>
              <table:table-cell office:value-type="float" office:value="0.0115">
                <text:p>0.0115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95">
                <text:p>0.0095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sum-e</text:p>
                <draw:g>
                  <svg:desc>Sheet3.A45:Sheet3.A45</svg:desc>
                </draw:g>
              </table:table-cell>
              <table:table-cell office:value-type="float" office:value="0.0075">
                <text:p>0.0075</text:p>
                <draw:g>
                  <svg:desc>Sheet3.B45:Sheet3.P45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3">
                <text:p>0.013</text:p>
              </table:table-cell>
              <table:table-cell office:value-type="float" office:value="0.0165">
                <text:p>0.0165</text:p>
              </table:table-cell>
              <table:table-cell office:value-type="float" office:value="0.015">
                <text:p>0.015</text:p>
              </table:table-cell>
              <table:table-cell office:value-type="float" office:value="0.0095">
                <text:p>0.0095</text:p>
              </table:table-cell>
              <table:table-cell office:value-type="float" office:value="0.0135">
                <text:p>0.0135</text:p>
              </table:table-cell>
              <table:table-cell office:value-type="float" office:value="0.0145">
                <text:p>0.0145</text:p>
              </table:table-cell>
              <table:table-cell office:value-type="float" office:value="0.016">
                <text:p>0.0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sum-mult-e</text:p>
                <draw:g>
                  <svg:desc>Sheet3.A46:Sheet3.A46</svg:desc>
                </draw:g>
              </table:table-cell>
              <table:table-cell office:value-type="float" office:value="0.007">
                <text:p>0.007</text:p>
                <draw:g>
                  <svg:desc>Sheet3.B46:Sheet3.P4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  <table:table-cell office:value-type="float" office:value="0.0185">
                <text:p>0.0185</text:p>
              </table:table-cell>
              <table:table-cell office:value-type="float" office:value="0.0215">
                <text:p>0.0215</text:p>
              </table:table-cell>
              <table:table-cell office:value-type="float" office:value="0.0495">
                <text:p>0.0495</text:p>
              </table:table-cell>
              <table:table-cell office:value-type="float" office:value="0.1455">
                <text:p>0.1455</text:p>
              </table:table-cell>
              <table:table-cell office:value-type="float" office:value="0.2175">
                <text:p>0.2175</text:p>
              </table:table-cell>
              <table:table-cell office:value-type="float" office:value="0.207">
                <text:p>0.207</text:p>
              </table:table-cell>
              <table:table-cell office:value-type="float" office:value="0.2365">
                <text:p>0.2365</text:p>
              </table:table-cell>
              <table:table-cell office:value-type="float" office:value="0.2855">
                <text:p>0.2855</text:p>
              </table:table-cell>
              <table:table-cell office:value-type="float" office:value="0.3225">
                <text:p>0.3225</text:p>
              </table:table-cell>
              <table:table-cell office:value-type="float" office:value="0.3275">
                <text:p>0.327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sum</text:p>
                <draw:g>
                  <svg:desc>Sheet3.A47:Sheet3.A47</svg:desc>
                </draw:g>
              </table:table-cell>
              <table:table-cell office:value-type="float" office:value="0.0105">
                <text:p>0.0105</text:p>
                <draw:g>
                  <svg:desc>Sheet3.B47:Sheet3.P47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4">
                <text:p>0.014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55">
                <text:p>0.0155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ref-1</text:p>
                <draw:g>
                  <svg:desc>Sheet3.A48:Sheet3.A48</svg:desc>
                </draw:g>
              </table:table-cell>
              <table:table-cell office:value-type="float" office:value="0.007">
                <text:p>0.007</text:p>
                <draw:g>
                  <svg:desc>Sheet3.B48:Sheet3.P48</svg:desc>
                </draw:g>
              </table:table-cell>
              <table:table-cell office:value-type="float" office:value="0.0085">
                <text:p>0.0085</text:p>
              </table:table-cell>
              <table:table-cell office:value-type="float" office:value="0.0135">
                <text:p>0.0135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095">
                <text:p>0.0095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f-1-e</text:p>
                <draw:g>
                  <svg:desc>Sheet3.A49:Sheet3.A49</svg:desc>
                </draw:g>
              </table:table-cell>
              <table:table-cell office:value-type="float" office:value="0.0225">
                <text:p>0.0225</text:p>
                <draw:g>
                  <svg:desc>Sheet3.B49:Sheet3.P49</svg:desc>
                </draw:g>
              </table:table-cell>
              <table:table-cell office:value-type="float" office:value="0.0065">
                <text:p>0.0065</text:p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075">
                <text:p>0.0075</text:p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135">
                <text:p>0.0135</text:p>
              </table:table-cell>
              <table:table-cell office:value-type="float" office:value="0.0125">
                <text:p>0.0125</text:p>
              </table:table-cell>
              <table:table-cell office:value-type="float" office:value="0.0135">
                <text:p>0.0135</text:p>
              </table:table-cell>
              <table:table-cell office:value-type="float" office:value="0.0135">
                <text:p>0.0135</text:p>
              </table:table-cell>
              <table:table-cell office:value-type="float" office:value="0.012">
                <text:p>0.012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ref-2</text:p>
                <draw:g>
                  <svg:desc>Sheet3.A50:Sheet3.A50</svg:desc>
                </draw:g>
              </table:table-cell>
              <table:table-cell office:value-type="float" office:value="0.0105">
                <text:p>0.0105</text:p>
                <draw:g>
                  <svg:desc>Sheet3.B50:Sheet3.P50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095">
                <text:p>0.0095</text:p>
              </table:table-cell>
              <table:table-cell office:value-type="float" office:value="0.0075">
                <text:p>0.007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095">
                <text:p>0.0095</text:p>
              </table:table-cell>
              <table:table-cell office:value-type="float" office:value="0.01">
                <text:p>0.01</text:p>
              </table:table-cell>
              <table:table-cell office:value-type="float" office:value="0.0115">
                <text:p>0.0115</text:p>
              </table:table-cell>
              <table:table-cell office:value-type="float" office:value="0.009">
                <text:p>0.009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ref-2-e</text:p>
                <draw:g>
                  <svg:desc>Sheet3.A51:Sheet3.A51</svg:desc>
                </draw:g>
              </table:table-cell>
              <table:table-cell office:value-type="float" office:value="0.011">
                <text:p>0.011</text:p>
                <draw:g>
                  <svg:desc>Sheet3.B51:Sheet3.P51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075">
                <text:p>0.0075</text:p>
              </table:table-cell>
              <table:table-cell office:value-type="float" office:value="0.0105">
                <text:p>0.010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f-3</text:p>
                <draw:g>
                  <svg:desc>Sheet3.A52:Sheet3.A52</svg:desc>
                </draw:g>
              </table:table-cell>
              <table:table-cell office:value-type="float" office:value="0.0115">
                <text:p>0.0115</text:p>
                <draw:g>
                  <svg:desc>Sheet3.B52:Sheet3.P52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22">
                <text:p>0.022</text:p>
              </table:table-cell>
              <table:table-cell office:value-type="float" office:value="0.028">
                <text:p>0.028</text:p>
              </table:table-cell>
              <table:table-cell office:value-type="float" office:value="0.047">
                <text:p>0.047</text:p>
              </table:table-cell>
              <table:table-cell office:value-type="float" office:value="0.099">
                <text:p>0.099</text:p>
              </table:table-cell>
              <table:table-cell office:value-type="float" office:value="0.209">
                <text:p>0.209</text:p>
              </table:table-cell>
              <table:table-cell office:value-type="float" office:value="0.2105">
                <text:p>0.2105</text:p>
              </table:table-cell>
              <table:table-cell office:value-type="float" office:value="0.211">
                <text:p>0.211</text:p>
              </table:table-cell>
              <table:table-cell office:value-type="float" office:value="0.211">
                <text:p>0.2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true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8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9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0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1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2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3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4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5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6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7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8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9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0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1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2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3" style:family="chart" style:data-style-name="N11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4" style:family="chart" style:data-style-name="N11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5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6" style:family="chart" style:data-style-name="N111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7" style:family="chart" style:data-style-name="N111">
      <style:chart-properties chart:symbol-type="named-symbol" chart:symbol-name="asterisk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8" style:family="chart" style:data-style-name="N111">
      <style:chart-properties chart:symbol-type="named-symbol" chart:symbol-name="horizontal-bar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49" style:family="chart" style:data-style-name="N111">
      <style:chart-properties chart:symbol-type="named-symbol" chart:symbol-name="vertical-bar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5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51" style:family="chart">
      <style:graphic-properties draw:stroke="solid" svg:stroke-color="#b3b3b3" draw:fill="none" draw:fill-color="#e6e6e6"/>
    </style:style>
    <style:style style:name="ch52" style:family="chart">
      <style:graphic-properties svg:stroke-color="#b3b3b3" draw:fill-color="#cccccc"/>
    </style:style>
  </office:automatic-styles>
  <office:body>
    <office:chart>
      <chart:chart svg:width="8.258cm" svg:height="9cm" xlink:href=".." xlink:type="simple" chart:class="chart:line" chart:style-name="ch1">
        <chart:plot-area chart:style-name="ch2" table:cell-range-address="Sheet7.A8:Sheet7.P52" chart:data-source-has-labels="column" svg:x="0.165cm" svg:y="0.18cm" svg:width="7.928cm" svg:height="8.64cm">
          <chartooo:coordinate-region svg:x="1.448cm" svg:y="0.379cm" svg:width="6.458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7.B8:Sheet7.P8" chart:label-cell-address="Sheet7.A8:Sheet7.A8" chart:class="chart:line">
            <chart:data-point chart:repeated="15"/>
          </chart:series>
          <chart:series chart:style-name="ch7" chart:values-cell-range-address="Sheet7.B9:Sheet7.P9" chart:label-cell-address="Sheet7.A9:Sheet7.A9" chart:class="chart:line">
            <chart:data-point chart:repeated="15"/>
          </chart:series>
          <chart:series chart:style-name="ch8" chart:values-cell-range-address="Sheet7.B10:Sheet7.P10" chart:label-cell-address="Sheet7.A10:Sheet7.A10" chart:class="chart:line">
            <chart:data-point chart:repeated="15"/>
          </chart:series>
          <chart:series chart:style-name="ch9" chart:values-cell-range-address="Sheet7.B11:Sheet7.P11" chart:label-cell-address="Sheet7.A11:Sheet7.A11" chart:class="chart:line">
            <chart:data-point chart:repeated="15"/>
          </chart:series>
          <chart:series chart:style-name="ch10" chart:values-cell-range-address="Sheet7.B12:Sheet7.P12" chart:label-cell-address="Sheet7.A12:Sheet7.A12" chart:class="chart:line">
            <chart:data-point chart:repeated="15"/>
          </chart:series>
          <chart:series chart:style-name="ch11" chart:values-cell-range-address="Sheet7.B13:Sheet7.P13" chart:label-cell-address="Sheet7.A13:Sheet7.A13" chart:class="chart:line">
            <chart:data-point chart:repeated="15"/>
          </chart:series>
          <chart:series chart:style-name="ch12" chart:values-cell-range-address="Sheet7.B14:Sheet7.P14" chart:label-cell-address="Sheet7.A14:Sheet7.A14" chart:class="chart:line">
            <chart:data-point chart:repeated="15"/>
          </chart:series>
          <chart:series chart:style-name="ch13" chart:values-cell-range-address="Sheet7.B15:Sheet7.P15" chart:label-cell-address="Sheet7.A15:Sheet7.A15" chart:class="chart:line">
            <chart:data-point chart:repeated="15"/>
          </chart:series>
          <chart:series chart:style-name="ch14" chart:values-cell-range-address="Sheet7.B16:Sheet7.P16" chart:label-cell-address="Sheet7.A16:Sheet7.A16" chart:class="chart:line">
            <chart:data-point chart:repeated="15"/>
          </chart:series>
          <chart:series chart:style-name="ch15" chart:values-cell-range-address="Sheet7.B17:Sheet7.P17" chart:label-cell-address="Sheet7.A17:Sheet7.A17" chart:class="chart:line">
            <chart:data-point chart:repeated="15"/>
          </chart:series>
          <chart:series chart:style-name="ch16" chart:values-cell-range-address="Sheet7.B18:Sheet7.P18" chart:label-cell-address="Sheet7.A18:Sheet7.A18" chart:class="chart:line">
            <chart:data-point chart:repeated="15"/>
          </chart:series>
          <chart:series chart:style-name="ch17" chart:values-cell-range-address="Sheet7.B19:Sheet7.P19" chart:label-cell-address="Sheet7.A19:Sheet7.A19" chart:class="chart:line">
            <chart:data-point chart:repeated="15"/>
          </chart:series>
          <chart:series chart:style-name="ch18" chart:values-cell-range-address="Sheet7.B20:Sheet7.P20" chart:label-cell-address="Sheet7.A20:Sheet7.A20" chart:class="chart:line">
            <chart:data-point chart:repeated="15"/>
          </chart:series>
          <chart:series chart:style-name="ch19" chart:values-cell-range-address="Sheet7.B21:Sheet7.P21" chart:label-cell-address="Sheet7.A21:Sheet7.A21" chart:class="chart:line">
            <chart:data-point chart:repeated="15"/>
          </chart:series>
          <chart:series chart:style-name="ch20" chart:values-cell-range-address="Sheet7.B22:Sheet7.P22" chart:label-cell-address="Sheet7.A22:Sheet7.A22" chart:class="chart:line">
            <chart:data-point chart:repeated="15"/>
          </chart:series>
          <chart:series chart:style-name="ch21" chart:values-cell-range-address="Sheet7.B23:Sheet7.P23" chart:label-cell-address="Sheet7.A23:Sheet7.A23" chart:class="chart:line">
            <chart:data-point chart:repeated="15"/>
          </chart:series>
          <chart:series chart:style-name="ch22" chart:values-cell-range-address="Sheet7.B24:Sheet7.P24" chart:label-cell-address="Sheet7.A24:Sheet7.A24" chart:class="chart:line">
            <chart:data-point chart:repeated="15"/>
          </chart:series>
          <chart:series chart:style-name="ch23" chart:values-cell-range-address="Sheet7.B25:Sheet7.P25" chart:label-cell-address="Sheet7.A25:Sheet7.A25" chart:class="chart:line">
            <chart:data-point chart:repeated="15"/>
          </chart:series>
          <chart:series chart:style-name="ch24" chart:values-cell-range-address="Sheet7.B26:Sheet7.P26" chart:label-cell-address="Sheet7.A26:Sheet7.A26" chart:class="chart:line">
            <chart:data-point chart:repeated="15"/>
          </chart:series>
          <chart:series chart:style-name="ch25" chart:values-cell-range-address="Sheet7.B27:Sheet7.P27" chart:label-cell-address="Sheet7.A27:Sheet7.A27" chart:class="chart:line">
            <chart:data-point chart:repeated="15"/>
          </chart:series>
          <chart:series chart:style-name="ch26" chart:values-cell-range-address="Sheet7.B28:Sheet7.P28" chart:label-cell-address="Sheet7.A28:Sheet7.A28" chart:class="chart:line">
            <chart:data-point chart:repeated="15"/>
          </chart:series>
          <chart:series chart:style-name="ch27" chart:values-cell-range-address="Sheet7.B29:Sheet7.P29" chart:label-cell-address="Sheet7.A29:Sheet7.A29" chart:class="chart:line">
            <chart:data-point chart:repeated="15"/>
          </chart:series>
          <chart:series chart:style-name="ch28" chart:values-cell-range-address="Sheet7.B30:Sheet7.P30" chart:label-cell-address="Sheet7.A30:Sheet7.A30" chart:class="chart:line">
            <chart:data-point chart:repeated="15"/>
          </chart:series>
          <chart:series chart:style-name="ch29" chart:values-cell-range-address="Sheet7.B31:Sheet7.P31" chart:label-cell-address="Sheet7.A31:Sheet7.A31" chart:class="chart:line">
            <chart:data-point chart:repeated="15"/>
          </chart:series>
          <chart:series chart:style-name="ch30" chart:values-cell-range-address="Sheet7.B32:Sheet7.P32" chart:label-cell-address="Sheet7.A32:Sheet7.A32" chart:class="chart:line">
            <chart:data-point chart:repeated="15"/>
          </chart:series>
          <chart:series chart:style-name="ch31" chart:values-cell-range-address="Sheet7.B33:Sheet7.P33" chart:label-cell-address="Sheet7.A33:Sheet7.A33" chart:class="chart:line">
            <chart:data-point chart:repeated="15"/>
          </chart:series>
          <chart:series chart:style-name="ch32" chart:values-cell-range-address="Sheet7.B34:Sheet7.P34" chart:label-cell-address="Sheet7.A34:Sheet7.A34" chart:class="chart:line">
            <chart:data-point chart:repeated="15"/>
          </chart:series>
          <chart:series chart:style-name="ch33" chart:values-cell-range-address="Sheet7.B35:Sheet7.P35" chart:label-cell-address="Sheet7.A35:Sheet7.A35" chart:class="chart:line">
            <chart:data-point chart:repeated="15"/>
          </chart:series>
          <chart:series chart:style-name="ch34" chart:values-cell-range-address="Sheet7.B36:Sheet7.P36" chart:label-cell-address="Sheet7.A36:Sheet7.A36" chart:class="chart:line">
            <chart:data-point chart:repeated="15"/>
          </chart:series>
          <chart:series chart:style-name="ch35" chart:values-cell-range-address="Sheet7.B37:Sheet7.P37" chart:label-cell-address="Sheet7.A37:Sheet7.A37" chart:class="chart:line">
            <chart:data-point chart:repeated="15"/>
          </chart:series>
          <chart:series chart:style-name="ch36" chart:values-cell-range-address="Sheet7.B38:Sheet7.P38" chart:label-cell-address="Sheet7.A38:Sheet7.A38" chart:class="chart:line">
            <chart:data-point chart:repeated="15"/>
          </chart:series>
          <chart:series chart:style-name="ch37" chart:values-cell-range-address="Sheet7.B39:Sheet7.P39" chart:label-cell-address="Sheet7.A39:Sheet7.A39" chart:class="chart:line">
            <chart:data-point chart:repeated="15"/>
          </chart:series>
          <chart:series chart:style-name="ch38" chart:values-cell-range-address="Sheet7.B40:Sheet7.P40" chart:label-cell-address="Sheet7.A40:Sheet7.A40" chart:class="chart:line">
            <chart:data-point chart:repeated="15"/>
          </chart:series>
          <chart:series chart:style-name="ch39" chart:values-cell-range-address="Sheet7.B41:Sheet7.P41" chart:label-cell-address="Sheet7.A41:Sheet7.A41" chart:class="chart:line">
            <chart:data-point chart:repeated="15"/>
          </chart:series>
          <chart:series chart:style-name="ch40" chart:values-cell-range-address="Sheet7.B42:Sheet7.P42" chart:label-cell-address="Sheet7.A42:Sheet7.A42" chart:class="chart:line">
            <chart:data-point chart:repeated="15"/>
          </chart:series>
          <chart:series chart:style-name="ch41" chart:values-cell-range-address="Sheet7.B43:Sheet7.P43" chart:label-cell-address="Sheet7.A43:Sheet7.A43" chart:class="chart:line">
            <chart:data-point chart:repeated="15"/>
          </chart:series>
          <chart:series chart:style-name="ch42" chart:values-cell-range-address="Sheet7.B44:Sheet7.P44" chart:label-cell-address="Sheet7.A44:Sheet7.A44" chart:class="chart:line">
            <chart:data-point chart:repeated="15"/>
          </chart:series>
          <chart:series chart:style-name="ch43" chart:values-cell-range-address="Sheet7.B45:Sheet7.P45" chart:label-cell-address="Sheet7.A45:Sheet7.A45" chart:class="chart:line">
            <chart:data-point chart:repeated="15"/>
          </chart:series>
          <chart:series chart:style-name="ch44" chart:values-cell-range-address="Sheet7.B46:Sheet7.P46" chart:label-cell-address="Sheet7.A46:Sheet7.A46" chart:class="chart:line">
            <chart:data-point chart:repeated="15"/>
          </chart:series>
          <chart:series chart:style-name="ch45" chart:values-cell-range-address="Sheet7.B47:Sheet7.P47" chart:label-cell-address="Sheet7.A47:Sheet7.A47" chart:class="chart:line">
            <chart:data-point chart:repeated="15"/>
          </chart:series>
          <chart:series chart:style-name="ch46" chart:values-cell-range-address="Sheet7.B48:Sheet7.P48" chart:label-cell-address="Sheet7.A48:Sheet7.A48" chart:class="chart:line">
            <chart:data-point chart:repeated="15"/>
          </chart:series>
          <chart:series chart:style-name="ch47" chart:values-cell-range-address="Sheet7.B49:Sheet7.P49" chart:label-cell-address="Sheet7.A49:Sheet7.A49" chart:class="chart:line">
            <chart:data-point chart:repeated="15"/>
          </chart:series>
          <chart:series chart:style-name="ch48" chart:values-cell-range-address="Sheet7.B50:Sheet7.P50" chart:label-cell-address="Sheet7.A50:Sheet7.A50" chart:class="chart:line">
            <chart:data-point chart:repeated="15"/>
          </chart:series>
          <chart:series chart:style-name="ch49" chart:values-cell-range-address="Sheet7.B51:Sheet7.P51" chart:label-cell-address="Sheet7.A51:Sheet7.A51" chart:class="chart:line">
            <chart:data-point chart:repeated="15"/>
          </chart:series>
          <chart:series chart:style-name="ch50" chart:values-cell-range-address="Sheet7.B52:Sheet7.P52" chart:label-cell-address="Sheet7.A52:Sheet7.A52" chart:class="chart:line">
            <chart:data-point chart:repeated="15"/>
          </chart:series>
          <chart:wall chart:style-name="ch51"/>
          <chart:floor chart:style-name="ch5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100_1-e</text:p>
                <draw:g>
                  <svg:desc>Sheet7.A8:Sheet7.A8</svg:desc>
                </draw:g>
              </table:table-cell>
              <table:table-cell office:value-type="float" office:value="0.0175">
                <text:p>0.0175</text:p>
                <draw:g>
                  <svg:desc>Sheet7.B8:Sheet7.P8</svg:desc>
                </draw:g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285">
                <text:p>0.0285</text:p>
              </table:table-cell>
              <table:table-cell office:value-type="float" office:value="0.0555">
                <text:p>0.0555</text:p>
              </table:table-cell>
              <table:table-cell office:value-type="float" office:value="0.1725">
                <text:p>0.1725</text:p>
              </table:table-cell>
              <table:table-cell office:value-type="float" office:value="0.3115">
                <text:p>0.3115</text:p>
              </table:table-cell>
              <table:table-cell office:value-type="float" office:value="0.605">
                <text:p>0.605</text:p>
              </table:table-cell>
              <table:table-cell office:value-type="float" office:value="1.661">
                <text:p>1.661</text:p>
              </table:table-cell>
              <table:table-cell office:value-type="float" office:value="5.6395">
                <text:p>5.6395</text:p>
              </table:table-cell>
              <table:table-cell office:value-type="float" office:value="22.778">
                <text:p>22.778</text:p>
              </table:table-cell>
              <table:table-cell office:value-type="float" office:value="84.13">
                <text:p>84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_2</text:p>
                <draw:g>
                  <svg:desc>Sheet7.A9:Sheet7.A9</svg:desc>
                </draw:g>
              </table:table-cell>
              <table:table-cell office:value-type="float" office:value="0.0125">
                <text:p>0.0125</text:p>
                <draw:g>
                  <svg:desc>Sheet7.B9:Sheet7.P9</svg:desc>
                </draw:g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5">
                <text:p>0.0315</text:p>
              </table:table-cell>
              <table:table-cell office:value-type="float" office:value="0.0355">
                <text:p>0.0355</text:p>
              </table:table-cell>
              <table:table-cell office:value-type="float" office:value="0.0315">
                <text:p>0.0315</text:p>
              </table:table-cell>
              <table:table-cell office:value-type="float" office:value="0.05">
                <text:p>0.05</text:p>
              </table:table-cell>
              <table:table-cell office:value-type="float" office:value="0.053">
                <text:p>0.053</text:p>
              </table:table-cell>
              <table:table-cell office:value-type="float" office:value="0.053">
                <text:p>0.053</text:p>
              </table:table-cell>
              <table:table-cell office:value-type="float" office:value="0.0615">
                <text:p>0.06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100_3-e</text:p>
                <draw:g>
                  <svg:desc>Sheet7.A10:Sheet7.A10</svg:desc>
                </draw:g>
              </table:table-cell>
              <table:table-cell office:value-type="float" office:value="0.013">
                <text:p>0.013</text:p>
                <draw:g>
                  <svg:desc>Sheet7.B10:Sheet7.P10</svg:desc>
                </draw:g>
              </table:table-cell>
              <table:table-cell office:value-type="float" office:value="0.016">
                <text:p>0.016</text:p>
              </table:table-cell>
              <table:table-cell office:value-type="float" office:value="0.0145">
                <text:p>0.0145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8">
                <text:p>0.018</text:p>
              </table:table-cell>
              <table:table-cell office:value-type="float" office:value="0.0265">
                <text:p>0.0265</text:p>
              </table:table-cell>
              <table:table-cell office:value-type="float" office:value="0.022">
                <text:p>0.022</text:p>
              </table:table-cell>
              <table:table-cell office:value-type="float" office:value="0.0245">
                <text:p>0.0245</text:p>
              </table:table-cell>
              <table:table-cell office:value-type="float" office:value="0.0275">
                <text:p>0.0275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395">
                <text:p>0.0395</text:p>
              </table:table-cell>
              <table:table-cell office:value-type="float" office:value="0.056">
                <text:p>0.05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00_1-e</text:p>
                <draw:g>
                  <svg:desc>Sheet7.A11:Sheet7.A11</svg:desc>
                </draw:g>
              </table:table-cell>
              <table:table-cell office:value-type="float" office:value="0.0155">
                <text:p>0.0155</text:p>
                <draw:g>
                  <svg:desc>Sheet7.B11:Sheet7.P11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335">
                <text:p>0.0335</text:p>
              </table:table-cell>
              <table:table-cell office:value-type="float" office:value="0.054">
                <text:p>0.054</text:p>
              </table:table-cell>
              <table:table-cell office:value-type="float" office:value="0.0735">
                <text:p>0.0735</text:p>
              </table:table-cell>
              <table:table-cell office:value-type="float" office:value="0.188">
                <text:p>0.188</text:p>
              </table:table-cell>
              <table:table-cell office:value-type="float" office:value="0.348">
                <text:p>0.348</text:p>
              </table:table-cell>
              <table:table-cell office:value-type="float" office:value="0.66">
                <text:p>0.66</text:p>
              </table:table-cell>
              <table:table-cell office:value-type="float" office:value="1.572">
                <text:p>1.572</text:p>
              </table:table-cell>
              <table:table-cell office:value-type="float" office:value="4.635">
                <text:p>4.635</text:p>
              </table:table-cell>
              <table:table-cell office:value-type="float" office:value="20.209">
                <text:p>20.209</text:p>
              </table:table-cell>
              <table:table-cell office:value-type="float" office:value="71.2955">
                <text:p>71.2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_2-e</text:p>
                <draw:g>
                  <svg:desc>Sheet7.A12:Sheet7.A12</svg:desc>
                </draw:g>
              </table:table-cell>
              <table:table-cell office:value-type="float" office:value="0.0115">
                <text:p>0.0115</text:p>
                <draw:g>
                  <svg:desc>Sheet7.B12:Sheet7.P12</svg:desc>
                </draw:g>
              </table:table-cell>
              <table:table-cell office:value-type="float" office:value="0.023">
                <text:p>0.023</text:p>
              </table:table-cell>
              <table:table-cell office:value-type="float" office:value="0.0185">
                <text:p>0.0185</text:p>
              </table:table-cell>
              <table:table-cell office:value-type="float" office:value="0.033">
                <text:p>0.033</text:p>
              </table:table-cell>
              <table:table-cell office:value-type="float" office:value="0.042">
                <text:p>0.042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  <table:table-cell office:value-type="float" office:value="0.094">
                <text:p>0.094</text:p>
              </table:table-cell>
              <table:table-cell office:value-type="float" office:value="0.106">
                <text:p>0.106</text:p>
              </table:table-cell>
              <table:table-cell office:value-type="float" office:value="0.151">
                <text:p>0.151</text:p>
              </table:table-cell>
              <table:table-cell office:value-type="float" office:value="0.1745">
                <text:p>0.1745</text:p>
              </table:table-cell>
              <table:table-cell office:value-type="float" office:value="0.201">
                <text:p>0.201</text:p>
              </table:table-cell>
              <table:table-cell office:value-type="float" office:value="0.2585">
                <text:p>0.2585</text:p>
              </table:table-cell>
              <table:table-cell office:value-type="float" office:value="0.298">
                <text:p>0.29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200_3-e</text:p>
                <draw:g>
                  <svg:desc>Sheet7.A13:Sheet7.A13</svg:desc>
                </draw:g>
              </table:table-cell>
              <table:table-cell office:value-type="float" office:value="0.015">
                <text:p>0.015</text:p>
                <draw:g>
                  <svg:desc>Sheet7.B13:Sheet7.P13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1095">
                <text:p>0.1095</text:p>
              </table:table-cell>
              <table:table-cell office:value-type="float" office:value="0.4525">
                <text:p>0.4525</text:p>
              </table:table-cell>
              <table:table-cell office:value-type="float" office:value="2.849">
                <text:p>2.849</text:p>
              </table:table-cell>
              <table:table-cell office:value-type="float" office:value="19.2565">
                <text:p>19.2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1-e</text:p>
                <draw:g>
                  <svg:desc>Sheet7.A14:Sheet7.A14</svg:desc>
                </draw:g>
              </table:table-cell>
              <table:table-cell office:value-type="float" office:value="0.0185">
                <text:p>0.0185</text:p>
                <draw:g>
                  <svg:desc>Sheet7.B14:Sheet7.P14</svg:desc>
                </draw:g>
              </table:table-cell>
              <table:table-cell office:value-type="float" office:value="0.0335">
                <text:p>0.0335</text:p>
              </table:table-cell>
              <table:table-cell office:value-type="float" office:value="0.0595">
                <text:p>0.0595</text:p>
              </table:table-cell>
              <table:table-cell office:value-type="float" office:value="0.1075">
                <text:p>0.1075</text:p>
              </table:table-cell>
              <table:table-cell office:value-type="float" office:value="0.2315">
                <text:p>0.2315</text:p>
              </table:table-cell>
              <table:table-cell office:value-type="float" office:value="0.814">
                <text:p>0.814</text:p>
              </table:table-cell>
              <table:table-cell office:value-type="float" office:value="3.805">
                <text:p>3.805</text:p>
              </table:table-cell>
              <table:table-cell office:value-type="float" office:value="24.594">
                <text:p>24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_2-e</text:p>
                <draw:g>
                  <svg:desc>Sheet7.A15:Sheet7.A15</svg:desc>
                </draw:g>
              </table:table-cell>
              <table:table-cell office:value-type="float" office:value="0.0355">
                <text:p>0.0355</text:p>
                <draw:g>
                  <svg:desc>Sheet7.B15:Sheet7.P15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495">
                <text:p>0.0495</text:p>
              </table:table-cell>
              <table:table-cell office:value-type="float" office:value="0.0605">
                <text:p>0.0605</text:p>
              </table:table-cell>
              <table:table-cell office:value-type="float" office:value="0.0795">
                <text:p>0.0795</text:p>
              </table:table-cell>
              <table:table-cell office:value-type="float" office:value="0.129">
                <text:p>0.129</text:p>
              </table:table-cell>
              <table:table-cell office:value-type="float" office:value="0.196">
                <text:p>0.196</text:p>
              </table:table-cell>
              <table:table-cell office:value-type="float" office:value="0.35">
                <text:p>0.35</text:p>
              </table:table-cell>
              <table:table-cell office:value-type="float" office:value="0.5225">
                <text:p>0.5225</text:p>
              </table:table-cell>
              <table:table-cell office:value-type="float" office:value="0.6955">
                <text:p>0.6955</text:p>
              </table:table-cell>
              <table:table-cell office:value-type="float" office:value="0.7885">
                <text:p>0.7885</text:p>
              </table:table-cell>
              <table:table-cell office:value-type="float" office:value="1.033">
                <text:p>1.033</text:p>
              </table:table-cell>
              <table:table-cell office:value-type="float" office:value="1.321">
                <text:p>1.321</text:p>
              </table:table-cell>
              <table:table-cell office:value-type="float" office:value="1.594">
                <text:p>1.594</text:p>
              </table:table-cell>
              <table:table-cell office:value-type="float" office:value="1.9905">
                <text:p>1.9905</text:p>
              </table:table-cell>
            </table:table-row>
            <table:table-row>
              <table:table-cell office:value-type="string">
                <text:p>a-cppr</text:p>
                <draw:g>
                  <svg:desc>Sheet7.A16:Sheet7.A16</svg:desc>
                </draw:g>
              </table:table-cell>
              <table:table-cell office:value-type="float" office:value="0.0325">
                <text:p>0.0325</text:p>
                <draw:g>
                  <svg:desc>Sheet7.B16:Sheet7.P16</svg:desc>
                </draw:g>
              </table:table-cell>
              <table:table-cell office:value-type="float" office:value="0.021">
                <text:p>0.021</text:p>
              </table:table-cell>
              <table:table-cell office:value-type="float" office:value="0.0275">
                <text:p>0.0275</text:p>
              </table:table-cell>
              <table:table-cell office:value-type="float" office:value="0.0305">
                <text:p>0.0305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55">
                <text:p>0.025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a-init</text:p>
                <draw:g>
                  <svg:desc>Sheet7.A17:Sheet7.A17</svg:desc>
                </draw:g>
              </table:table-cell>
              <table:table-cell office:value-type="float" office:value="0.0135">
                <text:p>0.0135</text:p>
                <draw:g>
                  <svg:desc>Sheet7.B17:Sheet7.P17</svg:desc>
                </draw:g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205">
                <text:p>0.0205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15">
                <text:p>0.0315</text:p>
              </table:table-cell>
              <table:table-cell office:value-type="float" office:value="0.0255">
                <text:p>0.0255</text:p>
              </table:table-cell>
              <table:table-cell office:value-type="float" office:value="0.04">
                <text:p>0.04</text:p>
              </table:table-cell>
              <table:table-cell office:value-type="float" office:value="0.0415">
                <text:p>0.0415</text:p>
              </table:table-cell>
              <table:table-cell office:value-type="float" office:value="0.0525">
                <text:p>0.0525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ack</text:p>
                <draw:g>
                  <svg:desc>Sheet7.A18:Sheet7.A18</svg:desc>
                </draw:g>
              </table:table-cell>
              <table:table-cell office:value-type="float" office:value="0.0105">
                <text:p>0.0105</text:p>
                <draw:g>
                  <svg:desc>Sheet7.B18:Sheet7.P18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  <table:table-cell office:value-type="float" office:value="0.1375">
                <text:p>0.1375</text:p>
              </table:table-cell>
              <table:table-cell office:value-type="float" office:value="1.403">
                <text:p>1.403</text:p>
              </table:table-cell>
              <table:table-cell office:value-type="float" office:value="11.519">
                <text:p>11.519</text:p>
              </table:table-cell>
              <table:table-cell office:value-type="float" office:value="168.6695">
                <text:p>168.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-simple</text:p>
                <draw:g>
                  <svg:desc>Sheet7.A19:Sheet7.A19</svg:desc>
                </draw:g>
              </table:table-cell>
              <table:table-cell office:value-type="float" office:value="0.01">
                <text:p>0.01</text:p>
                <draw:g>
                  <svg:desc>Sheet7.B19:Sheet7.P19</svg:desc>
                </draw:g>
              </table:table-cell>
              <table:table-cell office:value-type="float" office:value="0.0095">
                <text:p>0.0095</text:p>
              </table:table-cell>
              <table:table-cell office:value-type="float" office:value="0.0125">
                <text:p>0.0125</text:p>
              </table:table-cell>
              <table:table-cell office:value-type="float" office:value="0.0095">
                <text:p>0.0095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0.008">
                <text:p>0.008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0.0065">
                <text:p>0.0065</text:p>
              </table:table-cell>
              <table:table-cell office:value-type="float" office:value="0.0115">
                <text:p>0.0115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85">
                <text:p>0.0085</text:p>
              </table:table-cell>
            </table:table-row>
            <table:table-row>
              <table:table-cell office:value-type="string">
                <text:p>hrec</text:p>
                <draw:g>
                  <svg:desc>Sheet7.A20:Sheet7.A20</svg:desc>
                </draw:g>
              </table:table-cell>
              <table:table-cell office:value-type="float" office:value="0.0115">
                <text:p>0.0115</text:p>
                <draw:g>
                  <svg:desc>Sheet7.B20:Sheet7.P20</svg:desc>
                </draw:g>
              </table:table-cell>
              <table:table-cell office:value-type="float" office:value="0.0145">
                <text:p>0.0145</text:p>
              </table:table-cell>
              <table:table-cell office:value-type="float" office:value="0.0195">
                <text:p>0.0195</text:p>
              </table:table-cell>
              <table:table-cell office:value-type="float" office:value="0.02">
                <text:p>0.02</text:p>
              </table:table-cell>
              <table:table-cell office:value-type="float" office:value="0.0235">
                <text:p>0.0235</text:p>
              </table:table-cell>
              <table:table-cell office:value-type="float" office:value="0.028">
                <text:p>0.028</text:p>
              </table:table-cell>
              <table:table-cell office:value-type="float" office:value="0.075">
                <text:p>0.075</text:p>
              </table:table-cell>
              <table:table-cell office:value-type="float" office:value="0.3615">
                <text:p>0.3615</text:p>
              </table:table-cell>
              <table:table-cell office:value-type="float" office:value="3.2835">
                <text:p>3.2835</text:p>
              </table:table-cell>
              <table:table-cell office:value-type="float" office:value="26.175">
                <text:p>26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-lock-e</text:p>
                <draw:g>
                  <svg:desc>Sheet7.A21:Sheet7.A21</svg:desc>
                </draw:g>
              </table:table-cell>
              <table:table-cell office:value-type="float" office:value="0.0085">
                <text:p>0.0085</text:p>
                <draw:g>
                  <svg:desc>Sheet7.B21:Sheet7.P21</svg:desc>
                </draw:g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85">
                <text:p>0.0085</text:p>
              </table:table-cell>
              <table:table-cell office:value-type="float" office:value="0.0125">
                <text:p>0.0125</text:p>
              </table:table-cell>
              <table:table-cell office:value-type="float" office:value="0.0105">
                <text:p>0.0105</text:p>
              </table:table-cell>
              <table:table-cell office:value-type="float" office:value="0.013">
                <text:p>0.013</text:p>
              </table:table-cell>
              <table:table-cell office:value-type="float" office:value="0.0115">
                <text:p>0.011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5">
                <text:p>0.006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f-2</text:p>
                <draw:g>
                  <svg:desc>Sheet7.A22:Sheet7.A22</svg:desc>
                </draw:g>
              </table:table-cell>
              <table:table-cell office:value-type="float" office:value="0.0105">
                <text:p>0.0105</text:p>
                <draw:g>
                  <svg:desc>Sheet7.B22:Sheet7.P22</svg:desc>
                </draw:g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095">
                <text:p>0.0095</text:p>
              </table:table-cell>
              <table:table-cell office:value-type="float" office:value="0.0075">
                <text:p>0.0075</text:p>
              </table:table-cell>
              <table:table-cell office:value-type="float" office:value="0.0105">
                <text:p>0.0105</text:p>
              </table:table-cell>
              <table:table-cell office:value-type="float" office:value="0.012">
                <text:p>0.012</text:p>
              </table:table-cell>
              <table:table-cell office:value-type="float" office:value="0.0105">
                <text:p>0.0105</text:p>
              </table:table-cell>
              <table:table-cell office:value-type="float" office:value="0.0095">
                <text:p>0.0095</text:p>
              </table:table-cell>
              <table:table-cell office:value-type="float" office:value="0.01">
                <text:p>0.01</text:p>
              </table:table-cell>
              <table:table-cell office:value-type="float" office:value="0.0115">
                <text:p>0.0115</text:p>
              </table:table-cell>
              <table:table-cell office:value-type="float" office:value="0.009">
                <text:p>0.009</text:p>
              </table:table-cell>
              <table:table-cell office:value-type="float" office:value="0.0095">
                <text:p>0.0095</text:p>
              </table:table-cell>
            </table:table-row>
            <table:table-row>
              <table:table-cell office:value-type="string">
                <text:p>ref-2-e</text:p>
                <draw:g>
                  <svg:desc>Sheet7.A23:Sheet7.A23</svg:desc>
                </draw:g>
              </table:table-cell>
              <table:table-cell office:value-type="float" office:value="0.011">
                <text:p>0.011</text:p>
                <draw:g>
                  <svg:desc>Sheet7.B23:Sheet7.P23</svg:desc>
                </draw:g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">
                <text:p>0.01</text:p>
              </table:table-cell>
              <table:table-cell office:value-type="float" office:value="0.0075">
                <text:p>0.0075</text:p>
              </table:table-cell>
              <table:table-cell office:value-type="float" office:value="0.0105">
                <text:p>0.0105</text:p>
              </table:table-cell>
              <table:table-cell office:value-type="float" office:value="0.0125">
                <text:p>0.0125</text:p>
              </table:table-cell>
              <table:table-cell office:value-type="float" office:value="0.011">
                <text:p>0.011</text:p>
              </table:table-cell>
              <table:table-cell office:value-type="float" office:value="0.0105">
                <text:p>0.0105</text:p>
              </table:table-cell>
            </table:table-row>
            <table:table-row>
              <table:table-cell office:value-type="string">
                <text:p>ref-3</text:p>
                <draw:g>
                  <svg:desc>Sheet7.A24:Sheet7.A24</svg:desc>
                </draw:g>
              </table:table-cell>
              <table:table-cell office:value-type="float" office:value="0.0115">
                <text:p>0.0115</text:p>
                <draw:g>
                  <svg:desc>Sheet7.B24:Sheet7.P24</svg:desc>
                </draw:g>
              </table:table-cell>
              <table:table-cell office:value-type="float" office:value="0.0125">
                <text:p>0.0125</text:p>
              </table:table-cell>
              <table:table-cell office:value-type="float" office:value="0.0145">
                <text:p>0.0145</text:p>
              </table:table-cell>
              <table:table-cell office:value-type="float" office:value="0.0185">
                <text:p>0.0185</text:p>
              </table:table-cell>
              <table:table-cell office:value-type="float" office:value="0.0155">
                <text:p>0.0155</text:p>
              </table:table-cell>
              <table:table-cell office:value-type="float" office:value="0.0145">
                <text:p>0.0145</text:p>
              </table:table-cell>
              <table:table-cell office:value-type="float" office:value="0.0175">
                <text:p>0.0175</text:p>
              </table:table-cell>
              <table:table-cell office:value-type="float" office:value="0.022">
                <text:p>0.022</text:p>
              </table:table-cell>
              <table:table-cell office:value-type="float" office:value="0.028">
                <text:p>0.028</text:p>
              </table:table-cell>
              <table:table-cell office:value-type="float" office:value="0.047">
                <text:p>0.047</text:p>
              </table:table-cell>
              <table:table-cell office:value-type="float" office:value="0.099">
                <text:p>0.099</text:p>
              </table:table-cell>
              <table:table-cell office:value-type="float" office:value="0.209">
                <text:p>0.209</text:p>
              </table:table-cell>
              <table:table-cell office:value-type="float" office:value="0.2105">
                <text:p>0.2105</text:p>
              </table:table-cell>
              <table:table-cell office:value-type="float" office:value="0.211">
                <text:p>0.211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/>
                <draw:g>
                  <svg:desc>Sheet7.A25:Sheet7.A25</svg:desc>
                </draw:g>
              </table:table-cell>
              <table:table-cell office:value-type="float" office:value="NaN">
                <text:p>NaN</text:p>
                <draw:g>
                  <svg:desc>Sheet7.B25:Sheet7.P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26:Sheet7.A26</svg:desc>
                </draw:g>
              </table:table-cell>
              <table:table-cell office:value-type="float" office:value="NaN">
                <text:p>NaN</text:p>
                <draw:g>
                  <svg:desc>Sheet7.B26:Sheet7.P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27:Sheet7.A27</svg:desc>
                </draw:g>
              </table:table-cell>
              <table:table-cell office:value-type="float" office:value="NaN">
                <text:p>NaN</text:p>
                <draw:g>
                  <svg:desc>Sheet7.B27:Sheet7.P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28:Sheet7.A28</svg:desc>
                </draw:g>
              </table:table-cell>
              <table:table-cell office:value-type="float" office:value="NaN">
                <text:p>NaN</text:p>
                <draw:g>
                  <svg:desc>Sheet7.B28:Sheet7.P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29:Sheet7.A29</svg:desc>
                </draw:g>
              </table:table-cell>
              <table:table-cell office:value-type="float" office:value="NaN">
                <text:p>NaN</text:p>
                <draw:g>
                  <svg:desc>Sheet7.B29:Sheet7.P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0:Sheet7.A30</svg:desc>
                </draw:g>
              </table:table-cell>
              <table:table-cell office:value-type="float" office:value="NaN">
                <text:p>NaN</text:p>
                <draw:g>
                  <svg:desc>Sheet7.B30:Sheet7.P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1:Sheet7.A31</svg:desc>
                </draw:g>
              </table:table-cell>
              <table:table-cell office:value-type="float" office:value="NaN">
                <text:p>NaN</text:p>
                <draw:g>
                  <svg:desc>Sheet7.B31:Sheet7.P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2:Sheet7.A32</svg:desc>
                </draw:g>
              </table:table-cell>
              <table:table-cell office:value-type="float" office:value="NaN">
                <text:p>NaN</text:p>
                <draw:g>
                  <svg:desc>Sheet7.B32:Sheet7.P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3:Sheet7.A33</svg:desc>
                </draw:g>
              </table:table-cell>
              <table:table-cell office:value-type="float" office:value="NaN">
                <text:p>NaN</text:p>
                <draw:g>
                  <svg:desc>Sheet7.B33:Sheet7.P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4:Sheet7.A34</svg:desc>
                </draw:g>
              </table:table-cell>
              <table:table-cell office:value-type="float" office:value="NaN">
                <text:p>NaN</text:p>
                <draw:g>
                  <svg:desc>Sheet7.B34:Sheet7.P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5:Sheet7.A35</svg:desc>
                </draw:g>
              </table:table-cell>
              <table:table-cell office:value-type="float" office:value="NaN">
                <text:p>NaN</text:p>
                <draw:g>
                  <svg:desc>Sheet7.B35:Sheet7.P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6:Sheet7.A36</svg:desc>
                </draw:g>
              </table:table-cell>
              <table:table-cell office:value-type="float" office:value="NaN">
                <text:p>NaN</text:p>
                <draw:g>
                  <svg:desc>Sheet7.B36:Sheet7.P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7:Sheet7.A37</svg:desc>
                </draw:g>
              </table:table-cell>
              <table:table-cell office:value-type="float" office:value="NaN">
                <text:p>NaN</text:p>
                <draw:g>
                  <svg:desc>Sheet7.B37:Sheet7.P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8:Sheet7.A38</svg:desc>
                </draw:g>
              </table:table-cell>
              <table:table-cell office:value-type="float" office:value="NaN">
                <text:p>NaN</text:p>
                <draw:g>
                  <svg:desc>Sheet7.B38:Sheet7.P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39:Sheet7.A39</svg:desc>
                </draw:g>
              </table:table-cell>
              <table:table-cell office:value-type="float" office:value="NaN">
                <text:p>NaN</text:p>
                <draw:g>
                  <svg:desc>Sheet7.B39:Sheet7.P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0:Sheet7.A40</svg:desc>
                </draw:g>
              </table:table-cell>
              <table:table-cell office:value-type="float" office:value="NaN">
                <text:p>NaN</text:p>
                <draw:g>
                  <svg:desc>Sheet7.B40:Sheet7.P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1:Sheet7.A41</svg:desc>
                </draw:g>
              </table:table-cell>
              <table:table-cell office:value-type="float" office:value="NaN">
                <text:p>NaN</text:p>
                <draw:g>
                  <svg:desc>Sheet7.B41:Sheet7.P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2:Sheet7.A42</svg:desc>
                </draw:g>
              </table:table-cell>
              <table:table-cell office:value-type="float" office:value="NaN">
                <text:p>NaN</text:p>
                <draw:g>
                  <svg:desc>Sheet7.B42:Sheet7.P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3:Sheet7.A43</svg:desc>
                </draw:g>
              </table:table-cell>
              <table:table-cell office:value-type="float" office:value="NaN">
                <text:p>NaN</text:p>
                <draw:g>
                  <svg:desc>Sheet7.B43:Sheet7.P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4:Sheet7.A44</svg:desc>
                </draw:g>
              </table:table-cell>
              <table:table-cell office:value-type="float" office:value="NaN">
                <text:p>NaN</text:p>
                <draw:g>
                  <svg:desc>Sheet7.B44:Sheet7.P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5:Sheet7.A45</svg:desc>
                </draw:g>
              </table:table-cell>
              <table:table-cell office:value-type="float" office:value="NaN">
                <text:p>NaN</text:p>
                <draw:g>
                  <svg:desc>Sheet7.B45:Sheet7.P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6:Sheet7.A46</svg:desc>
                </draw:g>
              </table:table-cell>
              <table:table-cell office:value-type="float" office:value="NaN">
                <text:p>NaN</text:p>
                <draw:g>
                  <svg:desc>Sheet7.B46:Sheet7.P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7:Sheet7.A47</svg:desc>
                </draw:g>
              </table:table-cell>
              <table:table-cell office:value-type="float" office:value="NaN">
                <text:p>NaN</text:p>
                <draw:g>
                  <svg:desc>Sheet7.B47:Sheet7.P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8:Sheet7.A48</svg:desc>
                </draw:g>
              </table:table-cell>
              <table:table-cell office:value-type="float" office:value="NaN">
                <text:p>NaN</text:p>
                <draw:g>
                  <svg:desc>Sheet7.B48:Sheet7.P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49:Sheet7.A49</svg:desc>
                </draw:g>
              </table:table-cell>
              <table:table-cell office:value-type="float" office:value="NaN">
                <text:p>NaN</text:p>
                <draw:g>
                  <svg:desc>Sheet7.B49:Sheet7.P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50:Sheet7.A50</svg:desc>
                </draw:g>
              </table:table-cell>
              <table:table-cell office:value-type="float" office:value="NaN">
                <text:p>NaN</text:p>
                <draw:g>
                  <svg:desc>Sheet7.B50:Sheet7.P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51:Sheet7.A51</svg:desc>
                </draw:g>
              </table:table-cell>
              <table:table-cell office:value-type="float" office:value="NaN">
                <text:p>NaN</text:p>
                <draw:g>
                  <svg:desc>Sheet7.B51:Sheet7.P5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7.A52:Sheet7.A52</svg:desc>
                </draw:g>
              </table:table-cell>
              <table:table-cell office:value-type="float" office:value="NaN">
                <text:p>NaN</text:p>
                <draw:g>
                  <svg:desc>Sheet7.B52:Sheet7.P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minimum="0.0018" chart:maximum="18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="bitmap" draw:fill-color="#004586" draw:fill-image-name="ChartBitmap_20_2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="bitmap" draw:fill-color="#ff420e" draw:fill-gradient-name="Gradient_20_1" draw:fill-hatch-name="Hatching_20_1" draw:fill-image-name="ChartBitmap_20_27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svg:stroke-width="0.1cm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bitmap" draw:fill-color="#579d1c" draw:fill-image-name="ChartBitmap_20_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bitmap" draw:fill-color="#7e0021" draw:fill-image-name="ChartBitmap_20_28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svg:stroke-width="0.1cm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bitmap" draw:fill-color="#314004" draw:fill-image-name="ChartBitmap_20_2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bitmap" draw:fill-color="#aecf00" draw:fill-image-name="ChartBitmap_20_29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stroke="none" svg:stroke-width="0.1cm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="bitmap" draw:fill-color="#ff950e" draw:fill-image-name="ChartBitmap_20_3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svg:stroke-width="0.1cm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svg:stroke-width="0.1cm" draw:fill-color="#0084d1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svg:stroke-width="0.1cm" draw:fill-color="#004586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svg:stroke-width="0.1cm" draw:fill-color="#ff42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="bitmap" draw:fill-color="#ffd320" draw:fill-image-name="ChartBitmap_20_3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="bitmap" draw:fill-color="#579d1c" draw:fill-image-name="ChartBitmap_20_32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="bitmap" draw:fill-color="#7e0021" draw:fill-image-name="ChartBitmap_20_33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5.412cm" svg:height="8.629cm" xlink:href=".." xlink:type="simple" chart:class="chart:bar" chart:style-name="ch1">
        <chart:plot-area chart:style-name="ch2" table:cell-range-address="Sheet7.A8:Sheet7.A24 Sheet7.Q8:Sheet7.Q24" chart:data-source-has-labels="column" svg:x="0.12cm" svg:y="0.691cm" svg:width="5.113cm" svg:height="7.795cm">
          <chartooo:coordinate-region svg:x="0.12cm" svg:y="0.691cm" svg:width="5.113cm" svg:height="7.79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7.Q8:Sheet7.Q8" chart:label-cell-address="Sheet7.A8:Sheet7.A8" chart:class="chart:bar">
            <chart:data-point/>
          </chart:series>
          <chart:series chart:style-name="ch7" chart:values-cell-range-address="Sheet7.Q9:Sheet7.Q9" chart:label-cell-address="Sheet7.A9:Sheet7.A9" chart:class="chart:bar">
            <chart:data-point/>
          </chart:series>
          <chart:series chart:style-name="ch8" chart:values-cell-range-address="Sheet7.Q10:Sheet7.Q10" chart:label-cell-address="Sheet7.A10:Sheet7.A10" chart:class="chart:bar">
            <chart:data-point/>
          </chart:series>
          <chart:series chart:style-name="ch9" chart:values-cell-range-address="Sheet7.Q11:Sheet7.Q11" chart:label-cell-address="Sheet7.A11:Sheet7.A11" chart:class="chart:bar">
            <chart:data-point/>
          </chart:series>
          <chart:series chart:style-name="ch10" chart:values-cell-range-address="Sheet7.Q12:Sheet7.Q12" chart:label-cell-address="Sheet7.A12:Sheet7.A12" chart:class="chart:bar">
            <chart:data-point/>
          </chart:series>
          <chart:series chart:style-name="ch11" chart:values-cell-range-address="Sheet7.Q13:Sheet7.Q13" chart:label-cell-address="Sheet7.A13:Sheet7.A13" chart:class="chart:bar">
            <chart:data-point/>
          </chart:series>
          <chart:series chart:style-name="ch12" chart:values-cell-range-address="Sheet7.Q14:Sheet7.Q14" chart:label-cell-address="Sheet7.A14:Sheet7.A14" chart:class="chart:bar">
            <chart:data-point/>
          </chart:series>
          <chart:series chart:style-name="ch13" chart:values-cell-range-address="Sheet7.Q15:Sheet7.Q15" chart:label-cell-address="Sheet7.A15:Sheet7.A15" chart:class="chart:bar">
            <chart:data-point chart:style-name="ch14"/>
          </chart:series>
          <chart:series chart:style-name="ch15" chart:values-cell-range-address="Sheet7.Q16:Sheet7.Q16" chart:label-cell-address="Sheet7.A16:Sheet7.A16" chart:class="chart:bar">
            <chart:data-point/>
          </chart:series>
          <chart:series chart:style-name="ch16" chart:values-cell-range-address="Sheet7.Q17:Sheet7.Q17" chart:label-cell-address="Sheet7.A17:Sheet7.A17" chart:class="chart:bar">
            <chart:data-point/>
          </chart:series>
          <chart:series chart:style-name="ch17" chart:values-cell-range-address="Sheet7.Q18:Sheet7.Q18" chart:label-cell-address="Sheet7.A18:Sheet7.A18" chart:class="chart:bar">
            <chart:data-point/>
          </chart:series>
          <chart:series chart:style-name="ch18" chart:values-cell-range-address="Sheet7.Q19:Sheet7.Q19" chart:label-cell-address="Sheet7.A19:Sheet7.A19" chart:class="chart:bar">
            <chart:data-point/>
          </chart:series>
          <chart:series chart:style-name="ch19" chart:values-cell-range-address="Sheet7.Q20:Sheet7.Q20" chart:label-cell-address="Sheet7.A20:Sheet7.A20" chart:class="chart:bar">
            <chart:data-point/>
          </chart:series>
          <chart:series chart:style-name="ch20" chart:values-cell-range-address="Sheet7.Q21:Sheet7.Q21" chart:label-cell-address="Sheet7.A21:Sheet7.A21" chart:class="chart:bar">
            <chart:data-point/>
          </chart:series>
          <chart:series chart:style-name="ch21" chart:values-cell-range-address="Sheet7.Q22:Sheet7.Q22" chart:label-cell-address="Sheet7.A22:Sheet7.A22" chart:class="chart:bar">
            <chart:data-point/>
          </chart:series>
          <chart:series chart:style-name="ch22" chart:values-cell-range-address="Sheet7.Q23:Sheet7.Q23" chart:label-cell-address="Sheet7.A23:Sheet7.A23" chart:class="chart:bar">
            <chart:data-point/>
          </chart:series>
          <chart:series chart:style-name="ch23" chart:values-cell-range-address="Sheet7.Q24:Sheet7.Q24" chart:label-cell-address="Sheet7.A24:Sheet7.A24" chart:class="chart:bar">
            <chart:data-point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100_1-e</text:p>
                <draw:g>
                  <svg:desc>Sheet7.A8:Sheet7.A8</svg:desc>
                </draw:g>
              </table:table-cell>
              <table:table-cell office:value-type="float" office:value="180">
                <text:p>180</text:p>
                <draw:g>
                  <svg:desc>Sheet7.Q8:Sheet7.Q8</svg:desc>
                </draw:g>
              </table:table-cell>
            </table:table-row>
            <table:table-row>
              <table:table-cell office:value-type="string">
                <text:p>100_2</text:p>
                <draw:g>
                  <svg:desc>Sheet7.A9:Sheet7.A9</svg:desc>
                </draw:g>
              </table:table-cell>
              <table:table-cell office:value-type="float" office:value="180">
                <text:p>180</text:p>
                <draw:g>
                  <svg:desc>Sheet7.Q9:Sheet7.Q9</svg:desc>
                </draw:g>
              </table:table-cell>
            </table:table-row>
            <table:table-row>
              <table:table-cell office:value-type="string">
                <text:p>100_3-e</text:p>
                <draw:g>
                  <svg:desc>Sheet7.A10:Sheet7.A10</svg:desc>
                </draw:g>
              </table:table-cell>
              <table:table-cell office:value-type="float" office:value="10.734">
                <text:p>10.734</text:p>
                <draw:g>
                  <svg:desc>Sheet7.Q10:Sheet7.Q10</svg:desc>
                </draw:g>
              </table:table-cell>
            </table:table-row>
            <table:table-row>
              <table:table-cell office:value-type="string">
                <text:p>200_1-e</text:p>
                <draw:g>
                  <svg:desc>Sheet7.A11:Sheet7.A11</svg:desc>
                </draw:g>
              </table:table-cell>
              <table:table-cell office:value-type="float" office:value="180">
                <text:p>180</text:p>
                <draw:g>
                  <svg:desc>Sheet7.Q11:Sheet7.Q11</svg:desc>
                </draw:g>
              </table:table-cell>
            </table:table-row>
            <table:table-row>
              <table:table-cell office:value-type="string">
                <text:p>200_2-e</text:p>
                <draw:g>
                  <svg:desc>Sheet7.A12:Sheet7.A12</svg:desc>
                </draw:g>
              </table:table-cell>
              <table:table-cell office:value-type="float" office:value="180">
                <text:p>180</text:p>
                <draw:g>
                  <svg:desc>Sheet7.Q12:Sheet7.Q12</svg:desc>
                </draw:g>
              </table:table-cell>
            </table:table-row>
            <table:table-row>
              <table:table-cell office:value-type="string">
                <text:p>200_3-e</text:p>
                <draw:g>
                  <svg:desc>Sheet7.A13:Sheet7.A13</svg:desc>
                </draw:g>
              </table:table-cell>
              <table:table-cell office:value-type="float" office:value="1.742">
                <text:p>1.742</text:p>
                <draw:g>
                  <svg:desc>Sheet7.Q13:Sheet7.Q13</svg:desc>
                </draw:g>
              </table:table-cell>
            </table:table-row>
            <table:table-row>
              <table:table-cell office:value-type="string">
                <text:p>400_1-e</text:p>
                <draw:g>
                  <svg:desc>Sheet7.A14:Sheet7.A14</svg:desc>
                </draw:g>
              </table:table-cell>
              <table:table-cell office:value-type="float" office:value="180">
                <text:p>180</text:p>
                <draw:g>
                  <svg:desc>Sheet7.Q14:Sheet7.Q14</svg:desc>
                </draw:g>
              </table:table-cell>
            </table:table-row>
            <table:table-row>
              <table:table-cell office:value-type="string">
                <text:p>400_2-e</text:p>
                <draw:g>
                  <svg:desc>Sheet7.A15:Sheet7.A15</svg:desc>
                </draw:g>
              </table:table-cell>
              <table:table-cell office:value-type="float" office:value="180">
                <text:p>180</text:p>
                <draw:g>
                  <svg:desc>Sheet7.Q15:Sheet7.Q15</svg:desc>
                </draw:g>
              </table:table-cell>
            </table:table-row>
            <table:table-row>
              <table:table-cell office:value-type="string">
                <text:p>a-cppr</text:p>
                <draw:g>
                  <svg:desc>Sheet7.A16:Sheet7.A16</svg:desc>
                </draw:g>
              </table:table-cell>
              <table:table-cell office:value-type="float" office:value="28.584">
                <text:p>28.584</text:p>
                <draw:g>
                  <svg:desc>Sheet7.Q16:Sheet7.Q16</svg:desc>
                </draw:g>
              </table:table-cell>
            </table:table-row>
            <table:table-row>
              <table:table-cell office:value-type="string">
                <text:p>a-init</text:p>
                <draw:g>
                  <svg:desc>Sheet7.A17:Sheet7.A17</svg:desc>
                </draw:g>
              </table:table-cell>
              <table:table-cell office:value-type="float" office:value="180">
                <text:p>180</text:p>
                <draw:g>
                  <svg:desc>Sheet7.Q17:Sheet7.Q17</svg:desc>
                </draw:g>
              </table:table-cell>
            </table:table-row>
            <table:table-row>
              <table:table-cell office:value-type="string">
                <text:p>ack</text:p>
                <draw:g>
                  <svg:desc>Sheet7.A18:Sheet7.A18</svg:desc>
                </draw:g>
              </table:table-cell>
              <table:table-cell office:value-type="float" office:value="0.525">
                <text:p>0.525</text:p>
                <draw:g>
                  <svg:desc>Sheet7.Q18:Sheet7.Q18</svg:desc>
                </draw:g>
              </table:table-cell>
            </table:table-row>
            <table:table-row>
              <table:table-cell office:value-type="string">
                <text:p>e-simple</text:p>
                <draw:g>
                  <svg:desc>Sheet7.A19:Sheet7.A19</svg:desc>
                </draw:g>
              </table:table-cell>
              <table:table-cell office:value-type="float" office:value="0.098">
                <text:p>0.098</text:p>
                <draw:g>
                  <svg:desc>Sheet7.Q19:Sheet7.Q19</svg:desc>
                </draw:g>
              </table:table-cell>
            </table:table-row>
            <table:table-row>
              <table:table-cell office:value-type="string">
                <text:p>hrec</text:p>
                <draw:g>
                  <svg:desc>Sheet7.A20:Sheet7.A20</svg:desc>
                </draw:g>
              </table:table-cell>
              <table:table-cell office:value-type="float" office:value="0.867">
                <text:p>0.867</text:p>
                <draw:g>
                  <svg:desc>Sheet7.Q20:Sheet7.Q20</svg:desc>
                </draw:g>
              </table:table-cell>
            </table:table-row>
            <table:table-row>
              <table:table-cell office:value-type="string">
                <text:p>r-lock-e</text:p>
                <draw:g>
                  <svg:desc>Sheet7.A21:Sheet7.A21</svg:desc>
                </draw:g>
              </table:table-cell>
              <table:table-cell office:value-type="float" office:value="0.216">
                <text:p>0.216</text:p>
                <draw:g>
                  <svg:desc>Sheet7.Q21:Sheet7.Q21</svg:desc>
                </draw:g>
              </table:table-cell>
            </table:table-row>
            <table:table-row>
              <table:table-cell office:value-type="string">
                <text:p>ref-2</text:p>
                <draw:g>
                  <svg:desc>Sheet7.A22:Sheet7.A22</svg:desc>
                </draw:g>
              </table:table-cell>
              <table:table-cell office:value-type="float" office:value="180">
                <text:p>180</text:p>
                <draw:g>
                  <svg:desc>Sheet7.Q22:Sheet7.Q22</svg:desc>
                </draw:g>
              </table:table-cell>
            </table:table-row>
            <table:table-row>
              <table:table-cell office:value-type="string">
                <text:p>ref-2-e</text:p>
                <draw:g>
                  <svg:desc>Sheet7.A23:Sheet7.A23</svg:desc>
                </draw:g>
              </table:table-cell>
              <table:table-cell office:value-type="float" office:value="180">
                <text:p>180</text:p>
                <draw:g>
                  <svg:desc>Sheet7.Q23:Sheet7.Q23</svg:desc>
                </draw:g>
              </table:table-cell>
            </table:table-row>
            <table:table-row>
              <table:table-cell office:value-type="string">
                <text:p>ref-3</text:p>
                <draw:g>
                  <svg:desc>Sheet7.A24:Sheet7.A24</svg:desc>
                </draw:g>
              </table:table-cell>
              <table:table-cell office:value-type="float" office:value="180">
                <text:p>180</text:p>
                <draw:g>
                  <svg:desc>Sheet7.Q24:Sheet7.Q2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ChartBitmap_20_1" draw:display-name="ChartBitmap 1" xlink:href="Pictures/100000000000000800000008AD0D62E7CA543F83.png" xlink:type="simple" xlink:show="embed" xlink:actuate="onLoad"/>
    <draw:fill-image draw:name="ChartBitmap_20_10" draw:display-name="ChartBitmap 10" xlink:href="Pictures/1000000000000008000000081D81CFF6BFFF75C0.png" xlink:type="simple" xlink:show="embed" xlink:actuate="onLoad"/>
    <draw:fill-image draw:name="ChartBitmap_20_11" draw:display-name="ChartBitmap 11" xlink:href="Pictures/100000000000000800000008F24B0DF90293EDC2.png" xlink:type="simple" xlink:show="embed" xlink:actuate="onLoad"/>
    <draw:fill-image draw:name="ChartBitmap_20_12" draw:display-name="ChartBitmap 12" xlink:href="Pictures/10000000000000080000000828A970484CD6D563.png" xlink:type="simple" xlink:show="embed" xlink:actuate="onLoad"/>
    <draw:fill-image draw:name="ChartBitmap_20_13" draw:display-name="ChartBitmap 13" xlink:href="Pictures/100000000000000800000008EA375CE800E54AF1.png" xlink:type="simple" xlink:show="embed" xlink:actuate="onLoad"/>
    <draw:fill-image draw:name="ChartBitmap_20_14" draw:display-name="ChartBitmap 14" xlink:href="Pictures/10000000000000080000000804C7C82961588DE7.png" xlink:type="simple" xlink:show="embed" xlink:actuate="onLoad"/>
    <draw:fill-image draw:name="ChartBitmap_20_15" draw:display-name="ChartBitmap 15" xlink:href="Pictures/100000000000000800000008417ECF82ABBF9B47.png" xlink:type="simple" xlink:show="embed" xlink:actuate="onLoad"/>
    <draw:fill-image draw:name="ChartBitmap_20_16" draw:display-name="ChartBitmap 16" xlink:href="Pictures/10000000000000080000000890E701C7D76A7EDB.png" xlink:type="simple" xlink:show="embed" xlink:actuate="onLoad"/>
    <draw:fill-image draw:name="ChartBitmap_20_17" draw:display-name="ChartBitmap 17" xlink:href="Pictures/100000000000000800000008F1CE69DD1D3502B1.png" xlink:type="simple" xlink:show="embed" xlink:actuate="onLoad"/>
    <draw:fill-image draw:name="ChartBitmap_20_18" draw:display-name="ChartBitmap 18" xlink:href="Pictures/10000000000000080000000871D8B5B6C2ACAE35.png" xlink:type="simple" xlink:show="embed" xlink:actuate="onLoad"/>
    <draw:fill-image draw:name="ChartBitmap_20_19" draw:display-name="ChartBitmap 19" xlink:href="Pictures/100000000000000800000008BAD0DB8CD84BE32D.png" xlink:type="simple" xlink:show="embed" xlink:actuate="onLoad"/>
    <draw:fill-image draw:name="ChartBitmap_20_2" draw:display-name="ChartBitmap 2" xlink:href="Pictures/10000000000000080000000843E0AFC6E6F8A2FF.png" xlink:type="simple" xlink:show="embed" xlink:actuate="onLoad"/>
    <draw:fill-image draw:name="ChartBitmap_20_20" draw:display-name="ChartBitmap 20" xlink:href="Pictures/10000000000000080000000815B12778A2518ABD.png" xlink:type="simple" xlink:show="embed" xlink:actuate="onLoad"/>
    <draw:fill-image draw:name="ChartBitmap_20_21" draw:display-name="ChartBitmap 21" xlink:href="Pictures/10000000000000080000000844C90ABCE1B0E4D0.png" xlink:type="simple" xlink:show="embed" xlink:actuate="onLoad"/>
    <draw:fill-image draw:name="ChartBitmap_20_22" draw:display-name="ChartBitmap 22" xlink:href="Pictures/1000000000000008000000081F708B08312087AA.png" xlink:type="simple" xlink:show="embed" xlink:actuate="onLoad"/>
    <draw:fill-image draw:name="ChartBitmap_20_23" draw:display-name="ChartBitmap 23" xlink:href="Pictures/10000000000000080000000898B88707121817BD.png" xlink:type="simple" xlink:show="embed" xlink:actuate="onLoad"/>
    <draw:fill-image draw:name="ChartBitmap_20_24" draw:display-name="ChartBitmap 24" xlink:href="Pictures/100000000000000800000008F1D266160DCA39AF.png" xlink:type="simple" xlink:show="embed" xlink:actuate="onLoad"/>
    <draw:fill-image draw:name="ChartBitmap_20_25" draw:display-name="ChartBitmap 25" xlink:href="Pictures/100000000000000800000008DD998DA85D3E17EC.png" xlink:type="simple" xlink:show="embed" xlink:actuate="onLoad"/>
    <draw:fill-image draw:name="ChartBitmap_20_26" draw:display-name="ChartBitmap 26" xlink:href="Pictures/10000000000000080000000869C4C1C2F191553E.png" xlink:type="simple" xlink:show="embed" xlink:actuate="onLoad"/>
    <draw:fill-image draw:name="ChartBitmap_20_27" draw:display-name="ChartBitmap 27" xlink:href="Pictures/100000000000000800000008458F2A7CA1657B7D.png" xlink:type="simple" xlink:show="embed" xlink:actuate="onLoad"/>
    <draw:fill-image draw:name="ChartBitmap_20_28" draw:display-name="ChartBitmap 28" xlink:href="Pictures/1000000000000008000000088FC16486FB57A9C8.png" xlink:type="simple" xlink:show="embed" xlink:actuate="onLoad"/>
    <draw:fill-image draw:name="ChartBitmap_20_29" draw:display-name="ChartBitmap 29" xlink:href="Pictures/1000000000000008000000087CD61D27D9D92AA1.png" xlink:type="simple" xlink:show="embed" xlink:actuate="onLoad"/>
    <draw:fill-image draw:name="ChartBitmap_20_3" draw:display-name="ChartBitmap 3" xlink:href="Pictures/1000000000000008000000089E8D4D2D3848618D.png" xlink:type="simple" xlink:show="embed" xlink:actuate="onLoad"/>
    <draw:fill-image draw:name="ChartBitmap_20_30" draw:display-name="ChartBitmap 30" xlink:href="Pictures/1000000000000008000000087F173C845FF2AC50.png" xlink:type="simple" xlink:show="embed" xlink:actuate="onLoad"/>
    <draw:fill-image draw:name="ChartBitmap_20_31" draw:display-name="ChartBitmap 31" xlink:href="Pictures/100000000000000800000008C4DFD6D73E294854.png" xlink:type="simple" xlink:show="embed" xlink:actuate="onLoad"/>
    <draw:fill-image draw:name="ChartBitmap_20_32" draw:display-name="ChartBitmap 32" xlink:href="Pictures/10000000000000080000000844C90ABCE1B0E4D0.png" xlink:type="simple" xlink:show="embed" xlink:actuate="onLoad"/>
    <draw:fill-image draw:name="ChartBitmap_20_33" draw:display-name="ChartBitmap 33" xlink:href="Pictures/1000000000000008000000088FC16486FB57A9C8.png" xlink:type="simple" xlink:show="embed" xlink:actuate="onLoad"/>
    <draw:fill-image draw:name="ChartBitmap_20_4" draw:display-name="ChartBitmap 4" xlink:href="Pictures/100000000000000800000008799BEFFC26BA114E.png" xlink:type="simple" xlink:show="embed" xlink:actuate="onLoad"/>
    <draw:fill-image draw:name="ChartBitmap_20_5" draw:display-name="ChartBitmap 5" xlink:href="Pictures/10000000000000080000000855D00442764E3F0D.png" xlink:type="simple" xlink:show="embed" xlink:actuate="onLoad"/>
    <draw:fill-image draw:name="ChartBitmap_20_6" draw:display-name="ChartBitmap 6" xlink:href="Pictures/1000000000000008000000086F4812BA88D9E820.png" xlink:type="simple" xlink:show="embed" xlink:actuate="onLoad"/>
    <draw:fill-image draw:name="ChartBitmap_20_7" draw:display-name="ChartBitmap 7" xlink:href="Pictures/1000000000000008000000086F4812BA88D9E820.png" xlink:type="simple" xlink:show="embed" xlink:actuate="onLoad"/>
    <draw:fill-image draw:name="ChartBitmap_20_8" draw:display-name="ChartBitmap 8" xlink:href="Pictures/100000000000000800000008C165039257F634E0.png" xlink:type="simple" xlink:show="embed" xlink:actuate="onLoad"/>
    <draw:fill-image draw:name="ChartBitmap_20_9" draw:display-name="ChartBitmap 9" xlink:href="Pictures/10000000000000080000000846384E426F6F16BA.png" xlink:type="simple" xlink:show="embed" xlink:actuate="onLoad"/>
  </office:styles>
</office:document-styles>
</file>